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Ë翁￥" svg:font-family="Ë翁￥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Ë翁￥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52pt" svg:x="20.3pt" svg:y="25.31pt">
            <loext:p draw:notify-on-update-of-ranges="Sheet1.B1:Sheet1.B791 Sheet1.C1:Sheet1.C7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55pt" svg:x="473.75pt" svg:y="20.69pt">
            <loext:p draw:notify-on-update-of-ranges="Sheet1.F1:Sheet1.F783 Sheet1.G1:Sheet1.G7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4026" calcext:value-type="float">
            <text:p>0.01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8609" calcext:value-type="float">
            <text:p>0.018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27638" calcext:value-type="float">
            <text:p>0.027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32085" calcext:value-type="float">
            <text:p>0.032085</text:p>
          </table:table-cell>
          <table:table-cell office:value-type="float" office:value="0.000105" calcext:value-type="float">
            <text:p>0.00010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36488" calcext:value-type="float">
            <text:p>0.036488</text:p>
          </table:table-cell>
          <table:table-cell office:value-type="float" office:value="0.000105" calcext:value-type="float">
            <text:p>0.00010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000201" calcext:value-type="float">
            <text:p>0.00020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5164" calcext:value-type="float">
            <text:p>0.045164</text:p>
          </table:table-cell>
          <table:table-cell office:value-type="float" office:value="0.000516" calcext:value-type="float">
            <text:p>0.00051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49436" calcext:value-type="float">
            <text:p>0.049436</text:p>
          </table:table-cell>
          <table:table-cell office:value-type="float" office:value="0.00133" calcext:value-type="float">
            <text:p>0.0013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53667" calcext:value-type="float">
            <text:p>0.053667</text:p>
          </table:table-cell>
          <table:table-cell office:value-type="float" office:value="0.002143" calcext:value-type="float">
            <text:p>0.0021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0715" calcext:value-type="float">
            <text:p>0.00071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57855" calcext:value-type="float">
            <text:p>0.057855</text:p>
          </table:table-cell>
          <table:table-cell office:value-type="float" office:value="0.004076" calcext:value-type="float">
            <text:p>0.004076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1326" calcext:value-type="float">
            <text:p>0.00132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62002" calcext:value-type="float">
            <text:p>0.062002</text:p>
          </table:table-cell>
          <table:table-cell office:value-type="float" office:value="0.005297" calcext:value-type="float">
            <text:p>0.00529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2225" calcext:value-type="float">
            <text:p>0.0022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6107" calcext:value-type="float">
            <text:p>0.066107</text:p>
          </table:table-cell>
          <table:table-cell office:value-type="float" office:value="0.006432" calcext:value-type="float">
            <text:p>0.00643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153" calcext:value-type="float">
            <text:p>0.00315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70172" calcext:value-type="float">
            <text:p>0.070172</text:p>
          </table:table-cell>
          <table:table-cell office:value-type="float" office:value="0.007661" calcext:value-type="float">
            <text:p>0.00766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4073" calcext:value-type="float">
            <text:p>0.00407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74196" calcext:value-type="float">
            <text:p>0.074196</text:p>
          </table:table-cell>
          <table:table-cell office:value-type="float" office:value="0.009093" calcext:value-type="float">
            <text:p>0.00909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093" calcext:value-type="float">
            <text:p>0.00509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7818" calcext:value-type="float">
            <text:p>0.07818</text:p>
          </table:table-cell>
          <table:table-cell office:value-type="float" office:value="0.010521" calcext:value-type="float">
            <text:p>0.01052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907" calcext:value-type="float">
            <text:p>0.00590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82124" calcext:value-type="float">
            <text:p>0.082124</text:p>
          </table:table-cell>
          <table:table-cell office:value-type="float" office:value="0.012054" calcext:value-type="float">
            <text:p>0.01205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7028" calcext:value-type="float">
            <text:p>0.0070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6029" calcext:value-type="float">
            <text:p>0.086029</text:p>
          </table:table-cell>
          <table:table-cell office:value-type="float" office:value="0.012054" calcext:value-type="float">
            <text:p>0.01205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008151" calcext:value-type="float">
            <text:p>0.00815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89895" calcext:value-type="float">
            <text:p>0.089895</text:p>
          </table:table-cell>
          <table:table-cell office:value-type="float" office:value="0.015123" calcext:value-type="float">
            <text:p>0.015123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9175" calcext:value-type="float">
            <text:p>0.00917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93723" calcext:value-type="float">
            <text:p>0.093723</text:p>
          </table:table-cell>
          <table:table-cell office:value-type="float" office:value="0.016757" calcext:value-type="float">
            <text:p>0.01675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0398" calcext:value-type="float">
            <text:p>0.01039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97513" calcext:value-type="float">
            <text:p>0.097513</text:p>
          </table:table-cell>
          <table:table-cell office:value-type="float" office:value="0.018593" calcext:value-type="float">
            <text:p>0.018593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1718" calcext:value-type="float">
            <text:p>0.01171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01265" calcext:value-type="float">
            <text:p>0.101265</text:p>
          </table:table-cell>
          <table:table-cell office:value-type="float" office:value="0.020426" calcext:value-type="float">
            <text:p>0.02042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2937" calcext:value-type="float">
            <text:p>0.01293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0498" calcext:value-type="float">
            <text:p>0.10498</text:p>
          </table:table-cell>
          <table:table-cell office:value-type="float" office:value="0.022355" calcext:value-type="float">
            <text:p>0.02235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4251" calcext:value-type="float">
            <text:p>0.01425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08657" calcext:value-type="float">
            <text:p>0.108657</text:p>
          </table:table-cell>
          <table:table-cell office:value-type="float" office:value="0.024398" calcext:value-type="float">
            <text:p>0.024398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5677" calcext:value-type="float">
            <text:p>0.01567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12298" calcext:value-type="float">
            <text:p>0.112298</text:p>
          </table:table-cell>
          <table:table-cell office:value-type="float" office:value="0.026441" calcext:value-type="float">
            <text:p>0.02644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7211" calcext:value-type="float">
            <text:p>0.01721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15903" calcext:value-type="float">
            <text:p>0.115903</text:p>
          </table:table-cell>
          <table:table-cell office:value-type="float" office:value="0.028567" calcext:value-type="float">
            <text:p>0.028567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8724" calcext:value-type="float">
            <text:p>0.01872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19472" calcext:value-type="float">
            <text:p>0.119472</text:p>
          </table:table-cell>
          <table:table-cell office:value-type="float" office:value="0.03082" calcext:value-type="float">
            <text:p>0.03082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0357" calcext:value-type="float">
            <text:p>0.0203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23006" calcext:value-type="float">
            <text:p>0.123006</text:p>
          </table:table-cell>
          <table:table-cell office:value-type="float" office:value="0.033158" calcext:value-type="float">
            <text:p>0.03315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office:value-type="float" office:value="0.021981" calcext:value-type="float">
            <text:p>0.02198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26504" calcext:value-type="float">
            <text:p>0.126504</text:p>
          </table:table-cell>
          <table:table-cell office:value-type="float" office:value="0.035508" calcext:value-type="float">
            <text:p>0.035508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3606" calcext:value-type="float">
            <text:p>0.02360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29968" calcext:value-type="float">
            <text:p>0.129968</text:p>
          </table:table-cell>
          <table:table-cell office:value-type="float" office:value="0.03787" calcext:value-type="float">
            <text:p>0.03787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5446" calcext:value-type="float">
            <text:p>0.0254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040529" calcext:value-type="float">
            <text:p>0.040529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2728" calcext:value-type="float">
            <text:p>0.0272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136792" calcext:value-type="float">
            <text:p>0.136792</text:p>
          </table:table-cell>
          <table:table-cell office:value-type="float" office:value="0.043073" calcext:value-type="float">
            <text:p>0.043073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2911" calcext:value-type="float">
            <text:p>0.029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0153" calcext:value-type="float">
            <text:p>0.140153</text:p>
          </table:table-cell>
          <table:table-cell office:value-type="float" office:value="0.04564" calcext:value-type="float">
            <text:p>0.0456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1145" calcext:value-type="float">
            <text:p>0.03114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43481" calcext:value-type="float">
            <text:p>0.143481</text:p>
          </table:table-cell>
          <table:table-cell office:value-type="float" office:value="0.048412" calcext:value-type="float">
            <text:p>0.048412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33187" calcext:value-type="float">
            <text:p>0.0331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46775" calcext:value-type="float">
            <text:p>0.146775</text:p>
          </table:table-cell>
          <table:table-cell office:value-type="float" office:value="0.051276" calcext:value-type="float">
            <text:p>0.051276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5225" calcext:value-type="float">
            <text:p>0.03522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0037" calcext:value-type="float">
            <text:p>0.150037</text:p>
          </table:table-cell>
          <table:table-cell office:value-type="float" office:value="0.054143" calcext:value-type="float">
            <text:p>0.054143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3737" calcext:value-type="float">
            <text:p>0.0373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3267" calcext:value-type="float">
            <text:p>0.153267</text:p>
          </table:table-cell>
          <table:table-cell office:value-type="float" office:value="0.057127" calcext:value-type="float">
            <text:p>0.05712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9625" calcext:value-type="float">
            <text:p>0.0396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6464" calcext:value-type="float">
            <text:p>0.156464</text:p>
          </table:table-cell>
          <table:table-cell office:value-type="float" office:value="0.060121" calcext:value-type="float">
            <text:p>0.06012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041887" calcext:value-type="float">
            <text:p>0.04188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9629" calcext:value-type="float">
            <text:p>0.159629</text:p>
          </table:table-cell>
          <table:table-cell office:value-type="float" office:value="0.063172" calcext:value-type="float">
            <text:p>0.063172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4116" calcext:value-type="float">
            <text:p>0.044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62763" calcext:value-type="float">
            <text:p>0.162763</text:p>
          </table:table-cell>
          <table:table-cell office:value-type="float" office:value="0.066237" calcext:value-type="float">
            <text:p>0.066237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6467" calcext:value-type="float">
            <text:p>0.0464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65866" calcext:value-type="float">
            <text:p>0.165866</text:p>
          </table:table-cell>
          <table:table-cell office:value-type="float" office:value="0.069385" calcext:value-type="float">
            <text:p>0.069385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8899" calcext:value-type="float">
            <text:p>0.04889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68938" calcext:value-type="float">
            <text:p>0.168938</text:p>
          </table:table-cell>
          <table:table-cell office:value-type="float" office:value="0.072636" calcext:value-type="float">
            <text:p>0.072636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1328" calcext:value-type="float">
            <text:p>0.05132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1979" calcext:value-type="float">
            <text:p>0.171979</text:p>
          </table:table-cell>
          <table:table-cell office:value-type="float" office:value="0.0759" calcext:value-type="float">
            <text:p>0.075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56404" calcext:value-type="float">
            <text:p>0.05640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079362" calcext:value-type="float">
            <text:p>0.07936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59058" calcext:value-type="float">
            <text:p>0.05905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77971" calcext:value-type="float">
            <text:p>0.177971</text:p>
          </table:table-cell>
          <table:table-cell office:value-type="float" office:value="0.082741" calcext:value-type="float">
            <text:p>0.08274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61704" calcext:value-type="float">
            <text:p>0.06170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80923" calcext:value-type="float">
            <text:p>0.180923</text:p>
          </table:table-cell>
          <table:table-cell office:value-type="float" office:value="0.086316" calcext:value-type="float">
            <text:p>0.08631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6456" calcext:value-type="float">
            <text:p>0.0645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83845" calcext:value-type="float">
            <text:p>0.183845</text:p>
          </table:table-cell>
          <table:table-cell office:value-type="float" office:value="0.089697" calcext:value-type="float">
            <text:p>0.089697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0.147" calcext:value-type="float">
            <text:p>0.147</text:p>
          </table:table-cell>
          <table:table-cell office:value-type="float" office:value="0.06456" calcext:value-type="float">
            <text:p>0.06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738" calcext:value-type="float">
            <text:p>0.186738</text:p>
          </table:table-cell>
          <table:table-cell office:value-type="float" office:value="0.093254" calcext:value-type="float">
            <text:p>0.093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68102" calcext:value-type="float">
            <text:p>0.06810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89602" calcext:value-type="float">
            <text:p>0.189602</text:p>
          </table:table-cell>
          <table:table-cell office:value-type="float" office:value="0.096818" calcext:value-type="float">
            <text:p>0.096818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0952" calcext:value-type="float">
            <text:p>0.07095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192438" calcext:value-type="float">
            <text:p>0.192438</text:p>
          </table:table-cell>
          <table:table-cell office:value-type="float" office:value="0.100601" calcext:value-type="float">
            <text:p>0.100601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73703" calcext:value-type="float">
            <text:p>0.07370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195245" calcext:value-type="float">
            <text:p>0.195245</text:p>
          </table:table-cell>
          <table:table-cell office:value-type="float" office:value="0.10437" calcext:value-type="float">
            <text:p>0.10437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76542" calcext:value-type="float">
            <text:p>0.0765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98025" calcext:value-type="float">
            <text:p>0.198025</text:p>
          </table:table-cell>
          <table:table-cell office:value-type="float" office:value="0.108248" calcext:value-type="float">
            <text:p>0.108248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9613" calcext:value-type="float">
            <text:p>0.07961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0777" calcext:value-type="float">
            <text:p>0.200777</text:p>
          </table:table-cell>
          <table:table-cell office:value-type="float" office:value="0.112121" calcext:value-type="float">
            <text:p>0.11212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2758" calcext:value-type="float">
            <text:p>0.08275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203501" calcext:value-type="float">
            <text:p>0.203501</text:p>
          </table:table-cell>
          <table:table-cell office:value-type="float" office:value="0.116093" calcext:value-type="float">
            <text:p>0.116093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0.168" calcext:value-type="float">
            <text:p>0.168</text:p>
          </table:table-cell>
          <table:table-cell office:value-type="float" office:value="0.0859" calcext:value-type="float">
            <text:p>0.085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206199" calcext:value-type="float">
            <text:p>0.206199</text:p>
          </table:table-cell>
          <table:table-cell office:value-type="float" office:value="0.120065" calcext:value-type="float">
            <text:p>0.12006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0.171" calcext:value-type="float">
            <text:p>0.171</text:p>
          </table:table-cell>
          <table:table-cell office:value-type="float" office:value="0.089145" calcext:value-type="float">
            <text:p>0.08914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208869" calcext:value-type="float">
            <text:p>0.208869</text:p>
          </table:table-cell>
          <table:table-cell office:value-type="float" office:value="0.123942" calcext:value-type="float">
            <text:p>0.123942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092493" calcext:value-type="float">
            <text:p>0.09249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211513" calcext:value-type="float">
            <text:p>0.211513</text:p>
          </table:table-cell>
          <table:table-cell office:value-type="float" office:value="0.128233" calcext:value-type="float">
            <text:p>0.128233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95949" calcext:value-type="float">
            <text:p>0.0959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4131" calcext:value-type="float">
            <text:p>0.214131</text:p>
          </table:table-cell>
          <table:table-cell office:value-type="float" office:value="0.132413" calcext:value-type="float">
            <text:p>0.13241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8" calcext:value-type="float">
            <text:p>0.18</text:p>
          </table:table-cell>
          <table:table-cell office:value-type="float" office:value="0.099204" calcext:value-type="float">
            <text:p>0.09920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216722" calcext:value-type="float">
            <text:p>0.216722</text:p>
          </table:table-cell>
          <table:table-cell office:value-type="float" office:value="0.136736" calcext:value-type="float">
            <text:p>0.136736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2788" calcext:value-type="float">
            <text:p>0.10278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219288" calcext:value-type="float">
            <text:p>0.219288</text:p>
          </table:table-cell>
          <table:table-cell office:value-type="float" office:value="0.140941" calcext:value-type="float">
            <text:p>0.140941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06359" calcext:value-type="float">
            <text:p>0.10635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221829" calcext:value-type="float">
            <text:p>0.221829</text:p>
          </table:table-cell>
          <table:table-cell office:value-type="float" office:value="0.145333" calcext:value-type="float">
            <text:p>0.145333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10024" calcext:value-type="float">
            <text:p>0.110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224344" calcext:value-type="float">
            <text:p>0.224344</text:p>
          </table:table-cell>
          <table:table-cell office:value-type="float" office:value="0.149668" calcext:value-type="float">
            <text:p>0.149668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13624" calcext:value-type="float">
            <text:p>0.11362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6834" calcext:value-type="float">
            <text:p>0.226834</text:p>
          </table:table-cell>
          <table:table-cell office:value-type="float" office:value="0.154151" calcext:value-type="float">
            <text:p>0.15415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95" calcext:value-type="float">
            <text:p>0.195</text:p>
          </table:table-cell>
          <table:table-cell office:value-type="float" office:value="0.117369" calcext:value-type="float">
            <text:p>0.11736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229299" calcext:value-type="float">
            <text:p>0.229299</text:p>
          </table:table-cell>
          <table:table-cell office:value-type="float" office:value="0.158566" calcext:value-type="float">
            <text:p>0.158566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21146" calcext:value-type="float">
            <text:p>0.12114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23174" calcext:value-type="float">
            <text:p>0.23174</text:p>
          </table:table-cell>
          <table:table-cell office:value-type="float" office:value="0.16317" calcext:value-type="float">
            <text:p>0.16317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25114" calcext:value-type="float">
            <text:p>0.12511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234156" calcext:value-type="float">
            <text:p>0.234156</text:p>
          </table:table-cell>
          <table:table-cell office:value-type="float" office:value="0.16767" calcext:value-type="float">
            <text:p>0.16767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29083" calcext:value-type="float">
            <text:p>0.12908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236549" calcext:value-type="float">
            <text:p>0.236549</text:p>
          </table:table-cell>
          <table:table-cell office:value-type="float" office:value="0.172162" calcext:value-type="float">
            <text:p>0.172162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294" calcext:value-type="float">
            <text:p>0.1329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38917" calcext:value-type="float">
            <text:p>0.238917</text:p>
          </table:table-cell>
          <table:table-cell office:value-type="float" office:value="0.176844" calcext:value-type="float">
            <text:p>0.17684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21" calcext:value-type="float">
            <text:p>0.21</text:p>
          </table:table-cell>
          <table:table-cell office:value-type="float" office:value="0.141067" calcext:value-type="float">
            <text:p>0.14106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241262" calcext:value-type="float">
            <text:p>0.241262</text:p>
          </table:table-cell>
          <table:table-cell office:value-type="float" office:value="0.18167" calcext:value-type="float">
            <text:p>0.18167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45117" calcext:value-type="float">
            <text:p>0.14511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243584" calcext:value-type="float">
            <text:p>0.243584</text:p>
          </table:table-cell>
          <table:table-cell office:value-type="float" office:value="0.186456" calcext:value-type="float">
            <text:p>0.18645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49362" calcext:value-type="float">
            <text:p>0.14936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245882" calcext:value-type="float">
            <text:p>0.245882</text:p>
          </table:table-cell>
          <table:table-cell office:value-type="float" office:value="0.191225" calcext:value-type="float">
            <text:p>0.191225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53529" calcext:value-type="float">
            <text:p>0.15352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248158" calcext:value-type="float">
            <text:p>0.248158</text:p>
          </table:table-cell>
          <table:table-cell office:value-type="float" office:value="0.196029" calcext:value-type="float">
            <text:p>0.196029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222" calcext:value-type="float">
            <text:p>0.222</text:p>
          </table:table-cell>
          <table:table-cell office:value-type="float" office:value="0.153529" calcext:value-type="float">
            <text:p>0.1535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0411" calcext:value-type="float">
            <text:p>0.250411</text:p>
          </table:table-cell>
          <table:table-cell office:value-type="float" office:value="0.200954" calcext:value-type="float">
            <text:p>0.20095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2288" calcext:value-type="float">
            <text:p>0.16228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252642" calcext:value-type="float">
            <text:p>0.252642</text:p>
          </table:table-cell>
          <table:table-cell office:value-type="float" office:value="0.205962" calcext:value-type="float">
            <text:p>0.20596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228" calcext:value-type="float">
            <text:p>0.228</text:p>
          </table:table-cell>
          <table:table-cell office:value-type="float" office:value="0.166754" calcext:value-type="float">
            <text:p>0.16675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210973" calcext:value-type="float">
            <text:p>0.210973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231" calcext:value-type="float">
            <text:p>0.231</text:p>
          </table:table-cell>
          <table:table-cell office:value-type="float" office:value="0.171187" calcext:value-type="float">
            <text:p>0.17118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257037" calcext:value-type="float">
            <text:p>0.257037</text:p>
          </table:table-cell>
          <table:table-cell office:value-type="float" office:value="0.216042" calcext:value-type="float">
            <text:p>0.216042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234" calcext:value-type="float">
            <text:p>0.234</text:p>
          </table:table-cell>
          <table:table-cell office:value-type="float" office:value="0.175781" calcext:value-type="float">
            <text:p>0.17578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259201" calcext:value-type="float">
            <text:p>0.259201</text:p>
          </table:table-cell>
          <table:table-cell office:value-type="float" office:value="0.221177" calcext:value-type="float">
            <text:p>0.221177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237" calcext:value-type="float">
            <text:p>0.237</text:p>
          </table:table-cell>
          <table:table-cell office:value-type="float" office:value="0.180342" calcext:value-type="float">
            <text:p>0.1803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1345" calcext:value-type="float">
            <text:p>0.261345</text:p>
          </table:table-cell>
          <table:table-cell office:value-type="float" office:value="0.226276" calcext:value-type="float">
            <text:p>0.22627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24" calcext:value-type="float">
            <text:p>0.24</text:p>
          </table:table-cell>
          <table:table-cell office:value-type="float" office:value="0.185005" calcext:value-type="float">
            <text:p>0.18500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263466" calcext:value-type="float">
            <text:p>0.263466</text:p>
          </table:table-cell>
          <table:table-cell office:value-type="float" office:value="0.231467" calcext:value-type="float">
            <text:p>0.231467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89646" calcext:value-type="float">
            <text:p>0.18964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265567" calcext:value-type="float">
            <text:p>0.265567</text:p>
          </table:table-cell>
          <table:table-cell office:value-type="float" office:value="0.236651" calcext:value-type="float">
            <text:p>0.236651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4504" calcext:value-type="float">
            <text:p>0.19450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267647" calcext:value-type="float">
            <text:p>0.267647</text:p>
          </table:table-cell>
          <table:table-cell office:value-type="float" office:value="0.241947" calcext:value-type="float">
            <text:p>0.241947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199284" calcext:value-type="float">
            <text:p>0.199284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269706" calcext:value-type="float">
            <text:p>0.269706</text:p>
          </table:table-cell>
          <table:table-cell office:value-type="float" office:value="0.247168" calcext:value-type="float">
            <text:p>0.247168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04179" calcext:value-type="float">
            <text:p>0.20417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71745" calcext:value-type="float">
            <text:p>0.271745</text:p>
          </table:table-cell>
          <table:table-cell office:value-type="float" office:value="0.252504" calcext:value-type="float">
            <text:p>0.25250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9061" calcext:value-type="float">
            <text:p>0.20906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273763" calcext:value-type="float">
            <text:p>0.273763</text:p>
          </table:table-cell>
          <table:table-cell office:value-type="float" office:value="0.258032" calcext:value-type="float">
            <text:p>0.258032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4151" calcext:value-type="float">
            <text:p>0.21415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275762" calcext:value-type="float">
            <text:p>0.275762</text:p>
          </table:table-cell>
          <table:table-cell office:value-type="float" office:value="0.268787" calcext:value-type="float">
            <text:p>0.268787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19231" calcext:value-type="float">
            <text:p>0.2192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27774" calcext:value-type="float">
            <text:p>0.27774</text:p>
          </table:table-cell>
          <table:table-cell office:value-type="float" office:value="0.274193" calcext:value-type="float">
            <text:p>0.274193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24289" calcext:value-type="float">
            <text:p>0.22428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279699" calcext:value-type="float">
            <text:p>0.279699</text:p>
          </table:table-cell>
          <table:table-cell office:value-type="float" office:value="0.279924" calcext:value-type="float">
            <text:p>0.27992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29574" calcext:value-type="float">
            <text:p>0.22957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81638" calcext:value-type="float">
            <text:p>0.281638</text:p>
          </table:table-cell>
          <table:table-cell office:value-type="float" office:value="0.285423" calcext:value-type="float">
            <text:p>0.28542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27" calcext:value-type="float">
            <text:p>0.27</text:p>
          </table:table-cell>
          <table:table-cell office:value-type="float" office:value="0.234834" calcext:value-type="float">
            <text:p>0.23483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283558" calcext:value-type="float">
            <text:p>0.283558</text:p>
          </table:table-cell>
          <table:table-cell office:value-type="float" office:value="0.290916" calcext:value-type="float">
            <text:p>0.290916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0088" calcext:value-type="float">
            <text:p>0.24008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285459" calcext:value-type="float">
            <text:p>0.285459</text:p>
          </table:table-cell>
          <table:table-cell office:value-type="float" office:value="0.29665" calcext:value-type="float">
            <text:p>0.29665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4548" calcext:value-type="float">
            <text:p>0.2454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287341" calcext:value-type="float">
            <text:p>0.287341</text:p>
          </table:table-cell>
          <table:table-cell office:value-type="float" office:value="0.30229" calcext:value-type="float">
            <text:p>0.30229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0878" calcext:value-type="float">
            <text:p>0.250878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289204" calcext:value-type="float">
            <text:p>0.289204</text:p>
          </table:table-cell>
          <table:table-cell office:value-type="float" office:value="0.308007" calcext:value-type="float">
            <text:p>0.308007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6255" calcext:value-type="float">
            <text:p>0.2562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91048" calcext:value-type="float">
            <text:p>0.291048</text:p>
          </table:table-cell>
          <table:table-cell office:value-type="float" office:value="0.31373" calcext:value-type="float">
            <text:p>0.3137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1735" calcext:value-type="float">
            <text:p>0.26173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292875" calcext:value-type="float">
            <text:p>0.292875</text:p>
          </table:table-cell>
          <table:table-cell office:value-type="float" office:value="0.319661" calcext:value-type="float">
            <text:p>0.319661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288" calcext:value-type="float">
            <text:p>0.288</text:p>
          </table:table-cell>
          <table:table-cell office:value-type="float" office:value="0.26742" calcext:value-type="float">
            <text:p>0.2674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294683" calcext:value-type="float">
            <text:p>0.294683</text:p>
          </table:table-cell>
          <table:table-cell office:value-type="float" office:value="0.32563" calcext:value-type="float">
            <text:p>0.32563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7304" calcext:value-type="float">
            <text:p>0.2730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296473" calcext:value-type="float">
            <text:p>0.296473</text:p>
          </table:table-cell>
          <table:table-cell office:value-type="float" office:value="0.331452" calcext:value-type="float">
            <text:p>0.331452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8716" calcext:value-type="float">
            <text:p>0.2787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298245" calcext:value-type="float">
            <text:p>0.298245</text:p>
          </table:table-cell>
          <table:table-cell office:value-type="float" office:value="0.337474" calcext:value-type="float">
            <text:p>0.337474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4593" calcext:value-type="float">
            <text:p>0.284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37474" calcext:value-type="float">
            <text:p>0.3374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290082" calcext:value-type="float">
            <text:p>0.29008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3" calcext:value-type="float">
            <text:p>0.3</text:p>
          </table:table-cell>
          <table:table-cell office:value-type="float" office:value="0.349244" calcext:value-type="float">
            <text:p>0.349244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3" calcext:value-type="float">
            <text:p>0.3</text:p>
          </table:table-cell>
          <table:table-cell office:value-type="float" office:value="0.295256" calcext:value-type="float">
            <text:p>0.29525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3" calcext:value-type="float">
            <text:p>0.3</text:p>
          </table:table-cell>
          <table:table-cell office:value-type="float" office:value="0.355351" calcext:value-type="float">
            <text:p>0.355351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3" calcext:value-type="float">
            <text:p>0.3</text:p>
          </table:table-cell>
          <table:table-cell office:value-type="float" office:value="0.300509" calcext:value-type="float">
            <text:p>0.30050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3" calcext:value-type="float">
            <text:p>0.3</text:p>
          </table:table-cell>
          <table:table-cell office:value-type="float" office:value="0.361384" calcext:value-type="float">
            <text:p>0.36138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3" calcext:value-type="float">
            <text:p>0.3</text:p>
          </table:table-cell>
          <table:table-cell office:value-type="float" office:value="0.306193" calcext:value-type="float">
            <text:p>0.30619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3" calcext:value-type="float">
            <text:p>0.3</text:p>
          </table:table-cell>
          <table:table-cell office:value-type="float" office:value="0.367543" calcext:value-type="float">
            <text:p>0.367543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3" calcext:value-type="float">
            <text:p>0.3</text:p>
          </table:table-cell>
          <table:table-cell office:value-type="float" office:value="0.311806" calcext:value-type="float">
            <text:p>0.31180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373584" calcext:value-type="float">
            <text:p>0.37358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317596" calcext:value-type="float">
            <text:p>0.31759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3" calcext:value-type="float">
            <text:p>0.3</text:p>
          </table:table-cell>
          <table:table-cell office:value-type="float" office:value="0.379686" calcext:value-type="float">
            <text:p>0.379686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0.3" calcext:value-type="float">
            <text:p>0.3</text:p>
          </table:table-cell>
          <table:table-cell office:value-type="float" office:value="0.323547" calcext:value-type="float">
            <text:p>0.32354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3" calcext:value-type="float">
            <text:p>0.3</text:p>
          </table:table-cell>
          <table:table-cell office:value-type="float" office:value="0.385707" calcext:value-type="float">
            <text:p>0.385707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0.3" calcext:value-type="float">
            <text:p>0.3</text:p>
          </table:table-cell>
          <table:table-cell office:value-type="float" office:value="0.329519" calcext:value-type="float">
            <text:p>0.32951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3" calcext:value-type="float">
            <text:p>0.3</text:p>
          </table:table-cell>
          <table:table-cell office:value-type="float" office:value="0.39175" calcext:value-type="float">
            <text:p>0.39175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0.3" calcext:value-type="float">
            <text:p>0.3</text:p>
          </table:table-cell>
          <table:table-cell office:value-type="float" office:value="0.335817" calcext:value-type="float">
            <text:p>0.335817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3" calcext:value-type="float">
            <text:p>0.3</text:p>
          </table:table-cell>
          <table:table-cell office:value-type="float" office:value="0.397911" calcext:value-type="float">
            <text:p>0.397911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0.3" calcext:value-type="float">
            <text:p>0.3</text:p>
          </table:table-cell>
          <table:table-cell office:value-type="float" office:value="0.341928" calcext:value-type="float">
            <text:p>0.34192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.403826" calcext:value-type="float">
            <text:p>0.40382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.347995" calcext:value-type="float">
            <text:p>0.34799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3" calcext:value-type="float">
            <text:p>0.3</text:p>
          </table:table-cell>
          <table:table-cell office:value-type="float" office:value="0.409822" calcext:value-type="float">
            <text:p>0.409822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0.3" calcext:value-type="float">
            <text:p>0.3</text:p>
          </table:table-cell>
          <table:table-cell office:value-type="float" office:value="0.353941" calcext:value-type="float">
            <text:p>0.35394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3" calcext:value-type="float">
            <text:p>0.3</text:p>
          </table:table-cell>
          <table:table-cell office:value-type="float" office:value="0.415748" calcext:value-type="float">
            <text:p>0.415748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0.3" calcext:value-type="float">
            <text:p>0.3</text:p>
          </table:table-cell>
          <table:table-cell office:value-type="float" office:value="0.359919" calcext:value-type="float">
            <text:p>0.35991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3" calcext:value-type="float">
            <text:p>0.3</text:p>
          </table:table-cell>
          <table:table-cell office:value-type="float" office:value="0.421879" calcext:value-type="float">
            <text:p>0.421879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.3" calcext:value-type="float">
            <text:p>0.3</text:p>
          </table:table-cell>
          <table:table-cell office:value-type="float" office:value="0.365796" calcext:value-type="float">
            <text:p>0.36579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3" calcext:value-type="float">
            <text:p>0.3</text:p>
          </table:table-cell>
          <table:table-cell office:value-type="float" office:value="0.42791" calcext:value-type="float">
            <text:p>0.42791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0.3" calcext:value-type="float">
            <text:p>0.3</text:p>
          </table:table-cell>
          <table:table-cell office:value-type="float" office:value="0.371775" calcext:value-type="float">
            <text:p>0.37177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434081" calcext:value-type="float">
            <text:p>0.43408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3" calcext:value-type="float">
            <text:p>0.3</text:p>
          </table:table-cell>
          <table:table-cell office:value-type="float" office:value="0.440146" calcext:value-type="float">
            <text:p>0.440146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0.3" calcext:value-type="float">
            <text:p>0.3</text:p>
          </table:table-cell>
          <table:table-cell office:value-type="float" office:value="0.383704" calcext:value-type="float">
            <text:p>0.38370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3" calcext:value-type="float">
            <text:p>0.3</text:p>
          </table:table-cell>
          <table:table-cell office:value-type="float" office:value="0.446329" calcext:value-type="float">
            <text:p>0.446329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0.3" calcext:value-type="float">
            <text:p>0.3</text:p>
          </table:table-cell>
          <table:table-cell office:value-type="float" office:value="0.389728" calcext:value-type="float">
            <text:p>0.38972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3" calcext:value-type="float">
            <text:p>0.3</text:p>
          </table:table-cell>
          <table:table-cell office:value-type="float" office:value="0.452514" calcext:value-type="float">
            <text:p>0.452514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0.3" calcext:value-type="float">
            <text:p>0.3</text:p>
          </table:table-cell>
          <table:table-cell office:value-type="float" office:value="0.395859" calcext:value-type="float">
            <text:p>0.395859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3" calcext:value-type="float">
            <text:p>0.3</text:p>
          </table:table-cell>
          <table:table-cell office:value-type="float" office:value="0.458398" calcext:value-type="float">
            <text:p>0.458398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0.3" calcext:value-type="float">
            <text:p>0.3</text:p>
          </table:table-cell>
          <table:table-cell office:value-type="float" office:value="0.401892" calcext:value-type="float">
            <text:p>0.40189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0.46443" calcext:value-type="float">
            <text:p>0.4644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0.40787" calcext:value-type="float">
            <text:p>0.4078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3" calcext:value-type="float">
            <text:p>0.3</text:p>
          </table:table-cell>
          <table:table-cell office:value-type="float" office:value="0.470476" calcext:value-type="float">
            <text:p>0.470476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0.3" calcext:value-type="float">
            <text:p>0.3</text:p>
          </table:table-cell>
          <table:table-cell office:value-type="float" office:value="0.413864" calcext:value-type="float">
            <text:p>0.41386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3" calcext:value-type="float">
            <text:p>0.3</text:p>
          </table:table-cell>
          <table:table-cell office:value-type="float" office:value="0.476576" calcext:value-type="float">
            <text:p>0.476576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0.3" calcext:value-type="float">
            <text:p>0.3</text:p>
          </table:table-cell>
          <table:table-cell office:value-type="float" office:value="0.419802" calcext:value-type="float">
            <text:p>0.41980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3" calcext:value-type="float">
            <text:p>0.3</text:p>
          </table:table-cell>
          <table:table-cell office:value-type="float" office:value="0.482506" calcext:value-type="float">
            <text:p>0.482506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0.3" calcext:value-type="float">
            <text:p>0.3</text:p>
          </table:table-cell>
          <table:table-cell office:value-type="float" office:value="0.42578" calcext:value-type="float">
            <text:p>0.4257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3" calcext:value-type="float">
            <text:p>0.3</text:p>
          </table:table-cell>
          <table:table-cell office:value-type="float" office:value="0.488466" calcext:value-type="float">
            <text:p>0.488466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0.3" calcext:value-type="float">
            <text:p>0.3</text:p>
          </table:table-cell>
          <table:table-cell office:value-type="float" office:value="0.431781" calcext:value-type="float">
            <text:p>0.4317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494503" calcext:value-type="float">
            <text:p>0.49450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437653" calcext:value-type="float">
            <text:p>0.43765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3" calcext:value-type="float">
            <text:p>0.3</text:p>
          </table:table-cell>
          <table:table-cell office:value-type="float" office:value="0.500635" calcext:value-type="float">
            <text:p>0.500635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3" calcext:value-type="float">
            <text:p>0.3</text:p>
          </table:table-cell>
          <table:table-cell office:value-type="float" office:value="0.449528" calcext:value-type="float">
            <text:p>0.44952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3" calcext:value-type="float">
            <text:p>0.3</text:p>
          </table:table-cell>
          <table:table-cell office:value-type="float" office:value="0.506693" calcext:value-type="float">
            <text:p>0.506693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3" calcext:value-type="float">
            <text:p>0.3</text:p>
          </table:table-cell>
          <table:table-cell office:value-type="float" office:value="0.4556" calcext:value-type="float">
            <text:p>0.455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 office:value-type="float" office:value="0.512824" calcext:value-type="float">
            <text:p>0.512824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3" calcext:value-type="float">
            <text:p>0.3</text:p>
          </table:table-cell>
          <table:table-cell office:value-type="float" office:value="0.518818" calcext:value-type="float">
            <text:p>0.518818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3" calcext:value-type="float">
            <text:p>0.3</text:p>
          </table:table-cell>
          <table:table-cell office:value-type="float" office:value="0.467636" calcext:value-type="float">
            <text:p>0.46763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0.524869" calcext:value-type="float">
            <text:p>0.52486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0.47373" calcext:value-type="float">
            <text:p>0.47373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3" calcext:value-type="float">
            <text:p>0.3</text:p>
          </table:table-cell>
          <table:table-cell office:value-type="float" office:value="0.530919" calcext:value-type="float">
            <text:p>0.530919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3" calcext:value-type="float">
            <text:p>0.3</text:p>
          </table:table-cell>
          <table:table-cell office:value-type="float" office:value="0.479595" calcext:value-type="float">
            <text:p>0.47959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3" calcext:value-type="float">
            <text:p>0.3</text:p>
          </table:table-cell>
          <table:table-cell office:value-type="float" office:value="0.536943" calcext:value-type="float">
            <text:p>0.536943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3" calcext:value-type="float">
            <text:p>0.3</text:p>
          </table:table-cell>
          <table:table-cell office:value-type="float" office:value="0.4857" calcext:value-type="float">
            <text:p>0.485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3" calcext:value-type="float">
            <text:p>0.3</text:p>
          </table:table-cell>
          <table:table-cell office:value-type="float" office:value="0.543006" calcext:value-type="float">
            <text:p>0.543006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3" calcext:value-type="float">
            <text:p>0.3</text:p>
          </table:table-cell>
          <table:table-cell office:value-type="float" office:value="0.491691" calcext:value-type="float">
            <text:p>0.49169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3" calcext:value-type="float">
            <text:p>0.3</text:p>
          </table:table-cell>
          <table:table-cell office:value-type="float" office:value="0.549159" calcext:value-type="float">
            <text:p>0.549159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3" calcext:value-type="float">
            <text:p>0.3</text:p>
          </table:table-cell>
          <table:table-cell office:value-type="float" office:value="0.497538" calcext:value-type="float">
            <text:p>0.4975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.55517" calcext:value-type="float">
            <text:p>0.5551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.503529" calcext:value-type="float">
            <text:p>0.50352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3" calcext:value-type="float">
            <text:p>0.3</text:p>
          </table:table-cell>
          <table:table-cell office:value-type="float" office:value="0.561223" calcext:value-type="float">
            <text:p>0.561223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3" calcext:value-type="float">
            <text:p>0.3</text:p>
          </table:table-cell>
          <table:table-cell office:value-type="float" office:value="0.509637" calcext:value-type="float">
            <text:p>0.509637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3" calcext:value-type="float">
            <text:p>0.3</text:p>
          </table:table-cell>
          <table:table-cell office:value-type="float" office:value="0.567293" calcext:value-type="float">
            <text:p>0.567293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0.3" calcext:value-type="float">
            <text:p>0.3</text:p>
          </table:table-cell>
          <table:table-cell office:value-type="float" office:value="0.515603" calcext:value-type="float">
            <text:p>0.51560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3" calcext:value-type="float">
            <text:p>0.3</text:p>
          </table:table-cell>
          <table:table-cell office:value-type="float" office:value="0.573431" calcext:value-type="float">
            <text:p>0.573431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0.3" calcext:value-type="float">
            <text:p>0.3</text:p>
          </table:table-cell>
          <table:table-cell office:value-type="float" office:value="0.521561" calcext:value-type="float">
            <text:p>0.52156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3" calcext:value-type="float">
            <text:p>0.3</text:p>
          </table:table-cell>
          <table:table-cell office:value-type="float" office:value="0.579349" calcext:value-type="float">
            <text:p>0.579349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0.3" calcext:value-type="float">
            <text:p>0.3</text:p>
          </table:table-cell>
          <table:table-cell office:value-type="float" office:value="0.527538" calcext:value-type="float">
            <text:p>0.52753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0.585389" calcext:value-type="float">
            <text:p>0.58538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  <table:table-cell office:value-type="float" office:value="0.533494" calcext:value-type="float">
            <text:p>0.53349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3" calcext:value-type="float">
            <text:p>0.3</text:p>
          </table:table-cell>
          <table:table-cell office:value-type="float" office:value="0.591408" calcext:value-type="float">
            <text:p>0.591408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0.3" calcext:value-type="float">
            <text:p>0.3</text:p>
          </table:table-cell>
          <table:table-cell office:value-type="float" office:value="0.539539" calcext:value-type="float">
            <text:p>0.539539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3" calcext:value-type="float">
            <text:p>0.3</text:p>
          </table:table-cell>
          <table:table-cell office:value-type="float" office:value="0.597419" calcext:value-type="float">
            <text:p>0.597419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0.3" calcext:value-type="float">
            <text:p>0.3</text:p>
          </table:table-cell>
          <table:table-cell office:value-type="float" office:value="0.545607" calcext:value-type="float">
            <text:p>0.545607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3" calcext:value-type="float">
            <text:p>0.3</text:p>
          </table:table-cell>
          <table:table-cell office:value-type="float" office:value="0.603453" calcext:value-type="float">
            <text:p>0.603453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0.3" calcext:value-type="float">
            <text:p>0.3</text:p>
          </table:table-cell>
          <table:table-cell office:value-type="float" office:value="0.551484" calcext:value-type="float">
            <text:p>0.55148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3" calcext:value-type="float">
            <text:p>0.3</text:p>
          </table:table-cell>
          <table:table-cell office:value-type="float" office:value="0.609503" calcext:value-type="float">
            <text:p>0.609503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0.3" calcext:value-type="float">
            <text:p>0.3</text:p>
          </table:table-cell>
          <table:table-cell office:value-type="float" office:value="0.557471" calcext:value-type="float">
            <text:p>0.55747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0.615456" calcext:value-type="float">
            <text:p>0.61545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0.563524" calcext:value-type="float">
            <text:p>0.56352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3" calcext:value-type="float">
            <text:p>0.3</text:p>
          </table:table-cell>
          <table:table-cell office:value-type="float" office:value="0.621576" calcext:value-type="float">
            <text:p>0.621576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0.3" calcext:value-type="float">
            <text:p>0.3</text:p>
          </table:table-cell>
          <table:table-cell office:value-type="float" office:value="0.569481" calcext:value-type="float">
            <text:p>0.56948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3" calcext:value-type="float">
            <text:p>0.3</text:p>
          </table:table-cell>
          <table:table-cell office:value-type="float" office:value="0.627599" calcext:value-type="float">
            <text:p>0.627599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0.3" calcext:value-type="float">
            <text:p>0.3</text:p>
          </table:table-cell>
          <table:table-cell office:value-type="float" office:value="0.575441" calcext:value-type="float">
            <text:p>0.57544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3" calcext:value-type="float">
            <text:p>0.3</text:p>
          </table:table-cell>
          <table:table-cell office:value-type="float" office:value="0.633625" calcext:value-type="float">
            <text:p>0.63362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0.3" calcext:value-type="float">
            <text:p>0.3</text:p>
          </table:table-cell>
          <table:table-cell office:value-type="float" office:value="0.581395" calcext:value-type="float">
            <text:p>0.581395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  <table:table-cell office:value-type="float" office:value="0.639647" calcext:value-type="float">
            <text:p>0.639647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3" calcext:value-type="float">
            <text:p>0.3</text:p>
          </table:table-cell>
          <table:table-cell office:value-type="float" office:value="0.587376" calcext:value-type="float">
            <text:p>0.587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45786" calcext:value-type="float">
            <text:p>0.645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593338" calcext:value-type="float">
            <text:p>0.59333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3" calcext:value-type="float">
            <text:p>0.3</text:p>
          </table:table-cell>
          <table:table-cell office:value-type="float" office:value="0.651816" calcext:value-type="float">
            <text:p>0.651816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0.3" calcext:value-type="float">
            <text:p>0.3</text:p>
          </table:table-cell>
          <table:table-cell office:value-type="float" office:value="0.599162" calcext:value-type="float">
            <text:p>0.59916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3" calcext:value-type="float">
            <text:p>0.3</text:p>
          </table:table-cell>
          <table:table-cell office:value-type="float" office:value="0.657812" calcext:value-type="float">
            <text:p>0.657812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3" calcext:value-type="float">
            <text:p>0.3</text:p>
          </table:table-cell>
          <table:table-cell office:value-type="float" office:value="0.605219" calcext:value-type="float">
            <text:p>0.60521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3" calcext:value-type="float">
            <text:p>0.3</text:p>
          </table:table-cell>
          <table:table-cell office:value-type="float" office:value="0.663833" calcext:value-type="float">
            <text:p>0.66383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0.3" calcext:value-type="float">
            <text:p>0.3</text:p>
          </table:table-cell>
          <table:table-cell office:value-type="float" office:value="0.611096" calcext:value-type="float">
            <text:p>0.61109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3" calcext:value-type="float">
            <text:p>0.3</text:p>
          </table:table-cell>
          <table:table-cell office:value-type="float" office:value="0.669983" calcext:value-type="float">
            <text:p>0.669983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0.3" calcext:value-type="float">
            <text:p>0.3</text:p>
          </table:table-cell>
          <table:table-cell office:value-type="float" office:value="0.617139" calcext:value-type="float">
            <text:p>0.6171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0.675997" calcext:value-type="float">
            <text:p>0.675997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0.623094" calcext:value-type="float">
            <text:p>0.62309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3" calcext:value-type="float">
            <text:p>0.3</text:p>
          </table:table-cell>
          <table:table-cell office:value-type="float" office:value="0.681917" calcext:value-type="float">
            <text:p>0.681917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0.3" calcext:value-type="float">
            <text:p>0.3</text:p>
          </table:table-cell>
          <table:table-cell office:value-type="float" office:value="0.629249" calcext:value-type="float">
            <text:p>0.62924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3" calcext:value-type="float">
            <text:p>0.3</text:p>
          </table:table-cell>
          <table:table-cell office:value-type="float" office:value="0.68794" calcext:value-type="float">
            <text:p>0.68794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0.3" calcext:value-type="float">
            <text:p>0.3</text:p>
          </table:table-cell>
          <table:table-cell office:value-type="float" office:value="0.635115" calcext:value-type="float">
            <text:p>0.63511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3" calcext:value-type="float">
            <text:p>0.3</text:p>
          </table:table-cell>
          <table:table-cell office:value-type="float" office:value="0.69408" calcext:value-type="float">
            <text:p>0.69408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0.3" calcext:value-type="float">
            <text:p>0.3</text:p>
          </table:table-cell>
          <table:table-cell office:value-type="float" office:value="0.641172" calcext:value-type="float">
            <text:p>0.641172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3" calcext:value-type="float">
            <text:p>0.3</text:p>
          </table:table-cell>
          <table:table-cell office:value-type="float" office:value="0.700004" calcext:value-type="float">
            <text:p>0.700004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0.3" calcext:value-type="float">
            <text:p>0.3</text:p>
          </table:table-cell>
          <table:table-cell office:value-type="float" office:value="0.647012" calcext:value-type="float">
            <text:p>0.64701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706117" calcext:value-type="float">
            <text:p>0.70611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652945" calcext:value-type="float">
            <text:p>0.65294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3" calcext:value-type="float">
            <text:p>0.3</text:p>
          </table:table-cell>
          <table:table-cell office:value-type="float" office:value="0.712019" calcext:value-type="float">
            <text:p>0.712019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0.3" calcext:value-type="float">
            <text:p>0.3</text:p>
          </table:table-cell>
          <table:table-cell office:value-type="float" office:value="0.658777" calcext:value-type="float">
            <text:p>0.65877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3" calcext:value-type="float">
            <text:p>0.3</text:p>
          </table:table-cell>
          <table:table-cell office:value-type="float" office:value="0.718126" calcext:value-type="float">
            <text:p>0.71812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0.3" calcext:value-type="float">
            <text:p>0.3</text:p>
          </table:table-cell>
          <table:table-cell office:value-type="float" office:value="0.664822" calcext:value-type="float">
            <text:p>0.66482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3" calcext:value-type="float">
            <text:p>0.3</text:p>
          </table:table-cell>
          <table:table-cell office:value-type="float" office:value="0.724251" calcext:value-type="float">
            <text:p>0.724251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0.3" calcext:value-type="float">
            <text:p>0.3</text:p>
          </table:table-cell>
          <table:table-cell office:value-type="float" office:value="0.670904" calcext:value-type="float">
            <text:p>0.670904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3" calcext:value-type="float">
            <text:p>0.3</text:p>
          </table:table-cell>
          <table:table-cell office:value-type="float" office:value="0.73011" calcext:value-type="float">
            <text:p>0.73011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0.3" calcext:value-type="float">
            <text:p>0.3</text:p>
          </table:table-cell>
          <table:table-cell office:value-type="float" office:value="0.676898" calcext:value-type="float">
            <text:p>0.67689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736277" calcext:value-type="float">
            <text:p>0.736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682839" calcext:value-type="float">
            <text:p>0.68283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3" calcext:value-type="float">
            <text:p>0.3</text:p>
          </table:table-cell>
          <table:table-cell office:value-type="float" office:value="0.742394" calcext:value-type="float">
            <text:p>0.742394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0.3" calcext:value-type="float">
            <text:p>0.3</text:p>
          </table:table-cell>
          <table:table-cell office:value-type="float" office:value="0.688798" calcext:value-type="float">
            <text:p>0.68879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3" calcext:value-type="float">
            <text:p>0.3</text:p>
          </table:table-cell>
          <table:table-cell office:value-type="float" office:value="0.748541" calcext:value-type="float">
            <text:p>0.748541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0.3" calcext:value-type="float">
            <text:p>0.3</text:p>
          </table:table-cell>
          <table:table-cell office:value-type="float" office:value="0.694785" calcext:value-type="float">
            <text:p>0.69478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3" calcext:value-type="float">
            <text:p>0.3</text:p>
          </table:table-cell>
          <table:table-cell office:value-type="float" office:value="0.754509" calcext:value-type="float">
            <text:p>0.75450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0.3" calcext:value-type="float">
            <text:p>0.3</text:p>
          </table:table-cell>
          <table:table-cell office:value-type="float" office:value="0.700824" calcext:value-type="float">
            <text:p>0.70082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766581" calcext:value-type="float">
            <text:p>0.766581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70691" calcext:value-type="float">
            <text:p>0.7069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772727" calcext:value-type="float">
            <text:p>0.77272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712775" calcext:value-type="float">
            <text:p>0.71277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3" calcext:value-type="float">
            <text:p>0.3</text:p>
          </table:table-cell>
          <table:table-cell office:value-type="float" office:value="0.778891" calcext:value-type="float">
            <text:p>0.778891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0.3" calcext:value-type="float">
            <text:p>0.3</text:p>
          </table:table-cell>
          <table:table-cell office:value-type="float" office:value="0.718763" calcext:value-type="float">
            <text:p>0.718763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3" calcext:value-type="float">
            <text:p>0.3</text:p>
          </table:table-cell>
          <table:table-cell office:value-type="float" office:value="0.784828" calcext:value-type="float">
            <text:p>0.784828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0.3" calcext:value-type="float">
            <text:p>0.3</text:p>
          </table:table-cell>
          <table:table-cell office:value-type="float" office:value="0.724824" calcext:value-type="float">
            <text:p>0.72482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3" calcext:value-type="float">
            <text:p>0.3</text:p>
          </table:table-cell>
          <table:table-cell office:value-type="float" office:value="0.790934" calcext:value-type="float">
            <text:p>0.790934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0.3" calcext:value-type="float">
            <text:p>0.3</text:p>
          </table:table-cell>
          <table:table-cell office:value-type="float" office:value="0.730745" calcext:value-type="float">
            <text:p>0.73074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3" calcext:value-type="float">
            <text:p>0.3</text:p>
          </table:table-cell>
          <table:table-cell office:value-type="float" office:value="0.796857" calcext:value-type="float">
            <text:p>0.796857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0.3" calcext:value-type="float">
            <text:p>0.3</text:p>
          </table:table-cell>
          <table:table-cell office:value-type="float" office:value="0.736588" calcext:value-type="float">
            <text:p>0.7365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802879" calcext:value-type="float">
            <text:p>0.80287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742528" calcext:value-type="float">
            <text:p>0.74252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3" calcext:value-type="float">
            <text:p>0.3</text:p>
          </table:table-cell>
          <table:table-cell office:value-type="float" office:value="0.809014" calcext:value-type="float">
            <text:p>0.809014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0.3" calcext:value-type="float">
            <text:p>0.3</text:p>
          </table:table-cell>
          <table:table-cell office:value-type="float" office:value="0.74858" calcext:value-type="float">
            <text:p>0.7485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3" calcext:value-type="float">
            <text:p>0.3</text:p>
          </table:table-cell>
          <table:table-cell office:value-type="float" office:value="0.814971" calcext:value-type="float">
            <text:p>0.81497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0.3" calcext:value-type="float">
            <text:p>0.3</text:p>
          </table:table-cell>
          <table:table-cell office:value-type="float" office:value="0.754559" calcext:value-type="float">
            <text:p>0.75455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3" calcext:value-type="float">
            <text:p>0.3</text:p>
          </table:table-cell>
          <table:table-cell office:value-type="float" office:value="0.821098" calcext:value-type="float">
            <text:p>0.821098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0.3" calcext:value-type="float">
            <text:p>0.3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3" calcext:value-type="float">
            <text:p>0.3</text:p>
          </table:table-cell>
          <table:table-cell office:value-type="float" office:value="0.827114" calcext:value-type="float">
            <text:p>0.827114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0.3" calcext:value-type="float">
            <text:p>0.3</text:p>
          </table:table-cell>
          <table:table-cell office:value-type="float" office:value="0.766333" calcext:value-type="float">
            <text:p>0.76633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833171" calcext:value-type="float">
            <text:p>0.83317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772303" calcext:value-type="float">
            <text:p>0.77230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3" calcext:value-type="float">
            <text:p>0.3</text:p>
          </table:table-cell>
          <table:table-cell office:value-type="float" office:value="0.839261" calcext:value-type="float">
            <text:p>0.839261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0.3" calcext:value-type="float">
            <text:p>0.3</text:p>
          </table:table-cell>
          <table:table-cell office:value-type="float" office:value="0.778307" calcext:value-type="float">
            <text:p>0.77830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3" calcext:value-type="float">
            <text:p>0.3</text:p>
          </table:table-cell>
          <table:table-cell office:value-type="float" office:value="0.845296" calcext:value-type="float">
            <text:p>0.845296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0.3" calcext:value-type="float">
            <text:p>0.3</text:p>
          </table:table-cell>
          <table:table-cell office:value-type="float" office:value="0.784354" calcext:value-type="float">
            <text:p>0.78435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3" calcext:value-type="float">
            <text:p>0.3</text:p>
          </table:table-cell>
          <table:table-cell office:value-type="float" office:value="0.851307" calcext:value-type="float">
            <text:p>0.851307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0.3" calcext:value-type="float">
            <text:p>0.3</text:p>
          </table:table-cell>
          <table:table-cell office:value-type="float" office:value="0.790279" calcext:value-type="float">
            <text:p>0.79027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3" calcext:value-type="float">
            <text:p>0.3</text:p>
          </table:table-cell>
          <table:table-cell office:value-type="float" office:value="0.857337" calcext:value-type="float">
            <text:p>0.857337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0.3" calcext:value-type="float">
            <text:p>0.3</text:p>
          </table:table-cell>
          <table:table-cell office:value-type="float" office:value="0.796223" calcext:value-type="float">
            <text:p>0.79622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0.863343" calcext:value-type="float">
            <text:p>0.86334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0.802038" calcext:value-type="float">
            <text:p>0.80203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3" calcext:value-type="float">
            <text:p>0.3</text:p>
          </table:table-cell>
          <table:table-cell office:value-type="float" office:value="0.869353" calcext:value-type="float">
            <text:p>0.869353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0.3" calcext:value-type="float">
            <text:p>0.3</text:p>
          </table:table-cell>
          <table:table-cell office:value-type="float" office:value="0.808063" calcext:value-type="float">
            <text:p>0.808063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3" calcext:value-type="float">
            <text:p>0.3</text:p>
          </table:table-cell>
          <table:table-cell office:value-type="float" office:value="0.875484" calcext:value-type="float">
            <text:p>0.875484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0.3" calcext:value-type="float">
            <text:p>0.3</text:p>
          </table:table-cell>
          <table:table-cell office:value-type="float" office:value="0.814004" calcext:value-type="float">
            <text:p>0.81400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0.881384" calcext:value-type="float">
            <text:p>0.881384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0.819817" calcext:value-type="float">
            <text:p>0.81981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3" calcext:value-type="float">
            <text:p>0.3</text:p>
          </table:table-cell>
          <table:table-cell office:value-type="float" office:value="0.887483" calcext:value-type="float">
            <text:p>0.887483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0.3" calcext:value-type="float">
            <text:p>0.3</text:p>
          </table:table-cell>
          <table:table-cell office:value-type="float" office:value="0.825729" calcext:value-type="float">
            <text:p>0.82572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0.893519" calcext:value-type="float">
            <text:p>0.8935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0.831776" calcext:value-type="float">
            <text:p>0.83177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  <table:table-cell office:value-type="float" office:value="0.899552" calcext:value-type="float">
            <text:p>0.899552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0.3" calcext:value-type="float">
            <text:p>0.3</text:p>
          </table:table-cell>
          <table:table-cell office:value-type="float" office:value="0.837718" calcext:value-type="float">
            <text:p>0.83771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  <table:table-cell office:value-type="float" office:value="0.905601" calcext:value-type="float">
            <text:p>0.905601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0.3" calcext:value-type="float">
            <text:p>0.3</text:p>
          </table:table-cell>
          <table:table-cell office:value-type="float" office:value="0.843769" calcext:value-type="float">
            <text:p>0.84376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3" calcext:value-type="float">
            <text:p>0.3</text:p>
          </table:table-cell>
          <table:table-cell office:value-type="float" office:value="0.911706" calcext:value-type="float">
            <text:p>0.911706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0.3" calcext:value-type="float">
            <text:p>0.3</text:p>
          </table:table-cell>
          <table:table-cell office:value-type="float" office:value="0.849684" calcext:value-type="float">
            <text:p>0.84968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3" calcext:value-type="float">
            <text:p>0.3</text:p>
          </table:table-cell>
          <table:table-cell office:value-type="float" office:value="0.917603" calcext:value-type="float">
            <text:p>0.91760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0.3" calcext:value-type="float">
            <text:p>0.3</text:p>
          </table:table-cell>
          <table:table-cell office:value-type="float" office:value="0.855598" calcext:value-type="float">
            <text:p>0.85559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0.923555" calcext:value-type="float">
            <text:p>0.92355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0.861663" calcext:value-type="float">
            <text:p>0.861663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3" calcext:value-type="float">
            <text:p>0.3</text:p>
          </table:table-cell>
          <table:table-cell office:value-type="float" office:value="0.9297" calcext:value-type="float">
            <text:p>0.9297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0.3" calcext:value-type="float">
            <text:p>0.3</text:p>
          </table:table-cell>
          <table:table-cell office:value-type="float" office:value="0.867516" calcext:value-type="float">
            <text:p>0.867516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3" calcext:value-type="float">
            <text:p>0.3</text:p>
          </table:table-cell>
          <table:table-cell office:value-type="float" office:value="0.935843" calcext:value-type="float">
            <text:p>0.935843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0.3" calcext:value-type="float">
            <text:p>0.3</text:p>
          </table:table-cell>
          <table:table-cell office:value-type="float" office:value="0.873456" calcext:value-type="float">
            <text:p>0.87345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3" calcext:value-type="float">
            <text:p>0.3</text:p>
          </table:table-cell>
          <table:table-cell office:value-type="float" office:value="0.941982" calcext:value-type="float">
            <text:p>0.941982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0.3" calcext:value-type="float">
            <text:p>0.3</text:p>
          </table:table-cell>
          <table:table-cell office:value-type="float" office:value="0.87941" calcext:value-type="float">
            <text:p>0.87941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3" calcext:value-type="float">
            <text:p>0.3</text:p>
          </table:table-cell>
          <table:table-cell office:value-type="float" office:value="0.947926" calcext:value-type="float">
            <text:p>0.947926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.3" calcext:value-type="float">
            <text:p>0.3</text:p>
          </table:table-cell>
          <table:table-cell office:value-type="float" office:value="0.885461" calcext:value-type="float">
            <text:p>0.885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953968" calcext:value-type="float">
            <text:p>0.9539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891409" calcext:value-type="float">
            <text:p>0.89140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3" calcext:value-type="float">
            <text:p>0.3</text:p>
          </table:table-cell>
          <table:table-cell office:value-type="float" office:value="0.959871" calcext:value-type="float">
            <text:p>0.95987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0.3" calcext:value-type="float">
            <text:p>0.3</text:p>
          </table:table-cell>
          <table:table-cell office:value-type="float" office:value="0.897311" calcext:value-type="float">
            <text:p>0.897311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3" calcext:value-type="float">
            <text:p>0.3</text:p>
          </table:table-cell>
          <table:table-cell office:value-type="float" office:value="0.9659" calcext:value-type="float">
            <text:p>0.9659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0.3" calcext:value-type="float">
            <text:p>0.3</text:p>
          </table:table-cell>
          <table:table-cell office:value-type="float" office:value="0.903145" calcext:value-type="float">
            <text:p>0.90314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3" calcext:value-type="float">
            <text:p>0.3</text:p>
          </table:table-cell>
          <table:table-cell office:value-type="float" office:value="0.971935" calcext:value-type="float">
            <text:p>0.971935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0.3" calcext:value-type="float">
            <text:p>0.3</text:p>
          </table:table-cell>
          <table:table-cell office:value-type="float" office:value="0.909194" calcext:value-type="float">
            <text:p>0.90919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3" calcext:value-type="float">
            <text:p>0.3</text:p>
          </table:table-cell>
          <table:table-cell office:value-type="float" office:value="0.977865" calcext:value-type="float">
            <text:p>0.977865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0.3" calcext:value-type="float">
            <text:p>0.3</text:p>
          </table:table-cell>
          <table:table-cell office:value-type="float" office:value="0.915231" calcext:value-type="float">
            <text:p>0.91523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.983864" calcext:value-type="float">
            <text:p>0.98386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0.921235" calcext:value-type="float">
            <text:p>0.92123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3" calcext:value-type="float">
            <text:p>0.3</text:p>
          </table:table-cell>
          <table:table-cell office:value-type="float" office:value="0.990023" calcext:value-type="float">
            <text:p>0.990023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3" calcext:value-type="float">
            <text:p>0.3</text:p>
          </table:table-cell>
          <table:table-cell office:value-type="float" office:value="0.927093" calcext:value-type="float">
            <text:p>0.92709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3" calcext:value-type="float">
            <text:p>0.3</text:p>
          </table:table-cell>
          <table:table-cell office:value-type="float" office:value="0.996136" calcext:value-type="float">
            <text:p>0.996136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0.3" calcext:value-type="float">
            <text:p>0.3</text:p>
          </table:table-cell>
          <table:table-cell office:value-type="float" office:value="0.933008" calcext:value-type="float">
            <text:p>0.933008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3" calcext:value-type="float">
            <text:p>0.3</text:p>
          </table:table-cell>
          <table:table-cell office:value-type="float" office:value="1.0023" calcext:value-type="float">
            <text:p>1.0023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0.3" calcext:value-type="float">
            <text:p>0.3</text:p>
          </table:table-cell>
          <table:table-cell office:value-type="float" office:value="0.938969" calcext:value-type="float">
            <text:p>0.93896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3" calcext:value-type="float">
            <text:p>0.3</text:p>
          </table:table-cell>
          <table:table-cell office:value-type="float" office:value="1.0082" calcext:value-type="float">
            <text:p>1.0082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0.3" calcext:value-type="float">
            <text:p>0.3</text:p>
          </table:table-cell>
          <table:table-cell office:value-type="float" office:value="0.944977" calcext:value-type="float">
            <text:p>0.94497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01432" calcext:value-type="float">
            <text:p>1.014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950901" calcext:value-type="float">
            <text:p>0.950901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3" calcext:value-type="float">
            <text:p>0.3</text:p>
          </table:table-cell>
          <table:table-cell office:value-type="float" office:value="1.02026" calcext:value-type="float">
            <text:p>1.02026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0.3" calcext:value-type="float">
            <text:p>0.3</text:p>
          </table:table-cell>
          <table:table-cell office:value-type="float" office:value="0.956844" calcext:value-type="float">
            <text:p>0.95684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3" calcext:value-type="float">
            <text:p>0.3</text:p>
          </table:table-cell>
          <table:table-cell office:value-type="float" office:value="1.02633" calcext:value-type="float">
            <text:p>1.02633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0.3" calcext:value-type="float">
            <text:p>0.3</text:p>
          </table:table-cell>
          <table:table-cell office:value-type="float" office:value="0.962813" calcext:value-type="float">
            <text:p>0.96281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3" calcext:value-type="float">
            <text:p>0.3</text:p>
          </table:table-cell>
          <table:table-cell office:value-type="float" office:value="1.03245" calcext:value-type="float">
            <text:p>1.03245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0.3" calcext:value-type="float">
            <text:p>0.3</text:p>
          </table:table-cell>
          <table:table-cell office:value-type="float" office:value="0.968719" calcext:value-type="float">
            <text:p>0.96871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3" calcext:value-type="float">
            <text:p>0.3</text:p>
          </table:table-cell>
          <table:table-cell office:value-type="float" office:value="1.03832" calcext:value-type="float">
            <text:p>1.03832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0.3" calcext:value-type="float">
            <text:p>0.3</text:p>
          </table:table-cell>
          <table:table-cell office:value-type="float" office:value="0.974486" calcext:value-type="float">
            <text:p>0.9744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office:value-type="float" office:value="1.04446" calcext:value-type="float">
            <text:p>1.04446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  <table:table-cell office:value-type="float" office:value="0.980421" calcext:value-type="float">
            <text:p>0.98042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3" calcext:value-type="float">
            <text:p>0.3</text:p>
          </table:table-cell>
          <table:table-cell office:value-type="float" office:value="1.05055" calcext:value-type="float">
            <text:p>1.0505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0.3" calcext:value-type="float">
            <text:p>0.3</text:p>
          </table:table-cell>
          <table:table-cell office:value-type="float" office:value="0.986311" calcext:value-type="float">
            <text:p>0.986311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3" calcext:value-type="float">
            <text:p>0.3</text:p>
          </table:table-cell>
          <table:table-cell office:value-type="float" office:value="1.05648" calcext:value-type="float">
            <text:p>1.05648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0.3" calcext:value-type="float">
            <text:p>0.3</text:p>
          </table:table-cell>
          <table:table-cell office:value-type="float" office:value="0.992334" calcext:value-type="float">
            <text:p>0.99233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3" calcext:value-type="float">
            <text:p>0.3</text:p>
          </table:table-cell>
          <table:table-cell office:value-type="float" office:value="1.0626" calcext:value-type="float">
            <text:p>1.062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0.3" calcext:value-type="float">
            <text:p>0.3</text:p>
          </table:table-cell>
          <table:table-cell office:value-type="float" office:value="0.998244" calcext:value-type="float">
            <text:p>0.99824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3" calcext:value-type="float">
            <text:p>0.3</text:p>
          </table:table-cell>
          <table:table-cell office:value-type="float" office:value="1.06871" calcext:value-type="float">
            <text:p>1.06871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0.3" calcext:value-type="float">
            <text:p>0.3</text:p>
          </table:table-cell>
          <table:table-cell office:value-type="float" office:value="1.00997" calcext:value-type="float">
            <text:p>1.0099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1.07473" calcext:value-type="float">
            <text:p>1.0747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1.01601" calcext:value-type="float">
            <text:p>1.0160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3" calcext:value-type="float">
            <text:p>0.3</text:p>
          </table:table-cell>
          <table:table-cell office:value-type="float" office:value="1.08067" calcext:value-type="float">
            <text:p>1.08067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0.3" calcext:value-type="float">
            <text:p>0.3</text:p>
          </table:table-cell>
          <table:table-cell office:value-type="float" office:value="1.02204" calcext:value-type="float">
            <text:p>1.0220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3" calcext:value-type="float">
            <text:p>0.3</text:p>
          </table:table-cell>
          <table:table-cell office:value-type="float" office:value="1.0867" calcext:value-type="float">
            <text:p>1.0867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0.3" calcext:value-type="float">
            <text:p>0.3</text:p>
          </table:table-cell>
          <table:table-cell office:value-type="float" office:value="1.02788" calcext:value-type="float">
            <text:p>1.0278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3" calcext:value-type="float">
            <text:p>0.3</text:p>
          </table:table-cell>
          <table:table-cell office:value-type="float" office:value="1.09274" calcext:value-type="float">
            <text:p>1.09274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0.3" calcext:value-type="float">
            <text:p>0.3</text:p>
          </table:table-cell>
          <table:table-cell office:value-type="float" office:value="1.0338" calcext:value-type="float">
            <text:p>1.033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3" calcext:value-type="float">
            <text:p>0.3</text:p>
          </table:table-cell>
          <table:table-cell office:value-type="float" office:value="1.09886" calcext:value-type="float">
            <text:p>1.09886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0.3" calcext:value-type="float">
            <text:p>0.3</text:p>
          </table:table-cell>
          <table:table-cell office:value-type="float" office:value="1.03972" calcext:value-type="float">
            <text:p>1.0397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1.10489" calcext:value-type="float">
            <text:p>1.1048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1.04563" calcext:value-type="float">
            <text:p>1.0456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3" calcext:value-type="float">
            <text:p>0.3</text:p>
          </table:table-cell>
          <table:table-cell office:value-type="float" office:value="1.11091" calcext:value-type="float">
            <text:p>1.11091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0.3" calcext:value-type="float">
            <text:p>0.3</text:p>
          </table:table-cell>
          <table:table-cell office:value-type="float" office:value="1.0517" calcext:value-type="float">
            <text:p>1.0517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3" calcext:value-type="float">
            <text:p>0.3</text:p>
          </table:table-cell>
          <table:table-cell office:value-type="float" office:value="1.11709" calcext:value-type="float">
            <text:p>1.11709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0.3" calcext:value-type="float">
            <text:p>0.3</text:p>
          </table:table-cell>
          <table:table-cell office:value-type="float" office:value="1.05765" calcext:value-type="float">
            <text:p>1.0576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3" calcext:value-type="float">
            <text:p>0.3</text:p>
          </table:table-cell>
          <table:table-cell office:value-type="float" office:value="1.12315" calcext:value-type="float">
            <text:p>1.12315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.3" calcext:value-type="float">
            <text:p>0.3</text:p>
          </table:table-cell>
          <table:table-cell office:value-type="float" office:value="1.06356" calcext:value-type="float">
            <text:p>1.0635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3" calcext:value-type="float">
            <text:p>0.3</text:p>
          </table:table-cell>
          <table:table-cell office:value-type="float" office:value="1.12907" calcext:value-type="float">
            <text:p>1.12907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0.3" calcext:value-type="float">
            <text:p>0.3</text:p>
          </table:table-cell>
          <table:table-cell office:value-type="float" office:value="1.06955" calcext:value-type="float">
            <text:p>1.0695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  <table:table-cell office:value-type="float" office:value="1.13517" calcext:value-type="float">
            <text:p>1.1351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  <table:table-cell office:value-type="float" office:value="1.07553" calcext:value-type="float">
            <text:p>1.0755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3" calcext:value-type="float">
            <text:p>0.3</text:p>
          </table:table-cell>
          <table:table-cell office:value-type="float" office:value="1.14115" calcext:value-type="float">
            <text:p>1.14115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0.3" calcext:value-type="float">
            <text:p>0.3</text:p>
          </table:table-cell>
          <table:table-cell office:value-type="float" office:value="1.08139" calcext:value-type="float">
            <text:p>1.0813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3" calcext:value-type="float">
            <text:p>0.3</text:p>
          </table:table-cell>
          <table:table-cell office:value-type="float" office:value="1.14712" calcext:value-type="float">
            <text:p>1.14712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0.3" calcext:value-type="float">
            <text:p>0.3</text:p>
          </table:table-cell>
          <table:table-cell office:value-type="float" office:value="1.08726" calcext:value-type="float">
            <text:p>1.08726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3" calcext:value-type="float">
            <text:p>0.3</text:p>
          </table:table-cell>
          <table:table-cell office:value-type="float" office:value="1.15321" calcext:value-type="float">
            <text:p>1.1532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0.3" calcext:value-type="float">
            <text:p>0.3</text:p>
          </table:table-cell>
          <table:table-cell office:value-type="float" office:value="1.09317" calcext:value-type="float">
            <text:p>1.0931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3" calcext:value-type="float">
            <text:p>0.3</text:p>
          </table:table-cell>
          <table:table-cell office:value-type="float" office:value="1.15932" calcext:value-type="float">
            <text:p>1.15932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0.3" calcext:value-type="float">
            <text:p>0.3</text:p>
          </table:table-cell>
          <table:table-cell office:value-type="float" office:value="1.09919" calcext:value-type="float">
            <text:p>1.0991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1.16535" calcext:value-type="float">
            <text:p>1.1653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1.10508" calcext:value-type="float">
            <text:p>1.1050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3" calcext:value-type="float">
            <text:p>0.3</text:p>
          </table:table-cell>
          <table:table-cell office:value-type="float" office:value="1.17125" calcext:value-type="float">
            <text:p>1.17125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0.3" calcext:value-type="float">
            <text:p>0.3</text:p>
          </table:table-cell>
          <table:table-cell office:value-type="float" office:value="1.11109" calcext:value-type="float">
            <text:p>1.11109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3" calcext:value-type="float">
            <text:p>0.3</text:p>
          </table:table-cell>
          <table:table-cell office:value-type="float" office:value="1.17718" calcext:value-type="float">
            <text:p>1.17718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0.3" calcext:value-type="float">
            <text:p>0.3</text:p>
          </table:table-cell>
          <table:table-cell office:value-type="float" office:value="1.11688" calcext:value-type="float">
            <text:p>1.1168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3" calcext:value-type="float">
            <text:p>0.3</text:p>
          </table:table-cell>
          <table:table-cell office:value-type="float" office:value="1.18318" calcext:value-type="float">
            <text:p>1.18318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0.3" calcext:value-type="float">
            <text:p>0.3</text:p>
          </table:table-cell>
          <table:table-cell office:value-type="float" office:value="1.12287" calcext:value-type="float">
            <text:p>1.12287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3" calcext:value-type="float">
            <text:p>0.3</text:p>
          </table:table-cell>
          <table:table-cell office:value-type="float" office:value="1.18929" calcext:value-type="float">
            <text:p>1.18929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0.3" calcext:value-type="float">
            <text:p>0.3</text:p>
          </table:table-cell>
          <table:table-cell office:value-type="float" office:value="1.12884" calcext:value-type="float">
            <text:p>1.128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1.19547" calcext:value-type="float">
            <text:p>1.1954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1.13475" calcext:value-type="float">
            <text:p>1.1347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3" calcext:value-type="float">
            <text:p>0.3</text:p>
          </table:table-cell>
          <table:table-cell office:value-type="float" office:value="1.2016" calcext:value-type="float">
            <text:p>1.2016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0.3" calcext:value-type="float">
            <text:p>0.3</text:p>
          </table:table-cell>
          <table:table-cell office:value-type="float" office:value="1.14076" calcext:value-type="float">
            <text:p>1.14076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3" calcext:value-type="float">
            <text:p>0.3</text:p>
          </table:table-cell>
          <table:table-cell office:value-type="float" office:value="1.21365" calcext:value-type="float">
            <text:p>1.21365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3" calcext:value-type="float">
            <text:p>0.3</text:p>
          </table:table-cell>
          <table:table-cell office:value-type="float" office:value="1.14668" calcext:value-type="float">
            <text:p>1.1466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3" calcext:value-type="float">
            <text:p>0.3</text:p>
          </table:table-cell>
          <table:table-cell office:value-type="float" office:value="1.21981" calcext:value-type="float">
            <text:p>1.21981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3" calcext:value-type="float">
            <text:p>0.3</text:p>
          </table:table-cell>
          <table:table-cell office:value-type="float" office:value="1.15262" calcext:value-type="float">
            <text:p>1.15262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3" calcext:value-type="float">
            <text:p>0.3</text:p>
          </table:table-cell>
          <table:table-cell office:value-type="float" office:value="1.2257" calcext:value-type="float">
            <text:p>1.2257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3" calcext:value-type="float">
            <text:p>0.3</text:p>
          </table:table-cell>
          <table:table-cell office:value-type="float" office:value="1.1586" calcext:value-type="float">
            <text:p>1.158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1.23181" calcext:value-type="float">
            <text:p>1.2318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1.16448" calcext:value-type="float">
            <text:p>1.1644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3" calcext:value-type="float">
            <text:p>0.3</text:p>
          </table:table-cell>
          <table:table-cell office:value-type="float" office:value="1.23772" calcext:value-type="float">
            <text:p>1.23772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3" calcext:value-type="float">
            <text:p>0.3</text:p>
          </table:table-cell>
          <table:table-cell office:value-type="float" office:value="1.17178" calcext:value-type="float">
            <text:p>1.1717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</text:p>
          </table:table-cell>
          <table:table-cell office:value-type="float" office:value="1.24365" calcext:value-type="float">
            <text:p>1.24365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</text:p>
          </table:table-cell>
          <table:table-cell office:value-type="float" office:value="1.17759" calcext:value-type="float">
            <text:p>1.17759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3" calcext:value-type="float">
            <text:p>0.3</text:p>
          </table:table-cell>
          <table:table-cell office:value-type="float" office:value="1.24968" calcext:value-type="float">
            <text:p>1.24968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3" calcext:value-type="float">
            <text:p>0.3</text:p>
          </table:table-cell>
          <table:table-cell office:value-type="float" office:value="1.18349" calcext:value-type="float">
            <text:p>1.1834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3" calcext:value-type="float">
            <text:p>0.3</text:p>
          </table:table-cell>
          <table:table-cell office:value-type="float" office:value="1.25578" calcext:value-type="float">
            <text:p>1.25578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3" calcext:value-type="float">
            <text:p>0.3</text:p>
          </table:table-cell>
          <table:table-cell office:value-type="float" office:value="1.18928" calcext:value-type="float">
            <text:p>1.18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.26189" calcext:value-type="float">
            <text:p>1.261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.19526" calcext:value-type="float">
            <text:p>1.19526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3" calcext:value-type="float">
            <text:p>0.3</text:p>
          </table:table-cell>
          <table:table-cell office:value-type="float" office:value="1.26793" calcext:value-type="float">
            <text:p>1.26793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3" calcext:value-type="float">
            <text:p>0.3</text:p>
          </table:table-cell>
          <table:table-cell office:value-type="float" office:value="1.20107" calcext:value-type="float">
            <text:p>1.2010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3" calcext:value-type="float">
            <text:p>0.3</text:p>
          </table:table-cell>
          <table:table-cell office:value-type="float" office:value="1.27395" calcext:value-type="float">
            <text:p>1.2739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3" calcext:value-type="float">
            <text:p>0.3</text:p>
          </table:table-cell>
          <table:table-cell office:value-type="float" office:value="1.20697" calcext:value-type="float">
            <text:p>1.20697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3" calcext:value-type="float">
            <text:p>0.3</text:p>
          </table:table-cell>
          <table:table-cell office:value-type="float" office:value="1.28013" calcext:value-type="float">
            <text:p>1.28013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3" calcext:value-type="float">
            <text:p>0.3</text:p>
          </table:table-cell>
          <table:table-cell office:value-type="float" office:value="1.21293" calcext:value-type="float">
            <text:p>1.2129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3" calcext:value-type="float">
            <text:p>0.3</text:p>
          </table:table-cell>
          <table:table-cell office:value-type="float" office:value="1.28617" calcext:value-type="float">
            <text:p>1.28617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" calcext:value-type="float">
            <text:p>0.3</text:p>
          </table:table-cell>
          <table:table-cell office:value-type="float" office:value="1.21884" calcext:value-type="float">
            <text:p>1.2188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1.29217" calcext:value-type="float">
            <text:p>1.2921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1.22483" calcext:value-type="float">
            <text:p>1.22483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3" calcext:value-type="float">
            <text:p>0.3</text:p>
          </table:table-cell>
          <table:table-cell office:value-type="float" office:value="1.29821" calcext:value-type="float">
            <text:p>1.29821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3" calcext:value-type="float">
            <text:p>0.3</text:p>
          </table:table-cell>
          <table:table-cell office:value-type="float" office:value="1.23064" calcext:value-type="float">
            <text:p>1.2306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3" calcext:value-type="float">
            <text:p>0.3</text:p>
          </table:table-cell>
          <table:table-cell office:value-type="float" office:value="1.30434" calcext:value-type="float">
            <text:p>1.30434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3" calcext:value-type="float">
            <text:p>0.3</text:p>
          </table:table-cell>
          <table:table-cell office:value-type="float" office:value="1.23655" calcext:value-type="float">
            <text:p>1.23655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3" calcext:value-type="float">
            <text:p>0.3</text:p>
          </table:table-cell>
          <table:table-cell office:value-type="float" office:value="1.31026" calcext:value-type="float">
            <text:p>1.31026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3" calcext:value-type="float">
            <text:p>0.3</text:p>
          </table:table-cell>
          <table:table-cell office:value-type="float" office:value="1.24246" calcext:value-type="float">
            <text:p>1.24246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3" calcext:value-type="float">
            <text:p>0.3</text:p>
          </table:table-cell>
          <table:table-cell office:value-type="float" office:value="1.3164" calcext:value-type="float">
            <text:p>1.3164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3" calcext:value-type="float">
            <text:p>0.3</text:p>
          </table:table-cell>
          <table:table-cell office:value-type="float" office:value="1.24836" calcext:value-type="float">
            <text:p>1.2483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1.32252" calcext:value-type="float">
            <text:p>1.3225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1.25436" calcext:value-type="float">
            <text:p>1.2543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3" calcext:value-type="float">
            <text:p>0.3</text:p>
          </table:table-cell>
          <table:table-cell office:value-type="float" office:value="1.32856" calcext:value-type="float">
            <text:p>1.32856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3" calcext:value-type="float">
            <text:p>0.3</text:p>
          </table:table-cell>
          <table:table-cell office:value-type="float" office:value="1.26027" calcext:value-type="float">
            <text:p>1.2602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3" calcext:value-type="float">
            <text:p>0.3</text:p>
          </table:table-cell>
          <table:table-cell office:value-type="float" office:value="1.33458" calcext:value-type="float">
            <text:p>1.33458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3" calcext:value-type="float">
            <text:p>0.3</text:p>
          </table:table-cell>
          <table:table-cell office:value-type="float" office:value="1.26615" calcext:value-type="float">
            <text:p>1.2661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3" calcext:value-type="float">
            <text:p>0.3</text:p>
          </table:table-cell>
          <table:table-cell office:value-type="float" office:value="1.34047" calcext:value-type="float">
            <text:p>1.34047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3" calcext:value-type="float">
            <text:p>0.3</text:p>
          </table:table-cell>
          <table:table-cell office:value-type="float" office:value="1.27201" calcext:value-type="float">
            <text:p>1.272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3" calcext:value-type="float">
            <text:p>0.3</text:p>
          </table:table-cell>
          <table:table-cell office:value-type="float" office:value="1.34637" calcext:value-type="float">
            <text:p>1.34637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3" calcext:value-type="float">
            <text:p>0.3</text:p>
          </table:table-cell>
          <table:table-cell office:value-type="float" office:value="1.27789" calcext:value-type="float">
            <text:p>1.2778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1.35249" calcext:value-type="float">
            <text:p>1.35249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1.28388" calcext:value-type="float">
            <text:p>1.28388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3" calcext:value-type="float">
            <text:p>0.3</text:p>
          </table:table-cell>
          <table:table-cell office:value-type="float" office:value="1.35861" calcext:value-type="float">
            <text:p>1.35861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3" calcext:value-type="float">
            <text:p>0.3</text:p>
          </table:table-cell>
          <table:table-cell office:value-type="float" office:value="1.28977" calcext:value-type="float">
            <text:p>1.28977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3" calcext:value-type="float">
            <text:p>0.3</text:p>
          </table:table-cell>
          <table:table-cell office:value-type="float" office:value="1.36454" calcext:value-type="float">
            <text:p>1.36454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3" calcext:value-type="float">
            <text:p>0.3</text:p>
          </table:table-cell>
          <table:table-cell office:value-type="float" office:value="1.29568" calcext:value-type="float">
            <text:p>1.2956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3" calcext:value-type="float">
            <text:p>0.3</text:p>
          </table:table-cell>
          <table:table-cell office:value-type="float" office:value="1.3707" calcext:value-type="float">
            <text:p>1.3707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3" calcext:value-type="float">
            <text:p>0.3</text:p>
          </table:table-cell>
          <table:table-cell office:value-type="float" office:value="1.30151" calcext:value-type="float">
            <text:p>1.30151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3" calcext:value-type="float">
            <text:p>0.3</text:p>
          </table:table-cell>
          <table:table-cell office:value-type="float" office:value="1.37675" calcext:value-type="float">
            <text:p>1.37675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3" calcext:value-type="float">
            <text:p>0.3</text:p>
          </table:table-cell>
          <table:table-cell office:value-type="float" office:value="1.30753" calcext:value-type="float">
            <text:p>1.3075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1.3829" calcext:value-type="float">
            <text:p>1.382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1.31344" calcext:value-type="float">
            <text:p>1.31344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3" calcext:value-type="float">
            <text:p>0.3</text:p>
          </table:table-cell>
          <table:table-cell office:value-type="float" office:value="1.38882" calcext:value-type="float">
            <text:p>1.38882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3" calcext:value-type="float">
            <text:p>0.3</text:p>
          </table:table-cell>
          <table:table-cell office:value-type="float" office:value="1.31943" calcext:value-type="float">
            <text:p>1.31943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3" calcext:value-type="float">
            <text:p>0.3</text:p>
          </table:table-cell>
          <table:table-cell office:value-type="float" office:value="1.39484" calcext:value-type="float">
            <text:p>1.39484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3" calcext:value-type="float">
            <text:p>0.3</text:p>
          </table:table-cell>
          <table:table-cell office:value-type="float" office:value="1.32532" calcext:value-type="float">
            <text:p>1.32532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3" calcext:value-type="float">
            <text:p>0.3</text:p>
          </table:table-cell>
          <table:table-cell office:value-type="float" office:value="1.40082" calcext:value-type="float">
            <text:p>1.40082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" calcext:value-type="float">
            <text:p>0.3</text:p>
          </table:table-cell>
          <table:table-cell office:value-type="float" office:value="1.33125" calcext:value-type="float">
            <text:p>1.3312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3" calcext:value-type="float">
            <text:p>0.3</text:p>
          </table:table-cell>
          <table:table-cell office:value-type="float" office:value="1.40697" calcext:value-type="float">
            <text:p>1.40697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" calcext:value-type="float">
            <text:p>0.3</text:p>
          </table:table-cell>
          <table:table-cell office:value-type="float" office:value="1.33727" calcext:value-type="float">
            <text:p>1.3372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1.41305" calcext:value-type="float">
            <text:p>1.4130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1.34311" calcext:value-type="float">
            <text:p>1.3431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3" calcext:value-type="float">
            <text:p>0.3</text:p>
          </table:table-cell>
          <table:table-cell office:value-type="float" office:value="1.41899" calcext:value-type="float">
            <text:p>1.41899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" calcext:value-type="float">
            <text:p>0.3</text:p>
          </table:table-cell>
          <table:table-cell office:value-type="float" office:value="1.34903" calcext:value-type="float">
            <text:p>1.34903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3" calcext:value-type="float">
            <text:p>0.3</text:p>
          </table:table-cell>
          <table:table-cell office:value-type="float" office:value="1.42501" calcext:value-type="float">
            <text:p>1.42501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" calcext:value-type="float">
            <text:p>0.3</text:p>
          </table:table-cell>
          <table:table-cell office:value-type="float" office:value="1.35491" calcext:value-type="float">
            <text:p>1.35491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3" calcext:value-type="float">
            <text:p>0.3</text:p>
          </table:table-cell>
          <table:table-cell office:value-type="float" office:value="1.43093" calcext:value-type="float">
            <text:p>1.43093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3" calcext:value-type="float">
            <text:p>0.3</text:p>
          </table:table-cell>
          <table:table-cell office:value-type="float" office:value="1.3608" calcext:value-type="float">
            <text:p>1.3608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3" calcext:value-type="float">
            <text:p>0.3</text:p>
          </table:table-cell>
          <table:table-cell office:value-type="float" office:value="1.43719" calcext:value-type="float">
            <text:p>1.43719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3" calcext:value-type="float">
            <text:p>0.3</text:p>
          </table:table-cell>
          <table:table-cell office:value-type="float" office:value="1.36671" calcext:value-type="float">
            <text:p>1.3667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1.44325" calcext:value-type="float">
            <text:p>1.4432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1.37263" calcext:value-type="float">
            <text:p>1.37263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3" calcext:value-type="float">
            <text:p>0.3</text:p>
          </table:table-cell>
          <table:table-cell office:value-type="float" office:value="1.44933" calcext:value-type="float">
            <text:p>1.44933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3" calcext:value-type="float">
            <text:p>0.3</text:p>
          </table:table-cell>
          <table:table-cell office:value-type="float" office:value="1.37856" calcext:value-type="float">
            <text:p>1.37856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3" calcext:value-type="float">
            <text:p>0.3</text:p>
          </table:table-cell>
          <table:table-cell office:value-type="float" office:value="1.45529" calcext:value-type="float">
            <text:p>1.45529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3" calcext:value-type="float">
            <text:p>0.3</text:p>
          </table:table-cell>
          <table:table-cell office:value-type="float" office:value="1.38438" calcext:value-type="float">
            <text:p>1.3843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3" calcext:value-type="float">
            <text:p>0.3</text:p>
          </table:table-cell>
          <table:table-cell office:value-type="float" office:value="1.46135" calcext:value-type="float">
            <text:p>1.46135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3" calcext:value-type="float">
            <text:p>0.3</text:p>
          </table:table-cell>
          <table:table-cell office:value-type="float" office:value="1.39039" calcext:value-type="float">
            <text:p>1.39039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3" calcext:value-type="float">
            <text:p>0.3</text:p>
          </table:table-cell>
          <table:table-cell office:value-type="float" office:value="1.46739" calcext:value-type="float">
            <text:p>1.46739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3" calcext:value-type="float">
            <text:p>0.3</text:p>
          </table:table-cell>
          <table:table-cell office:value-type="float" office:value="1.39639" calcext:value-type="float">
            <text:p>1.3963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.47339" calcext:value-type="float">
            <text:p>1.4733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.40215" calcext:value-type="float">
            <text:p>1.40215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3" calcext:value-type="float">
            <text:p>0.3</text:p>
          </table:table-cell>
          <table:table-cell office:value-type="float" office:value="1.47952" calcext:value-type="float">
            <text:p>1.47952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3" calcext:value-type="float">
            <text:p>0.3</text:p>
          </table:table-cell>
          <table:table-cell office:value-type="float" office:value="1.40813" calcext:value-type="float">
            <text:p>1.40813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3" calcext:value-type="float">
            <text:p>0.3</text:p>
          </table:table-cell>
          <table:table-cell office:value-type="float" office:value="1.48549" calcext:value-type="float">
            <text:p>1.4854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3" calcext:value-type="float">
            <text:p>0.3</text:p>
          </table:table-cell>
          <table:table-cell office:value-type="float" office:value="1.41406" calcext:value-type="float">
            <text:p>1.41406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3" calcext:value-type="float">
            <text:p>0.3</text:p>
          </table:table-cell>
          <table:table-cell office:value-type="float" office:value="1.49164" calcext:value-type="float">
            <text:p>1.49164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3" calcext:value-type="float">
            <text:p>0.3</text:p>
          </table:table-cell>
          <table:table-cell office:value-type="float" office:value="1.41985" calcext:value-type="float">
            <text:p>1.41985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3" calcext:value-type="float">
            <text:p>0.3</text:p>
          </table:table-cell>
          <table:table-cell office:value-type="float" office:value="1.49756" calcext:value-type="float">
            <text:p>1.49756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3" calcext:value-type="float">
            <text:p>0.3</text:p>
          </table:table-cell>
          <table:table-cell office:value-type="float" office:value="1.42563" calcext:value-type="float">
            <text:p>1.425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1.50365" calcext:value-type="float">
            <text:p>1.5036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1.43158" calcext:value-type="float">
            <text:p>1.4315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3" calcext:value-type="float">
            <text:p>0.3</text:p>
          </table:table-cell>
          <table:table-cell office:value-type="float" office:value="1.5097" calcext:value-type="float">
            <text:p>1.5097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0.3" calcext:value-type="float">
            <text:p>0.3</text:p>
          </table:table-cell>
          <table:table-cell office:value-type="float" office:value="1.43758" calcext:value-type="float">
            <text:p>1.43758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3" calcext:value-type="float">
            <text:p>0.3</text:p>
          </table:table-cell>
          <table:table-cell office:value-type="float" office:value="1.51566" calcext:value-type="float">
            <text:p>1.51566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0.3" calcext:value-type="float">
            <text:p>0.3</text:p>
          </table:table-cell>
          <table:table-cell office:value-type="float" office:value="1.4434" calcext:value-type="float">
            <text:p>1.443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3" calcext:value-type="float">
            <text:p>0.3</text:p>
          </table:table-cell>
          <table:table-cell office:value-type="float" office:value="1.52178" calcext:value-type="float">
            <text:p>1.52178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0.3" calcext:value-type="float">
            <text:p>0.3</text:p>
          </table:table-cell>
          <table:table-cell office:value-type="float" office:value="1.44937" calcext:value-type="float">
            <text:p>1.4493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3" calcext:value-type="float">
            <text:p>0.3</text:p>
          </table:table-cell>
          <table:table-cell office:value-type="float" office:value="1.52792" calcext:value-type="float">
            <text:p>1.52792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0.3" calcext:value-type="float">
            <text:p>0.3</text:p>
          </table:table-cell>
          <table:table-cell office:value-type="float" office:value="1.45536" calcext:value-type="float">
            <text:p>1.4553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1.53391" calcext:value-type="float">
            <text:p>1.5339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1.4612" calcext:value-type="float">
            <text:p>1.461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3" calcext:value-type="float">
            <text:p>0.3</text:p>
          </table:table-cell>
          <table:table-cell office:value-type="float" office:value="1.53996" calcext:value-type="float">
            <text:p>1.53996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0.3" calcext:value-type="float">
            <text:p>0.3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3" calcext:value-type="float">
            <text:p>0.3</text:p>
          </table:table-cell>
          <table:table-cell office:value-type="float" office:value="1.54606" calcext:value-type="float">
            <text:p>1.54606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0.3" calcext:value-type="float">
            <text:p>0.3</text:p>
          </table:table-cell>
          <table:table-cell office:value-type="float" office:value="1.47275" calcext:value-type="float">
            <text:p>1.4727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3" calcext:value-type="float">
            <text:p>0.3</text:p>
          </table:table-cell>
          <table:table-cell office:value-type="float" office:value="1.55213" calcext:value-type="float">
            <text:p>1.55213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0.3" calcext:value-type="float">
            <text:p>0.3</text:p>
          </table:table-cell>
          <table:table-cell office:value-type="float" office:value="1.47876" calcext:value-type="float">
            <text:p>1.4787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3" calcext:value-type="float">
            <text:p>0.3</text:p>
          </table:table-cell>
          <table:table-cell office:value-type="float" office:value="1.55813" calcext:value-type="float">
            <text:p>1.55813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0.3" calcext:value-type="float">
            <text:p>0.3</text:p>
          </table:table-cell>
          <table:table-cell office:value-type="float" office:value="1.48472" calcext:value-type="float">
            <text:p>1.48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.56414" calcext:value-type="float">
            <text:p>1.56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.49048" calcext:value-type="float">
            <text:p>1.4904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3" calcext:value-type="float">
            <text:p>0.3</text:p>
          </table:table-cell>
          <table:table-cell office:value-type="float" office:value="1.57013" calcext:value-type="float">
            <text:p>1.57013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0.3" calcext:value-type="float">
            <text:p>0.3</text:p>
          </table:table-cell>
          <table:table-cell office:value-type="float" office:value="1.49632" calcext:value-type="float">
            <text:p>1.49632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3" calcext:value-type="float">
            <text:p>0.3</text:p>
          </table:table-cell>
          <table:table-cell office:value-type="float" office:value="1.57621" calcext:value-type="float">
            <text:p>1.57621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0.3" calcext:value-type="float">
            <text:p>0.3</text:p>
          </table:table-cell>
          <table:table-cell office:value-type="float" office:value="1.50224" calcext:value-type="float">
            <text:p>1.50224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3" calcext:value-type="float">
            <text:p>0.3</text:p>
          </table:table-cell>
          <table:table-cell office:value-type="float" office:value="1.58222" calcext:value-type="float">
            <text:p>1.58222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0.3" calcext:value-type="float">
            <text:p>0.3</text:p>
          </table:table-cell>
          <table:table-cell office:value-type="float" office:value="1.50822" calcext:value-type="float">
            <text:p>1.50822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3" calcext:value-type="float">
            <text:p>0.3</text:p>
          </table:table-cell>
          <table:table-cell office:value-type="float" office:value="1.58815" calcext:value-type="float">
            <text:p>1.58815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0.3" calcext:value-type="float">
            <text:p>0.3</text:p>
          </table:table-cell>
          <table:table-cell office:value-type="float" office:value="1.5141" calcext:value-type="float">
            <text:p>1.514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1.59428" calcext:value-type="float">
            <text:p>1.5942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1.51996" calcext:value-type="float">
            <text:p>1.5199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3" calcext:value-type="float">
            <text:p>0.3</text:p>
          </table:table-cell>
          <table:table-cell office:value-type="float" office:value="1.60038" calcext:value-type="float">
            <text:p>1.60038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0.3" calcext:value-type="float">
            <text:p>0.3</text:p>
          </table:table-cell>
          <table:table-cell office:value-type="float" office:value="1.52581" calcext:value-type="float">
            <text:p>1.5258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3" calcext:value-type="float">
            <text:p>0.3</text:p>
          </table:table-cell>
          <table:table-cell office:value-type="float" office:value="1.60643" calcext:value-type="float">
            <text:p>1.60643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0.3" calcext:value-type="float">
            <text:p>0.3</text:p>
          </table:table-cell>
          <table:table-cell office:value-type="float" office:value="1.5317" calcext:value-type="float">
            <text:p>1.5317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3" calcext:value-type="float">
            <text:p>0.3</text:p>
          </table:table-cell>
          <table:table-cell office:value-type="float" office:value="1.61248" calcext:value-type="float">
            <text:p>1.61248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0.3" calcext:value-type="float">
            <text:p>0.3</text:p>
          </table:table-cell>
          <table:table-cell office:value-type="float" office:value="1.53759" calcext:value-type="float">
            <text:p>1.53759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3" calcext:value-type="float">
            <text:p>0.3</text:p>
          </table:table-cell>
          <table:table-cell office:value-type="float" office:value="1.61844" calcext:value-type="float">
            <text:p>1.61844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0.3" calcext:value-type="float">
            <text:p>0.3</text:p>
          </table:table-cell>
          <table:table-cell office:value-type="float" office:value="1.5436" calcext:value-type="float">
            <text:p>1.543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1.62459" calcext:value-type="float">
            <text:p>1.6245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1.54938" calcext:value-type="float">
            <text:p>1.54938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3" calcext:value-type="float">
            <text:p>0.3</text:p>
          </table:table-cell>
          <table:table-cell office:value-type="float" office:value="1.6306" calcext:value-type="float">
            <text:p>1.6306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0.3" calcext:value-type="float">
            <text:p>0.3</text:p>
          </table:table-cell>
          <table:table-cell office:value-type="float" office:value="1.55534" calcext:value-type="float">
            <text:p>1.5553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3" calcext:value-type="float">
            <text:p>0.3</text:p>
          </table:table-cell>
          <table:table-cell office:value-type="float" office:value="1.63657" calcext:value-type="float">
            <text:p>1.63657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0.3" calcext:value-type="float">
            <text:p>0.3</text:p>
          </table:table-cell>
          <table:table-cell office:value-type="float" office:value="1.56136" calcext:value-type="float">
            <text:p>1.5613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3" calcext:value-type="float">
            <text:p>0.3</text:p>
          </table:table-cell>
          <table:table-cell office:value-type="float" office:value="1.6427" calcext:value-type="float">
            <text:p>1.6427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0.3" calcext:value-type="float">
            <text:p>0.3</text:p>
          </table:table-cell>
          <table:table-cell office:value-type="float" office:value="1.56733" calcext:value-type="float">
            <text:p>1.56733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3" calcext:value-type="float">
            <text:p>0.3</text:p>
          </table:table-cell>
          <table:table-cell office:value-type="float" office:value="1.64876" calcext:value-type="float">
            <text:p>1.64876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0.3" calcext:value-type="float">
            <text:p>0.3</text:p>
          </table:table-cell>
          <table:table-cell office:value-type="float" office:value="1.57313" calcext:value-type="float">
            <text:p>1.5731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1.65478" calcext:value-type="float">
            <text:p>1.6547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1.57899" calcext:value-type="float">
            <text:p>1.57899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3" calcext:value-type="float">
            <text:p>0.3</text:p>
          </table:table-cell>
          <table:table-cell office:value-type="float" office:value="1.66091" calcext:value-type="float">
            <text:p>1.66091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0.3" calcext:value-type="float">
            <text:p>0.3</text:p>
          </table:table-cell>
          <table:table-cell office:value-type="float" office:value="1.58476" calcext:value-type="float">
            <text:p>1.58476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3" calcext:value-type="float">
            <text:p>0.3</text:p>
          </table:table-cell>
          <table:table-cell office:value-type="float" office:value="1.66693" calcext:value-type="float">
            <text:p>1.66693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0.3" calcext:value-type="float">
            <text:p>0.3</text:p>
          </table:table-cell>
          <table:table-cell office:value-type="float" office:value="1.59071" calcext:value-type="float">
            <text:p>1.5907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3" calcext:value-type="float">
            <text:p>0.3</text:p>
          </table:table-cell>
          <table:table-cell office:value-type="float" office:value="1.67289" calcext:value-type="float">
            <text:p>1.67289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0.3" calcext:value-type="float">
            <text:p>0.3</text:p>
          </table:table-cell>
          <table:table-cell office:value-type="float" office:value="1.59662" calcext:value-type="float">
            <text:p>1.59662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3" calcext:value-type="float">
            <text:p>0.3</text:p>
          </table:table-cell>
          <table:table-cell office:value-type="float" office:value="1.67904" calcext:value-type="float">
            <text:p>1.67904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0.3" calcext:value-type="float">
            <text:p>0.3</text:p>
          </table:table-cell>
          <table:table-cell office:value-type="float" office:value="1.6025" calcext:value-type="float">
            <text:p>1.60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1.68495" calcext:value-type="float">
            <text:p>1.6849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1.60845" calcext:value-type="float">
            <text:p>1.6084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3" calcext:value-type="float">
            <text:p>0.3</text:p>
          </table:table-cell>
          <table:table-cell office:value-type="float" office:value="1.69111" calcext:value-type="float">
            <text:p>1.69111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0.3" calcext:value-type="float">
            <text:p>0.3</text:p>
          </table:table-cell>
          <table:table-cell office:value-type="float" office:value="1.61444" calcext:value-type="float">
            <text:p>1.6144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3" calcext:value-type="float">
            <text:p>0.3</text:p>
          </table:table-cell>
          <table:table-cell office:value-type="float" office:value="1.6971" calcext:value-type="float">
            <text:p>1.6971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0.3" calcext:value-type="float">
            <text:p>0.3</text:p>
          </table:table-cell>
          <table:table-cell office:value-type="float" office:value="1.62018" calcext:value-type="float">
            <text:p>1.6201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3" calcext:value-type="float">
            <text:p>0.3</text:p>
          </table:table-cell>
          <table:table-cell office:value-type="float" office:value="1.70313" calcext:value-type="float">
            <text:p>1.70313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0.3" calcext:value-type="float">
            <text:p>0.3</text:p>
          </table:table-cell>
          <table:table-cell office:value-type="float" office:value="1.62594" calcext:value-type="float">
            <text:p>1.62594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3" calcext:value-type="float">
            <text:p>0.3</text:p>
          </table:table-cell>
          <table:table-cell office:value-type="float" office:value="1.70906" calcext:value-type="float">
            <text:p>1.70906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0.3" calcext:value-type="float">
            <text:p>0.3</text:p>
          </table:table-cell>
          <table:table-cell office:value-type="float" office:value="1.63181" calcext:value-type="float">
            <text:p>1.6318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1.71519" calcext:value-type="float">
            <text:p>1.7151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1.64363" calcext:value-type="float">
            <text:p>1.6436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3" calcext:value-type="float">
            <text:p>0.3</text:p>
          </table:table-cell>
          <table:table-cell office:value-type="float" office:value="1.72132" calcext:value-type="float">
            <text:p>1.72132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0.3" calcext:value-type="float">
            <text:p>0.3</text:p>
          </table:table-cell>
          <table:table-cell office:value-type="float" office:value="1.64949" calcext:value-type="float">
            <text:p>1.64949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3" calcext:value-type="float">
            <text:p>0.3</text:p>
          </table:table-cell>
          <table:table-cell office:value-type="float" office:value="1.72735" calcext:value-type="float">
            <text:p>1.72735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0.3" calcext:value-type="float">
            <text:p>0.3</text:p>
          </table:table-cell>
          <table:table-cell office:value-type="float" office:value="1.65533" calcext:value-type="float">
            <text:p>1.65533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3" calcext:value-type="float">
            <text:p>0.3</text:p>
          </table:table-cell>
          <table:table-cell office:value-type="float" office:value="1.73326" calcext:value-type="float">
            <text:p>1.73326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0.3" calcext:value-type="float">
            <text:p>0.3</text:p>
          </table:table-cell>
          <table:table-cell office:value-type="float" office:value="1.66117" calcext:value-type="float">
            <text:p>1.66117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3" calcext:value-type="float">
            <text:p>0.3</text:p>
          </table:table-cell>
          <table:table-cell office:value-type="float" office:value="1.73947" calcext:value-type="float">
            <text:p>1.73947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0.3" calcext:value-type="float">
            <text:p>0.3</text:p>
          </table:table-cell>
          <table:table-cell office:value-type="float" office:value="1.66707" calcext:value-type="float">
            <text:p>1.6670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1.74542" calcext:value-type="float">
            <text:p>1.7454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1.67298" calcext:value-type="float">
            <text:p>1.67298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3" calcext:value-type="float">
            <text:p>0.3</text:p>
          </table:table-cell>
          <table:table-cell office:value-type="float" office:value="1.75141" calcext:value-type="float">
            <text:p>1.75141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0.3" calcext:value-type="float">
            <text:p>0.3</text:p>
          </table:table-cell>
          <table:table-cell office:value-type="float" office:value="1.67892" calcext:value-type="float">
            <text:p>1.6789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3" calcext:value-type="float">
            <text:p>0.3</text:p>
          </table:table-cell>
          <table:table-cell office:value-type="float" office:value="1.75742" calcext:value-type="float">
            <text:p>1.75742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0.3" calcext:value-type="float">
            <text:p>0.3</text:p>
          </table:table-cell>
          <table:table-cell office:value-type="float" office:value="1.68467" calcext:value-type="float">
            <text:p>1.6846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3" calcext:value-type="float">
            <text:p>0.3</text:p>
          </table:table-cell>
          <table:table-cell office:value-type="float" office:value="1.76354" calcext:value-type="float">
            <text:p>1.7635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0.3" calcext:value-type="float">
            <text:p>0.3</text:p>
          </table:table-cell>
          <table:table-cell office:value-type="float" office:value="1.69056" calcext:value-type="float">
            <text:p>1.69056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3" calcext:value-type="float">
            <text:p>0.3</text:p>
          </table:table-cell>
          <table:table-cell office:value-type="float" office:value="1.76949" calcext:value-type="float">
            <text:p>1.76949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0.3" calcext:value-type="float">
            <text:p>0.3</text:p>
          </table:table-cell>
          <table:table-cell office:value-type="float" office:value="1.69642" calcext:value-type="float">
            <text:p>1.696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1.77564" calcext:value-type="float">
            <text:p>1.7756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1.70243" calcext:value-type="float">
            <text:p>1.7024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3" calcext:value-type="float">
            <text:p>0.3</text:p>
          </table:table-cell>
          <table:table-cell office:value-type="float" office:value="1.78178" calcext:value-type="float">
            <text:p>1.78178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0.3" calcext:value-type="float">
            <text:p>0.3</text:p>
          </table:table-cell>
          <table:table-cell office:value-type="float" office:value="1.70829" calcext:value-type="float">
            <text:p>1.70829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3" calcext:value-type="float">
            <text:p>0.3</text:p>
          </table:table-cell>
          <table:table-cell office:value-type="float" office:value="1.7877" calcext:value-type="float">
            <text:p>1.7877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0.3" calcext:value-type="float">
            <text:p>0.3</text:p>
          </table:table-cell>
          <table:table-cell office:value-type="float" office:value="1.71409" calcext:value-type="float">
            <text:p>1.71409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3" calcext:value-type="float">
            <text:p>0.3</text:p>
          </table:table-cell>
          <table:table-cell office:value-type="float" office:value="1.79368" calcext:value-type="float">
            <text:p>1.79368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0.3" calcext:value-type="float">
            <text:p>0.3</text:p>
          </table:table-cell>
          <table:table-cell office:value-type="float" office:value="1.72002" calcext:value-type="float">
            <text:p>1.72002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3" calcext:value-type="float">
            <text:p>0.3</text:p>
          </table:table-cell>
          <table:table-cell office:value-type="float" office:value="1.80574" calcext:value-type="float">
            <text:p>1.80574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0.3" calcext:value-type="float">
            <text:p>0.3</text:p>
          </table:table-cell>
          <table:table-cell office:value-type="float" office:value="1.72591" calcext:value-type="float">
            <text:p>1.7259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1.81188" calcext:value-type="float">
            <text:p>1.81188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1.73167" calcext:value-type="float">
            <text:p>1.7316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3" calcext:value-type="float">
            <text:p>0.3</text:p>
          </table:table-cell>
          <table:table-cell office:value-type="float" office:value="1.81188" calcext:value-type="float">
            <text:p>1.81188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0.3" calcext:value-type="float">
            <text:p>0.3</text:p>
          </table:table-cell>
          <table:table-cell office:value-type="float" office:value="1.73754" calcext:value-type="float">
            <text:p>1.7375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.82384" calcext:value-type="float">
            <text:p>1.82384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0.3" calcext:value-type="float">
            <text:p>0.3</text:p>
          </table:table-cell>
          <table:table-cell office:value-type="float" office:value="1.74338" calcext:value-type="float">
            <text:p>1.7433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3" calcext:value-type="float">
            <text:p>0.3</text:p>
          </table:table-cell>
          <table:table-cell office:value-type="float" office:value="1.82988" calcext:value-type="float">
            <text:p>1.82988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0.3" calcext:value-type="float">
            <text:p>0.3</text:p>
          </table:table-cell>
          <table:table-cell office:value-type="float" office:value="1.74924" calcext:value-type="float">
            <text:p>1.7492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3" calcext:value-type="float">
            <text:p>0.3</text:p>
          </table:table-cell>
          <table:table-cell office:value-type="float" office:value="1.83589" calcext:value-type="float">
            <text:p>1.83589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0.3" calcext:value-type="float">
            <text:p>0.3</text:p>
          </table:table-cell>
          <table:table-cell office:value-type="float" office:value="1.75517" calcext:value-type="float">
            <text:p>1.7551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1.84181" calcext:value-type="float">
            <text:p>1.8418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1.76092" calcext:value-type="float">
            <text:p>1.76092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3" calcext:value-type="float">
            <text:p>0.3</text:p>
          </table:table-cell>
          <table:table-cell office:value-type="float" office:value="1.84795" calcext:value-type="float">
            <text:p>1.8479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0.3" calcext:value-type="float">
            <text:p>0.3</text:p>
          </table:table-cell>
          <table:table-cell office:value-type="float" office:value="1.76688" calcext:value-type="float">
            <text:p>1.76688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3" calcext:value-type="float">
            <text:p>0.3</text:p>
          </table:table-cell>
          <table:table-cell office:value-type="float" office:value="1.854" calcext:value-type="float">
            <text:p>1.854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0.3" calcext:value-type="float">
            <text:p>0.3</text:p>
          </table:table-cell>
          <table:table-cell office:value-type="float" office:value="1.77285" calcext:value-type="float">
            <text:p>1.7728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3" calcext:value-type="float">
            <text:p>0.3</text:p>
          </table:table-cell>
          <table:table-cell office:value-type="float" office:value="1.85994" calcext:value-type="float">
            <text:p>1.85994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0.3" calcext:value-type="float">
            <text:p>0.3</text:p>
          </table:table-cell>
          <table:table-cell office:value-type="float" office:value="1.7787" calcext:value-type="float">
            <text:p>1.7787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3" calcext:value-type="float">
            <text:p>0.3</text:p>
          </table:table-cell>
          <table:table-cell office:value-type="float" office:value="1.86596" calcext:value-type="float">
            <text:p>1.86596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0.3" calcext:value-type="float">
            <text:p>0.3</text:p>
          </table:table-cell>
          <table:table-cell office:value-type="float" office:value="1.78455" calcext:value-type="float">
            <text:p>1.78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.87202" calcext:value-type="float">
            <text:p>1.872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1.79033" calcext:value-type="float">
            <text:p>1.79033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3" calcext:value-type="float">
            <text:p>0.3</text:p>
          </table:table-cell>
          <table:table-cell office:value-type="float" office:value="1.87819" calcext:value-type="float">
            <text:p>1.87819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0.3" calcext:value-type="float">
            <text:p>0.3</text:p>
          </table:table-cell>
          <table:table-cell office:value-type="float" office:value="1.79621" calcext:value-type="float">
            <text:p>1.79621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3" calcext:value-type="float">
            <text:p>0.3</text:p>
          </table:table-cell>
          <table:table-cell office:value-type="float" office:value="1.88413" calcext:value-type="float">
            <text:p>1.88413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0.3" calcext:value-type="float">
            <text:p>0.3</text:p>
          </table:table-cell>
          <table:table-cell office:value-type="float" office:value="1.80216" calcext:value-type="float">
            <text:p>1.80216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3" calcext:value-type="float">
            <text:p>0.3</text:p>
          </table:table-cell>
          <table:table-cell office:value-type="float" office:value="1.89007" calcext:value-type="float">
            <text:p>1.89007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0.3" calcext:value-type="float">
            <text:p>0.3</text:p>
          </table:table-cell>
          <table:table-cell office:value-type="float" office:value="1.80803" calcext:value-type="float">
            <text:p>1.80803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3" calcext:value-type="float">
            <text:p>0.3</text:p>
          </table:table-cell>
          <table:table-cell office:value-type="float" office:value="1.8961" calcext:value-type="float">
            <text:p>1.8961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0.3" calcext:value-type="float">
            <text:p>0.3</text:p>
          </table:table-cell>
          <table:table-cell office:value-type="float" office:value="1.81397" calcext:value-type="float">
            <text:p>1.8139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3" calcext:value-type="float">
            <text:p>0.3</text:p>
          </table:table-cell>
          <table:table-cell office:value-type="float" office:value="1.90215" calcext:value-type="float">
            <text:p>1.9021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3" calcext:value-type="float">
            <text:p>0.3</text:p>
          </table:table-cell>
          <table:table-cell office:value-type="float" office:value="1.81974" calcext:value-type="float">
            <text:p>1.8197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3" calcext:value-type="float">
            <text:p>0.3</text:p>
          </table:table-cell>
          <table:table-cell office:value-type="float" office:value="1.90819" calcext:value-type="float">
            <text:p>1.90819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0.3" calcext:value-type="float">
            <text:p>0.3</text:p>
          </table:table-cell>
          <table:table-cell office:value-type="float" office:value="1.82568" calcext:value-type="float">
            <text:p>1.82568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.91423" calcext:value-type="float">
            <text:p>1.91423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.83163" calcext:value-type="float">
            <text:p>1.83163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3" calcext:value-type="float">
            <text:p>0.3</text:p>
          </table:table-cell>
          <table:table-cell office:value-type="float" office:value="1.92011" calcext:value-type="float">
            <text:p>1.92011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0.3" calcext:value-type="float">
            <text:p>0.3</text:p>
          </table:table-cell>
          <table:table-cell office:value-type="float" office:value="1.83733" calcext:value-type="float">
            <text:p>1.83733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3" calcext:value-type="float">
            <text:p>0.3</text:p>
          </table:table-cell>
          <table:table-cell office:value-type="float" office:value="1.92623" calcext:value-type="float">
            <text:p>1.92623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0.3" calcext:value-type="float">
            <text:p>0.3</text:p>
          </table:table-cell>
          <table:table-cell office:value-type="float" office:value="1.84306" calcext:value-type="float">
            <text:p>1.8430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1.93222" calcext:value-type="float">
            <text:p>1.932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1.84897" calcext:value-type="float">
            <text:p>1.84897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3" calcext:value-type="float">
            <text:p>0.3</text:p>
          </table:table-cell>
          <table:table-cell office:value-type="float" office:value="1.93838" calcext:value-type="float">
            <text:p>1.93838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0.3" calcext:value-type="float">
            <text:p>0.3</text:p>
          </table:table-cell>
          <table:table-cell office:value-type="float" office:value="1.85483" calcext:value-type="float">
            <text:p>1.85483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3" calcext:value-type="float">
            <text:p>0.3</text:p>
          </table:table-cell>
          <table:table-cell office:value-type="float" office:value="1.94425" calcext:value-type="float">
            <text:p>1.94425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0.3" calcext:value-type="float">
            <text:p>0.3</text:p>
          </table:table-cell>
          <table:table-cell office:value-type="float" office:value="1.86072" calcext:value-type="float">
            <text:p>1.86072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3" calcext:value-type="float">
            <text:p>0.3</text:p>
          </table:table-cell>
          <table:table-cell office:value-type="float" office:value="1.95029" calcext:value-type="float">
            <text:p>1.95029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0.3" calcext:value-type="float">
            <text:p>0.3</text:p>
          </table:table-cell>
          <table:table-cell office:value-type="float" office:value="1.86646" calcext:value-type="float">
            <text:p>1.86646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3" calcext:value-type="float">
            <text:p>0.3</text:p>
          </table:table-cell>
          <table:table-cell office:value-type="float" office:value="1.95634" calcext:value-type="float">
            <text:p>1.95634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0.3" calcext:value-type="float">
            <text:p>0.3</text:p>
          </table:table-cell>
          <table:table-cell office:value-type="float" office:value="1.87242" calcext:value-type="float">
            <text:p>1.8724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3" calcext:value-type="float">
            <text:p>0.3</text:p>
          </table:table-cell>
          <table:table-cell office:value-type="float" office:value="1.96237" calcext:value-type="float">
            <text:p>1.9623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3" calcext:value-type="float">
            <text:p>0.3</text:p>
          </table:table-cell>
          <table:table-cell office:value-type="float" office:value="1.87835" calcext:value-type="float">
            <text:p>1.8783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3" calcext:value-type="float">
            <text:p>0.3</text:p>
          </table:table-cell>
          <table:table-cell office:value-type="float" office:value="1.96828" calcext:value-type="float">
            <text:p>1.96828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0.3" calcext:value-type="float">
            <text:p>0.3</text:p>
          </table:table-cell>
          <table:table-cell office:value-type="float" office:value="1.88417" calcext:value-type="float">
            <text:p>1.8841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3" calcext:value-type="float">
            <text:p>0.3</text:p>
          </table:table-cell>
          <table:table-cell office:value-type="float" office:value="1.97442" calcext:value-type="float">
            <text:p>1.97442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0.3" calcext:value-type="float">
            <text:p>0.3</text:p>
          </table:table-cell>
          <table:table-cell office:value-type="float" office:value="1.89002" calcext:value-type="float">
            <text:p>1.8900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3" calcext:value-type="float">
            <text:p>0.3</text:p>
          </table:table-cell>
          <table:table-cell office:value-type="float" office:value="1.98048" calcext:value-type="float">
            <text:p>1.98048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0.3" calcext:value-type="float">
            <text:p>0.3</text:p>
          </table:table-cell>
          <table:table-cell office:value-type="float" office:value="1.89589" calcext:value-type="float">
            <text:p>1.89589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3" calcext:value-type="float">
            <text:p>0.3</text:p>
          </table:table-cell>
          <table:table-cell office:value-type="float" office:value="1.98657" calcext:value-type="float">
            <text:p>1.98657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0.3" calcext:value-type="float">
            <text:p>0.3</text:p>
          </table:table-cell>
          <table:table-cell office:value-type="float" office:value="1.90158" calcext:value-type="float">
            <text:p>1.9015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1.9925" calcext:value-type="float">
            <text:p>1.992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1.90743" calcext:value-type="float">
            <text:p>1.90743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3" calcext:value-type="float">
            <text:p>0.3</text:p>
          </table:table-cell>
          <table:table-cell office:value-type="float" office:value="1.9985" calcext:value-type="float">
            <text:p>1.9985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0.3" calcext:value-type="float">
            <text:p>0.3</text:p>
          </table:table-cell>
          <table:table-cell office:value-type="float" office:value="1.91323" calcext:value-type="float">
            <text:p>1.9132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3" calcext:value-type="float">
            <text:p>0.3</text:p>
          </table:table-cell>
          <table:table-cell office:value-type="float" office:value="2.00453" calcext:value-type="float">
            <text:p>2.00453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0.3" calcext:value-type="float">
            <text:p>0.3</text:p>
          </table:table-cell>
          <table:table-cell office:value-type="float" office:value="1.91915" calcext:value-type="float">
            <text:p>1.9191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3" calcext:value-type="float">
            <text:p>0.3</text:p>
          </table:table-cell>
          <table:table-cell office:value-type="float" office:value="2.01042" calcext:value-type="float">
            <text:p>2.01042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0.3" calcext:value-type="float">
            <text:p>0.3</text:p>
          </table:table-cell>
          <table:table-cell office:value-type="float" office:value="1.92505" calcext:value-type="float">
            <text:p>1.92505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3" calcext:value-type="float">
            <text:p>0.3</text:p>
          </table:table-cell>
          <table:table-cell office:value-type="float" office:value="2.01643" calcext:value-type="float">
            <text:p>2.01643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0.3" calcext:value-type="float">
            <text:p>0.3</text:p>
          </table:table-cell>
          <table:table-cell office:value-type="float" office:value="1.93086" calcext:value-type="float">
            <text:p>1.9308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2.02242" calcext:value-type="float">
            <text:p>2.0224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1.93666" calcext:value-type="float">
            <text:p>1.9366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3" calcext:value-type="float">
            <text:p>0.3</text:p>
          </table:table-cell>
          <table:table-cell office:value-type="float" office:value="2.02845" calcext:value-type="float">
            <text:p>2.02845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0.3" calcext:value-type="float">
            <text:p>0.3</text:p>
          </table:table-cell>
          <table:table-cell office:value-type="float" office:value="1.94259" calcext:value-type="float">
            <text:p>1.94259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3" calcext:value-type="float">
            <text:p>0.3</text:p>
          </table:table-cell>
          <table:table-cell office:value-type="float" office:value="2.03446" calcext:value-type="float">
            <text:p>2.03446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0.3" calcext:value-type="float">
            <text:p>0.3</text:p>
          </table:table-cell>
          <table:table-cell office:value-type="float" office:value="1.9483" calcext:value-type="float">
            <text:p>1.948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3" calcext:value-type="float">
            <text:p>0.3</text:p>
          </table:table-cell>
          <table:table-cell office:value-type="float" office:value="2.0405" calcext:value-type="float">
            <text:p>2.0405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0.3" calcext:value-type="float">
            <text:p>0.3</text:p>
          </table:table-cell>
          <table:table-cell office:value-type="float" office:value="1.95414" calcext:value-type="float">
            <text:p>1.9541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3" calcext:value-type="float">
            <text:p>0.3</text:p>
          </table:table-cell>
          <table:table-cell office:value-type="float" office:value="2.04654" calcext:value-type="float">
            <text:p>2.04654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0.3" calcext:value-type="float">
            <text:p>0.3</text:p>
          </table:table-cell>
          <table:table-cell office:value-type="float" office:value="1.96008" calcext:value-type="float">
            <text:p>1.9600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2.05247" calcext:value-type="float">
            <text:p>2.0524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3" calcext:value-type="float">
            <text:p>0.3</text:p>
          </table:table-cell>
          <table:table-cell office:value-type="float" office:value="2.05859" calcext:value-type="float">
            <text:p>2.05859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0.3" calcext:value-type="float">
            <text:p>0.3</text:p>
          </table:table-cell>
          <table:table-cell office:value-type="float" office:value="1.97172" calcext:value-type="float">
            <text:p>1.9717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3" calcext:value-type="float">
            <text:p>0.3</text:p>
          </table:table-cell>
          <table:table-cell office:value-type="float" office:value="2.07047" calcext:value-type="float">
            <text:p>2.07047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0.3" calcext:value-type="float">
            <text:p>0.3</text:p>
          </table:table-cell>
          <table:table-cell office:value-type="float" office:value="1.97762" calcext:value-type="float">
            <text:p>1.97762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3" calcext:value-type="float">
            <text:p>0.3</text:p>
          </table:table-cell>
          <table:table-cell office:value-type="float" office:value="2.07637" calcext:value-type="float">
            <text:p>2.07637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0.3" calcext:value-type="float">
            <text:p>0.3</text:p>
          </table:table-cell>
          <table:table-cell office:value-type="float" office:value="1.9834" calcext:value-type="float">
            <text:p>1.983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3" calcext:value-type="float">
            <text:p>0.3</text:p>
          </table:table-cell>
          <table:table-cell office:value-type="float" office:value="2.07637" calcext:value-type="float">
            <text:p>2.07637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0.3" calcext:value-type="float">
            <text:p>0.3</text:p>
          </table:table-cell>
          <table:table-cell office:value-type="float" office:value="1.98938" calcext:value-type="float">
            <text:p>1.9893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2.08846" calcext:value-type="float">
            <text:p>2.0884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3" calcext:value-type="float">
            <text:p>0.3</text:p>
          </table:table-cell>
          <table:table-cell office:value-type="float" office:value="1.99513" calcext:value-type="float">
            <text:p>1.99513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3" calcext:value-type="float">
            <text:p>0.3</text:p>
          </table:table-cell>
          <table:table-cell office:value-type="float" office:value="2.09445" calcext:value-type="float">
            <text:p>2.09445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0.3" calcext:value-type="float">
            <text:p>0.3</text:p>
          </table:table-cell>
          <table:table-cell office:value-type="float" office:value="2.00085" calcext:value-type="float">
            <text:p>2.0008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3" calcext:value-type="float">
            <text:p>0.3</text:p>
          </table:table-cell>
          <table:table-cell office:value-type="float" office:value="2.1005" calcext:value-type="float">
            <text:p>2.1005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0.3" calcext:value-type="float">
            <text:p>0.3</text:p>
          </table:table-cell>
          <table:table-cell office:value-type="float" office:value="2.00664" calcext:value-type="float">
            <text:p>2.0066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3" calcext:value-type="float">
            <text:p>0.3</text:p>
          </table:table-cell>
          <table:table-cell office:value-type="float" office:value="2.10665" calcext:value-type="float">
            <text:p>2.10665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0.3" calcext:value-type="float">
            <text:p>0.3</text:p>
          </table:table-cell>
          <table:table-cell office:value-type="float" office:value="2.01257" calcext:value-type="float">
            <text:p>2.01257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3" calcext:value-type="float">
            <text:p>0.3</text:p>
          </table:table-cell>
          <table:table-cell office:value-type="float" office:value="2.11257" calcext:value-type="float">
            <text:p>2.11257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0.3" calcext:value-type="float">
            <text:p>0.3</text:p>
          </table:table-cell>
          <table:table-cell office:value-type="float" office:value="2.01841" calcext:value-type="float">
            <text:p>2.0184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2.11848" calcext:value-type="float">
            <text:p>2.1184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3" calcext:value-type="float">
            <text:p>0.3</text:p>
          </table:table-cell>
          <table:table-cell office:value-type="float" office:value="2.02422" calcext:value-type="float">
            <text:p>2.02422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3" calcext:value-type="float">
            <text:p>0.3</text:p>
          </table:table-cell>
          <table:table-cell office:value-type="float" office:value="2.12452" calcext:value-type="float">
            <text:p>2.12452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0.3" calcext:value-type="float">
            <text:p>0.3</text:p>
          </table:table-cell>
          <table:table-cell office:value-type="float" office:value="2.02992" calcext:value-type="float">
            <text:p>2.0299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3" calcext:value-type="float">
            <text:p>0.3</text:p>
          </table:table-cell>
          <table:table-cell office:value-type="float" office:value="2.13068" calcext:value-type="float">
            <text:p>2.13068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0.3" calcext:value-type="float">
            <text:p>0.3</text:p>
          </table:table-cell>
          <table:table-cell office:value-type="float" office:value="2.03585" calcext:value-type="float">
            <text:p>2.03585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3" calcext:value-type="float">
            <text:p>0.3</text:p>
          </table:table-cell>
          <table:table-cell office:value-type="float" office:value="2.13659" calcext:value-type="float">
            <text:p>2.13659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0.3" calcext:value-type="float">
            <text:p>0.3</text:p>
          </table:table-cell>
          <table:table-cell office:value-type="float" office:value="2.04169" calcext:value-type="float">
            <text:p>2.04169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3" calcext:value-type="float">
            <text:p>0.3</text:p>
          </table:table-cell>
          <table:table-cell office:value-type="float" office:value="2.14286" calcext:value-type="float">
            <text:p>2.14286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3" calcext:value-type="float">
            <text:p>0.3</text:p>
          </table:table-cell>
          <table:table-cell office:value-type="float" office:value="2.04759" calcext:value-type="float">
            <text:p>2.0475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2.14847" calcext:value-type="float">
            <text:p>2.1484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3" calcext:value-type="float">
            <text:p>0.3</text:p>
          </table:table-cell>
          <table:table-cell office:value-type="float" office:value="2.05333" calcext:value-type="float">
            <text:p>2.05333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3" calcext:value-type="float">
            <text:p>0.3</text:p>
          </table:table-cell>
          <table:table-cell office:value-type="float" office:value="2.15392" calcext:value-type="float">
            <text:p>2.15392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3" calcext:value-type="float">
            <text:p>0.3</text:p>
          </table:table-cell>
          <table:table-cell office:value-type="float" office:value="2.05896" calcext:value-type="float">
            <text:p>2.05896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3" calcext:value-type="float">
            <text:p>0.3</text:p>
          </table:table-cell>
          <table:table-cell office:value-type="float" office:value="2.15935" calcext:value-type="float">
            <text:p>2.15935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3" calcext:value-type="float">
            <text:p>0.3</text:p>
          </table:table-cell>
          <table:table-cell office:value-type="float" office:value="2.06471" calcext:value-type="float">
            <text:p>2.06471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3" calcext:value-type="float">
            <text:p>0.3</text:p>
          </table:table-cell>
          <table:table-cell office:value-type="float" office:value="2.16498" calcext:value-type="float">
            <text:p>2.16498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3" calcext:value-type="float">
            <text:p>0.3</text:p>
          </table:table-cell>
          <table:table-cell office:value-type="float" office:value="2.07062" calcext:value-type="float">
            <text:p>2.07062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3" calcext:value-type="float">
            <text:p>0.3</text:p>
          </table:table-cell>
          <table:table-cell office:value-type="float" office:value="2.17061" calcext:value-type="float">
            <text:p>2.17061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3" calcext:value-type="float">
            <text:p>0.3</text:p>
          </table:table-cell>
          <table:table-cell office:value-type="float" office:value="2.07645" calcext:value-type="float">
            <text:p>2.07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2.17643" calcext:value-type="float">
            <text:p>2.176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2.08238" calcext:value-type="float">
            <text:p>2.08238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3" calcext:value-type="float">
            <text:p>0.3</text:p>
          </table:table-cell>
          <table:table-cell office:value-type="float" office:value="2.18246" calcext:value-type="float">
            <text:p>2.18246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3" calcext:value-type="float">
            <text:p>0.3</text:p>
          </table:table-cell>
          <table:table-cell office:value-type="float" office:value="2.08819" calcext:value-type="float">
            <text:p>2.0881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3" calcext:value-type="float">
            <text:p>0.3</text:p>
          </table:table-cell>
          <table:table-cell office:value-type="float" office:value="2.18858" calcext:value-type="float">
            <text:p>2.18858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3" calcext:value-type="float">
            <text:p>0.3</text:p>
          </table:table-cell>
          <table:table-cell office:value-type="float" office:value="2.09392" calcext:value-type="float">
            <text:p>2.09392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3" calcext:value-type="float">
            <text:p>0.3</text:p>
          </table:table-cell>
          <table:table-cell office:value-type="float" office:value="2.19488" calcext:value-type="float">
            <text:p>2.19488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3" calcext:value-type="float">
            <text:p>0.3</text:p>
          </table:table-cell>
          <table:table-cell office:value-type="float" office:value="2.09972" calcext:value-type="float">
            <text:p>2.09972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3" calcext:value-type="float">
            <text:p>0.3</text:p>
          </table:table-cell>
          <table:table-cell office:value-type="float" office:value="2.2011" calcext:value-type="float">
            <text:p>2.2011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3" calcext:value-type="float">
            <text:p>0.3</text:p>
          </table:table-cell>
          <table:table-cell office:value-type="float" office:value="2.1056" calcext:value-type="float">
            <text:p>2.105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2.20734" calcext:value-type="float">
            <text:p>2.2073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2.1114" calcext:value-type="float">
            <text:p>2.111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2.21335" calcext:value-type="float">
            <text:p>2.21335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2.11721" calcext:value-type="float">
            <text:p>2.11721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3" calcext:value-type="float">
            <text:p>0.3</text:p>
          </table:table-cell>
          <table:table-cell office:value-type="float" office:value="2.21927" calcext:value-type="float">
            <text:p>2.21927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3" calcext:value-type="float">
            <text:p>0.3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3" calcext:value-type="float">
            <text:p>0.3</text:p>
          </table:table-cell>
          <table:table-cell office:value-type="float" office:value="2.22519" calcext:value-type="float">
            <text:p>2.22519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3" calcext:value-type="float">
            <text:p>0.3</text:p>
          </table:table-cell>
          <table:table-cell office:value-type="float" office:value="2.1288" calcext:value-type="float">
            <text:p>2.1288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3" calcext:value-type="float">
            <text:p>0.3</text:p>
          </table:table-cell>
          <table:table-cell office:value-type="float" office:value="2.23115" calcext:value-type="float">
            <text:p>2.23115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3" calcext:value-type="float">
            <text:p>0.3</text:p>
          </table:table-cell>
          <table:table-cell office:value-type="float" office:value="2.1347" calcext:value-type="float">
            <text:p>2.134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2.23708" calcext:value-type="float">
            <text:p>2.23708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2.14626" calcext:value-type="float">
            <text:p>2.14626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3" calcext:value-type="float">
            <text:p>0.3</text:p>
          </table:table-cell>
          <table:table-cell office:value-type="float" office:value="2.24311" calcext:value-type="float">
            <text:p>2.24311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3" calcext:value-type="float">
            <text:p>0.3</text:p>
          </table:table-cell>
          <table:table-cell office:value-type="float" office:value="2.15196" calcext:value-type="float">
            <text:p>2.15196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3" calcext:value-type="float">
            <text:p>0.3</text:p>
          </table:table-cell>
          <table:table-cell office:value-type="float" office:value="2.24919" calcext:value-type="float">
            <text:p>2.24919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3" calcext:value-type="float">
            <text:p>0.3</text:p>
          </table:table-cell>
          <table:table-cell office:value-type="float" office:value="2.15791" calcext:value-type="float">
            <text:p>2.15791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3" calcext:value-type="float">
            <text:p>0.3</text:p>
          </table:table-cell>
          <table:table-cell office:value-type="float" office:value="2.25517" calcext:value-type="float">
            <text:p>2.25517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3" calcext:value-type="float">
            <text:p>0.3</text:p>
          </table:table-cell>
          <table:table-cell office:value-type="float" office:value="2.16368" calcext:value-type="float">
            <text:p>2.1636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2.26134" calcext:value-type="float">
            <text:p>2.26134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2.16952" calcext:value-type="float">
            <text:p>2.1695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3" calcext:value-type="float">
            <text:p>0.3</text:p>
          </table:table-cell>
          <table:table-cell office:value-type="float" office:value="2.26759" calcext:value-type="float">
            <text:p>2.2675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3" calcext:value-type="float">
            <text:p>0.3</text:p>
          </table:table-cell>
          <table:table-cell office:value-type="float" office:value="2.17534" calcext:value-type="float">
            <text:p>2.1753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3" calcext:value-type="float">
            <text:p>0.3</text:p>
          </table:table-cell>
          <table:table-cell office:value-type="float" office:value="2.27363" calcext:value-type="float">
            <text:p>2.27363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3" calcext:value-type="float">
            <text:p>0.3</text:p>
          </table:table-cell>
          <table:table-cell office:value-type="float" office:value="2.18125" calcext:value-type="float">
            <text:p>2.18125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3" calcext:value-type="float">
            <text:p>0.3</text:p>
          </table:table-cell>
          <table:table-cell office:value-type="float" office:value="2.27957" calcext:value-type="float">
            <text:p>2.27957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3" calcext:value-type="float">
            <text:p>0.3</text:p>
          </table:table-cell>
          <table:table-cell office:value-type="float" office:value="2.18706" calcext:value-type="float">
            <text:p>2.18706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3" calcext:value-type="float">
            <text:p>0.3</text:p>
          </table:table-cell>
          <table:table-cell office:value-type="float" office:value="2.28548" calcext:value-type="float">
            <text:p>2.2854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3" calcext:value-type="float">
            <text:p>0.3</text:p>
          </table:table-cell>
          <table:table-cell office:value-type="float" office:value="2.19285" calcext:value-type="float">
            <text:p>2.19285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3" calcext:value-type="float">
            <text:p>0.3</text:p>
          </table:table-cell>
          <table:table-cell office:value-type="float" office:value="2.2916" calcext:value-type="float">
            <text:p>2.2916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0.3" calcext:value-type="float">
            <text:p>0.3</text:p>
          </table:table-cell>
          <table:table-cell office:value-type="float" office:value="2.19864" calcext:value-type="float">
            <text:p>2.1986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2.29764" calcext:value-type="float">
            <text:p>2.2976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2.20456" calcext:value-type="float">
            <text:p>2.20456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3" calcext:value-type="float">
            <text:p>0.3</text:p>
          </table:table-cell>
          <table:table-cell office:value-type="float" office:value="2.30353" calcext:value-type="float">
            <text:p>2.30353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0.3" calcext:value-type="float">
            <text:p>0.3</text:p>
          </table:table-cell>
          <table:table-cell office:value-type="float" office:value="2.21023" calcext:value-type="float">
            <text:p>2.21023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3" calcext:value-type="float">
            <text:p>0.3</text:p>
          </table:table-cell>
          <table:table-cell office:value-type="float" office:value="2.30968" calcext:value-type="float">
            <text:p>2.30968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0.3" calcext:value-type="float">
            <text:p>0.3</text:p>
          </table:table-cell>
          <table:table-cell office:value-type="float" office:value="2.21615" calcext:value-type="float">
            <text:p>2.21615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.3" calcext:value-type="float">
            <text:p>0.3</text:p>
          </table:table-cell>
          <table:table-cell office:value-type="float" office:value="2.31567" calcext:value-type="float">
            <text:p>2.31567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0.3" calcext:value-type="float">
            <text:p>0.3</text:p>
          </table:table-cell>
          <table:table-cell office:value-type="float" office:value="2.22181" calcext:value-type="float">
            <text:p>2.2218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3" calcext:value-type="float">
            <text:p>0.3</text:p>
          </table:table-cell>
          <table:table-cell office:value-type="float" office:value="2.32171" calcext:value-type="float">
            <text:p>2.32171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0.3" calcext:value-type="float">
            <text:p>0.3</text:p>
          </table:table-cell>
          <table:table-cell office:value-type="float" office:value="2.22772" calcext:value-type="float">
            <text:p>2.2277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2.32783" calcext:value-type="float">
            <text:p>2.327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2.2335" calcext:value-type="float">
            <text:p>2.233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3" calcext:value-type="float">
            <text:p>0.3</text:p>
          </table:table-cell>
          <table:table-cell office:value-type="float" office:value="2.33362" calcext:value-type="float">
            <text:p>2.33362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0.3" calcext:value-type="float">
            <text:p>0.3</text:p>
          </table:table-cell>
          <table:table-cell office:value-type="float" office:value="2.23936" calcext:value-type="float">
            <text:p>2.23936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3" calcext:value-type="float">
            <text:p>0.3</text:p>
          </table:table-cell>
          <table:table-cell office:value-type="float" office:value="2.33961" calcext:value-type="float">
            <text:p>2.33961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0.3" calcext:value-type="float">
            <text:p>0.3</text:p>
          </table:table-cell>
          <table:table-cell office:value-type="float" office:value="2.24501" calcext:value-type="float">
            <text:p>2.2450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3" calcext:value-type="float">
            <text:p>0.3</text:p>
          </table:table-cell>
          <table:table-cell office:value-type="float" office:value="2.34565" calcext:value-type="float">
            <text:p>2.34565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0.3" calcext:value-type="float">
            <text:p>0.3</text:p>
          </table:table-cell>
          <table:table-cell office:value-type="float" office:value="2.25092" calcext:value-type="float">
            <text:p>2.25092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3" calcext:value-type="float">
            <text:p>0.3</text:p>
          </table:table-cell>
          <table:table-cell office:value-type="float" office:value="2.35177" calcext:value-type="float">
            <text:p>2.35177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0.3" calcext:value-type="float">
            <text:p>0.3</text:p>
          </table:table-cell>
          <table:table-cell office:value-type="float" office:value="2.2566" calcext:value-type="float">
            <text:p>2.256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2.35792" calcext:value-type="float">
            <text:p>2.3579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3" calcext:value-type="float">
            <text:p>0.3</text:p>
          </table:table-cell>
          <table:table-cell office:value-type="float" office:value="2.26241" calcext:value-type="float">
            <text:p>2.26241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3" calcext:value-type="float">
            <text:p>0.3</text:p>
          </table:table-cell>
          <table:table-cell office:value-type="float" office:value="2.36387" calcext:value-type="float">
            <text:p>2.36387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0.3" calcext:value-type="float">
            <text:p>0.3</text:p>
          </table:table-cell>
          <table:table-cell office:value-type="float" office:value="2.26832" calcext:value-type="float">
            <text:p>2.26832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2.27402" calcext:value-type="float">
            <text:p>2.27402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3" calcext:value-type="float">
            <text:p>0.3</text:p>
          </table:table-cell>
          <table:table-cell office:value-type="float" office:value="2.37595" calcext:value-type="float">
            <text:p>2.37595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0.3" calcext:value-type="float">
            <text:p>0.3</text:p>
          </table:table-cell>
          <table:table-cell office:value-type="float" office:value="2.27994" calcext:value-type="float">
            <text:p>2.2799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3" calcext:value-type="float">
            <text:p>0.3</text:p>
          </table:table-cell>
          <table:table-cell office:value-type="float" office:value="2.38196" calcext:value-type="float">
            <text:p>2.38196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0.3" calcext:value-type="float">
            <text:p>0.3</text:p>
          </table:table-cell>
          <table:table-cell office:value-type="float" office:value="2.28571" calcext:value-type="float">
            <text:p>2.2857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2.38806" calcext:value-type="float">
            <text:p>2.3880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2.29147" calcext:value-type="float">
            <text:p>2.29147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3" calcext:value-type="float">
            <text:p>0.3</text:p>
          </table:table-cell>
          <table:table-cell office:value-type="float" office:value="2.39396" calcext:value-type="float">
            <text:p>2.39396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0.3" calcext:value-type="float">
            <text:p>0.3</text:p>
          </table:table-cell>
          <table:table-cell office:value-type="float" office:value="2.29725" calcext:value-type="float">
            <text:p>2.29725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3" calcext:value-type="float">
            <text:p>0.3</text:p>
          </table:table-cell>
          <table:table-cell office:value-type="float" office:value="2.40013" calcext:value-type="float">
            <text:p>2.40013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0.3" calcext:value-type="float">
            <text:p>0.3</text:p>
          </table:table-cell>
          <table:table-cell office:value-type="float" office:value="2.30317" calcext:value-type="float">
            <text:p>2.30317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3" calcext:value-type="float">
            <text:p>0.3</text:p>
          </table:table-cell>
          <table:table-cell office:value-type="float" office:value="2.40627" calcext:value-type="float">
            <text:p>2.40627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0.3" calcext:value-type="float">
            <text:p>0.3</text:p>
          </table:table-cell>
          <table:table-cell office:value-type="float" office:value="2.30897" calcext:value-type="float">
            <text:p>2.3089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3" calcext:value-type="float">
            <text:p>0.3</text:p>
          </table:table-cell>
          <table:table-cell office:value-type="float" office:value="2.41229" calcext:value-type="float">
            <text:p>2.4122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0.3" calcext:value-type="float">
            <text:p>0.3</text:p>
          </table:table-cell>
          <table:table-cell office:value-type="float" office:value="2.31476" calcext:value-type="float">
            <text:p>2.3147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2.41841" calcext:value-type="float">
            <text:p>2.4184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2.32053" calcext:value-type="float">
            <text:p>2.32053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3" calcext:value-type="float">
            <text:p>0.3</text:p>
          </table:table-cell>
          <table:table-cell office:value-type="float" office:value="2.42447" calcext:value-type="float">
            <text:p>2.42447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0.3" calcext:value-type="float">
            <text:p>0.3</text:p>
          </table:table-cell>
          <table:table-cell office:value-type="float" office:value="2.32625" calcext:value-type="float">
            <text:p>2.32625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3" calcext:value-type="float">
            <text:p>0.3</text:p>
          </table:table-cell>
          <table:table-cell office:value-type="float" office:value="2.43063" calcext:value-type="float">
            <text:p>2.43063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0.3" calcext:value-type="float">
            <text:p>0.3</text:p>
          </table:table-cell>
          <table:table-cell office:value-type="float" office:value="2.33216" calcext:value-type="float">
            <text:p>2.33216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3" calcext:value-type="float">
            <text:p>0.3</text:p>
          </table:table-cell>
          <table:table-cell office:value-type="float" office:value="2.43676" calcext:value-type="float">
            <text:p>2.43676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0.3" calcext:value-type="float">
            <text:p>0.3</text:p>
          </table:table-cell>
          <table:table-cell office:value-type="float" office:value="2.33785" calcext:value-type="float">
            <text:p>2.337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3" calcext:value-type="float">
            <text:p>0.3</text:p>
          </table:table-cell>
          <table:table-cell office:value-type="float" office:value="2.44267" calcext:value-type="float">
            <text:p>2.44267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0.3" calcext:value-type="float">
            <text:p>0.3</text:p>
          </table:table-cell>
          <table:table-cell office:value-type="float" office:value="2.34373" calcext:value-type="float">
            <text:p>2.3437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2.4487" calcext:value-type="float">
            <text:p>2.448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" calcext:value-type="float">
            <text:p>0.3</text:p>
          </table:table-cell>
          <table:table-cell office:value-type="float" office:value="2.34962" calcext:value-type="float">
            <text:p>2.3496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3" calcext:value-type="float">
            <text:p>0.3</text:p>
          </table:table-cell>
          <table:table-cell office:value-type="float" office:value="2.45461" calcext:value-type="float">
            <text:p>2.45461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0.3" calcext:value-type="float">
            <text:p>0.3</text:p>
          </table:table-cell>
          <table:table-cell office:value-type="float" office:value="2.35529" calcext:value-type="float">
            <text:p>2.35529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</text:p>
          </table:table-cell>
          <table:table-cell office:value-type="float" office:value="2.46662" calcext:value-type="float">
            <text:p>2.46662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</text:p>
          </table:table-cell>
          <table:table-cell office:value-type="float" office:value="2.36118" calcext:value-type="float">
            <text:p>2.3611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3" calcext:value-type="float">
            <text:p>0.3</text:p>
          </table:table-cell>
          <table:table-cell office:value-type="float" office:value="2.47275" calcext:value-type="float">
            <text:p>2.47275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3" calcext:value-type="float">
            <text:p>0.3</text:p>
          </table:table-cell>
          <table:table-cell office:value-type="float" office:value="2.36692" calcext:value-type="float">
            <text:p>2.36692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3" calcext:value-type="float">
            <text:p>0.3</text:p>
          </table:table-cell>
          <table:table-cell office:value-type="float" office:value="2.47875" calcext:value-type="float">
            <text:p>2.47875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3" calcext:value-type="float">
            <text:p>0.3</text:p>
          </table:table-cell>
          <table:table-cell office:value-type="float" office:value="2.3728" calcext:value-type="float">
            <text:p>2.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2.48475" calcext:value-type="float">
            <text:p>2.484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2.37845" calcext:value-type="float">
            <text:p>2.37845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3" calcext:value-type="float">
            <text:p>0.3</text:p>
          </table:table-cell>
          <table:table-cell office:value-type="float" office:value="2.49087" calcext:value-type="float">
            <text:p>2.49087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3" calcext:value-type="float">
            <text:p>0.3</text:p>
          </table:table-cell>
          <table:table-cell office:value-type="float" office:value="2.38431" calcext:value-type="float">
            <text:p>2.38431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3" calcext:value-type="float">
            <text:p>0.3</text:p>
          </table:table-cell>
          <table:table-cell office:value-type="float" office:value="2.4968" calcext:value-type="float">
            <text:p>2.4968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3" calcext:value-type="float">
            <text:p>0.3</text:p>
          </table:table-cell>
          <table:table-cell office:value-type="float" office:value="2.39008" calcext:value-type="float">
            <text:p>2.39008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3" calcext:value-type="float">
            <text:p>0.3</text:p>
          </table:table-cell>
          <table:table-cell office:value-type="float" office:value="2.50284" calcext:value-type="float">
            <text:p>2.50284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3" calcext:value-type="float">
            <text:p>0.3</text:p>
          </table:table-cell>
          <table:table-cell office:value-type="float" office:value="2.39585" calcext:value-type="float">
            <text:p>2.3958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3" calcext:value-type="float">
            <text:p>0.3</text:p>
          </table:table-cell>
          <table:table-cell office:value-type="float" office:value="2.5089" calcext:value-type="float">
            <text:p>2.5089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3" calcext:value-type="float">
            <text:p>0.3</text:p>
          </table:table-cell>
          <table:table-cell office:value-type="float" office:value="2.40175" calcext:value-type="float">
            <text:p>2.40175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3" calcext:value-type="float">
            <text:p>0.3</text:p>
          </table:table-cell>
          <table:table-cell office:value-type="float" office:value="2.51491" calcext:value-type="float">
            <text:p>2.51491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3" calcext:value-type="float">
            <text:p>0.3</text:p>
          </table:table-cell>
          <table:table-cell office:value-type="float" office:value="2.40747" calcext:value-type="float">
            <text:p>2.40747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2.52096" calcext:value-type="float">
            <text:p>2.52096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3" calcext:value-type="float">
            <text:p>0.3</text:p>
          </table:table-cell>
          <table:table-cell office:value-type="float" office:value="2.41332" calcext:value-type="float">
            <text:p>2.41332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3" calcext:value-type="float">
            <text:p>0.3</text:p>
          </table:table-cell>
          <table:table-cell office:value-type="float" office:value="2.52712" calcext:value-type="float">
            <text:p>2.52712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3" calcext:value-type="float">
            <text:p>0.3</text:p>
          </table:table-cell>
          <table:table-cell office:value-type="float" office:value="2.41901" calcext:value-type="float">
            <text:p>2.41901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3" calcext:value-type="float">
            <text:p>0.3</text:p>
          </table:table-cell>
          <table:table-cell office:value-type="float" office:value="2.53305" calcext:value-type="float">
            <text:p>2.53305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3" calcext:value-type="float">
            <text:p>0.3</text:p>
          </table:table-cell>
          <table:table-cell office:value-type="float" office:value="2.42482" calcext:value-type="float">
            <text:p>2.42482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3" calcext:value-type="float">
            <text:p>0.3</text:p>
          </table:table-cell>
          <table:table-cell office:value-type="float" office:value="2.5392" calcext:value-type="float">
            <text:p>2.5392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3" calcext:value-type="float">
            <text:p>0.3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2.5452" calcext:value-type="float">
            <text:p>2.545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2.43659" calcext:value-type="float">
            <text:p>2.43659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3" calcext:value-type="float">
            <text:p>0.3</text:p>
          </table:table-cell>
          <table:table-cell office:value-type="float" office:value="2.55122" calcext:value-type="float">
            <text:p>2.55122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3" calcext:value-type="float">
            <text:p>0.3</text:p>
          </table:table-cell>
          <table:table-cell office:value-type="float" office:value="2.44234" calcext:value-type="float">
            <text:p>2.4423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3" calcext:value-type="float">
            <text:p>0.3</text:p>
          </table:table-cell>
          <table:table-cell office:value-type="float" office:value="2.55736" calcext:value-type="float">
            <text:p>2.55736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3" calcext:value-type="float">
            <text:p>0.3</text:p>
          </table:table-cell>
          <table:table-cell office:value-type="float" office:value="2.4481" calcext:value-type="float">
            <text:p>2.448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3" calcext:value-type="float">
            <text:p>0.3</text:p>
          </table:table-cell>
          <table:table-cell office:value-type="float" office:value="2.56339" calcext:value-type="float">
            <text:p>2.56339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3" calcext:value-type="float">
            <text:p>0.3</text:p>
          </table:table-cell>
          <table:table-cell office:value-type="float" office:value="2.45389" calcext:value-type="float">
            <text:p>2.45389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3" calcext:value-type="float">
            <text:p>0.3</text:p>
          </table:table-cell>
          <table:table-cell office:value-type="float" office:value="2.5694" calcext:value-type="float">
            <text:p>2.5694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3" calcext:value-type="float">
            <text:p>0.3</text:p>
          </table:table-cell>
          <table:table-cell office:value-type="float" office:value="2.45976" calcext:value-type="float">
            <text:p>2.4597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3" calcext:value-type="float">
            <text:p>0.3</text:p>
          </table:table-cell>
          <table:table-cell office:value-type="float" office:value="2.57542" calcext:value-type="float">
            <text:p>2.5754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3" calcext:value-type="float">
            <text:p>0.3</text:p>
          </table:table-cell>
          <table:table-cell office:value-type="float" office:value="2.46551" calcext:value-type="float">
            <text:p>2.46551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3" calcext:value-type="float">
            <text:p>0.3</text:p>
          </table:table-cell>
          <table:table-cell office:value-type="float" office:value="2.58137" calcext:value-type="float">
            <text:p>2.58137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3" calcext:value-type="float">
            <text:p>0.3</text:p>
          </table:table-cell>
          <table:table-cell office:value-type="float" office:value="2.47118" calcext:value-type="float">
            <text:p>2.47118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3" calcext:value-type="float">
            <text:p>0.3</text:p>
          </table:table-cell>
          <table:table-cell office:value-type="float" office:value="2.58751" calcext:value-type="float">
            <text:p>2.58751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3" calcext:value-type="float">
            <text:p>0.3</text:p>
          </table:table-cell>
          <table:table-cell office:value-type="float" office:value="2.47688" calcext:value-type="float">
            <text:p>2.4768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3" calcext:value-type="float">
            <text:p>0.3</text:p>
          </table:table-cell>
          <table:table-cell office:value-type="float" office:value="2.59346" calcext:value-type="float">
            <text:p>2.59346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3" calcext:value-type="float">
            <text:p>0.3</text:p>
          </table:table-cell>
          <table:table-cell office:value-type="float" office:value="2.48267" calcext:value-type="float">
            <text:p>2.48267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3" calcext:value-type="float">
            <text:p>0.3</text:p>
          </table:table-cell>
          <table:table-cell office:value-type="float" office:value="2.59958" calcext:value-type="float">
            <text:p>2.59958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3" calcext:value-type="float">
            <text:p>0.3</text:p>
          </table:table-cell>
          <table:table-cell office:value-type="float" office:value="2.48856" calcext:value-type="float">
            <text:p>2.4885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3" calcext:value-type="float">
            <text:p>0.3</text:p>
          </table:table-cell>
          <table:table-cell office:value-type="float" office:value="2.60571" calcext:value-type="float">
            <text:p>2.60571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3" calcext:value-type="float">
            <text:p>0.3</text:p>
          </table:table-cell>
          <table:table-cell office:value-type="float" office:value="2.49433" calcext:value-type="float">
            <text:p>2.49433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3" calcext:value-type="float">
            <text:p>0.3</text:p>
          </table:table-cell>
          <table:table-cell office:value-type="float" office:value="2.61174" calcext:value-type="float">
            <text:p>2.61174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3" calcext:value-type="float">
            <text:p>0.3</text:p>
          </table:table-cell>
          <table:table-cell office:value-type="float" office:value="2.49999" calcext:value-type="float">
            <text:p>2.49999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3" calcext:value-type="float">
            <text:p>0.3</text:p>
          </table:table-cell>
          <table:table-cell office:value-type="float" office:value="2.61767" calcext:value-type="float">
            <text:p>2.61767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3" calcext:value-type="float">
            <text:p>0.3</text:p>
          </table:table-cell>
          <table:table-cell office:value-type="float" office:value="2.50586" calcext:value-type="float">
            <text:p>2.50586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3" calcext:value-type="float">
            <text:p>0.3</text:p>
          </table:table-cell>
          <table:table-cell office:value-type="float" office:value="2.62379" calcext:value-type="float">
            <text:p>2.62379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3" calcext:value-type="float">
            <text:p>0.3</text:p>
          </table:table-cell>
          <table:table-cell office:value-type="float" office:value="2.51163" calcext:value-type="float">
            <text:p>2.51163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3" calcext:value-type="float">
            <text:p>0.3</text:p>
          </table:table-cell>
          <table:table-cell office:value-type="float" office:value="2.62989" calcext:value-type="float">
            <text:p>2.62989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3" calcext:value-type="float">
            <text:p>0.3</text:p>
          </table:table-cell>
          <table:table-cell office:value-type="float" office:value="2.51739" calcext:value-type="float">
            <text:p>2.5173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3" calcext:value-type="float">
            <text:p>0.3</text:p>
          </table:table-cell>
          <table:table-cell office:value-type="float" office:value="2.63603" calcext:value-type="float">
            <text:p>2.636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3" calcext:value-type="float">
            <text:p>0.3</text:p>
          </table:table-cell>
          <table:table-cell office:value-type="float" office:value="2.52322" calcext:value-type="float">
            <text:p>2.52322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3" calcext:value-type="float">
            <text:p>0.3</text:p>
          </table:table-cell>
          <table:table-cell office:value-type="float" office:value="2.64199" calcext:value-type="float">
            <text:p>2.64199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3" calcext:value-type="float">
            <text:p>0.3</text:p>
          </table:table-cell>
          <table:table-cell office:value-type="float" office:value="2.5289" calcext:value-type="float">
            <text:p>2.5289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3" calcext:value-type="float">
            <text:p>0.3</text:p>
          </table:table-cell>
          <table:table-cell office:value-type="float" office:value="2.64813" calcext:value-type="float">
            <text:p>2.64813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3" calcext:value-type="float">
            <text:p>0.3</text:p>
          </table:table-cell>
          <table:table-cell office:value-type="float" office:value="2.5347" calcext:value-type="float">
            <text:p>2.5347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3" calcext:value-type="float">
            <text:p>0.3</text:p>
          </table:table-cell>
          <table:table-cell office:value-type="float" office:value="2.65425" calcext:value-type="float">
            <text:p>2.65425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3" calcext:value-type="float">
            <text:p>0.3</text:p>
          </table:table-cell>
          <table:table-cell office:value-type="float" office:value="2.54049" calcext:value-type="float">
            <text:p>2.54049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3" calcext:value-type="float">
            <text:p>0.3</text:p>
          </table:table-cell>
          <table:table-cell office:value-type="float" office:value="2.66017" calcext:value-type="float">
            <text:p>2.66017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3" calcext:value-type="float">
            <text:p>0.3</text:p>
          </table:table-cell>
          <table:table-cell office:value-type="float" office:value="2.54634" calcext:value-type="float">
            <text:p>2.5463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3" calcext:value-type="float">
            <text:p>0.3</text:p>
          </table:table-cell>
          <table:table-cell office:value-type="float" office:value="2.66615" calcext:value-type="float">
            <text:p>2.6661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3" calcext:value-type="float">
            <text:p>0.3</text:p>
          </table:table-cell>
          <table:table-cell office:value-type="float" office:value="2.5521" calcext:value-type="float">
            <text:p>2.5521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3" calcext:value-type="float">
            <text:p>0.3</text:p>
          </table:table-cell>
          <table:table-cell office:value-type="float" office:value="2.67205" calcext:value-type="float">
            <text:p>2.67205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3" calcext:value-type="float">
            <text:p>0.3</text:p>
          </table:table-cell>
          <table:table-cell office:value-type="float" office:value="2.55772" calcext:value-type="float">
            <text:p>2.55772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3" calcext:value-type="float">
            <text:p>0.3</text:p>
          </table:table-cell>
          <table:table-cell office:value-type="float" office:value="2.67812" calcext:value-type="float">
            <text:p>2.67812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3" calcext:value-type="float">
            <text:p>0.3</text:p>
          </table:table-cell>
          <table:table-cell office:value-type="float" office:value="2.56356" calcext:value-type="float">
            <text:p>2.56356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3" calcext:value-type="float">
            <text:p>0.3</text:p>
          </table:table-cell>
          <table:table-cell office:value-type="float" office:value="2.68415" calcext:value-type="float">
            <text:p>2.68415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3" calcext:value-type="float">
            <text:p>0.3</text:p>
          </table:table-cell>
          <table:table-cell office:value-type="float" office:value="2.56936" calcext:value-type="float">
            <text:p>2.56936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3" calcext:value-type="float">
            <text:p>0.3</text:p>
          </table:table-cell>
          <table:table-cell office:value-type="float" office:value="2.69014" calcext:value-type="float">
            <text:p>2.69014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" calcext:value-type="float">
            <text:p>0.3</text:p>
          </table:table-cell>
          <table:table-cell office:value-type="float" office:value="2.57513" calcext:value-type="float">
            <text:p>2.5751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2.69627" calcext:value-type="float">
            <text:p>2.69627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2.58085" calcext:value-type="float">
            <text:p>2.5808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3" calcext:value-type="float">
            <text:p>0.3</text:p>
          </table:table-cell>
          <table:table-cell office:value-type="float" office:value="2.70241" calcext:value-type="float">
            <text:p>2.70241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" calcext:value-type="float">
            <text:p>0.3</text:p>
          </table:table-cell>
          <table:table-cell office:value-type="float" office:value="2.58671" calcext:value-type="float">
            <text:p>2.58671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3" calcext:value-type="float">
            <text:p>0.3</text:p>
          </table:table-cell>
          <table:table-cell office:value-type="float" office:value="2.70832" calcext:value-type="float">
            <text:p>2.70832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" calcext:value-type="float">
            <text:p>0.3</text:p>
          </table:table-cell>
          <table:table-cell office:value-type="float" office:value="2.59248" calcext:value-type="float">
            <text:p>2.59248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3" calcext:value-type="float">
            <text:p>0.3</text:p>
          </table:table-cell>
          <table:table-cell office:value-type="float" office:value="2.71438" calcext:value-type="float">
            <text:p>2.71438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" calcext:value-type="float">
            <text:p>0.3</text:p>
          </table:table-cell>
          <table:table-cell office:value-type="float" office:value="2.59823" calcext:value-type="float">
            <text:p>2.59823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3" calcext:value-type="float">
            <text:p>0.3</text:p>
          </table:table-cell>
          <table:table-cell office:value-type="float" office:value="2.72053" calcext:value-type="float">
            <text:p>2.72053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" calcext:value-type="float">
            <text:p>0.3</text:p>
          </table:table-cell>
          <table:table-cell office:value-type="float" office:value="2.60412" calcext:value-type="float">
            <text:p>2.6041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3" calcext:value-type="float">
            <text:p>0.3</text:p>
          </table:table-cell>
          <table:table-cell office:value-type="float" office:value="2.72656" calcext:value-type="float">
            <text:p>2.7265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" calcext:value-type="float">
            <text:p>0.3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3" calcext:value-type="float">
            <text:p>0.3</text:p>
          </table:table-cell>
          <table:table-cell office:value-type="float" office:value="2.73257" calcext:value-type="float">
            <text:p>2.73257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" calcext:value-type="float">
            <text:p>0.3</text:p>
          </table:table-cell>
          <table:table-cell office:value-type="float" office:value="2.61566" calcext:value-type="float">
            <text:p>2.615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3" calcext:value-type="float">
            <text:p>0.3</text:p>
          </table:table-cell>
          <table:table-cell office:value-type="float" office:value="2.73864" calcext:value-type="float">
            <text:p>2.73864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" calcext:value-type="float">
            <text:p>0.3</text:p>
          </table:table-cell>
          <table:table-cell office:value-type="float" office:value="2.6214" calcext:value-type="float">
            <text:p>2.6214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3" calcext:value-type="float">
            <text:p>0.3</text:p>
          </table:table-cell>
          <table:table-cell office:value-type="float" office:value="2.74455" calcext:value-type="float">
            <text:p>2.74455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" calcext:value-type="float">
            <text:p>0.3</text:p>
          </table:table-cell>
          <table:table-cell office:value-type="float" office:value="2.62719" calcext:value-type="float">
            <text:p>2.62719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3" calcext:value-type="float">
            <text:p>0.3</text:p>
          </table:table-cell>
          <table:table-cell office:value-type="float" office:value="2.75057" calcext:value-type="float">
            <text:p>2.75057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" calcext:value-type="float">
            <text:p>0.3</text:p>
          </table:table-cell>
          <table:table-cell office:value-type="float" office:value="2.63293" calcext:value-type="float">
            <text:p>2.632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  <table:table-cell office:value-type="float" office:value="2.75668" calcext:value-type="float">
            <text:p>2.7566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" calcext:value-type="float">
            <text:p>0.3</text:p>
          </table:table-cell>
          <table:table-cell office:value-type="float" office:value="2.63867" calcext:value-type="float">
            <text:p>2.6386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3" calcext:value-type="float">
            <text:p>0.3</text:p>
          </table:table-cell>
          <table:table-cell office:value-type="float" office:value="2.76284" calcext:value-type="float">
            <text:p>2.76284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" calcext:value-type="float">
            <text:p>0.3</text:p>
          </table:table-cell>
          <table:table-cell office:value-type="float" office:value="2.64441" calcext:value-type="float">
            <text:p>2.64441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3" calcext:value-type="float">
            <text:p>0.3</text:p>
          </table:table-cell>
          <table:table-cell office:value-type="float" office:value="2.76881" calcext:value-type="float">
            <text:p>2.76881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" calcext:value-type="float">
            <text:p>0.3</text:p>
          </table:table-cell>
          <table:table-cell office:value-type="float" office:value="2.65019" calcext:value-type="float">
            <text:p>2.6501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3" calcext:value-type="float">
            <text:p>0.3</text:p>
          </table:table-cell>
          <table:table-cell office:value-type="float" office:value="2.77485" calcext:value-type="float">
            <text:p>2.77485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.3" calcext:value-type="float">
            <text:p>0.3</text:p>
          </table:table-cell>
          <table:table-cell office:value-type="float" office:value="2.65588" calcext:value-type="float">
            <text:p>2.65588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3" calcext:value-type="float">
            <text:p>0.3</text:p>
          </table:table-cell>
          <table:table-cell office:value-type="float" office:value="2.78087" calcext:value-type="float">
            <text:p>2.78087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0.3" calcext:value-type="float">
            <text:p>0.3</text:p>
          </table:table-cell>
          <table:table-cell office:value-type="float" office:value="2.66173" calcext:value-type="float">
            <text:p>2.66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78692" calcext:value-type="float">
            <text:p>2.786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66757" calcext:value-type="float">
            <text:p>2.66757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3" calcext:value-type="float">
            <text:p>0.3</text:p>
          </table:table-cell>
          <table:table-cell office:value-type="float" office:value="2.79306" calcext:value-type="float">
            <text:p>2.79306</text:p>
          </table:table-cell>
          <table:table-cell/>
          <table:table-cell office:value-type="float" office:value="10.02" calcext:value-type="float">
            <text:p>10.02</text:p>
          </table:table-cell>
          <table:table-cell office:value-type="float" office:value="0.3" calcext:value-type="float">
            <text:p>0.3</text:p>
          </table:table-cell>
          <table:table-cell office:value-type="float" office:value="2.67911" calcext:value-type="float">
            <text:p>2.6791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3" calcext:value-type="float">
            <text:p>0.3</text:p>
          </table:table-cell>
          <table:table-cell office:value-type="float" office:value="2.79913" calcext:value-type="float">
            <text:p>2.79913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0.3" calcext:value-type="float">
            <text:p>0.3</text:p>
          </table:table-cell>
          <table:table-cell office:value-type="float" office:value="2.67911" calcext:value-type="float">
            <text:p>2.67911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3" calcext:value-type="float">
            <text:p>0.3</text:p>
          </table:table-cell>
          <table:table-cell office:value-type="float" office:value="2.80524" calcext:value-type="float">
            <text:p>2.80524</text:p>
          </table:table-cell>
          <table:table-cell/>
          <table:table-cell office:value-type="float" office:value="10.06" calcext:value-type="float">
            <text:p>10.06</text:p>
          </table:table-cell>
          <table:table-cell office:value-type="float" office:value="0.3" calcext:value-type="float">
            <text:p>0.3</text:p>
          </table:table-cell>
          <table:table-cell office:value-type="float" office:value="2.6906" calcext:value-type="float">
            <text:p>2.690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3" calcext:value-type="float">
            <text:p>0.3</text:p>
          </table:table-cell>
          <table:table-cell office:value-type="float" office:value="2.81126" calcext:value-type="float">
            <text:p>2.81126</text:p>
          </table:table-cell>
          <table:table-cell/>
          <table:table-cell office:value-type="float" office:value="10.08" calcext:value-type="float">
            <text:p>10.08</text:p>
          </table:table-cell>
          <table:table-cell office:value-type="float" office:value="0.3" calcext:value-type="float">
            <text:p>0.3</text:p>
          </table:table-cell>
          <table:table-cell office:value-type="float" office:value="2.69635" calcext:value-type="float">
            <text:p>2.6963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office:value-type="float" office:value="2.81738" calcext:value-type="float">
            <text:p>2.81738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office:value-type="float" office:value="2.70208" calcext:value-type="float">
            <text:p>2.70208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.3" calcext:value-type="float">
            <text:p>0.3</text:p>
          </table:table-cell>
          <table:table-cell office:value-type="float" office:value="2.82327" calcext:value-type="float">
            <text:p>2.82327</text:p>
          </table:table-cell>
          <table:table-cell/>
          <table:table-cell office:value-type="float" office:value="10.12" calcext:value-type="float">
            <text:p>10.12</text:p>
          </table:table-cell>
          <table:table-cell office:value-type="float" office:value="0.3" calcext:value-type="float">
            <text:p>0.3</text:p>
          </table:table-cell>
          <table:table-cell office:value-type="float" office:value="2.70779" calcext:value-type="float">
            <text:p>2.70779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3" calcext:value-type="float">
            <text:p>0.3</text:p>
          </table:table-cell>
          <table:table-cell office:value-type="float" office:value="2.82933" calcext:value-type="float">
            <text:p>2.82933</text:p>
          </table:table-cell>
          <table:table-cell/>
          <table:table-cell office:value-type="float" office:value="10.14" calcext:value-type="float">
            <text:p>10.14</text:p>
          </table:table-cell>
          <table:table-cell office:value-type="float" office:value="0.3" calcext:value-type="float">
            <text:p>0.3</text:p>
          </table:table-cell>
          <table:table-cell office:value-type="float" office:value="2.71357" calcext:value-type="float">
            <text:p>2.71357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3" calcext:value-type="float">
            <text:p>0.3</text:p>
          </table:table-cell>
          <table:table-cell office:value-type="float" office:value="2.83536" calcext:value-type="float">
            <text:p>2.83536</text:p>
          </table:table-cell>
          <table:table-cell/>
          <table:table-cell office:value-type="float" office:value="10.16" calcext:value-type="float">
            <text:p>10.16</text:p>
          </table:table-cell>
          <table:table-cell office:value-type="float" office:value="0.3" calcext:value-type="float">
            <text:p>0.3</text:p>
          </table:table-cell>
          <table:table-cell office:value-type="float" office:value="2.71941" calcext:value-type="float">
            <text:p>2.71941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3" calcext:value-type="float">
            <text:p>0.3</text:p>
          </table:table-cell>
          <table:table-cell office:value-type="float" office:value="2.84141" calcext:value-type="float">
            <text:p>2.84141</text:p>
          </table:table-cell>
          <table:table-cell/>
          <table:table-cell office:value-type="float" office:value="10.18" calcext:value-type="float">
            <text:p>10.18</text:p>
          </table:table-cell>
          <table:table-cell office:value-type="float" office:value="0.3" calcext:value-type="float">
            <text:p>0.3</text:p>
          </table:table-cell>
          <table:table-cell office:value-type="float" office:value="2.72517" calcext:value-type="float">
            <text:p>2.7251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3" calcext:value-type="float">
            <text:p>0.3</text:p>
          </table:table-cell>
          <table:table-cell office:value-type="float" office:value="2.84743" calcext:value-type="float">
            <text:p>2.84743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0.3" calcext:value-type="float">
            <text:p>0.3</text:p>
          </table:table-cell>
          <table:table-cell office:value-type="float" office:value="2.73091" calcext:value-type="float">
            <text:p>2.73091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3" calcext:value-type="float">
            <text:p>0.3</text:p>
          </table:table-cell>
          <table:table-cell office:value-type="float" office:value="2.85345" calcext:value-type="float">
            <text:p>2.85345</text:p>
          </table:table-cell>
          <table:table-cell/>
          <table:table-cell office:value-type="float" office:value="10.22" calcext:value-type="float">
            <text:p>10.22</text:p>
          </table:table-cell>
          <table:table-cell office:value-type="float" office:value="0.3" calcext:value-type="float">
            <text:p>0.3</text:p>
          </table:table-cell>
          <table:table-cell office:value-type="float" office:value="2.73674" calcext:value-type="float">
            <text:p>2.73674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3" calcext:value-type="float">
            <text:p>0.3</text:p>
          </table:table-cell>
          <table:table-cell office:value-type="float" office:value="2.85955" calcext:value-type="float">
            <text:p>2.85955</text:p>
          </table:table-cell>
          <table:table-cell/>
          <table:table-cell office:value-type="float" office:value="10.24" calcext:value-type="float">
            <text:p>10.24</text:p>
          </table:table-cell>
          <table:table-cell office:value-type="float" office:value="0.3" calcext:value-type="float">
            <text:p>0.3</text:p>
          </table:table-cell>
          <table:table-cell office:value-type="float" office:value="2.74245" calcext:value-type="float">
            <text:p>2.74245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3" calcext:value-type="float">
            <text:p>0.3</text:p>
          </table:table-cell>
          <table:table-cell office:value-type="float" office:value="2.86575" calcext:value-type="float">
            <text:p>2.86575</text:p>
          </table:table-cell>
          <table:table-cell/>
          <table:table-cell office:value-type="float" office:value="10.26" calcext:value-type="float">
            <text:p>10.26</text:p>
          </table:table-cell>
          <table:table-cell office:value-type="float" office:value="0.3" calcext:value-type="float">
            <text:p>0.3</text:p>
          </table:table-cell>
          <table:table-cell office:value-type="float" office:value="2.74824" calcext:value-type="float">
            <text:p>2.7482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3" calcext:value-type="float">
            <text:p>0.3</text:p>
          </table:table-cell>
          <table:table-cell office:value-type="float" office:value="2.87178" calcext:value-type="float">
            <text:p>2.87178</text:p>
          </table:table-cell>
          <table:table-cell/>
          <table:table-cell office:value-type="float" office:value="10.28" calcext:value-type="float">
            <text:p>10.28</text:p>
          </table:table-cell>
          <table:table-cell office:value-type="float" office:value="0.3" calcext:value-type="float">
            <text:p>0.3</text:p>
          </table:table-cell>
          <table:table-cell office:value-type="float" office:value="2.75398" calcext:value-type="float">
            <text:p>2.7539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3" calcext:value-type="float">
            <text:p>0.3</text:p>
          </table:table-cell>
          <table:table-cell office:value-type="float" office:value="2.87779" calcext:value-type="float">
            <text:p>2.87779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0.3" calcext:value-type="float">
            <text:p>0.3</text:p>
          </table:table-cell>
          <table:table-cell office:value-type="float" office:value="2.7598" calcext:value-type="float">
            <text:p>2.759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3" calcext:value-type="float">
            <text:p>0.3</text:p>
          </table:table-cell>
          <table:table-cell office:value-type="float" office:value="2.88371" calcext:value-type="float">
            <text:p>2.88371</text:p>
          </table:table-cell>
          <table:table-cell/>
          <table:table-cell office:value-type="float" office:value="10.32" calcext:value-type="float">
            <text:p>10.32</text:p>
          </table:table-cell>
          <table:table-cell office:value-type="float" office:value="0.3" calcext:value-type="float">
            <text:p>0.3</text:p>
          </table:table-cell>
          <table:table-cell office:value-type="float" office:value="2.76543" calcext:value-type="float">
            <text:p>2.76543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3" calcext:value-type="float">
            <text:p>0.3</text:p>
          </table:table-cell>
          <table:table-cell office:value-type="float" office:value="2.88982" calcext:value-type="float">
            <text:p>2.88982</text:p>
          </table:table-cell>
          <table:table-cell/>
          <table:table-cell office:value-type="float" office:value="10.34" calcext:value-type="float">
            <text:p>10.34</text:p>
          </table:table-cell>
          <table:table-cell office:value-type="float" office:value="0.3" calcext:value-type="float">
            <text:p>0.3</text:p>
          </table:table-cell>
          <table:table-cell office:value-type="float" office:value="2.77125" calcext:value-type="float">
            <text:p>2.77125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3" calcext:value-type="float">
            <text:p>0.3</text:p>
          </table:table-cell>
          <table:table-cell office:value-type="float" office:value="2.89589" calcext:value-type="float">
            <text:p>2.89589</text:p>
          </table:table-cell>
          <table:table-cell/>
          <table:table-cell office:value-type="float" office:value="10.36" calcext:value-type="float">
            <text:p>10.36</text:p>
          </table:table-cell>
          <table:table-cell office:value-type="float" office:value="0.3" calcext:value-type="float">
            <text:p>0.3</text:p>
          </table:table-cell>
          <table:table-cell office:value-type="float" office:value="2.77712" calcext:value-type="float">
            <text:p>2.77712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3" calcext:value-type="float">
            <text:p>0.3</text:p>
          </table:table-cell>
          <table:table-cell office:value-type="float" office:value="2.90181" calcext:value-type="float">
            <text:p>2.90181</text:p>
          </table:table-cell>
          <table:table-cell/>
          <table:table-cell office:value-type="float" office:value="10.38" calcext:value-type="float">
            <text:p>10.38</text:p>
          </table:table-cell>
          <table:table-cell office:value-type="float" office:value="0.3" calcext:value-type="float">
            <text:p>0.3</text:p>
          </table:table-cell>
          <table:table-cell office:value-type="float" office:value="2.78276" calcext:value-type="float">
            <text:p>2.7827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3" calcext:value-type="float">
            <text:p>0.3</text:p>
          </table:table-cell>
          <table:table-cell office:value-type="float" office:value="2.90779" calcext:value-type="float">
            <text:p>2.90779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3" calcext:value-type="float">
            <text:p>0.3</text:p>
          </table:table-cell>
          <table:table-cell office:value-type="float" office:value="2.78854" calcext:value-type="float">
            <text:p>2.78854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.3" calcext:value-type="float">
            <text:p>0.3</text:p>
          </table:table-cell>
          <table:table-cell office:value-type="float" office:value="2.91387" calcext:value-type="float">
            <text:p>2.91387</text:p>
          </table:table-cell>
          <table:table-cell/>
          <table:table-cell office:value-type="float" office:value="10.42" calcext:value-type="float">
            <text:p>10.42</text:p>
          </table:table-cell>
          <table:table-cell office:value-type="float" office:value="0.3" calcext:value-type="float">
            <text:p>0.3</text:p>
          </table:table-cell>
          <table:table-cell office:value-type="float" office:value="2.79433" calcext:value-type="float">
            <text:p>2.79433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3" calcext:value-type="float">
            <text:p>0.3</text:p>
          </table:table-cell>
          <table:table-cell office:value-type="float" office:value="2.91986" calcext:value-type="float">
            <text:p>2.91986</text:p>
          </table:table-cell>
          <table:table-cell/>
          <table:table-cell office:value-type="float" office:value="10.44" calcext:value-type="float">
            <text:p>10.44</text:p>
          </table:table-cell>
          <table:table-cell office:value-type="float" office:value="0.3" calcext:value-type="float">
            <text:p>0.3</text:p>
          </table:table-cell>
          <table:table-cell office:value-type="float" office:value="2.79993" calcext:value-type="float">
            <text:p>2.79993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3" calcext:value-type="float">
            <text:p>0.3</text:p>
          </table:table-cell>
          <table:table-cell office:value-type="float" office:value="2.92597" calcext:value-type="float">
            <text:p>2.92597</text:p>
          </table:table-cell>
          <table:table-cell/>
          <table:table-cell office:value-type="float" office:value="10.46" calcext:value-type="float">
            <text:p>10.46</text:p>
          </table:table-cell>
          <table:table-cell office:value-type="float" office:value="0.3" calcext:value-type="float">
            <text:p>0.3</text:p>
          </table:table-cell>
          <table:table-cell office:value-type="float" office:value="2.80563" calcext:value-type="float">
            <text:p>2.80563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3" calcext:value-type="float">
            <text:p>0.3</text:p>
          </table:table-cell>
          <table:table-cell office:value-type="float" office:value="2.9319" calcext:value-type="float">
            <text:p>2.9319</text:p>
          </table:table-cell>
          <table:table-cell/>
          <table:table-cell office:value-type="float" office:value="10.48" calcext:value-type="float">
            <text:p>10.48</text:p>
          </table:table-cell>
          <table:table-cell office:value-type="float" office:value="0.3" calcext:value-type="float">
            <text:p>0.3</text:p>
          </table:table-cell>
          <table:table-cell office:value-type="float" office:value="2.81147" calcext:value-type="float">
            <text:p>2.8114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2.93802" calcext:value-type="float">
            <text:p>2.93802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2.8172" calcext:value-type="float">
            <text:p>2.8172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3" calcext:value-type="float">
            <text:p>0.3</text:p>
          </table:table-cell>
          <table:table-cell office:value-type="float" office:value="2.94418" calcext:value-type="float">
            <text:p>2.94418</text:p>
          </table:table-cell>
          <table:table-cell/>
          <table:table-cell office:value-type="float" office:value="10.52" calcext:value-type="float">
            <text:p>10.52</text:p>
          </table:table-cell>
          <table:table-cell office:value-type="float" office:value="0.3" calcext:value-type="float">
            <text:p>0.3</text:p>
          </table:table-cell>
          <table:table-cell office:value-type="float" office:value="2.82305" calcext:value-type="float">
            <text:p>2.82305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3" calcext:value-type="float">
            <text:p>0.3</text:p>
          </table:table-cell>
          <table:table-cell office:value-type="float" office:value="2.95013" calcext:value-type="float">
            <text:p>2.95013</text:p>
          </table:table-cell>
          <table:table-cell/>
          <table:table-cell office:value-type="float" office:value="10.54" calcext:value-type="float">
            <text:p>10.54</text:p>
          </table:table-cell>
          <table:table-cell office:value-type="float" office:value="0.3" calcext:value-type="float">
            <text:p>0.3</text:p>
          </table:table-cell>
          <table:table-cell office:value-type="float" office:value="2.82871" calcext:value-type="float">
            <text:p>2.8287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3" calcext:value-type="float">
            <text:p>0.3</text:p>
          </table:table-cell>
          <table:table-cell office:value-type="float" office:value="2.95624" calcext:value-type="float">
            <text:p>2.95624</text:p>
          </table:table-cell>
          <table:table-cell/>
          <table:table-cell office:value-type="float" office:value="10.56" calcext:value-type="float">
            <text:p>10.56</text:p>
          </table:table-cell>
          <table:table-cell office:value-type="float" office:value="0.3" calcext:value-type="float">
            <text:p>0.3</text:p>
          </table:table-cell>
          <table:table-cell office:value-type="float" office:value="2.83452" calcext:value-type="float">
            <text:p>2.83452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3" calcext:value-type="float">
            <text:p>0.3</text:p>
          </table:table-cell>
          <table:table-cell office:value-type="float" office:value="2.96232" calcext:value-type="float">
            <text:p>2.96232</text:p>
          </table:table-cell>
          <table:table-cell/>
          <table:table-cell office:value-type="float" office:value="10.58" calcext:value-type="float">
            <text:p>10.58</text:p>
          </table:table-cell>
          <table:table-cell office:value-type="float" office:value="0.3" calcext:value-type="float">
            <text:p>0.3</text:p>
          </table:table-cell>
          <table:table-cell office:value-type="float" office:value="2.8404" calcext:value-type="float">
            <text:p>2.840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3" calcext:value-type="float">
            <text:p>0.3</text:p>
          </table:table-cell>
          <table:table-cell office:value-type="float" office:value="2.96833" calcext:value-type="float">
            <text:p>2.96833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0.3" calcext:value-type="float">
            <text:p>0.3</text:p>
          </table:table-cell>
          <table:table-cell office:value-type="float" office:value="2.84599" calcext:value-type="float">
            <text:p>2.84599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3" calcext:value-type="float">
            <text:p>0.3</text:p>
          </table:table-cell>
          <table:table-cell office:value-type="float" office:value="2.97438" calcext:value-type="float">
            <text:p>2.97438</text:p>
          </table:table-cell>
          <table:table-cell/>
          <table:table-cell office:value-type="float" office:value="10.62" calcext:value-type="float">
            <text:p>10.62</text:p>
          </table:table-cell>
          <table:table-cell office:value-type="float" office:value="0.3" calcext:value-type="float">
            <text:p>0.3</text:p>
          </table:table-cell>
          <table:table-cell office:value-type="float" office:value="2.85164" calcext:value-type="float">
            <text:p>2.85164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3" calcext:value-type="float">
            <text:p>0.3</text:p>
          </table:table-cell>
          <table:table-cell office:value-type="float" office:value="2.98051" calcext:value-type="float">
            <text:p>2.98051</text:p>
          </table:table-cell>
          <table:table-cell/>
          <table:table-cell office:value-type="float" office:value="10.64" calcext:value-type="float">
            <text:p>10.64</text:p>
          </table:table-cell>
          <table:table-cell office:value-type="float" office:value="0.3" calcext:value-type="float">
            <text:p>0.3</text:p>
          </table:table-cell>
          <table:table-cell office:value-type="float" office:value="2.85747" calcext:value-type="float">
            <text:p>2.85747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3" calcext:value-type="float">
            <text:p>0.3</text:p>
          </table:table-cell>
          <table:table-cell office:value-type="float" office:value="2.98654" calcext:value-type="float">
            <text:p>2.98654</text:p>
          </table:table-cell>
          <table:table-cell/>
          <table:table-cell office:value-type="float" office:value="10.66" calcext:value-type="float">
            <text:p>10.66</text:p>
          </table:table-cell>
          <table:table-cell office:value-type="float" office:value="0.3" calcext:value-type="float">
            <text:p>0.3</text:p>
          </table:table-cell>
          <table:table-cell office:value-type="float" office:value="2.86319" calcext:value-type="float">
            <text:p>2.86319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3" calcext:value-type="float">
            <text:p>0.3</text:p>
          </table:table-cell>
          <table:table-cell office:value-type="float" office:value="2.99254" calcext:value-type="float">
            <text:p>2.99254</text:p>
          </table:table-cell>
          <table:table-cell/>
          <table:table-cell office:value-type="float" office:value="10.68" calcext:value-type="float">
            <text:p>10.68</text:p>
          </table:table-cell>
          <table:table-cell office:value-type="float" office:value="0.3" calcext:value-type="float">
            <text:p>0.3</text:p>
          </table:table-cell>
          <table:table-cell office:value-type="float" office:value="2.86899" calcext:value-type="float">
            <text:p>2.8689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3" calcext:value-type="float">
            <text:p>0.3</text:p>
          </table:table-cell>
          <table:table-cell office:value-type="float" office:value="2.99854" calcext:value-type="float">
            <text:p>2.99854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0.3" calcext:value-type="float">
            <text:p>0.3</text:p>
          </table:table-cell>
          <table:table-cell office:value-type="float" office:value="2.87461" calcext:value-type="float">
            <text:p>2.8746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3" calcext:value-type="float">
            <text:p>0.3</text:p>
          </table:table-cell>
          <table:table-cell office:value-type="float" office:value="3.00446" calcext:value-type="float">
            <text:p>3.00446</text:p>
          </table:table-cell>
          <table:table-cell/>
          <table:table-cell office:value-type="float" office:value="10.72" calcext:value-type="float">
            <text:p>10.72</text:p>
          </table:table-cell>
          <table:table-cell office:value-type="float" office:value="0.3" calcext:value-type="float">
            <text:p>0.3</text:p>
          </table:table-cell>
          <table:table-cell office:value-type="float" office:value="2.88033" calcext:value-type="float">
            <text:p>2.88033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3" calcext:value-type="float">
            <text:p>0.3</text:p>
          </table:table-cell>
          <table:table-cell office:value-type="float" office:value="3.01063" calcext:value-type="float">
            <text:p>3.01063</text:p>
          </table:table-cell>
          <table:table-cell/>
          <table:table-cell office:value-type="float" office:value="10.74" calcext:value-type="float">
            <text:p>10.74</text:p>
          </table:table-cell>
          <table:table-cell office:value-type="float" office:value="0.3" calcext:value-type="float">
            <text:p>0.3</text:p>
          </table:table-cell>
          <table:table-cell office:value-type="float" office:value="2.88608" calcext:value-type="float">
            <text:p>2.88608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3" calcext:value-type="float">
            <text:p>0.3</text:p>
          </table:table-cell>
          <table:table-cell office:value-type="float" office:value="3.02275" calcext:value-type="float">
            <text:p>3.02275</text:p>
          </table:table-cell>
          <table:table-cell/>
          <table:table-cell office:value-type="float" office:value="10.76" calcext:value-type="float">
            <text:p>10.76</text:p>
          </table:table-cell>
          <table:table-cell office:value-type="float" office:value="0.3" calcext:value-type="float">
            <text:p>0.3</text:p>
          </table:table-cell>
          <table:table-cell office:value-type="float" office:value="2.89189" calcext:value-type="float">
            <text:p>2.89189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3" calcext:value-type="float">
            <text:p>0.3</text:p>
          </table:table-cell>
          <table:table-cell office:value-type="float" office:value="3.02879" calcext:value-type="float">
            <text:p>3.02879</text:p>
          </table:table-cell>
          <table:table-cell/>
          <table:table-cell office:value-type="float" office:value="10.78" calcext:value-type="float">
            <text:p>10.78</text:p>
          </table:table-cell>
          <table:table-cell office:value-type="float" office:value="0.3" calcext:value-type="float">
            <text:p>0.3</text:p>
          </table:table-cell>
          <table:table-cell office:value-type="float" office:value="2.89749" calcext:value-type="float">
            <text:p>2.8974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3" calcext:value-type="float">
            <text:p>0.3</text:p>
          </table:table-cell>
          <table:table-cell office:value-type="float" office:value="3.02879" calcext:value-type="float">
            <text:p>3.02879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0.3" calcext:value-type="float">
            <text:p>0.3</text:p>
          </table:table-cell>
          <table:table-cell office:value-type="float" office:value="2.90331" calcext:value-type="float">
            <text:p>2.90331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3" calcext:value-type="float">
            <text:p>0.3</text:p>
          </table:table-cell>
          <table:table-cell office:value-type="float" office:value="3.04081" calcext:value-type="float">
            <text:p>3.04081</text:p>
          </table:table-cell>
          <table:table-cell/>
          <table:table-cell office:value-type="float" office:value="10.82" calcext:value-type="float">
            <text:p>10.82</text:p>
          </table:table-cell>
          <table:table-cell office:value-type="float" office:value="0.3" calcext:value-type="float">
            <text:p>0.3</text:p>
          </table:table-cell>
          <table:table-cell office:value-type="float" office:value="2.90903" calcext:value-type="float">
            <text:p>2.90903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.3" calcext:value-type="float">
            <text:p>0.3</text:p>
          </table:table-cell>
          <table:table-cell office:value-type="float" office:value="3.04684" calcext:value-type="float">
            <text:p>3.04684</text:p>
          </table:table-cell>
          <table:table-cell/>
          <table:table-cell office:value-type="float" office:value="10.84" calcext:value-type="float">
            <text:p>10.84</text:p>
          </table:table-cell>
          <table:table-cell office:value-type="float" office:value="0.3" calcext:value-type="float">
            <text:p>0.3</text:p>
          </table:table-cell>
          <table:table-cell office:value-type="float" office:value="2.91483" calcext:value-type="float">
            <text:p>2.91483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3" calcext:value-type="float">
            <text:p>0.3</text:p>
          </table:table-cell>
          <table:table-cell office:value-type="float" office:value="3.05289" calcext:value-type="float">
            <text:p>3.05289</text:p>
          </table:table-cell>
          <table:table-cell/>
          <table:table-cell office:value-type="float" office:value="10.86" calcext:value-type="float">
            <text:p>10.86</text:p>
          </table:table-cell>
          <table:table-cell office:value-type="float" office:value="0.3" calcext:value-type="float">
            <text:p>0.3</text:p>
          </table:table-cell>
          <table:table-cell office:value-type="float" office:value="2.92046" calcext:value-type="float">
            <text:p>2.92046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3" calcext:value-type="float">
            <text:p>0.3</text:p>
          </table:table-cell>
          <table:table-cell office:value-type="float" office:value="3.05892" calcext:value-type="float">
            <text:p>3.05892</text:p>
          </table:table-cell>
          <table:table-cell/>
          <table:table-cell office:value-type="float" office:value="10.88" calcext:value-type="float">
            <text:p>10.88</text:p>
          </table:table-cell>
          <table:table-cell office:value-type="float" office:value="0.3" calcext:value-type="float">
            <text:p>0.3</text:p>
          </table:table-cell>
          <table:table-cell office:value-type="float" office:value="2.92631" calcext:value-type="float">
            <text:p>2.9263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3" calcext:value-type="float">
            <text:p>0.3</text:p>
          </table:table-cell>
          <table:table-cell office:value-type="float" office:value="3.06486" calcext:value-type="float">
            <text:p>3.06486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0.3" calcext:value-type="float">
            <text:p>0.3</text:p>
          </table:table-cell>
          <table:table-cell office:value-type="float" office:value="2.93194" calcext:value-type="float">
            <text:p>2.9319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3" calcext:value-type="float">
            <text:p>0.3</text:p>
          </table:table-cell>
          <table:table-cell office:value-type="float" office:value="3.0709" calcext:value-type="float">
            <text:p>3.0709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0.3" calcext:value-type="float">
            <text:p>0.3</text:p>
          </table:table-cell>
          <table:table-cell office:value-type="float" office:value="2.93777" calcext:value-type="float">
            <text:p>2.93777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3" calcext:value-type="float">
            <text:p>0.3</text:p>
          </table:table-cell>
          <table:table-cell office:value-type="float" office:value="3.0771" calcext:value-type="float">
            <text:p>3.0771</text:p>
          </table:table-cell>
          <table:table-cell/>
          <table:table-cell office:value-type="float" office:value="10.94" calcext:value-type="float">
            <text:p>10.94</text:p>
          </table:table-cell>
          <table:table-cell office:value-type="float" office:value="0.3" calcext:value-type="float">
            <text:p>0.3</text:p>
          </table:table-cell>
          <table:table-cell office:value-type="float" office:value="2.9435" calcext:value-type="float">
            <text:p>2.9435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3" calcext:value-type="float">
            <text:p>0.3</text:p>
          </table:table-cell>
          <table:table-cell office:value-type="float" office:value="3.08311" calcext:value-type="float">
            <text:p>3.08311</text:p>
          </table:table-cell>
          <table:table-cell/>
          <table:table-cell office:value-type="float" office:value="10.96" calcext:value-type="float">
            <text:p>10.96</text:p>
          </table:table-cell>
          <table:table-cell office:value-type="float" office:value="0.3" calcext:value-type="float">
            <text:p>0.3</text:p>
          </table:table-cell>
          <table:table-cell office:value-type="float" office:value="2.94925" calcext:value-type="float">
            <text:p>2.94925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.3" calcext:value-type="float">
            <text:p>0.3</text:p>
          </table:table-cell>
          <table:table-cell office:value-type="float" office:value="3.08912" calcext:value-type="float">
            <text:p>3.08912</text:p>
          </table:table-cell>
          <table:table-cell/>
          <table:table-cell office:value-type="float" office:value="10.98" calcext:value-type="float">
            <text:p>10.98</text:p>
          </table:table-cell>
          <table:table-cell office:value-type="float" office:value="0.3" calcext:value-type="float">
            <text:p>0.3</text:p>
          </table:table-cell>
          <table:table-cell office:value-type="float" office:value="2.95495" calcext:value-type="float">
            <text:p>2.95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3.09514" calcext:value-type="float">
            <text:p>3.095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2.96066" calcext:value-type="float">
            <text:p>2.96066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0.3" calcext:value-type="float">
            <text:p>0.3</text:p>
          </table:table-cell>
          <table:table-cell office:value-type="float" office:value="3.10128" calcext:value-type="float">
            <text:p>3.10128</text:p>
          </table:table-cell>
          <table:table-cell/>
          <table:table-cell office:value-type="float" office:value="11.02" calcext:value-type="float">
            <text:p>11.02</text:p>
          </table:table-cell>
          <table:table-cell office:value-type="float" office:value="0.3" calcext:value-type="float">
            <text:p>0.3</text:p>
          </table:table-cell>
          <table:table-cell office:value-type="float" office:value="2.96637" calcext:value-type="float">
            <text:p>2.9663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3" calcext:value-type="float">
            <text:p>0.3</text:p>
          </table:table-cell>
          <table:table-cell office:value-type="float" office:value="3.10743" calcext:value-type="float">
            <text:p>3.10743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0.3" calcext:value-type="float">
            <text:p>0.3</text:p>
          </table:table-cell>
          <table:table-cell office:value-type="float" office:value="2.97209" calcext:value-type="float">
            <text:p>2.97209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0.3" calcext:value-type="float">
            <text:p>0.3</text:p>
          </table:table-cell>
          <table:table-cell office:value-type="float" office:value="3.11331" calcext:value-type="float">
            <text:p>3.11331</text:p>
          </table:table-cell>
          <table:table-cell/>
          <table:table-cell office:value-type="float" office:value="11.06" calcext:value-type="float">
            <text:p>11.06</text:p>
          </table:table-cell>
          <table:table-cell office:value-type="float" office:value="0.3" calcext:value-type="float">
            <text:p>0.3</text:p>
          </table:table-cell>
          <table:table-cell office:value-type="float" office:value="2.97783" calcext:value-type="float">
            <text:p>2.97783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3" calcext:value-type="float">
            <text:p>0.3</text:p>
          </table:table-cell>
          <table:table-cell office:value-type="float" office:value="3.11935" calcext:value-type="float">
            <text:p>3.11935</text:p>
          </table:table-cell>
          <table:table-cell/>
          <table:table-cell office:value-type="float" office:value="11.08" calcext:value-type="float">
            <text:p>11.08</text:p>
          </table:table-cell>
          <table:table-cell office:value-type="float" office:value="0.3" calcext:value-type="float">
            <text:p>0.3</text:p>
          </table:table-cell>
          <table:table-cell office:value-type="float" office:value="2.9835" calcext:value-type="float">
            <text:p>2.983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  <table:table-cell office:value-type="float" office:value="3.12541" calcext:value-type="float">
            <text:p>3.12541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  <table:table-cell office:value-type="float" office:value="2.98932" calcext:value-type="float">
            <text:p>2.98932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3" calcext:value-type="float">
            <text:p>0.3</text:p>
          </table:table-cell>
          <table:table-cell office:value-type="float" office:value="3.13142" calcext:value-type="float">
            <text:p>3.13142</text:p>
          </table:table-cell>
          <table:table-cell/>
          <table:table-cell office:value-type="float" office:value="11.12" calcext:value-type="float">
            <text:p>11.12</text:p>
          </table:table-cell>
          <table:table-cell office:value-type="float" office:value="0.3" calcext:value-type="float">
            <text:p>0.3</text:p>
          </table:table-cell>
          <table:table-cell office:value-type="float" office:value="2.99495" calcext:value-type="float">
            <text:p>2.99495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3" calcext:value-type="float">
            <text:p>0.3</text:p>
          </table:table-cell>
          <table:table-cell office:value-type="float" office:value="3.13735" calcext:value-type="float">
            <text:p>3.13735</text:p>
          </table:table-cell>
          <table:table-cell/>
          <table:table-cell office:value-type="float" office:value="11.14" calcext:value-type="float">
            <text:p>11.14</text:p>
          </table:table-cell>
          <table:table-cell office:value-type="float" office:value="0.3" calcext:value-type="float">
            <text:p>0.3</text:p>
          </table:table-cell>
          <table:table-cell office:value-type="float" office:value="3.00075" calcext:value-type="float">
            <text:p>3.0007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.3" calcext:value-type="float">
            <text:p>0.3</text:p>
          </table:table-cell>
          <table:table-cell office:value-type="float" office:value="3.14349" calcext:value-type="float">
            <text:p>3.14349</text:p>
          </table:table-cell>
          <table:table-cell/>
          <table:table-cell office:value-type="float" office:value="11.16" calcext:value-type="float">
            <text:p>11.16</text:p>
          </table:table-cell>
          <table:table-cell office:value-type="float" office:value="0.3" calcext:value-type="float">
            <text:p>0.3</text:p>
          </table:table-cell>
          <table:table-cell office:value-type="float" office:value="3.00647" calcext:value-type="float">
            <text:p>3.00647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3" calcext:value-type="float">
            <text:p>0.3</text:p>
          </table:table-cell>
          <table:table-cell office:value-type="float" office:value="3.14957" calcext:value-type="float">
            <text:p>3.14957</text:p>
          </table:table-cell>
          <table:table-cell/>
          <table:table-cell office:value-type="float" office:value="11.18" calcext:value-type="float">
            <text:p>11.18</text:p>
          </table:table-cell>
          <table:table-cell office:value-type="float" office:value="0.3" calcext:value-type="float">
            <text:p>0.3</text:p>
          </table:table-cell>
          <table:table-cell office:value-type="float" office:value="3.01229" calcext:value-type="float">
            <text:p>3.0122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3" calcext:value-type="float">
            <text:p>0.3</text:p>
          </table:table-cell>
          <table:table-cell office:value-type="float" office:value="3.1555" calcext:value-type="float">
            <text:p>3.155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.3" calcext:value-type="float">
            <text:p>0.3</text:p>
          </table:table-cell>
          <table:table-cell office:value-type="float" office:value="3.01796" calcext:value-type="float">
            <text:p>3.01796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3" calcext:value-type="float">
            <text:p>0.3</text:p>
          </table:table-cell>
          <table:table-cell office:value-type="float" office:value="3.16153" calcext:value-type="float">
            <text:p>3.16153</text:p>
          </table:table-cell>
          <table:table-cell/>
          <table:table-cell office:value-type="float" office:value="11.22" calcext:value-type="float">
            <text:p>11.22</text:p>
          </table:table-cell>
          <table:table-cell office:value-type="float" office:value="0.3" calcext:value-type="float">
            <text:p>0.3</text:p>
          </table:table-cell>
          <table:table-cell office:value-type="float" office:value="3.02367" calcext:value-type="float">
            <text:p>3.02367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3" calcext:value-type="float">
            <text:p>0.3</text:p>
          </table:table-cell>
          <table:table-cell office:value-type="float" office:value="3.16767" calcext:value-type="float">
            <text:p>3.16767</text:p>
          </table:table-cell>
          <table:table-cell/>
          <table:table-cell office:value-type="float" office:value="11.24" calcext:value-type="float">
            <text:p>11.24</text:p>
          </table:table-cell>
          <table:table-cell office:value-type="float" office:value="0.3" calcext:value-type="float">
            <text:p>0.3</text:p>
          </table:table-cell>
          <table:table-cell office:value-type="float" office:value="3.02938" calcext:value-type="float">
            <text:p>3.02938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3" calcext:value-type="float">
            <text:p>0.3</text:p>
          </table:table-cell>
          <table:table-cell office:value-type="float" office:value="3.17371" calcext:value-type="float">
            <text:p>3.17371</text:p>
          </table:table-cell>
          <table:table-cell/>
          <table:table-cell office:value-type="float" office:value="11.26" calcext:value-type="float">
            <text:p>11.26</text:p>
          </table:table-cell>
          <table:table-cell office:value-type="float" office:value="0.3" calcext:value-type="float">
            <text:p>0.3</text:p>
          </table:table-cell>
          <table:table-cell office:value-type="float" office:value="3.0351" calcext:value-type="float">
            <text:p>3.0351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3" calcext:value-type="float">
            <text:p>0.3</text:p>
          </table:table-cell>
          <table:table-cell office:value-type="float" office:value="3.17976" calcext:value-type="float">
            <text:p>3.17976</text:p>
          </table:table-cell>
          <table:table-cell/>
          <table:table-cell office:value-type="float" office:value="11.28" calcext:value-type="float">
            <text:p>11.28</text:p>
          </table:table-cell>
          <table:table-cell office:value-type="float" office:value="0.3" calcext:value-type="float">
            <text:p>0.3</text:p>
          </table:table-cell>
          <table:table-cell office:value-type="float" office:value="3.04093" calcext:value-type="float">
            <text:p>3.0409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3" calcext:value-type="float">
            <text:p>0.3</text:p>
          </table:table-cell>
          <table:table-cell office:value-type="float" office:value="3.18565" calcext:value-type="float">
            <text:p>3.18565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0.3" calcext:value-type="float">
            <text:p>0.3</text:p>
          </table:table-cell>
          <table:table-cell office:value-type="float" office:value="3.04674" calcext:value-type="float">
            <text:p>3.0467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3" calcext:value-type="float">
            <text:p>0.3</text:p>
          </table:table-cell>
          <table:table-cell office:value-type="float" office:value="3.19171" calcext:value-type="float">
            <text:p>3.19171</text:p>
          </table:table-cell>
          <table:table-cell/>
          <table:table-cell office:value-type="float" office:value="11.32" calcext:value-type="float">
            <text:p>11.32</text:p>
          </table:table-cell>
          <table:table-cell office:value-type="float" office:value="0.3" calcext:value-type="float">
            <text:p>0.3</text:p>
          </table:table-cell>
          <table:table-cell office:value-type="float" office:value="3.05233" calcext:value-type="float">
            <text:p>3.05233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3" calcext:value-type="float">
            <text:p>0.3</text:p>
          </table:table-cell>
          <table:table-cell office:value-type="float" office:value="3.19783" calcext:value-type="float">
            <text:p>3.19783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0.3" calcext:value-type="float">
            <text:p>0.3</text:p>
          </table:table-cell>
          <table:table-cell office:value-type="float" office:value="3.05806" calcext:value-type="float">
            <text:p>3.05806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3" calcext:value-type="float">
            <text:p>0.3</text:p>
          </table:table-cell>
          <table:table-cell office:value-type="float" office:value="3.20405" calcext:value-type="float">
            <text:p>3.20405</text:p>
          </table:table-cell>
          <table:table-cell/>
          <table:table-cell office:value-type="float" office:value="11.36" calcext:value-type="float">
            <text:p>11.36</text:p>
          </table:table-cell>
          <table:table-cell office:value-type="float" office:value="0.3" calcext:value-type="float">
            <text:p>0.3</text:p>
          </table:table-cell>
          <table:table-cell office:value-type="float" office:value="3.06366" calcext:value-type="float">
            <text:p>3.06366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3" calcext:value-type="float">
            <text:p>0.3</text:p>
          </table:table-cell>
          <table:table-cell office:value-type="float" office:value="3.20996" calcext:value-type="float">
            <text:p>3.20996</text:p>
          </table:table-cell>
          <table:table-cell/>
          <table:table-cell office:value-type="float" office:value="11.38" calcext:value-type="float">
            <text:p>11.38</text:p>
          </table:table-cell>
          <table:table-cell office:value-type="float" office:value="0.3" calcext:value-type="float">
            <text:p>0.3</text:p>
          </table:table-cell>
          <table:table-cell office:value-type="float" office:value="3.06945" calcext:value-type="float">
            <text:p>3.0694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3" calcext:value-type="float">
            <text:p>0.3</text:p>
          </table:table-cell>
          <table:table-cell office:value-type="float" office:value="3.21598" calcext:value-type="float">
            <text:p>3.21598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0.3" calcext:value-type="float">
            <text:p>0.3</text:p>
          </table:table-cell>
          <table:table-cell office:value-type="float" office:value="3.07514" calcext:value-type="float">
            <text:p>3.0751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3" calcext:value-type="float">
            <text:p>0.3</text:p>
          </table:table-cell>
          <table:table-cell office:value-type="float" office:value="3.22202" calcext:value-type="float">
            <text:p>3.22202</text:p>
          </table:table-cell>
          <table:table-cell/>
          <table:table-cell office:value-type="float" office:value="11.42" calcext:value-type="float">
            <text:p>11.42</text:p>
          </table:table-cell>
          <table:table-cell office:value-type="float" office:value="0.3" calcext:value-type="float">
            <text:p>0.3</text:p>
          </table:table-cell>
          <table:table-cell office:value-type="float" office:value="3.08092" calcext:value-type="float">
            <text:p>3.0809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3" calcext:value-type="float">
            <text:p>0.3</text:p>
          </table:table-cell>
          <table:table-cell office:value-type="float" office:value="3.22806" calcext:value-type="float">
            <text:p>3.22806</text:p>
          </table:table-cell>
          <table:table-cell/>
          <table:table-cell office:value-type="float" office:value="11.44" calcext:value-type="float">
            <text:p>11.44</text:p>
          </table:table-cell>
          <table:table-cell office:value-type="float" office:value="0.3" calcext:value-type="float">
            <text:p>0.3</text:p>
          </table:table-cell>
          <table:table-cell office:value-type="float" office:value="3.08663" calcext:value-type="float">
            <text:p>3.08663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.3" calcext:value-type="float">
            <text:p>0.3</text:p>
          </table:table-cell>
          <table:table-cell office:value-type="float" office:value="3.23396" calcext:value-type="float">
            <text:p>3.23396</text:p>
          </table:table-cell>
          <table:table-cell/>
          <table:table-cell office:value-type="float" office:value="11.46" calcext:value-type="float">
            <text:p>11.46</text:p>
          </table:table-cell>
          <table:table-cell office:value-type="float" office:value="0.3" calcext:value-type="float">
            <text:p>0.3</text:p>
          </table:table-cell>
          <table:table-cell office:value-type="float" office:value="3.09235" calcext:value-type="float">
            <text:p>3.09235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3" calcext:value-type="float">
            <text:p>0.3</text:p>
          </table:table-cell>
          <table:table-cell office:value-type="float" office:value="3.24008" calcext:value-type="float">
            <text:p>3.24008</text:p>
          </table:table-cell>
          <table:table-cell/>
          <table:table-cell office:value-type="float" office:value="11.48" calcext:value-type="float">
            <text:p>11.48</text:p>
          </table:table-cell>
          <table:table-cell office:value-type="float" office:value="0.3" calcext:value-type="float">
            <text:p>0.3</text:p>
          </table:table-cell>
          <table:table-cell office:value-type="float" office:value="3.09792" calcext:value-type="float">
            <text:p>3.0979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3" calcext:value-type="float">
            <text:p>0.3</text:p>
          </table:table-cell>
          <table:table-cell office:value-type="float" office:value="3.246" calcext:value-type="float">
            <text:p>3.246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3" calcext:value-type="float">
            <text:p>0.3</text:p>
          </table:table-cell>
          <table:table-cell office:value-type="float" office:value="3.10351" calcext:value-type="float">
            <text:p>3.1035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3" calcext:value-type="float">
            <text:p>0.3</text:p>
          </table:table-cell>
          <table:table-cell office:value-type="float" office:value="3.25215" calcext:value-type="float">
            <text:p>3.25215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float" office:value="0.3" calcext:value-type="float">
            <text:p>0.3</text:p>
          </table:table-cell>
          <table:table-cell office:value-type="float" office:value="3.10922" calcext:value-type="float">
            <text:p>3.10922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3" calcext:value-type="float">
            <text:p>0.3</text:p>
          </table:table-cell>
          <table:table-cell office:value-type="float" office:value="3.25826" calcext:value-type="float">
            <text:p>3.25826</text:p>
          </table:table-cell>
          <table:table-cell/>
          <table:table-cell office:value-type="float" office:value="11.54" calcext:value-type="float">
            <text:p>11.54</text:p>
          </table:table-cell>
          <table:table-cell office:value-type="float" office:value="0.3" calcext:value-type="float">
            <text:p>0.3</text:p>
          </table:table-cell>
          <table:table-cell office:value-type="float" office:value="3.11494" calcext:value-type="float">
            <text:p>3.11494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3" calcext:value-type="float">
            <text:p>0.3</text:p>
          </table:table-cell>
          <table:table-cell office:value-type="float" office:value="3.26442" calcext:value-type="float">
            <text:p>3.26442</text:p>
          </table:table-cell>
          <table:table-cell/>
          <table:table-cell office:value-type="float" office:value="11.56" calcext:value-type="float">
            <text:p>11.56</text:p>
          </table:table-cell>
          <table:table-cell office:value-type="float" office:value="0.3" calcext:value-type="float">
            <text:p>0.3</text:p>
          </table:table-cell>
          <table:table-cell office:value-type="float" office:value="3.12072" calcext:value-type="float">
            <text:p>3.12072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3" calcext:value-type="float">
            <text:p>0.3</text:p>
          </table:table-cell>
          <table:table-cell office:value-type="float" office:value="3.27049" calcext:value-type="float">
            <text:p>3.27049</text:p>
          </table:table-cell>
          <table:table-cell/>
          <table:table-cell office:value-type="float" office:value="11.58" calcext:value-type="float">
            <text:p>11.58</text:p>
          </table:table-cell>
          <table:table-cell office:value-type="float" office:value="0.3" calcext:value-type="float">
            <text:p>0.3</text:p>
          </table:table-cell>
          <table:table-cell office:value-type="float" office:value="3.12644" calcext:value-type="float">
            <text:p>3.1264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3" calcext:value-type="float">
            <text:p>0.3</text:p>
          </table:table-cell>
          <table:table-cell office:value-type="float" office:value="3.27644" calcext:value-type="float">
            <text:p>3.27644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0.3" calcext:value-type="float">
            <text:p>0.3</text:p>
          </table:table-cell>
          <table:table-cell office:value-type="float" office:value="3.13218" calcext:value-type="float">
            <text:p>3.13218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3" calcext:value-type="float">
            <text:p>0.3</text:p>
          </table:table-cell>
          <table:table-cell office:value-type="float" office:value="3.28249" calcext:value-type="float">
            <text:p>3.28249</text:p>
          </table:table-cell>
          <table:table-cell/>
          <table:table-cell office:value-type="float" office:value="11.62" calcext:value-type="float">
            <text:p>11.62</text:p>
          </table:table-cell>
          <table:table-cell office:value-type="float" office:value="0.3" calcext:value-type="float">
            <text:p>0.3</text:p>
          </table:table-cell>
          <table:table-cell office:value-type="float" office:value="3.13791" calcext:value-type="float">
            <text:p>3.1379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.3" calcext:value-type="float">
            <text:p>0.3</text:p>
          </table:table-cell>
          <table:table-cell office:value-type="float" office:value="3.28838" calcext:value-type="float">
            <text:p>3.28838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0.3" calcext:value-type="float">
            <text:p>0.3</text:p>
          </table:table-cell>
          <table:table-cell office:value-type="float" office:value="3.14353" calcext:value-type="float">
            <text:p>3.14353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3" calcext:value-type="float">
            <text:p>0.3</text:p>
          </table:table-cell>
          <table:table-cell office:value-type="float" office:value="3.29449" calcext:value-type="float">
            <text:p>3.29449</text:p>
          </table:table-cell>
          <table:table-cell/>
          <table:table-cell office:value-type="float" office:value="11.66" calcext:value-type="float">
            <text:p>11.66</text:p>
          </table:table-cell>
          <table:table-cell office:value-type="float" office:value="0.3" calcext:value-type="float">
            <text:p>0.3</text:p>
          </table:table-cell>
          <table:table-cell office:value-type="float" office:value="3.1493" calcext:value-type="float">
            <text:p>3.1493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3" calcext:value-type="float">
            <text:p>0.3</text:p>
          </table:table-cell>
          <table:table-cell office:value-type="float" office:value="3.30053" calcext:value-type="float">
            <text:p>3.30053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0.3" calcext:value-type="float">
            <text:p>0.3</text:p>
          </table:table-cell>
          <table:table-cell office:value-type="float" office:value="3.15497" calcext:value-type="float">
            <text:p>3.1549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3" calcext:value-type="float">
            <text:p>0.3</text:p>
          </table:table-cell>
          <table:table-cell office:value-type="float" office:value="3.30654" calcext:value-type="float">
            <text:p>3.30654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0.3" calcext:value-type="float">
            <text:p>0.3</text:p>
          </table:table-cell>
          <table:table-cell office:value-type="float" office:value="3.16068" calcext:value-type="float">
            <text:p>3.16068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3" calcext:value-type="float">
            <text:p>0.3</text:p>
          </table:table-cell>
          <table:table-cell office:value-type="float" office:value="3.31256" calcext:value-type="float">
            <text:p>3.31256</text:p>
          </table:table-cell>
          <table:table-cell/>
          <table:table-cell office:value-type="float" office:value="11.72" calcext:value-type="float">
            <text:p>11.72</text:p>
          </table:table-cell>
          <table:table-cell office:value-type="float" office:value="0.3" calcext:value-type="float">
            <text:p>0.3</text:p>
          </table:table-cell>
          <table:table-cell office:value-type="float" office:value="3.16625" calcext:value-type="float">
            <text:p>3.16625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3" calcext:value-type="float">
            <text:p>0.3</text:p>
          </table:table-cell>
          <table:table-cell office:value-type="float" office:value="3.31855" calcext:value-type="float">
            <text:p>3.31855</text:p>
          </table:table-cell>
          <table:table-cell/>
          <table:table-cell office:value-type="float" office:value="11.74" calcext:value-type="float">
            <text:p>11.74</text:p>
          </table:table-cell>
          <table:table-cell office:value-type="float" office:value="0.3" calcext:value-type="float">
            <text:p>0.3</text:p>
          </table:table-cell>
          <table:table-cell office:value-type="float" office:value="3.17203" calcext:value-type="float">
            <text:p>3.1720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3" calcext:value-type="float">
            <text:p>0.3</text:p>
          </table:table-cell>
          <table:table-cell office:value-type="float" office:value="3.32454" calcext:value-type="float">
            <text:p>3.32454</text:p>
          </table:table-cell>
          <table:table-cell/>
          <table:table-cell office:value-type="float" office:value="11.76" calcext:value-type="float">
            <text:p>11.76</text:p>
          </table:table-cell>
          <table:table-cell office:value-type="float" office:value="0.3" calcext:value-type="float">
            <text:p>0.3</text:p>
          </table:table-cell>
          <table:table-cell office:value-type="float" office:value="3.1776" calcext:value-type="float">
            <text:p>3.1776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3" calcext:value-type="float">
            <text:p>0.3</text:p>
          </table:table-cell>
          <table:table-cell office:value-type="float" office:value="3.33067" calcext:value-type="float">
            <text:p>3.33067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0.3" calcext:value-type="float">
            <text:p>0.3</text:p>
          </table:table-cell>
          <table:table-cell office:value-type="float" office:value="3.18915" calcext:value-type="float">
            <text:p>3.1891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3.3366" calcext:value-type="float">
            <text:p>3.3366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3.18915" calcext:value-type="float">
            <text:p>3.18915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3" calcext:value-type="float">
            <text:p>0.3</text:p>
          </table:table-cell>
          <table:table-cell office:value-type="float" office:value="3.3427" calcext:value-type="float">
            <text:p>3.3427</text:p>
          </table:table-cell>
          <table:table-cell/>
          <table:table-cell office:value-type="float" office:value="11.82" calcext:value-type="float">
            <text:p>11.82</text:p>
          </table:table-cell>
          <table:table-cell office:value-type="float" office:value="0.3" calcext:value-type="float">
            <text:p>0.3</text:p>
          </table:table-cell>
          <table:table-cell office:value-type="float" office:value="3.2007" calcext:value-type="float">
            <text:p>3.2007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3" calcext:value-type="float">
            <text:p>0.3</text:p>
          </table:table-cell>
          <table:table-cell office:value-type="float" office:value="3.34879" calcext:value-type="float">
            <text:p>3.34879</text:p>
          </table:table-cell>
          <table:table-cell/>
          <table:table-cell office:value-type="float" office:value="11.84" calcext:value-type="float">
            <text:p>11.84</text:p>
          </table:table-cell>
          <table:table-cell office:value-type="float" office:value="0.3" calcext:value-type="float">
            <text:p>0.3</text:p>
          </table:table-cell>
          <table:table-cell office:value-type="float" office:value="3.20626" calcext:value-type="float">
            <text:p>3.20626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3" calcext:value-type="float">
            <text:p>0.3</text:p>
          </table:table-cell>
          <table:table-cell office:value-type="float" office:value="3.35471" calcext:value-type="float">
            <text:p>3.35471</text:p>
          </table:table-cell>
          <table:table-cell/>
          <table:table-cell office:value-type="float" office:value="11.86" calcext:value-type="float">
            <text:p>11.86</text:p>
          </table:table-cell>
          <table:table-cell office:value-type="float" office:value="0.3" calcext:value-type="float">
            <text:p>0.3</text:p>
          </table:table-cell>
          <table:table-cell office:value-type="float" office:value="3.21194" calcext:value-type="float">
            <text:p>3.2119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3" calcext:value-type="float">
            <text:p>0.3</text:p>
          </table:table-cell>
          <table:table-cell office:value-type="float" office:value="3.36079" calcext:value-type="float">
            <text:p>3.36079</text:p>
          </table:table-cell>
          <table:table-cell/>
          <table:table-cell office:value-type="float" office:value="11.88" calcext:value-type="float">
            <text:p>11.88</text:p>
          </table:table-cell>
          <table:table-cell office:value-type="float" office:value="0.3" calcext:value-type="float">
            <text:p>0.3</text:p>
          </table:table-cell>
          <table:table-cell office:value-type="float" office:value="3.21768" calcext:value-type="float">
            <text:p>3.2176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3" calcext:value-type="float">
            <text:p>0.3</text:p>
          </table:table-cell>
          <table:table-cell office:value-type="float" office:value="3.36683" calcext:value-type="float">
            <text:p>3.36683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0.3" calcext:value-type="float">
            <text:p>0.3</text:p>
          </table:table-cell>
          <table:table-cell office:value-type="float" office:value="3.22338" calcext:value-type="float">
            <text:p>3.22338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3" calcext:value-type="float">
            <text:p>0.3</text:p>
          </table:table-cell>
          <table:table-cell office:value-type="float" office:value="3.3729" calcext:value-type="float">
            <text:p>3.3729</text:p>
          </table:table-cell>
          <table:table-cell/>
          <table:table-cell office:value-type="float" office:value="11.92" calcext:value-type="float">
            <text:p>11.92</text:p>
          </table:table-cell>
          <table:table-cell office:value-type="float" office:value="0.3" calcext:value-type="float">
            <text:p>0.3</text:p>
          </table:table-cell>
          <table:table-cell office:value-type="float" office:value="3.22919" calcext:value-type="float">
            <text:p>3.22919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3" calcext:value-type="float">
            <text:p>0.3</text:p>
          </table:table-cell>
          <table:table-cell office:value-type="float" office:value="3.37886" calcext:value-type="float">
            <text:p>3.37886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0.3" calcext:value-type="float">
            <text:p>0.3</text:p>
          </table:table-cell>
          <table:table-cell office:value-type="float" office:value="3.2349" calcext:value-type="float">
            <text:p>3.234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3" calcext:value-type="float">
            <text:p>0.3</text:p>
          </table:table-cell>
          <table:table-cell office:value-type="float" office:value="3.38499" calcext:value-type="float">
            <text:p>3.38499</text:p>
          </table:table-cell>
          <table:table-cell/>
          <table:table-cell office:value-type="float" office:value="11.96" calcext:value-type="float">
            <text:p>11.96</text:p>
          </table:table-cell>
          <table:table-cell office:value-type="float" office:value="0.3" calcext:value-type="float">
            <text:p>0.3</text:p>
          </table:table-cell>
          <table:table-cell office:value-type="float" office:value="3.24059" calcext:value-type="float">
            <text:p>3.24059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3" calcext:value-type="float">
            <text:p>0.3</text:p>
          </table:table-cell>
          <table:table-cell office:value-type="float" office:value="3.39092" calcext:value-type="float">
            <text:p>3.39092</text:p>
          </table:table-cell>
          <table:table-cell/>
          <table:table-cell office:value-type="float" office:value="11.98" calcext:value-type="float">
            <text:p>11.98</text:p>
          </table:table-cell>
          <table:table-cell office:value-type="float" office:value="0.3" calcext:value-type="float">
            <text:p>0.3</text:p>
          </table:table-cell>
          <table:table-cell office:value-type="float" office:value="3.24637" calcext:value-type="float">
            <text:p>3.24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3.39695" calcext:value-type="float">
            <text:p>3.396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3.25206" calcext:value-type="float">
            <text:p>3.25206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.3" calcext:value-type="float">
            <text:p>0.3</text:p>
          </table:table-cell>
          <table:table-cell office:value-type="float" office:value="3.40311" calcext:value-type="float">
            <text:p>3.40311</text:p>
          </table:table-cell>
          <table:table-cell/>
          <table:table-cell office:value-type="float" office:value="12.02" calcext:value-type="float">
            <text:p>12.02</text:p>
          </table:table-cell>
          <table:table-cell office:value-type="float" office:value="0.3" calcext:value-type="float">
            <text:p>0.3</text:p>
          </table:table-cell>
          <table:table-cell office:value-type="float" office:value="3.25786" calcext:value-type="float">
            <text:p>3.25786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3" calcext:value-type="float">
            <text:p>0.3</text:p>
          </table:table-cell>
          <table:table-cell office:value-type="float" office:value="3.40904" calcext:value-type="float">
            <text:p>3.40904</text:p>
          </table:table-cell>
          <table:table-cell/>
          <table:table-cell office:value-type="float" office:value="12.04" calcext:value-type="float">
            <text:p>12.04</text:p>
          </table:table-cell>
          <table:table-cell office:value-type="float" office:value="0.3" calcext:value-type="float">
            <text:p>0.3</text:p>
          </table:table-cell>
          <table:table-cell office:value-type="float" office:value="3.26344" calcext:value-type="float">
            <text:p>3.2634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3" calcext:value-type="float">
            <text:p>0.3</text:p>
          </table:table-cell>
          <table:table-cell office:value-type="float" office:value="3.41524" calcext:value-type="float">
            <text:p>3.41524</text:p>
          </table:table-cell>
          <table:table-cell/>
          <table:table-cell office:value-type="float" office:value="12.06" calcext:value-type="float">
            <text:p>12.06</text:p>
          </table:table-cell>
          <table:table-cell office:value-type="float" office:value="0.3" calcext:value-type="float">
            <text:p>0.3</text:p>
          </table:table-cell>
          <table:table-cell office:value-type="float" office:value="3.26919" calcext:value-type="float">
            <text:p>3.26919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.3" calcext:value-type="float">
            <text:p>0.3</text:p>
          </table:table-cell>
          <table:table-cell office:value-type="float" office:value="3.42137" calcext:value-type="float">
            <text:p>3.42137</text:p>
          </table:table-cell>
          <table:table-cell/>
          <table:table-cell office:value-type="float" office:value="12.08" calcext:value-type="float">
            <text:p>12.08</text:p>
          </table:table-cell>
          <table:table-cell office:value-type="float" office:value="0.3" calcext:value-type="float">
            <text:p>0.3</text:p>
          </table:table-cell>
          <table:table-cell office:value-type="float" office:value="3.27496" calcext:value-type="float">
            <text:p>3.27496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3.42729" calcext:value-type="float">
            <text:p>3.42729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3.28054" calcext:value-type="float">
            <text:p>3.280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.3" calcext:value-type="float">
            <text:p>0.3</text:p>
          </table:table-cell>
          <table:table-cell office:value-type="float" office:value="3.43332" calcext:value-type="float">
            <text:p>3.43332</text:p>
          </table:table-cell>
          <table:table-cell/>
          <table:table-cell office:value-type="float" office:value="12.12" calcext:value-type="float">
            <text:p>12.12</text:p>
          </table:table-cell>
          <table:table-cell office:value-type="float" office:value="0.3" calcext:value-type="float">
            <text:p>0.3</text:p>
          </table:table-cell>
          <table:table-cell office:value-type="float" office:value="3.28622" calcext:value-type="float">
            <text:p>3.28622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3" calcext:value-type="float">
            <text:p>0.3</text:p>
          </table:table-cell>
          <table:table-cell office:value-type="float" office:value="3.43935" calcext:value-type="float">
            <text:p>3.43935</text:p>
          </table:table-cell>
          <table:table-cell/>
          <table:table-cell office:value-type="float" office:value="12.14" calcext:value-type="float">
            <text:p>12.14</text:p>
          </table:table-cell>
          <table:table-cell office:value-type="float" office:value="0.3" calcext:value-type="float">
            <text:p>0.3</text:p>
          </table:table-cell>
          <table:table-cell office:value-type="float" office:value="3.29189" calcext:value-type="float">
            <text:p>3.29189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3" calcext:value-type="float">
            <text:p>0.3</text:p>
          </table:table-cell>
          <table:table-cell office:value-type="float" office:value="3.4454" calcext:value-type="float">
            <text:p>3.4454</text:p>
          </table:table-cell>
          <table:table-cell/>
          <table:table-cell office:value-type="float" office:value="12.16" calcext:value-type="float">
            <text:p>12.16</text:p>
          </table:table-cell>
          <table:table-cell office:value-type="float" office:value="0.3" calcext:value-type="float">
            <text:p>0.3</text:p>
          </table:table-cell>
          <table:table-cell office:value-type="float" office:value="3.29759" calcext:value-type="float">
            <text:p>3.29759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3" calcext:value-type="float">
            <text:p>0.3</text:p>
          </table:table-cell>
          <table:table-cell office:value-type="float" office:value="3.45132" calcext:value-type="float">
            <text:p>3.45132</text:p>
          </table:table-cell>
          <table:table-cell/>
          <table:table-cell office:value-type="float" office:value="12.18" calcext:value-type="float">
            <text:p>12.18</text:p>
          </table:table-cell>
          <table:table-cell office:value-type="float" office:value="0.3" calcext:value-type="float">
            <text:p>0.3</text:p>
          </table:table-cell>
          <table:table-cell office:value-type="float" office:value="3.30316" calcext:value-type="float">
            <text:p>3.3031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3.45742" calcext:value-type="float">
            <text:p>3.45742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3.3087" calcext:value-type="float">
            <text:p>3.3087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3" calcext:value-type="float">
            <text:p>0.3</text:p>
          </table:table-cell>
          <table:table-cell office:value-type="float" office:value="3.46956" calcext:value-type="float">
            <text:p>3.46956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0.3" calcext:value-type="float">
            <text:p>0.3</text:p>
          </table:table-cell>
          <table:table-cell office:value-type="float" office:value="3.31437" calcext:value-type="float">
            <text:p>3.314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3" calcext:value-type="float">
            <text:p>0.3</text:p>
          </table:table-cell>
          <table:table-cell office:value-type="float" office:value="3.47559" calcext:value-type="float">
            <text:p>3.47559</text:p>
          </table:table-cell>
          <table:table-cell/>
          <table:table-cell office:value-type="float" office:value="12.24" calcext:value-type="float">
            <text:p>12.24</text:p>
          </table:table-cell>
          <table:table-cell office:value-type="float" office:value="0.3" calcext:value-type="float">
            <text:p>0.3</text:p>
          </table:table-cell>
          <table:table-cell office:value-type="float" office:value="3.32013" calcext:value-type="float">
            <text:p>3.32013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3" calcext:value-type="float">
            <text:p>0.3</text:p>
          </table:table-cell>
          <table:table-cell office:value-type="float" office:value="3.48161" calcext:value-type="float">
            <text:p>3.48161</text:p>
          </table:table-cell>
          <table:table-cell/>
          <table:table-cell office:value-type="float" office:value="12.26" calcext:value-type="float">
            <text:p>12.26</text:p>
          </table:table-cell>
          <table:table-cell office:value-type="float" office:value="0.3" calcext:value-type="float">
            <text:p>0.3</text:p>
          </table:table-cell>
          <table:table-cell office:value-type="float" office:value="3.32591" calcext:value-type="float">
            <text:p>3.32591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3" calcext:value-type="float">
            <text:p>0.3</text:p>
          </table:table-cell>
          <table:table-cell office:value-type="float" office:value="3.48761" calcext:value-type="float">
            <text:p>3.48761</text:p>
          </table:table-cell>
          <table:table-cell/>
          <table:table-cell office:value-type="float" office:value="12.28" calcext:value-type="float">
            <text:p>12.28</text:p>
          </table:table-cell>
          <table:table-cell office:value-type="float" office:value="0.3" calcext:value-type="float">
            <text:p>0.3</text:p>
          </table:table-cell>
          <table:table-cell office:value-type="float" office:value="3.33148" calcext:value-type="float">
            <text:p>3.3314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3" calcext:value-type="float">
            <text:p>0.3</text:p>
          </table:table-cell>
          <table:table-cell office:value-type="float" office:value="3.49364" calcext:value-type="float">
            <text:p>3.49364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0.3" calcext:value-type="float">
            <text:p>0.3</text:p>
          </table:table-cell>
          <table:table-cell office:value-type="float" office:value="3.33722" calcext:value-type="float">
            <text:p>3.33722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3" calcext:value-type="float">
            <text:p>0.3</text:p>
          </table:table-cell>
          <table:table-cell office:value-type="float" office:value="3.49962" calcext:value-type="float">
            <text:p>3.49962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float" office:value="0.3" calcext:value-type="float">
            <text:p>0.3</text:p>
          </table:table-cell>
          <table:table-cell office:value-type="float" office:value="3.34299" calcext:value-type="float">
            <text:p>3.34299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295282" calcext:value-type="float">
            <text:p>0.295282</text:p>
          </table:table-cell>
          <table:table-cell office:value-type="float" office:value="3.50575" calcext:value-type="float">
            <text:p>3.50575</text:p>
          </table:table-cell>
          <table:table-cell/>
          <table:table-cell office:value-type="float" office:value="12.34" calcext:value-type="float">
            <text:p>12.34</text:p>
          </table:table-cell>
          <table:table-cell office:value-type="float" office:value="0.3" calcext:value-type="float">
            <text:p>0.3</text:p>
          </table:table-cell>
          <table:table-cell office:value-type="float" office:value="3.34872" calcext:value-type="float">
            <text:p>3.3487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290694" calcext:value-type="float">
            <text:p>0.290694</text:p>
          </table:table-cell>
          <table:table-cell office:value-type="float" office:value="3.51179" calcext:value-type="float">
            <text:p>3.51179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0.3" calcext:value-type="float">
            <text:p>0.3</text:p>
          </table:table-cell>
          <table:table-cell office:value-type="float" office:value="3.3544" calcext:value-type="float">
            <text:p>3.354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.28623" calcext:value-type="float">
            <text:p>0.28623</text:p>
          </table:table-cell>
          <table:table-cell office:value-type="float" office:value="3.51769" calcext:value-type="float">
            <text:p>3.51769</text:p>
          </table:table-cell>
          <table:table-cell/>
          <table:table-cell office:value-type="float" office:value="12.38" calcext:value-type="float">
            <text:p>12.38</text:p>
          </table:table-cell>
          <table:table-cell office:value-type="float" office:value="0.3" calcext:value-type="float">
            <text:p>0.3</text:p>
          </table:table-cell>
          <table:table-cell office:value-type="float" office:value="3.36008" calcext:value-type="float">
            <text:p>3.3600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281884" calcext:value-type="float">
            <text:p>0.281884</text:p>
          </table:table-cell>
          <table:table-cell office:value-type="float" office:value="3.52351" calcext:value-type="float">
            <text:p>3.52351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0.3" calcext:value-type="float">
            <text:p>0.3</text:p>
          </table:table-cell>
          <table:table-cell office:value-type="float" office:value="3.36571" calcext:value-type="float">
            <text:p>3.36571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277653" calcext:value-type="float">
            <text:p>0.277653</text:p>
          </table:table-cell>
          <table:table-cell office:value-type="float" office:value="3.5293" calcext:value-type="float">
            <text:p>3.5293</text:p>
          </table:table-cell>
          <table:table-cell/>
          <table:table-cell office:value-type="float" office:value="12.42" calcext:value-type="float">
            <text:p>12.42</text:p>
          </table:table-cell>
          <table:table-cell office:value-type="float" office:value="0.3" calcext:value-type="float">
            <text:p>0.3</text:p>
          </table:table-cell>
          <table:table-cell office:value-type="float" office:value="3.37137" calcext:value-type="float">
            <text:p>3.37137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273532" calcext:value-type="float">
            <text:p>0.273532</text:p>
          </table:table-cell>
          <table:table-cell office:value-type="float" office:value="3.53502" calcext:value-type="float">
            <text:p>3.53502</text:p>
          </table:table-cell>
          <table:table-cell/>
          <table:table-cell office:value-type="float" office:value="12.44" calcext:value-type="float">
            <text:p>12.44</text:p>
          </table:table-cell>
          <table:table-cell office:value-type="float" office:value="0.3" calcext:value-type="float">
            <text:p>0.3</text:p>
          </table:table-cell>
          <table:table-cell office:value-type="float" office:value="3.377" calcext:value-type="float">
            <text:p>3.377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269516" calcext:value-type="float">
            <text:p>0.269516</text:p>
          </table:table-cell>
          <table:table-cell office:value-type="float" office:value="3.54053" calcext:value-type="float">
            <text:p>3.54053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0.3" calcext:value-type="float">
            <text:p>0.3</text:p>
          </table:table-cell>
          <table:table-cell office:value-type="float" office:value="3.38266" calcext:value-type="float">
            <text:p>3.38266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265602" calcext:value-type="float">
            <text:p>0.265602</text:p>
          </table:table-cell>
          <table:table-cell office:value-type="float" office:value="3.54584" calcext:value-type="float">
            <text:p>3.54584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0.3" calcext:value-type="float">
            <text:p>0.3</text:p>
          </table:table-cell>
          <table:table-cell office:value-type="float" office:value="3.38831" calcext:value-type="float">
            <text:p>3.388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261786" calcext:value-type="float">
            <text:p>0.261786</text:p>
          </table:table-cell>
          <table:table-cell office:value-type="float" office:value="3.55112" calcext:value-type="float">
            <text:p>3.55112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3" calcext:value-type="float">
            <text:p>0.3</text:p>
          </table:table-cell>
          <table:table-cell office:value-type="float" office:value="3.39397" calcext:value-type="float">
            <text:p>3.39397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.55635" calcext:value-type="float">
            <text:p>3.55635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0.3" calcext:value-type="float">
            <text:p>0.3</text:p>
          </table:table-cell>
          <table:table-cell office:value-type="float" office:value="3.3997" calcext:value-type="float">
            <text:p>3.3997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254433" calcext:value-type="float">
            <text:p>0.254433</text:p>
          </table:table-cell>
          <table:table-cell office:value-type="float" office:value="3.56166" calcext:value-type="float">
            <text:p>3.56166</text:p>
          </table:table-cell>
          <table:table-cell/>
          <table:table-cell office:value-type="float" office:value="12.54" calcext:value-type="float">
            <text:p>12.54</text:p>
          </table:table-cell>
          <table:table-cell office:value-type="float" office:value="0.3" calcext:value-type="float">
            <text:p>0.3</text:p>
          </table:table-cell>
          <table:table-cell office:value-type="float" office:value="3.40538" calcext:value-type="float">
            <text:p>3.40538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3.56679" calcext:value-type="float">
            <text:p>3.56679</text:p>
          </table:table-cell>
          <table:table-cell/>
          <table:table-cell office:value-type="float" office:value="12.56" calcext:value-type="float">
            <text:p>12.56</text:p>
          </table:table-cell>
          <table:table-cell office:value-type="float" office:value="0.3" calcext:value-type="float">
            <text:p>0.3</text:p>
          </table:table-cell>
          <table:table-cell office:value-type="float" office:value="3.41104" calcext:value-type="float">
            <text:p>3.4110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247431" calcext:value-type="float">
            <text:p>0.247431</text:p>
          </table:table-cell>
          <table:table-cell office:value-type="float" office:value="3.57189" calcext:value-type="float">
            <text:p>3.57189</text:p>
          </table:table-cell>
          <table:table-cell/>
          <table:table-cell office:value-type="float" office:value="12.58" calcext:value-type="float">
            <text:p>12.58</text:p>
          </table:table-cell>
          <table:table-cell office:value-type="float" office:value="0.3" calcext:value-type="float">
            <text:p>0.3</text:p>
          </table:table-cell>
          <table:table-cell office:value-type="float" office:value="3.41673" calcext:value-type="float">
            <text:p>3.4167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244054" calcext:value-type="float">
            <text:p>0.244054</text:p>
          </table:table-cell>
          <table:table-cell office:value-type="float" office:value="3.57704" calcext:value-type="float">
            <text:p>3.57704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0.3" calcext:value-type="float">
            <text:p>0.3</text:p>
          </table:table-cell>
          <table:table-cell office:value-type="float" office:value="3.42247" calcext:value-type="float">
            <text:p>3.42247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0.240756" calcext:value-type="float">
            <text:p>0.240756</text:p>
          </table:table-cell>
          <table:table-cell office:value-type="float" office:value="3.58212" calcext:value-type="float">
            <text:p>3.58212</text:p>
          </table:table-cell>
          <table:table-cell/>
          <table:table-cell office:value-type="float" office:value="12.62" calcext:value-type="float">
            <text:p>12.62</text:p>
          </table:table-cell>
          <table:table-cell office:value-type="float" office:value="0.3" calcext:value-type="float">
            <text:p>0.3</text:p>
          </table:table-cell>
          <table:table-cell office:value-type="float" office:value="3.42809" calcext:value-type="float">
            <text:p>3.42809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.237533" calcext:value-type="float">
            <text:p>0.237533</text:p>
          </table:table-cell>
          <table:table-cell office:value-type="float" office:value="3.58698" calcext:value-type="float">
            <text:p>3.58698</text:p>
          </table:table-cell>
          <table:table-cell/>
          <table:table-cell office:value-type="float" office:value="12.64" calcext:value-type="float">
            <text:p>12.64</text:p>
          </table:table-cell>
          <table:table-cell office:value-type="float" office:value="0.3" calcext:value-type="float">
            <text:p>0.3</text:p>
          </table:table-cell>
          <table:table-cell office:value-type="float" office:value="3.43381" calcext:value-type="float">
            <text:p>3.43381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0.234384" calcext:value-type="float">
            <text:p>0.234384</text:p>
          </table:table-cell>
          <table:table-cell office:value-type="float" office:value="3.59177" calcext:value-type="float">
            <text:p>3.59177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0.3" calcext:value-type="float">
            <text:p>0.3</text:p>
          </table:table-cell>
          <table:table-cell office:value-type="float" office:value="3.43941" calcext:value-type="float">
            <text:p>3.43941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231305" calcext:value-type="float">
            <text:p>0.231305</text:p>
          </table:table-cell>
          <table:table-cell office:value-type="float" office:value="3.59657" calcext:value-type="float">
            <text:p>3.59657</text:p>
          </table:table-cell>
          <table:table-cell/>
          <table:table-cell office:value-type="float" office:value="12.68" calcext:value-type="float">
            <text:p>12.68</text:p>
          </table:table-cell>
          <table:table-cell office:value-type="float" office:value="0.3" calcext:value-type="float">
            <text:p>0.3</text:p>
          </table:table-cell>
          <table:table-cell office:value-type="float" office:value="3.44504" calcext:value-type="float">
            <text:p>3.4450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228296" calcext:value-type="float">
            <text:p>0.228296</text:p>
          </table:table-cell>
          <table:table-cell office:value-type="float" office:value="3.60128" calcext:value-type="float">
            <text:p>3.60128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0.3" calcext:value-type="float">
            <text:p>0.3</text:p>
          </table:table-cell>
          <table:table-cell office:value-type="float" office:value="3.4506" calcext:value-type="float">
            <text:p>3.450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.225352" calcext:value-type="float">
            <text:p>0.225352</text:p>
          </table:table-cell>
          <table:table-cell office:value-type="float" office:value="3.60586" calcext:value-type="float">
            <text:p>3.60586</text:p>
          </table:table-cell>
          <table:table-cell/>
          <table:table-cell office:value-type="float" office:value="12.72" calcext:value-type="float">
            <text:p>12.72</text:p>
          </table:table-cell>
          <table:table-cell office:value-type="float" office:value="0.3" calcext:value-type="float">
            <text:p>0.3</text:p>
          </table:table-cell>
          <table:table-cell office:value-type="float" office:value="3.45637" calcext:value-type="float">
            <text:p>3.45637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222473" calcext:value-type="float">
            <text:p>0.222473</text:p>
          </table:table-cell>
          <table:table-cell office:value-type="float" office:value="3.61049" calcext:value-type="float">
            <text:p>3.61049</text:p>
          </table:table-cell>
          <table:table-cell/>
          <table:table-cell office:value-type="float" office:value="12.74" calcext:value-type="float">
            <text:p>12.74</text:p>
          </table:table-cell>
          <table:table-cell office:value-type="float" office:value="0.3" calcext:value-type="float">
            <text:p>0.3</text:p>
          </table:table-cell>
          <table:table-cell office:value-type="float" office:value="3.462" calcext:value-type="float">
            <text:p>3.462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219656" calcext:value-type="float">
            <text:p>0.219656</text:p>
          </table:table-cell>
          <table:table-cell office:value-type="float" office:value="3.61499" calcext:value-type="float">
            <text:p>3.61499</text:p>
          </table:table-cell>
          <table:table-cell/>
          <table:table-cell office:value-type="float" office:value="12.76" calcext:value-type="float">
            <text:p>12.76</text:p>
          </table:table-cell>
          <table:table-cell office:value-type="float" office:value="0.3" calcext:value-type="float">
            <text:p>0.3</text:p>
          </table:table-cell>
          <table:table-cell office:value-type="float" office:value="3.46779" calcext:value-type="float">
            <text:p>3.46779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216899" calcext:value-type="float">
            <text:p>0.216899</text:p>
          </table:table-cell>
          <table:table-cell office:value-type="float" office:value="3.6195" calcext:value-type="float">
            <text:p>3.6195</text:p>
          </table:table-cell>
          <table:table-cell/>
          <table:table-cell office:value-type="float" office:value="12.78" calcext:value-type="float">
            <text:p>12.78</text:p>
          </table:table-cell>
          <table:table-cell office:value-type="float" office:value="0.3" calcext:value-type="float">
            <text:p>0.3</text:p>
          </table:table-cell>
          <table:table-cell office:value-type="float" office:value="3.47344" calcext:value-type="float">
            <text:p>3.4734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214201" calcext:value-type="float">
            <text:p>0.214201</text:p>
          </table:table-cell>
          <table:table-cell office:value-type="float" office:value="3.62397" calcext:value-type="float">
            <text:p>3.62397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0.3" calcext:value-type="float">
            <text:p>0.3</text:p>
          </table:table-cell>
          <table:table-cell office:value-type="float" office:value="3.4793" calcext:value-type="float">
            <text:p>3.4793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211559" calcext:value-type="float">
            <text:p>0.211559</text:p>
          </table:table-cell>
          <table:table-cell office:value-type="float" office:value="3.62826" calcext:value-type="float">
            <text:p>3.62826</text:p>
          </table:table-cell>
          <table:table-cell/>
          <table:table-cell office:value-type="float" office:value="12.82" calcext:value-type="float">
            <text:p>12.82</text:p>
          </table:table-cell>
          <table:table-cell office:value-type="float" office:value="0.3" calcext:value-type="float">
            <text:p>0.3</text:p>
          </table:table-cell>
          <table:table-cell office:value-type="float" office:value="3.48483" calcext:value-type="float">
            <text:p>3.48483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208971" calcext:value-type="float">
            <text:p>0.208971</text:p>
          </table:table-cell>
          <table:table-cell office:value-type="float" office:value="3.63275" calcext:value-type="float">
            <text:p>3.63275</text:p>
          </table:table-cell>
          <table:table-cell/>
          <table:table-cell office:value-type="float" office:value="12.84" calcext:value-type="float">
            <text:p>12.84</text:p>
          </table:table-cell>
          <table:table-cell office:value-type="float" office:value="0.3" calcext:value-type="float">
            <text:p>0.3</text:p>
          </table:table-cell>
          <table:table-cell office:value-type="float" office:value="3.49048" calcext:value-type="float">
            <text:p>3.49048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206437" calcext:value-type="float">
            <text:p>0.206437</text:p>
          </table:table-cell>
          <table:table-cell office:value-type="float" office:value="3.63705" calcext:value-type="float">
            <text:p>3.63705</text:p>
          </table:table-cell>
          <table:table-cell/>
          <table:table-cell office:value-type="float" office:value="12.86" calcext:value-type="float">
            <text:p>12.86</text:p>
          </table:table-cell>
          <table:table-cell office:value-type="float" office:value="0.3" calcext:value-type="float">
            <text:p>0.3</text:p>
          </table:table-cell>
          <table:table-cell office:value-type="float" office:value="3.49613" calcext:value-type="float">
            <text:p>3.49613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3.64112" calcext:value-type="float">
            <text:p>3.64112</text:p>
          </table:table-cell>
          <table:table-cell/>
          <table:table-cell office:value-type="float" office:value="12.88" calcext:value-type="float">
            <text:p>12.88</text:p>
          </table:table-cell>
          <table:table-cell office:value-type="float" office:value="0.29825" calcext:value-type="float">
            <text:p>0.29825</text:p>
          </table:table-cell>
          <table:table-cell office:value-type="float" office:value="3.5017" calcext:value-type="float">
            <text:p>3.5017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201521" calcext:value-type="float">
            <text:p>0.201521</text:p>
          </table:table-cell>
          <table:table-cell office:value-type="float" office:value="3.64531" calcext:value-type="float">
            <text:p>3.64531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0.2965" calcext:value-type="float">
            <text:p>0.2965</text:p>
          </table:table-cell>
          <table:table-cell office:value-type="float" office:value="3.50732" calcext:value-type="float">
            <text:p>3.50732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3.64939" calcext:value-type="float">
            <text:p>3.64939</text:p>
          </table:table-cell>
          <table:table-cell/>
          <table:table-cell office:value-type="float" office:value="12.92" calcext:value-type="float">
            <text:p>12.92</text:p>
          </table:table-cell>
          <table:table-cell office:value-type="float" office:value="0.29475" calcext:value-type="float">
            <text:p>0.29475</text:p>
          </table:table-cell>
          <table:table-cell office:value-type="float" office:value="3.51298" calcext:value-type="float">
            <text:p>3.51298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.196799" calcext:value-type="float">
            <text:p>0.196799</text:p>
          </table:table-cell>
          <table:table-cell office:value-type="float" office:value="3.6534" calcext:value-type="float">
            <text:p>3.6534</text:p>
          </table:table-cell>
          <table:table-cell/>
          <table:table-cell office:value-type="float" office:value="12.94" calcext:value-type="float">
            <text:p>12.94</text:p>
          </table:table-cell>
          <table:table-cell office:value-type="float" office:value="0.293" calcext:value-type="float">
            <text:p>0.293</text:p>
          </table:table-cell>
          <table:table-cell office:value-type="float" office:value="3.51862" calcext:value-type="float">
            <text:p>3.5186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194507" calcext:value-type="float">
            <text:p>0.194507</text:p>
          </table:table-cell>
          <table:table-cell office:value-type="float" office:value="3.65738" calcext:value-type="float">
            <text:p>3.65738</text:p>
          </table:table-cell>
          <table:table-cell/>
          <table:table-cell office:value-type="float" office:value="12.96" calcext:value-type="float">
            <text:p>12.96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3.5241" calcext:value-type="float">
            <text:p>3.5241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.192259" calcext:value-type="float">
            <text:p>0.192259</text:p>
          </table:table-cell>
          <table:table-cell office:value-type="float" office:value="3.66136" calcext:value-type="float">
            <text:p>3.66136</text:p>
          </table:table-cell>
          <table:table-cell/>
          <table:table-cell office:value-type="float" office:value="12.98" calcext:value-type="float">
            <text:p>12.98</text:p>
          </table:table-cell>
          <table:table-cell office:value-type="float" office:value="0.2895" calcext:value-type="float">
            <text:p>0.2895</text:p>
          </table:table-cell>
          <table:table-cell office:value-type="float" office:value="3.52964" calcext:value-type="float">
            <text:p>3.529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0055" calcext:value-type="float">
            <text:p>0.190055</text:p>
          </table:table-cell>
          <table:table-cell office:value-type="float" office:value="3.66535" calcext:value-type="float">
            <text:p>3.665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775" calcext:value-type="float">
            <text:p>0.28775</text:p>
          </table:table-cell>
          <table:table-cell office:value-type="float" office:value="3.53517" calcext:value-type="float">
            <text:p>3.53517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.187892" calcext:value-type="float">
            <text:p>0.187892</text:p>
          </table:table-cell>
          <table:table-cell office:value-type="float" office:value="3.66922" calcext:value-type="float">
            <text:p>3.66922</text:p>
          </table:table-cell>
          <table:table-cell/>
          <table:table-cell office:value-type="float" office:value="13.02" calcext:value-type="float">
            <text:p>13.02</text:p>
          </table:table-cell>
          <table:table-cell office:value-type="float" office:value="0.286" calcext:value-type="float">
            <text:p>0.286</text:p>
          </table:table-cell>
          <table:table-cell office:value-type="float" office:value="3.54083" calcext:value-type="float">
            <text:p>3.54083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185771" calcext:value-type="float">
            <text:p>0.185771</text:p>
          </table:table-cell>
          <table:table-cell office:value-type="float" office:value="3.67309" calcext:value-type="float">
            <text:p>3.67309</text:p>
          </table:table-cell>
          <table:table-cell/>
          <table:table-cell office:value-type="float" office:value="13.04" calcext:value-type="float">
            <text:p>13.04</text:p>
          </table:table-cell>
          <table:table-cell office:value-type="float" office:value="0.28425" calcext:value-type="float">
            <text:p>0.28425</text:p>
          </table:table-cell>
          <table:table-cell office:value-type="float" office:value="3.54618" calcext:value-type="float">
            <text:p>3.54618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183688" calcext:value-type="float">
            <text:p>0.183688</text:p>
          </table:table-cell>
          <table:table-cell office:value-type="float" office:value="3.67677" calcext:value-type="float">
            <text:p>3.67677</text:p>
          </table:table-cell>
          <table:table-cell/>
          <table:table-cell office:value-type="float" office:value="13.06" calcext:value-type="float">
            <text:p>13.06</text:p>
          </table:table-cell>
          <table:table-cell office:value-type="float" office:value="0.2825" calcext:value-type="float">
            <text:p>0.2825</text:p>
          </table:table-cell>
          <table:table-cell office:value-type="float" office:value="3.55151" calcext:value-type="float">
            <text:p>3.5515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181644" calcext:value-type="float">
            <text:p>0.181644</text:p>
          </table:table-cell>
          <table:table-cell office:value-type="float" office:value="3.68064" calcext:value-type="float">
            <text:p>3.68064</text:p>
          </table:table-cell>
          <table:table-cell/>
          <table:table-cell office:value-type="float" office:value="13.08" calcext:value-type="float">
            <text:p>13.08</text:p>
          </table:table-cell>
          <table:table-cell office:value-type="float" office:value="0.28075" calcext:value-type="float">
            <text:p>0.28075</text:p>
          </table:table-cell>
          <table:table-cell office:value-type="float" office:value="3.55687" calcext:value-type="float">
            <text:p>3.5568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179638" calcext:value-type="float">
            <text:p>0.179638</text:p>
          </table:table-cell>
          <table:table-cell office:value-type="float" office:value="3.68431" calcext:value-type="float">
            <text:p>3.68431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0.279" calcext:value-type="float">
            <text:p>0.279</text:p>
          </table:table-cell>
          <table:table-cell office:value-type="float" office:value="3.56211" calcext:value-type="float">
            <text:p>3.56211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177668" calcext:value-type="float">
            <text:p>0.177668</text:p>
          </table:table-cell>
          <table:table-cell office:value-type="float" office:value="3.68794" calcext:value-type="float">
            <text:p>3.68794</text:p>
          </table:table-cell>
          <table:table-cell/>
          <table:table-cell office:value-type="float" office:value="13.12" calcext:value-type="float">
            <text:p>13.12</text:p>
          </table:table-cell>
          <table:table-cell office:value-type="float" office:value="0.27725" calcext:value-type="float">
            <text:p>0.27725</text:p>
          </table:table-cell>
          <table:table-cell office:value-type="float" office:value="3.56745" calcext:value-type="float">
            <text:p>3.56745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175734" calcext:value-type="float">
            <text:p>0.175734</text:p>
          </table:table-cell>
          <table:table-cell office:value-type="float" office:value="3.69154" calcext:value-type="float">
            <text:p>3.69154</text:p>
          </table:table-cell>
          <table:table-cell/>
          <table:table-cell office:value-type="float" office:value="13.14" calcext:value-type="float">
            <text:p>13.14</text:p>
          </table:table-cell>
          <table:table-cell office:value-type="float" office:value="0.2755" calcext:value-type="float">
            <text:p>0.2755</text:p>
          </table:table-cell>
          <table:table-cell office:value-type="float" office:value="3.57256" calcext:value-type="float">
            <text:p>3.57256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173834" calcext:value-type="float">
            <text:p>0.173834</text:p>
          </table:table-cell>
          <table:table-cell office:value-type="float" office:value="3.69499" calcext:value-type="float">
            <text:p>3.69499</text:p>
          </table:table-cell>
          <table:table-cell/>
          <table:table-cell office:value-type="float" office:value="13.16" calcext:value-type="float">
            <text:p>13.16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3.57784" calcext:value-type="float">
            <text:p>3.5778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.171968" calcext:value-type="float">
            <text:p>0.171968</text:p>
          </table:table-cell>
          <table:table-cell office:value-type="float" office:value="3.69864" calcext:value-type="float">
            <text:p>3.69864</text:p>
          </table:table-cell>
          <table:table-cell/>
          <table:table-cell office:value-type="float" office:value="13.18" calcext:value-type="float">
            <text:p>13.18</text:p>
          </table:table-cell>
          <table:table-cell office:value-type="float" office:value="0.272" calcext:value-type="float">
            <text:p>0.272</text:p>
          </table:table-cell>
          <table:table-cell office:value-type="float" office:value="3.58297" calcext:value-type="float">
            <text:p>3.5829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170134" calcext:value-type="float">
            <text:p>0.170134</text:p>
          </table:table-cell>
          <table:table-cell office:value-type="float" office:value="3.7021" calcext:value-type="float">
            <text:p>3.7021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0.27025" calcext:value-type="float">
            <text:p>0.27025</text:p>
          </table:table-cell>
          <table:table-cell office:value-type="float" office:value="3.58808" calcext:value-type="float">
            <text:p>3.58808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0.168333" calcext:value-type="float">
            <text:p>0.168333</text:p>
          </table:table-cell>
          <table:table-cell office:value-type="float" office:value="3.70567" calcext:value-type="float">
            <text:p>3.70567</text:p>
          </table:table-cell>
          <table:table-cell/>
          <table:table-cell office:value-type="float" office:value="13.22" calcext:value-type="float">
            <text:p>13.22</text:p>
          </table:table-cell>
          <table:table-cell office:value-type="float" office:value="0.2685" calcext:value-type="float">
            <text:p>0.2685</text:p>
          </table:table-cell>
          <table:table-cell office:value-type="float" office:value="3.59323" calcext:value-type="float">
            <text:p>3.59323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166562" calcext:value-type="float">
            <text:p>0.166562</text:p>
          </table:table-cell>
          <table:table-cell office:value-type="float" office:value="3.70913" calcext:value-type="float">
            <text:p>3.70913</text:p>
          </table:table-cell>
          <table:table-cell/>
          <table:table-cell office:value-type="float" office:value="13.24" calcext:value-type="float">
            <text:p>13.24</text:p>
          </table:table-cell>
          <table:table-cell office:value-type="float" office:value="0.26675" calcext:value-type="float">
            <text:p>0.26675</text:p>
          </table:table-cell>
          <table:table-cell office:value-type="float" office:value="3.59838" calcext:value-type="float">
            <text:p>3.59838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3.71241" calcext:value-type="float">
            <text:p>3.71241</text:p>
          </table:table-cell>
          <table:table-cell/>
          <table:table-cell office:value-type="float" office:value="13.26" calcext:value-type="float">
            <text:p>13.26</text:p>
          </table:table-cell>
          <table:table-cell office:value-type="float" office:value="0.265" calcext:value-type="float">
            <text:p>0.265</text:p>
          </table:table-cell>
          <table:table-cell office:value-type="float" office:value="3.60352" calcext:value-type="float">
            <text:p>3.60352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163111" calcext:value-type="float">
            <text:p>0.163111</text:p>
          </table:table-cell>
          <table:table-cell office:value-type="float" office:value="3.71588" calcext:value-type="float">
            <text:p>3.71588</text:p>
          </table:table-cell>
          <table:table-cell/>
          <table:table-cell office:value-type="float" office:value="13.28" calcext:value-type="float">
            <text:p>13.28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3.60859" calcext:value-type="float">
            <text:p>3.6085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16143" calcext:value-type="float">
            <text:p>0.16143</text:p>
          </table:table-cell>
          <table:table-cell office:value-type="float" office:value="3.71916" calcext:value-type="float">
            <text:p>3.7191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0.2615" calcext:value-type="float">
            <text:p>0.2615</text:p>
          </table:table-cell>
          <table:table-cell office:value-type="float" office:value="3.61355" calcext:value-type="float">
            <text:p>3.6135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159776" calcext:value-type="float">
            <text:p>0.159776</text:p>
          </table:table-cell>
          <table:table-cell office:value-type="float" office:value="3.72243" calcext:value-type="float">
            <text:p>3.72243</text:p>
          </table:table-cell>
          <table:table-cell/>
          <table:table-cell office:value-type="float" office:value="13.32" calcext:value-type="float">
            <text:p>13.3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3.61853" calcext:value-type="float">
            <text:p>3.61853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3.72569" calcext:value-type="float">
            <text:p>3.72569</text:p>
          </table:table-cell>
          <table:table-cell/>
          <table:table-cell office:value-type="float" office:value="13.34" calcext:value-type="float">
            <text:p>13.34</text:p>
          </table:table-cell>
          <table:table-cell office:value-type="float" office:value="0.258" calcext:value-type="float">
            <text:p>0.258</text:p>
          </table:table-cell>
          <table:table-cell office:value-type="float" office:value="3.62351" calcext:value-type="float">
            <text:p>3.62351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3.72895" calcext:value-type="float">
            <text:p>3.72895</text:p>
          </table:table-cell>
          <table:table-cell/>
          <table:table-cell office:value-type="float" office:value="13.36" calcext:value-type="float">
            <text:p>13.36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3.62847" calcext:value-type="float">
            <text:p>3.62847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154977" calcext:value-type="float">
            <text:p>0.154977</text:p>
          </table:table-cell>
          <table:table-cell office:value-type="float" office:value="3.7321" calcext:value-type="float">
            <text:p>3.7321</text:p>
          </table:table-cell>
          <table:table-cell/>
          <table:table-cell office:value-type="float" office:value="13.38" calcext:value-type="float">
            <text:p>13.38</text:p>
          </table:table-cell>
          <table:table-cell office:value-type="float" office:value="0.2545" calcext:value-type="float">
            <text:p>0.2545</text:p>
          </table:table-cell>
          <table:table-cell office:value-type="float" office:value="3.63324" calcext:value-type="float">
            <text:p>3.6332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53429" calcext:value-type="float">
            <text:p>0.153429</text:p>
          </table:table-cell>
          <table:table-cell office:value-type="float" office:value="3.73538" calcext:value-type="float">
            <text:p>3.73538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3.64295" calcext:value-type="float">
            <text:p>3.64295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.151906" calcext:value-type="float">
            <text:p>0.151906</text:p>
          </table:table-cell>
          <table:table-cell office:value-type="float" office:value="3.73846" calcext:value-type="float">
            <text:p>3.73846</text:p>
          </table:table-cell>
          <table:table-cell/>
          <table:table-cell office:value-type="float" office:value="13.42" calcext:value-type="float">
            <text:p>13.42</text:p>
          </table:table-cell>
          <table:table-cell office:value-type="float" office:value="0.251" calcext:value-type="float">
            <text:p>0.251</text:p>
          </table:table-cell>
          <table:table-cell office:value-type="float" office:value="3.64775" calcext:value-type="float">
            <text:p>3.64775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150407" calcext:value-type="float">
            <text:p>0.150407</text:p>
          </table:table-cell>
          <table:table-cell office:value-type="float" office:value="3.74155" calcext:value-type="float">
            <text:p>3.74155</text:p>
          </table:table-cell>
          <table:table-cell/>
          <table:table-cell office:value-type="float" office:value="13.44" calcext:value-type="float">
            <text:p>13.44</text:p>
          </table:table-cell>
          <table:table-cell office:value-type="float" office:value="0.24925" calcext:value-type="float">
            <text:p>0.24925</text:p>
          </table:table-cell>
          <table:table-cell office:value-type="float" office:value="3.65256" calcext:value-type="float">
            <text:p>3.65256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0.148932" calcext:value-type="float">
            <text:p>0.148932</text:p>
          </table:table-cell>
          <table:table-cell office:value-type="float" office:value="3.7446" calcext:value-type="float">
            <text:p>3.7446</text:p>
          </table:table-cell>
          <table:table-cell/>
          <table:table-cell office:value-type="float" office:value="13.46" calcext:value-type="float">
            <text:p>13.46</text:p>
          </table:table-cell>
          <table:table-cell office:value-type="float" office:value="0.2475" calcext:value-type="float">
            <text:p>0.2475</text:p>
          </table:table-cell>
          <table:table-cell office:value-type="float" office:value="3.65721" calcext:value-type="float">
            <text:p>3.65721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147481" calcext:value-type="float">
            <text:p>0.147481</text:p>
          </table:table-cell>
          <table:table-cell office:value-type="float" office:value="3.74776" calcext:value-type="float">
            <text:p>3.74776</text:p>
          </table:table-cell>
          <table:table-cell/>
          <table:table-cell office:value-type="float" office:value="13.48" calcext:value-type="float">
            <text:p>13.48</text:p>
          </table:table-cell>
          <table:table-cell office:value-type="float" office:value="0.24575" calcext:value-type="float">
            <text:p>0.24575</text:p>
          </table:table-cell>
          <table:table-cell office:value-type="float" office:value="3.66198" calcext:value-type="float">
            <text:p>3.6619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146051" calcext:value-type="float">
            <text:p>0.146051</text:p>
          </table:table-cell>
          <table:table-cell office:value-type="float" office:value="3.7507" calcext:value-type="float">
            <text:p>3.7507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244" calcext:value-type="float">
            <text:p>0.244</text:p>
          </table:table-cell>
          <table:table-cell office:value-type="float" office:value="3.66654" calcext:value-type="float">
            <text:p>3.66654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144644" calcext:value-type="float">
            <text:p>0.144644</text:p>
          </table:table-cell>
          <table:table-cell office:value-type="float" office:value="3.75366" calcext:value-type="float">
            <text:p>3.75366</text:p>
          </table:table-cell>
          <table:table-cell/>
          <table:table-cell office:value-type="float" office:value="13.52" calcext:value-type="float">
            <text:p>13.52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3.6712" calcext:value-type="float">
            <text:p>3.6712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.143259" calcext:value-type="float">
            <text:p>0.143259</text:p>
          </table:table-cell>
          <table:table-cell office:value-type="float" office:value="3.75663" calcext:value-type="float">
            <text:p>3.7566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0.2405" calcext:value-type="float">
            <text:p>0.2405</text:p>
          </table:table-cell>
          <table:table-cell office:value-type="float" office:value="3.67578" calcext:value-type="float">
            <text:p>3.67578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141895" calcext:value-type="float">
            <text:p>0.141895</text:p>
          </table:table-cell>
          <table:table-cell office:value-type="float" office:value="3.75962" calcext:value-type="float">
            <text:p>3.75962</text:p>
          </table:table-cell>
          <table:table-cell/>
          <table:table-cell office:value-type="float" office:value="13.56" calcext:value-type="float">
            <text:p>13.56</text:p>
          </table:table-cell>
          <table:table-cell office:value-type="float" office:value="0.23875" calcext:value-type="float">
            <text:p>0.23875</text:p>
          </table:table-cell>
          <table:table-cell office:value-type="float" office:value="3.68039" calcext:value-type="float">
            <text:p>3.68039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.140551" calcext:value-type="float">
            <text:p>0.140551</text:p>
          </table:table-cell>
          <table:table-cell office:value-type="float" office:value="3.76544" calcext:value-type="float">
            <text:p>3.76544</text:p>
          </table:table-cell>
          <table:table-cell/>
          <table:table-cell office:value-type="float" office:value="13.58" calcext:value-type="float">
            <text:p>13.58</text:p>
          </table:table-cell>
          <table:table-cell office:value-type="float" office:value="0.237" calcext:value-type="float">
            <text:p>0.237</text:p>
          </table:table-cell>
          <table:table-cell office:value-type="float" office:value="3.68485" calcext:value-type="float">
            <text:p>3.6848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139228" calcext:value-type="float">
            <text:p>0.139228</text:p>
          </table:table-cell>
          <table:table-cell office:value-type="float" office:value="3.76829" calcext:value-type="float">
            <text:p>3.76829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0.23525" calcext:value-type="float">
            <text:p>0.23525</text:p>
          </table:table-cell>
          <table:table-cell office:value-type="float" office:value="3.68934" calcext:value-type="float">
            <text:p>3.68934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137924" calcext:value-type="float">
            <text:p>0.137924</text:p>
          </table:table-cell>
          <table:table-cell office:value-type="float" office:value="3.77114" calcext:value-type="float">
            <text:p>3.77114</text:p>
          </table:table-cell>
          <table:table-cell/>
          <table:table-cell office:value-type="float" office:value="13.62" calcext:value-type="float">
            <text:p>13.62</text:p>
          </table:table-cell>
          <table:table-cell office:value-type="float" office:value="0.2335" calcext:value-type="float">
            <text:p>0.2335</text:p>
          </table:table-cell>
          <table:table-cell office:value-type="float" office:value="3.69389" calcext:value-type="float">
            <text:p>3.69389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3.77391" calcext:value-type="float">
            <text:p>3.77391</text:p>
          </table:table-cell>
          <table:table-cell/>
          <table:table-cell office:value-type="float" office:value="13.64" calcext:value-type="float">
            <text:p>13.64</text:p>
          </table:table-cell>
          <table:table-cell office:value-type="float" office:value="0.23175" calcext:value-type="float">
            <text:p>0.23175</text:p>
          </table:table-cell>
          <table:table-cell office:value-type="float" office:value="3.69827" calcext:value-type="float">
            <text:p>3.69827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135375" calcext:value-type="float">
            <text:p>0.135375</text:p>
          </table:table-cell>
          <table:table-cell office:value-type="float" office:value="3.77666" calcext:value-type="float">
            <text:p>3.77666</text:p>
          </table:table-cell>
          <table:table-cell/>
          <table:table-cell office:value-type="float" office:value="13.66" calcext:value-type="float">
            <text:p>13.66</text:p>
          </table:table-cell>
          <table:table-cell office:value-type="float" office:value="0.23" calcext:value-type="float">
            <text:p>0.23</text:p>
          </table:table-cell>
          <table:table-cell office:value-type="float" office:value="3.70265" calcext:value-type="float">
            <text:p>3.70265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134128" calcext:value-type="float">
            <text:p>0.134128</text:p>
          </table:table-cell>
          <table:table-cell office:value-type="float" office:value="3.77941" calcext:value-type="float">
            <text:p>3.77941</text:p>
          </table:table-cell>
          <table:table-cell/>
          <table:table-cell office:value-type="float" office:value="13.68" calcext:value-type="float">
            <text:p>13.68</text:p>
          </table:table-cell>
          <table:table-cell office:value-type="float" office:value="0.22825" calcext:value-type="float">
            <text:p>0.22825</text:p>
          </table:table-cell>
          <table:table-cell office:value-type="float" office:value="3.70703" calcext:value-type="float">
            <text:p>3.7070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132899" calcext:value-type="float">
            <text:p>0.132899</text:p>
          </table:table-cell>
          <table:table-cell office:value-type="float" office:value="3.78207" calcext:value-type="float">
            <text:p>3.78207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0.2265" calcext:value-type="float">
            <text:p>0.2265</text:p>
          </table:table-cell>
          <table:table-cell office:value-type="float" office:value="3.71131" calcext:value-type="float">
            <text:p>3.71131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.131689" calcext:value-type="float">
            <text:p>0.131689</text:p>
          </table:table-cell>
          <table:table-cell office:value-type="float" office:value="3.78482" calcext:value-type="float">
            <text:p>3.78482</text:p>
          </table:table-cell>
          <table:table-cell/>
          <table:table-cell office:value-type="float" office:value="13.72" calcext:value-type="float">
            <text:p>13.72</text:p>
          </table:table-cell>
          <table:table-cell office:value-type="float" office:value="0.22475" calcext:value-type="float">
            <text:p>0.22475</text:p>
          </table:table-cell>
          <table:table-cell office:value-type="float" office:value="3.71569" calcext:value-type="float">
            <text:p>3.71569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130495" calcext:value-type="float">
            <text:p>0.130495</text:p>
          </table:table-cell>
          <table:table-cell office:value-type="float" office:value="3.78736" calcext:value-type="float">
            <text:p>3.78736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0.223" calcext:value-type="float">
            <text:p>0.223</text:p>
          </table:table-cell>
          <table:table-cell office:value-type="float" office:value="3.71987" calcext:value-type="float">
            <text:p>3.7198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129318" calcext:value-type="float">
            <text:p>0.129318</text:p>
          </table:table-cell>
          <table:table-cell office:value-type="float" office:value="3.79065" calcext:value-type="float">
            <text:p>3.79065</text:p>
          </table:table-cell>
          <table:table-cell/>
          <table:table-cell office:value-type="float" office:value="13.76" calcext:value-type="float">
            <text:p>13.76</text:p>
          </table:table-cell>
          <table:table-cell office:value-type="float" office:value="0.22125" calcext:value-type="float">
            <text:p>0.22125</text:p>
          </table:table-cell>
          <table:table-cell office:value-type="float" office:value="3.72404" calcext:value-type="float">
            <text:p>3.7240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3.79331" calcext:value-type="float">
            <text:p>3.79331</text:p>
          </table:table-cell>
          <table:table-cell/>
          <table:table-cell office:value-type="float" office:value="13.78" calcext:value-type="float">
            <text:p>13.78</text:p>
          </table:table-cell>
          <table:table-cell office:value-type="float" office:value="0.2195" calcext:value-type="float">
            <text:p>0.2195</text:p>
          </table:table-cell>
          <table:table-cell office:value-type="float" office:value="3.72825" calcext:value-type="float">
            <text:p>3.7282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127015" calcext:value-type="float">
            <text:p>0.127015</text:p>
          </table:table-cell>
          <table:table-cell office:value-type="float" office:value="3.79586" calcext:value-type="float">
            <text:p>3.79586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0.21775" calcext:value-type="float">
            <text:p>0.21775</text:p>
          </table:table-cell>
          <table:table-cell office:value-type="float" office:value="3.73235" calcext:value-type="float">
            <text:p>3.73235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0.125887" calcext:value-type="float">
            <text:p>0.125887</text:p>
          </table:table-cell>
          <table:table-cell office:value-type="float" office:value="3.79586" calcext:value-type="float">
            <text:p>3.79586</text:p>
          </table:table-cell>
          <table:table-cell/>
          <table:table-cell office:value-type="float" office:value="13.82" calcext:value-type="float">
            <text:p>13.82</text:p>
          </table:table-cell>
          <table:table-cell office:value-type="float" office:value="0.216" calcext:value-type="float">
            <text:p>0.216</text:p>
          </table:table-cell>
          <table:table-cell office:value-type="float" office:value="3.73654" calcext:value-type="float">
            <text:p>3.7365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0.124775" calcext:value-type="float">
            <text:p>0.124775</text:p>
          </table:table-cell>
          <table:table-cell office:value-type="float" office:value="3.801" calcext:value-type="float">
            <text:p>3.801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0.21425" calcext:value-type="float">
            <text:p>0.21425</text:p>
          </table:table-cell>
          <table:table-cell office:value-type="float" office:value="3.74074" calcext:value-type="float">
            <text:p>3.7407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0.123679" calcext:value-type="float">
            <text:p>0.123679</text:p>
          </table:table-cell>
          <table:table-cell office:value-type="float" office:value="3.80366" calcext:value-type="float">
            <text:p>3.80366</text:p>
          </table:table-cell>
          <table:table-cell/>
          <table:table-cell office:value-type="float" office:value="13.86" calcext:value-type="float">
            <text:p>13.86</text:p>
          </table:table-cell>
          <table:table-cell office:value-type="float" office:value="0.2125" calcext:value-type="float">
            <text:p>0.2125</text:p>
          </table:table-cell>
          <table:table-cell office:value-type="float" office:value="3.74477" calcext:value-type="float">
            <text:p>3.74477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122597" calcext:value-type="float">
            <text:p>0.122597</text:p>
          </table:table-cell>
          <table:table-cell office:value-type="float" office:value="3.8061" calcext:value-type="float">
            <text:p>3.8061</text:p>
          </table:table-cell>
          <table:table-cell/>
          <table:table-cell office:value-type="float" office:value="13.88" calcext:value-type="float">
            <text:p>13.88</text:p>
          </table:table-cell>
          <table:table-cell office:value-type="float" office:value="0.21075" calcext:value-type="float">
            <text:p>0.21075</text:p>
          </table:table-cell>
          <table:table-cell office:value-type="float" office:value="3.74877" calcext:value-type="float">
            <text:p>3.7487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12153" calcext:value-type="float">
            <text:p>0.12153</text:p>
          </table:table-cell>
          <table:table-cell office:value-type="float" office:value="3.80855" calcext:value-type="float">
            <text:p>3.80855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0.209" calcext:value-type="float">
            <text:p>0.209</text:p>
          </table:table-cell>
          <table:table-cell office:value-type="float" office:value="3.75275" calcext:value-type="float">
            <text:p>3.75275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.120478" calcext:value-type="float">
            <text:p>0.120478</text:p>
          </table:table-cell>
          <table:table-cell office:value-type="float" office:value="3.81101" calcext:value-type="float">
            <text:p>3.81101</text:p>
          </table:table-cell>
          <table:table-cell/>
          <table:table-cell office:value-type="float" office:value="13.92" calcext:value-type="float">
            <text:p>13.92</text:p>
          </table:table-cell>
          <table:table-cell office:value-type="float" office:value="0.20725" calcext:value-type="float">
            <text:p>0.20725</text:p>
          </table:table-cell>
          <table:table-cell office:value-type="float" office:value="3.75675" calcext:value-type="float">
            <text:p>3.75675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11944" calcext:value-type="float">
            <text:p>0.11944</text:p>
          </table:table-cell>
          <table:table-cell office:value-type="float" office:value="3.81347" calcext:value-type="float">
            <text:p>3.81347</text:p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0.2055" calcext:value-type="float">
            <text:p>0.2055</text:p>
          </table:table-cell>
          <table:table-cell office:value-type="float" office:value="3.76066" calcext:value-type="float">
            <text:p>3.76066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118415" calcext:value-type="float">
            <text:p>0.118415</text:p>
          </table:table-cell>
          <table:table-cell office:value-type="float" office:value="3.81592" calcext:value-type="float">
            <text:p>3.81592</text:p>
          </table:table-cell>
          <table:table-cell/>
          <table:table-cell office:value-type="float" office:value="13.96" calcext:value-type="float">
            <text:p>13.96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3.76447" calcext:value-type="float">
            <text:p>3.76447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117404" calcext:value-type="float">
            <text:p>0.117404</text:p>
          </table:table-cell>
          <table:table-cell office:value-type="float" office:value="3.81828" calcext:value-type="float">
            <text:p>3.81828</text:p>
          </table:table-cell>
          <table:table-cell/>
          <table:table-cell office:value-type="float" office:value="13.98" calcext:value-type="float">
            <text:p>13.98</text:p>
          </table:table-cell>
          <table:table-cell office:value-type="float" office:value="0.202" calcext:value-type="float">
            <text:p>0.202</text:p>
          </table:table-cell>
          <table:table-cell office:value-type="float" office:value="3.76847" calcext:value-type="float">
            <text:p>3.76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407" calcext:value-type="float">
            <text:p>0.116407</text:p>
          </table:table-cell>
          <table:table-cell office:value-type="float" office:value="3.82073" calcext:value-type="float">
            <text:p>3.820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3.77229" calcext:value-type="float">
            <text:p>3.77229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0.115422" calcext:value-type="float">
            <text:p>0.115422</text:p>
          </table:table-cell>
          <table:table-cell office:value-type="float" office:value="3.8232" calcext:value-type="float">
            <text:p>3.8232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0.1985" calcext:value-type="float">
            <text:p>0.1985</text:p>
          </table:table-cell>
          <table:table-cell office:value-type="float" office:value="3.77609" calcext:value-type="float">
            <text:p>3.77609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114451" calcext:value-type="float">
            <text:p>0.114451</text:p>
          </table:table-cell>
          <table:table-cell office:value-type="float" office:value="3.82545" calcext:value-type="float">
            <text:p>3.82545</text:p>
          </table:table-cell>
          <table:table-cell/>
          <table:table-cell office:value-type="float" office:value="14.04" calcext:value-type="float">
            <text:p>14.04</text:p>
          </table:table-cell>
          <table:table-cell office:value-type="float" office:value="0.19675" calcext:value-type="float">
            <text:p>0.19675</text:p>
          </table:table-cell>
          <table:table-cell office:value-type="float" office:value="3.77992" calcext:value-type="float">
            <text:p>3.77992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3.82779" calcext:value-type="float">
            <text:p>3.82779</text:p>
          </table:table-cell>
          <table:table-cell/>
          <table:table-cell office:value-type="float" office:value="14.06" calcext:value-type="float">
            <text:p>14.06</text:p>
          </table:table-cell>
          <table:table-cell office:value-type="float" office:value="0.195" calcext:value-type="float">
            <text:p>0.195</text:p>
          </table:table-cell>
          <table:table-cell office:value-type="float" office:value="3.78354" calcext:value-type="float">
            <text:p>3.7835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.112545" calcext:value-type="float">
            <text:p>0.112545</text:p>
          </table:table-cell>
          <table:table-cell office:value-type="float" office:value="3.83013" calcext:value-type="float">
            <text:p>3.83013</text:p>
          </table:table-cell>
          <table:table-cell/>
          <table:table-cell office:value-type="float" office:value="14.08" calcext:value-type="float">
            <text:p>14.08</text:p>
          </table:table-cell>
          <table:table-cell office:value-type="float" office:value="0.19325" calcext:value-type="float">
            <text:p>0.19325</text:p>
          </table:table-cell>
          <table:table-cell office:value-type="float" office:value="3.78725" calcext:value-type="float">
            <text:p>3.7872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111611" calcext:value-type="float">
            <text:p>0.111611</text:p>
          </table:table-cell>
          <table:table-cell office:value-type="float" office:value="3.83237" calcext:value-type="float">
            <text:p>3.83237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0.1915" calcext:value-type="float">
            <text:p>0.1915</text:p>
          </table:table-cell>
          <table:table-cell office:value-type="float" office:value="3.79104" calcext:value-type="float">
            <text:p>3.79104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.110688" calcext:value-type="float">
            <text:p>0.110688</text:p>
          </table:table-cell>
          <table:table-cell office:value-type="float" office:value="3.83473" calcext:value-type="float">
            <text:p>3.83473</text:p>
          </table:table-cell>
          <table:table-cell/>
          <table:table-cell office:value-type="float" office:value="14.12" calcext:value-type="float">
            <text:p>14.12</text:p>
          </table:table-cell>
          <table:table-cell office:value-type="float" office:value="0.18975" calcext:value-type="float">
            <text:p>0.18975</text:p>
          </table:table-cell>
          <table:table-cell office:value-type="float" office:value="3.79462" calcext:value-type="float">
            <text:p>3.79462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0.109778" calcext:value-type="float">
            <text:p>0.109778</text:p>
          </table:table-cell>
          <table:table-cell office:value-type="float" office:value="3.83688" calcext:value-type="float">
            <text:p>3.83688</text:p>
          </table:table-cell>
          <table:table-cell/>
          <table:table-cell office:value-type="float" office:value="14.14" calcext:value-type="float">
            <text:p>14.14</text:p>
          </table:table-cell>
          <table:table-cell office:value-type="float" office:value="0.188" calcext:value-type="float">
            <text:p>0.188</text:p>
          </table:table-cell>
          <table:table-cell office:value-type="float" office:value="3.80185" calcext:value-type="float">
            <text:p>3.8018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.108878" calcext:value-type="float">
            <text:p>0.108878</text:p>
          </table:table-cell>
          <table:table-cell office:value-type="float" office:value="3.83912" calcext:value-type="float">
            <text:p>3.83912</text:p>
          </table:table-cell>
          <table:table-cell/>
          <table:table-cell office:value-type="float" office:value="14.16" calcext:value-type="float">
            <text:p>14.16</text:p>
          </table:table-cell>
          <table:table-cell office:value-type="float" office:value="0.18625" calcext:value-type="float">
            <text:p>0.18625</text:p>
          </table:table-cell>
          <table:table-cell office:value-type="float" office:value="3.80535" calcext:value-type="float">
            <text:p>3.80535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.10799" calcext:value-type="float">
            <text:p>0.10799</text:p>
          </table:table-cell>
          <table:table-cell office:value-type="float" office:value="3.84148" calcext:value-type="float">
            <text:p>3.84148</text:p>
          </table:table-cell>
          <table:table-cell/>
          <table:table-cell office:value-type="float" office:value="14.18" calcext:value-type="float">
            <text:p>14.18</text:p>
          </table:table-cell>
          <table:table-cell office:value-type="float" office:value="0.1845" calcext:value-type="float">
            <text:p>0.1845</text:p>
          </table:table-cell>
          <table:table-cell office:value-type="float" office:value="3.80889" calcext:value-type="float">
            <text:p>3.8088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107113" calcext:value-type="float">
            <text:p>0.107113</text:p>
          </table:table-cell>
          <table:table-cell office:value-type="float" office:value="3.84364" calcext:value-type="float">
            <text:p>3.84364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3.81241" calcext:value-type="float">
            <text:p>3.81241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0.106247" calcext:value-type="float">
            <text:p>0.106247</text:p>
          </table:table-cell>
          <table:table-cell office:value-type="float" office:value="3.84579" calcext:value-type="float">
            <text:p>3.84579</text:p>
          </table:table-cell>
          <table:table-cell/>
          <table:table-cell office:value-type="float" office:value="14.22" calcext:value-type="float">
            <text:p>14.22</text:p>
          </table:table-cell>
          <table:table-cell office:value-type="float" office:value="0.181" calcext:value-type="float">
            <text:p>0.181</text:p>
          </table:table-cell>
          <table:table-cell office:value-type="float" office:value="3.81583" calcext:value-type="float">
            <text:p>3.81583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105391" calcext:value-type="float">
            <text:p>0.105391</text:p>
          </table:table-cell>
          <table:table-cell office:value-type="float" office:value="3.84794" calcext:value-type="float">
            <text:p>3.84794</text:p>
          </table:table-cell>
          <table:table-cell/>
          <table:table-cell office:value-type="float" office:value="14.24" calcext:value-type="float">
            <text:p>14.24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3.81927" calcext:value-type="float">
            <text:p>3.81927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0.104546" calcext:value-type="float">
            <text:p>0.104546</text:p>
          </table:table-cell>
          <table:table-cell office:value-type="float" office:value="3.85007" calcext:value-type="float">
            <text:p>3.85007</text:p>
          </table:table-cell>
          <table:table-cell/>
          <table:table-cell office:value-type="float" office:value="14.26" calcext:value-type="float">
            <text:p>14.26</text:p>
          </table:table-cell>
          <table:table-cell office:value-type="float" office:value="0.1775" calcext:value-type="float">
            <text:p>0.1775</text:p>
          </table:table-cell>
          <table:table-cell office:value-type="float" office:value="3.82258" calcext:value-type="float">
            <text:p>3.82258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103711" calcext:value-type="float">
            <text:p>0.103711</text:p>
          </table:table-cell>
          <table:table-cell office:value-type="float" office:value="3.85221" calcext:value-type="float">
            <text:p>3.85221</text:p>
          </table:table-cell>
          <table:table-cell/>
          <table:table-cell office:value-type="float" office:value="14.28" calcext:value-type="float">
            <text:p>14.28</text:p>
          </table:table-cell>
          <table:table-cell office:value-type="float" office:value="0.17575" calcext:value-type="float">
            <text:p>0.17575</text:p>
          </table:table-cell>
          <table:table-cell office:value-type="float" office:value="3.82589" calcext:value-type="float">
            <text:p>3.8258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102887" calcext:value-type="float">
            <text:p>0.102887</text:p>
          </table:table-cell>
          <table:table-cell office:value-type="float" office:value="3.85425" calcext:value-type="float">
            <text:p>3.85425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0.174" calcext:value-type="float">
            <text:p>0.174</text:p>
          </table:table-cell>
          <table:table-cell office:value-type="float" office:value="3.82922" calcext:value-type="float">
            <text:p>3.82922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.102072" calcext:value-type="float">
            <text:p>0.102072</text:p>
          </table:table-cell>
          <table:table-cell office:value-type="float" office:value="3.85648" calcext:value-type="float">
            <text:p>3.85648</text:p>
          </table:table-cell>
          <table:table-cell/>
          <table:table-cell office:value-type="float" office:value="14.32" calcext:value-type="float">
            <text:p>14.32</text:p>
          </table:table-cell>
          <table:table-cell office:value-type="float" office:value="0.17225" calcext:value-type="float">
            <text:p>0.17225</text:p>
          </table:table-cell>
          <table:table-cell office:value-type="float" office:value="3.83252" calcext:value-type="float">
            <text:p>3.83252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3.85854" calcext:value-type="float">
            <text:p>3.85854</text:p>
          </table:table-cell>
          <table:table-cell/>
          <table:table-cell office:value-type="float" office:value="14.34" calcext:value-type="float">
            <text:p>14.34</text:p>
          </table:table-cell>
          <table:table-cell office:value-type="float" office:value="0.1705" calcext:value-type="float">
            <text:p>0.1705</text:p>
          </table:table-cell>
          <table:table-cell office:value-type="float" office:value="3.83587" calcext:value-type="float">
            <text:p>3.83587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3.86058" calcext:value-type="float">
            <text:p>3.86058</text:p>
          </table:table-cell>
          <table:table-cell/>
          <table:table-cell office:value-type="float" office:value="14.36" calcext:value-type="float">
            <text:p>14.36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3.83908" calcext:value-type="float">
            <text:p>3.83908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099686" calcext:value-type="float">
            <text:p>0.099686</text:p>
          </table:table-cell>
          <table:table-cell office:value-type="float" office:value="3.86262" calcext:value-type="float">
            <text:p>3.86262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0.167" calcext:value-type="float">
            <text:p>0.167</text:p>
          </table:table-cell>
          <table:table-cell office:value-type="float" office:value="3.8423" calcext:value-type="float">
            <text:p>3.842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98909" calcext:value-type="float">
            <text:p>0.098909</text:p>
          </table:table-cell>
          <table:table-cell office:value-type="float" office:value="3.86456" calcext:value-type="float">
            <text:p>3.86456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0.16525" calcext:value-type="float">
            <text:p>0.16525</text:p>
          </table:table-cell>
          <table:table-cell office:value-type="float" office:value="3.84555" calcext:value-type="float">
            <text:p>3.84555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0.098141" calcext:value-type="float">
            <text:p>0.098141</text:p>
          </table:table-cell>
          <table:table-cell office:value-type="float" office:value="3.86661" calcext:value-type="float">
            <text:p>3.86661</text:p>
          </table:table-cell>
          <table:table-cell/>
          <table:table-cell office:value-type="float" office:value="14.42" calcext:value-type="float">
            <text:p>14.42</text:p>
          </table:table-cell>
          <table:table-cell office:value-type="float" office:value="0.1635" calcext:value-type="float">
            <text:p>0.1635</text:p>
          </table:table-cell>
          <table:table-cell office:value-type="float" office:value="3.84858" calcext:value-type="float">
            <text:p>3.84858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097383" calcext:value-type="float">
            <text:p>0.097383</text:p>
          </table:table-cell>
          <table:table-cell office:value-type="float" office:value="3.86864" calcext:value-type="float">
            <text:p>3.86864</text:p>
          </table:table-cell>
          <table:table-cell/>
          <table:table-cell office:value-type="float" office:value="14.44" calcext:value-type="float">
            <text:p>14.44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3.8516" calcext:value-type="float">
            <text:p>3.8516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0.096633" calcext:value-type="float">
            <text:p>0.096633</text:p>
          </table:table-cell>
          <table:table-cell office:value-type="float" office:value="3.87068" calcext:value-type="float">
            <text:p>3.87068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0.16" calcext:value-type="float">
            <text:p>0.16</text:p>
          </table:table-cell>
          <table:table-cell office:value-type="float" office:value="3.85473" calcext:value-type="float">
            <text:p>3.8547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.095892" calcext:value-type="float">
            <text:p>0.095892</text:p>
          </table:table-cell>
          <table:table-cell office:value-type="float" office:value="3.87263" calcext:value-type="float">
            <text:p>3.87263</text:p>
          </table:table-cell>
          <table:table-cell/>
          <table:table-cell office:value-type="float" office:value="14.48" calcext:value-type="float">
            <text:p>14.48</text:p>
          </table:table-cell>
          <table:table-cell office:value-type="float" office:value="0.15825" calcext:value-type="float">
            <text:p>0.15825</text:p>
          </table:table-cell>
          <table:table-cell office:value-type="float" office:value="3.85776" calcext:value-type="float">
            <text:p>3.8577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3.87457" calcext:value-type="float">
            <text:p>3.8745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1565" calcext:value-type="float">
            <text:p>0.1565</text:p>
          </table:table-cell>
          <table:table-cell office:value-type="float" office:value="3.8608" calcext:value-type="float">
            <text:p>3.8608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094435" calcext:value-type="float">
            <text:p>0.094435</text:p>
          </table:table-cell>
          <table:table-cell office:value-type="float" office:value="3.87652" calcext:value-type="float">
            <text:p>3.87652</text:p>
          </table:table-cell>
          <table:table-cell/>
          <table:table-cell office:value-type="float" office:value="14.52" calcext:value-type="float">
            <text:p>14.52</text:p>
          </table:table-cell>
          <table:table-cell office:value-type="float" office:value="0.15475" calcext:value-type="float">
            <text:p>0.15475</text:p>
          </table:table-cell>
          <table:table-cell office:value-type="float" office:value="3.86365" calcext:value-type="float">
            <text:p>3.86365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.093718" calcext:value-type="float">
            <text:p>0.093718</text:p>
          </table:table-cell>
          <table:table-cell office:value-type="float" office:value="3.87846" calcext:value-type="float">
            <text:p>3.87846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0.153" calcext:value-type="float">
            <text:p>0.153</text:p>
          </table:table-cell>
          <table:table-cell office:value-type="float" office:value="3.86668" calcext:value-type="float">
            <text:p>3.86668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09301" calcext:value-type="float">
            <text:p>0.09301</text:p>
          </table:table-cell>
          <table:table-cell office:value-type="float" office:value="3.88041" calcext:value-type="float">
            <text:p>3.88041</text:p>
          </table:table-cell>
          <table:table-cell/>
          <table:table-cell office:value-type="float" office:value="14.56" calcext:value-type="float">
            <text:p>14.56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3.86953" calcext:value-type="float">
            <text:p>3.86953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3.88224" calcext:value-type="float">
            <text:p>3.88224</text:p>
          </table:table-cell>
          <table:table-cell/>
          <table:table-cell office:value-type="float" office:value="14.58" calcext:value-type="float">
            <text:p>14.58</text:p>
          </table:table-cell>
          <table:table-cell office:value-type="float" office:value="0.1495" calcext:value-type="float">
            <text:p>0.1495</text:p>
          </table:table-cell>
          <table:table-cell office:value-type="float" office:value="3.87236" calcext:value-type="float">
            <text:p>3.8723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91618" calcext:value-type="float">
            <text:p>0.091618</text:p>
          </table:table-cell>
          <table:table-cell office:value-type="float" office:value="3.88408" calcext:value-type="float">
            <text:p>3.88408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3.87509" calcext:value-type="float">
            <text:p>3.87509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0.090934" calcext:value-type="float">
            <text:p>0.090934</text:p>
          </table:table-cell>
          <table:table-cell office:value-type="float" office:value="3.88592" calcext:value-type="float">
            <text:p>3.88592</text:p>
          </table:table-cell>
          <table:table-cell/>
          <table:table-cell office:value-type="float" office:value="14.62" calcext:value-type="float">
            <text:p>14.62</text:p>
          </table:table-cell>
          <table:table-cell office:value-type="float" office:value="0.146" calcext:value-type="float">
            <text:p>0.146</text:p>
          </table:table-cell>
          <table:table-cell office:value-type="float" office:value="3.87794" calcext:value-type="float">
            <text:p>3.8779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.090257" calcext:value-type="float">
            <text:p>0.090257</text:p>
          </table:table-cell>
          <table:table-cell office:value-type="float" office:value="3.88786" calcext:value-type="float">
            <text:p>3.88786</text:p>
          </table:table-cell>
          <table:table-cell/>
          <table:table-cell office:value-type="float" office:value="14.64" calcext:value-type="float">
            <text:p>14.64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3.88078" calcext:value-type="float">
            <text:p>3.88078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.089588" calcext:value-type="float">
            <text:p>0.089588</text:p>
          </table:table-cell>
          <table:table-cell office:value-type="float" office:value="3.88959" calcext:value-type="float">
            <text:p>3.88959</text:p>
          </table:table-cell>
          <table:table-cell/>
          <table:table-cell office:value-type="float" office:value="14.66" calcext:value-type="float">
            <text:p>14.66</text:p>
          </table:table-cell>
          <table:table-cell office:value-type="float" office:value="0.1425" calcext:value-type="float">
            <text:p>0.1425</text:p>
          </table:table-cell>
          <table:table-cell office:value-type="float" office:value="3.88343" calcext:value-type="float">
            <text:p>3.88343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088925" calcext:value-type="float">
            <text:p>0.088925</text:p>
          </table:table-cell>
          <table:table-cell office:value-type="float" office:value="3.89142" calcext:value-type="float">
            <text:p>3.89142</text:p>
          </table:table-cell>
          <table:table-cell/>
          <table:table-cell office:value-type="float" office:value="14.68" calcext:value-type="float">
            <text:p>14.68</text:p>
          </table:table-cell>
          <table:table-cell office:value-type="float" office:value="0.14075" calcext:value-type="float">
            <text:p>0.14075</text:p>
          </table:table-cell>
          <table:table-cell office:value-type="float" office:value="3.88625" calcext:value-type="float">
            <text:p>3.8862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88271" calcext:value-type="float">
            <text:p>0.088271</text:p>
          </table:table-cell>
          <table:table-cell office:value-type="float" office:value="3.89336" calcext:value-type="float">
            <text:p>3.89336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0.139" calcext:value-type="float">
            <text:p>0.139</text:p>
          </table:table-cell>
          <table:table-cell office:value-type="float" office:value="3.88891" calcext:value-type="float">
            <text:p>3.88891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.087623" calcext:value-type="float">
            <text:p>0.087623</text:p>
          </table:table-cell>
          <table:table-cell office:value-type="float" office:value="3.8952" calcext:value-type="float">
            <text:p>3.8952</text:p>
          </table:table-cell>
          <table:table-cell/>
          <table:table-cell office:value-type="float" office:value="14.72" calcext:value-type="float">
            <text:p>14.72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3.89157" calcext:value-type="float">
            <text:p>3.89157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.086982" calcext:value-type="float">
            <text:p>0.086982</text:p>
          </table:table-cell>
          <table:table-cell office:value-type="float" office:value="3.89684" calcext:value-type="float">
            <text:p>3.89684</text:p>
          </table:table-cell>
          <table:table-cell/>
          <table:table-cell office:value-type="float" office:value="14.74" calcext:value-type="float">
            <text:p>14.74</text:p>
          </table:table-cell>
          <table:table-cell office:value-type="float" office:value="0.1355" calcext:value-type="float">
            <text:p>0.1355</text:p>
          </table:table-cell>
          <table:table-cell office:value-type="float" office:value="3.89423" calcext:value-type="float">
            <text:p>3.89423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.086349" calcext:value-type="float">
            <text:p>0.086349</text:p>
          </table:table-cell>
          <table:table-cell office:value-type="float" office:value="3.89868" calcext:value-type="float">
            <text:p>3.89868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3.89679" calcext:value-type="float">
            <text:p>3.8967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.085722" calcext:value-type="float">
            <text:p>0.085722</text:p>
          </table:table-cell>
          <table:table-cell office:value-type="float" office:value="3.90041" calcext:value-type="float">
            <text:p>3.90041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0.132" calcext:value-type="float">
            <text:p>0.132</text:p>
          </table:table-cell>
          <table:table-cell office:value-type="float" office:value="3.89925" calcext:value-type="float">
            <text:p>3.8992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085101" calcext:value-type="float">
            <text:p>0.085101</text:p>
          </table:table-cell>
          <table:table-cell office:value-type="float" office:value="3.90214" calcext:value-type="float">
            <text:p>3.90214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0.13025" calcext:value-type="float">
            <text:p>0.13025</text:p>
          </table:table-cell>
          <table:table-cell office:value-type="float" office:value="3.9017" calcext:value-type="float">
            <text:p>3.9017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084488" calcext:value-type="float">
            <text:p>0.084488</text:p>
          </table:table-cell>
          <table:table-cell office:value-type="float" office:value="3.90398" calcext:value-type="float">
            <text:p>3.90398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0.1285" calcext:value-type="float">
            <text:p>0.1285</text:p>
          </table:table-cell>
          <table:table-cell office:value-type="float" office:value="3.90416" calcext:value-type="float">
            <text:p>3.9041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3.90562" calcext:value-type="float">
            <text:p>3.90562</text:p>
          </table:table-cell>
          <table:table-cell/>
          <table:table-cell office:value-type="float" office:value="14.84" calcext:value-type="float">
            <text:p>14.84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3.90663" calcext:value-type="float">
            <text:p>3.90663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083279" calcext:value-type="float">
            <text:p>0.083279</text:p>
          </table:table-cell>
          <table:table-cell office:value-type="float" office:value="3.90734" calcext:value-type="float">
            <text:p>3.90734</text:p>
          </table:table-cell>
          <table:table-cell/>
          <table:table-cell office:value-type="float" office:value="14.86" calcext:value-type="float">
            <text:p>14.86</text:p>
          </table:table-cell>
          <table:table-cell office:value-type="float" office:value="0.125" calcext:value-type="float">
            <text:p>0.125</text:p>
          </table:table-cell>
          <table:table-cell office:value-type="float" office:value="3.90908" calcext:value-type="float">
            <text:p>3.9090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.082685" calcext:value-type="float">
            <text:p>0.082685</text:p>
          </table:table-cell>
          <table:table-cell office:value-type="float" office:value="3.90897" calcext:value-type="float">
            <text:p>3.90897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3.91143" calcext:value-type="float">
            <text:p>3.9114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82097" calcext:value-type="float">
            <text:p>0.082097</text:p>
          </table:table-cell>
          <table:table-cell office:value-type="float" office:value="3.91082" calcext:value-type="float">
            <text:p>3.91082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0.1215" calcext:value-type="float">
            <text:p>0.1215</text:p>
          </table:table-cell>
          <table:table-cell office:value-type="float" office:value="3.9138" calcext:value-type="float">
            <text:p>3.9138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.081514" calcext:value-type="float">
            <text:p>0.081514</text:p>
          </table:table-cell>
          <table:table-cell office:value-type="float" office:value="3.91245" calcext:value-type="float">
            <text:p>3.91245</text:p>
          </table:table-cell>
          <table:table-cell/>
          <table:table-cell office:value-type="float" office:value="14.92" calcext:value-type="float">
            <text:p>14.92</text:p>
          </table:table-cell>
          <table:table-cell office:value-type="float" office:value="0.11975" calcext:value-type="float">
            <text:p>0.11975</text:p>
          </table:table-cell>
          <table:table-cell office:value-type="float" office:value="3.91607" calcext:value-type="float">
            <text:p>3.91607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0.080938" calcext:value-type="float">
            <text:p>0.080938</text:p>
          </table:table-cell>
          <table:table-cell office:value-type="float" office:value="3.91409" calcext:value-type="float">
            <text:p>3.91409</text:p>
          </table:table-cell>
          <table:table-cell/>
          <table:table-cell office:value-type="float" office:value="14.94" calcext:value-type="float">
            <text:p>14.94</text:p>
          </table:table-cell>
          <table:table-cell office:value-type="float" office:value="0.118" calcext:value-type="float">
            <text:p>0.118</text:p>
          </table:table-cell>
          <table:table-cell office:value-type="float" office:value="3.91835" calcext:value-type="float">
            <text:p>3.9183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.080368" calcext:value-type="float">
            <text:p>0.080368</text:p>
          </table:table-cell>
          <table:table-cell office:value-type="float" office:value="3.91573" calcext:value-type="float">
            <text:p>3.91573</text:p>
          </table:table-cell>
          <table:table-cell/>
          <table:table-cell office:value-type="float" office:value="14.96" calcext:value-type="float">
            <text:p>14.96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3.92053" calcext:value-type="float">
            <text:p>3.92053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0.079803" calcext:value-type="float">
            <text:p>0.079803</text:p>
          </table:table-cell>
          <table:table-cell office:value-type="float" office:value="3.91737" calcext:value-type="float">
            <text:p>3.91737</text:p>
          </table:table-cell>
          <table:table-cell/>
          <table:table-cell office:value-type="float" office:value="14.98" calcext:value-type="float">
            <text:p>14.98</text:p>
          </table:table-cell>
          <table:table-cell office:value-type="float" office:value="0.1145" calcext:value-type="float">
            <text:p>0.1145</text:p>
          </table:table-cell>
          <table:table-cell office:value-type="float" office:value="3.92281" calcext:value-type="float">
            <text:p>3.922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9245" calcext:value-type="float">
            <text:p>0.079245</text:p>
          </table:table-cell>
          <table:table-cell office:value-type="float" office:value="3.919" calcext:value-type="float">
            <text:p>3.9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3.92488" calcext:value-type="float">
            <text:p>3.92488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.078692" calcext:value-type="float">
            <text:p>0.078692</text:p>
          </table:table-cell>
          <table:table-cell office:value-type="float" office:value="3.92053" calcext:value-type="float">
            <text:p>3.92053</text:p>
          </table:table-cell>
          <table:table-cell/>
          <table:table-cell office:value-type="float" office:value="15.02" calcext:value-type="float">
            <text:p>15.02</text:p>
          </table:table-cell>
          <table:table-cell office:value-type="float" office:value="0.111" calcext:value-type="float">
            <text:p>0.111</text:p>
          </table:table-cell>
          <table:table-cell office:value-type="float" office:value="3.92715" calcext:value-type="float">
            <text:p>3.92715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0.078144" calcext:value-type="float">
            <text:p>0.078144</text:p>
          </table:table-cell>
          <table:table-cell office:value-type="float" office:value="3.92217" calcext:value-type="float">
            <text:p>3.92217</text:p>
          </table:table-cell>
          <table:table-cell/>
          <table:table-cell office:value-type="float" office:value="15.04" calcext:value-type="float">
            <text:p>15.04</text:p>
          </table:table-cell>
          <table:table-cell office:value-type="float" office:value="0.10925" calcext:value-type="float">
            <text:p>0.10925</text:p>
          </table:table-cell>
          <table:table-cell office:value-type="float" office:value="3.92923" calcext:value-type="float">
            <text:p>3.92923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3.92379" calcext:value-type="float">
            <text:p>3.92379</text:p>
          </table:table-cell>
          <table:table-cell/>
          <table:table-cell office:value-type="float" office:value="15.06" calcext:value-type="float">
            <text:p>15.06</text:p>
          </table:table-cell>
          <table:table-cell office:value-type="float" office:value="0.1075" calcext:value-type="float">
            <text:p>0.1075</text:p>
          </table:table-cell>
          <table:table-cell office:value-type="float" office:value="3.9313" calcext:value-type="float">
            <text:p>3.9313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.077066" calcext:value-type="float">
            <text:p>0.077066</text:p>
          </table:table-cell>
          <table:table-cell office:value-type="float" office:value="3.92543" calcext:value-type="float">
            <text:p>3.92543</text:p>
          </table:table-cell>
          <table:table-cell/>
          <table:table-cell office:value-type="float" office:value="15.08" calcext:value-type="float">
            <text:p>15.08</text:p>
          </table:table-cell>
          <table:table-cell office:value-type="float" office:value="0.10575" calcext:value-type="float">
            <text:p>0.10575</text:p>
          </table:table-cell>
          <table:table-cell office:value-type="float" office:value="3.93329" calcext:value-type="float">
            <text:p>3.9332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76535" calcext:value-type="float">
            <text:p>0.076535</text:p>
          </table:table-cell>
          <table:table-cell office:value-type="float" office:value="3.92696" calcext:value-type="float">
            <text:p>3.92696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0.104" calcext:value-type="float">
            <text:p>0.104</text:p>
          </table:table-cell>
          <table:table-cell office:value-type="float" office:value="3.93536" calcext:value-type="float">
            <text:p>3.93536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0.076009" calcext:value-type="float">
            <text:p>0.076009</text:p>
          </table:table-cell>
          <table:table-cell office:value-type="float" office:value="3.92849" calcext:value-type="float">
            <text:p>3.92849</text:p>
          </table:table-cell>
          <table:table-cell/>
          <table:table-cell office:value-type="float" office:value="15.12" calcext:value-type="float">
            <text:p>15.12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3.93744" calcext:value-type="float">
            <text:p>3.93744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.075488" calcext:value-type="float">
            <text:p>0.075488</text:p>
          </table:table-cell>
          <table:table-cell office:value-type="float" office:value="3.93004" calcext:value-type="float">
            <text:p>3.93004</text:p>
          </table:table-cell>
          <table:table-cell/>
          <table:table-cell office:value-type="float" office:value="15.14" calcext:value-type="float">
            <text:p>15.14</text:p>
          </table:table-cell>
          <table:table-cell office:value-type="float" office:value="0.1005" calcext:value-type="float">
            <text:p>0.1005</text:p>
          </table:table-cell>
          <table:table-cell office:value-type="float" office:value="3.93934" calcext:value-type="float">
            <text:p>3.9393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0.074973" calcext:value-type="float">
            <text:p>0.074973</text:p>
          </table:table-cell>
          <table:table-cell office:value-type="float" office:value="3.93168" calcext:value-type="float">
            <text:p>3.93168</text:p>
          </table:table-cell>
          <table:table-cell/>
          <table:table-cell office:value-type="float" office:value="15.16" calcext:value-type="float">
            <text:p>15.16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3.94124" calcext:value-type="float">
            <text:p>3.94124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0.074462" calcext:value-type="float">
            <text:p>0.074462</text:p>
          </table:table-cell>
          <table:table-cell office:value-type="float" office:value="3.93311" calcext:value-type="float">
            <text:p>3.93311</text:p>
          </table:table-cell>
          <table:table-cell/>
          <table:table-cell office:value-type="float" office:value="15.18" calcext:value-type="float">
            <text:p>15.18</text:p>
          </table:table-cell>
          <table:table-cell office:value-type="float" office:value="0.097" calcext:value-type="float">
            <text:p>0.097</text:p>
          </table:table-cell>
          <table:table-cell office:value-type="float" office:value="3.94312" calcext:value-type="float">
            <text:p>3.9431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73957" calcext:value-type="float">
            <text:p>0.073957</text:p>
          </table:table-cell>
          <table:table-cell office:value-type="float" office:value="3.93474" calcext:value-type="float">
            <text:p>3.93474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3.94501" calcext:value-type="float">
            <text:p>3.94501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0.073456" calcext:value-type="float">
            <text:p>0.073456</text:p>
          </table:table-cell>
          <table:table-cell office:value-type="float" office:value="3.93617" calcext:value-type="float">
            <text:p>3.93617</text:p>
          </table:table-cell>
          <table:table-cell/>
          <table:table-cell office:value-type="float" office:value="15.22" calcext:value-type="float">
            <text:p>15.22</text:p>
          </table:table-cell>
          <table:table-cell office:value-type="float" office:value="0.0935" calcext:value-type="float">
            <text:p>0.0935</text:p>
          </table:table-cell>
          <table:table-cell office:value-type="float" office:value="3.94679" calcext:value-type="float">
            <text:p>3.94679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072961" calcext:value-type="float">
            <text:p>0.072961</text:p>
          </table:table-cell>
          <table:table-cell office:value-type="float" office:value="3.93771" calcext:value-type="float">
            <text:p>3.93771</text:p>
          </table:table-cell>
          <table:table-cell/>
          <table:table-cell office:value-type="float" office:value="15.24" calcext:value-type="float">
            <text:p>15.24</text:p>
          </table:table-cell>
          <table:table-cell office:value-type="float" office:value="0.09175" calcext:value-type="float">
            <text:p>0.09175</text:p>
          </table:table-cell>
          <table:table-cell office:value-type="float" office:value="3.94859" calcext:value-type="float">
            <text:p>3.94859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3.93914" calcext:value-type="float">
            <text:p>3.93914</text:p>
          </table:table-cell>
          <table:table-cell/>
          <table:table-cell office:value-type="float" office:value="15.26" calcext:value-type="float">
            <text:p>15.26</text:p>
          </table:table-cell>
          <table:table-cell office:value-type="float" office:value="0.09" calcext:value-type="float">
            <text:p>0.09</text:p>
          </table:table-cell>
          <table:table-cell office:value-type="float" office:value="3.95039" calcext:value-type="float">
            <text:p>3.95039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.071984" calcext:value-type="float">
            <text:p>0.071984</text:p>
          </table:table-cell>
          <table:table-cell office:value-type="float" office:value="3.94067" calcext:value-type="float">
            <text:p>3.94067</text:p>
          </table:table-cell>
          <table:table-cell/>
          <table:table-cell office:value-type="float" office:value="15.28" calcext:value-type="float">
            <text:p>15.28</text:p>
          </table:table-cell>
          <table:table-cell office:value-type="float" office:value="0.08825" calcext:value-type="float">
            <text:p>0.08825</text:p>
          </table:table-cell>
          <table:table-cell office:value-type="float" office:value="3.95208" calcext:value-type="float">
            <text:p>3.9520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071502" calcext:value-type="float">
            <text:p>0.071502</text:p>
          </table:table-cell>
          <table:table-cell office:value-type="float" office:value="3.94221" calcext:value-type="float">
            <text:p>3.94221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0.0865" calcext:value-type="float">
            <text:p>0.0865</text:p>
          </table:table-cell>
          <table:table-cell office:value-type="float" office:value="3.95379" calcext:value-type="float">
            <text:p>3.95379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0.071025" calcext:value-type="float">
            <text:p>0.071025</text:p>
          </table:table-cell>
          <table:table-cell office:value-type="float" office:value="3.94363" calcext:value-type="float">
            <text:p>3.94363</text:p>
          </table:table-cell>
          <table:table-cell/>
          <table:table-cell office:value-type="float" office:value="15.32" calcext:value-type="float">
            <text:p>15.32</text:p>
          </table:table-cell>
          <table:table-cell office:value-type="float" office:value="0.08475" calcext:value-type="float">
            <text:p>0.08475</text:p>
          </table:table-cell>
          <table:table-cell office:value-type="float" office:value="3.95548" calcext:value-type="float">
            <text:p>3.95548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0.070553" calcext:value-type="float">
            <text:p>0.070553</text:p>
          </table:table-cell>
          <table:table-cell office:value-type="float" office:value="3.94505" calcext:value-type="float">
            <text:p>3.94505</text:p>
          </table:table-cell>
          <table:table-cell/>
          <table:table-cell office:value-type="float" office:value="15.34" calcext:value-type="float">
            <text:p>15.34</text:p>
          </table:table-cell>
          <table:table-cell office:value-type="float" office:value="0.083" calcext:value-type="float">
            <text:p>0.083</text:p>
          </table:table-cell>
          <table:table-cell office:value-type="float" office:value="3.95716" calcext:value-type="float">
            <text:p>3.95716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.070085" calcext:value-type="float">
            <text:p>0.070085</text:p>
          </table:table-cell>
          <table:table-cell office:value-type="float" office:value="3.94647" calcext:value-type="float">
            <text:p>3.94647</text:p>
          </table:table-cell>
          <table:table-cell/>
          <table:table-cell office:value-type="float" office:value="15.36" calcext:value-type="float">
            <text:p>15.36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3.95867" calcext:value-type="float">
            <text:p>3.95867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0.069621" calcext:value-type="float">
            <text:p>0.069621</text:p>
          </table:table-cell>
          <table:table-cell office:value-type="float" office:value="3.9479" calcext:value-type="float">
            <text:p>3.9479</text:p>
          </table:table-cell>
          <table:table-cell/>
          <table:table-cell office:value-type="float" office:value="15.38" calcext:value-type="float">
            <text:p>15.38</text:p>
          </table:table-cell>
          <table:table-cell office:value-type="float" office:value="0.0795" calcext:value-type="float">
            <text:p>0.0795</text:p>
          </table:table-cell>
          <table:table-cell office:value-type="float" office:value="3.96028" calcext:value-type="float">
            <text:p>3.9602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069162" calcext:value-type="float">
            <text:p>0.069162</text:p>
          </table:table-cell>
          <table:table-cell office:value-type="float" office:value="3.94944" calcext:value-type="float">
            <text:p>3.94944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0.07775" calcext:value-type="float">
            <text:p>0.07775</text:p>
          </table:table-cell>
          <table:table-cell office:value-type="float" office:value="3.96178" calcext:value-type="float">
            <text:p>3.96178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0.068707" calcext:value-type="float">
            <text:p>0.068707</text:p>
          </table:table-cell>
          <table:table-cell office:value-type="float" office:value="3.95085" calcext:value-type="float">
            <text:p>3.95085</text:p>
          </table:table-cell>
          <table:table-cell/>
          <table:table-cell office:value-type="float" office:value="15.42" calcext:value-type="float">
            <text:p>15.42</text:p>
          </table:table-cell>
          <table:table-cell office:value-type="float" office:value="0.076" calcext:value-type="float">
            <text:p>0.076</text:p>
          </table:table-cell>
          <table:table-cell office:value-type="float" office:value="3.96328" calcext:value-type="float">
            <text:p>3.96328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.068257" calcext:value-type="float">
            <text:p>0.068257</text:p>
          </table:table-cell>
          <table:table-cell office:value-type="float" office:value="3.95229" calcext:value-type="float">
            <text:p>3.95229</text:p>
          </table:table-cell>
          <table:table-cell/>
          <table:table-cell office:value-type="float" office:value="15.44" calcext:value-type="float">
            <text:p>15.44</text:p>
          </table:table-cell>
          <table:table-cell office:value-type="float" office:value="0.07425" calcext:value-type="float">
            <text:p>0.07425</text:p>
          </table:table-cell>
          <table:table-cell office:value-type="float" office:value="3.96469" calcext:value-type="float">
            <text:p>3.96469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0.06781" calcext:value-type="float">
            <text:p>0.06781</text:p>
          </table:table-cell>
          <table:table-cell office:value-type="float" office:value="3.95494" calcext:value-type="float">
            <text:p>3.95494</text:p>
          </table:table-cell>
          <table:table-cell/>
          <table:table-cell office:value-type="float" office:value="15.46" calcext:value-type="float">
            <text:p>15.46</text:p>
          </table:table-cell>
          <table:table-cell office:value-type="float" office:value="0.0725" calcext:value-type="float">
            <text:p>0.0725</text:p>
          </table:table-cell>
          <table:table-cell office:value-type="float" office:value="3.9661" calcext:value-type="float">
            <text:p>3.9661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067368" calcext:value-type="float">
            <text:p>0.067368</text:p>
          </table:table-cell>
          <table:table-cell office:value-type="float" office:value="3.95637" calcext:value-type="float">
            <text:p>3.95637</text:p>
          </table:table-cell>
          <table:table-cell/>
          <table:table-cell office:value-type="float" office:value="15.48" calcext:value-type="float">
            <text:p>15.48</text:p>
          </table:table-cell>
          <table:table-cell office:value-type="float" office:value="0.07075" calcext:value-type="float">
            <text:p>0.07075</text:p>
          </table:table-cell>
          <table:table-cell office:value-type="float" office:value="3.96752" calcext:value-type="float">
            <text:p>3.9675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66929" calcext:value-type="float">
            <text:p>0.066929</text:p>
          </table:table-cell>
          <table:table-cell office:value-type="float" office:value="3.95769" calcext:value-type="float">
            <text:p>3.9576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69" calcext:value-type="float">
            <text:p>0.069</text:p>
          </table:table-cell>
          <table:table-cell office:value-type="float" office:value="3.96892" calcext:value-type="float">
            <text:p>3.96892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0.066495" calcext:value-type="float">
            <text:p>0.066495</text:p>
          </table:table-cell>
          <table:table-cell office:value-type="float" office:value="3.95769" calcext:value-type="float">
            <text:p>3.95769</text:p>
          </table:table-cell>
          <table:table-cell/>
          <table:table-cell office:value-type="float" office:value="15.52" calcext:value-type="float">
            <text:p>15.52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3.97024" calcext:value-type="float">
            <text:p>3.9702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0.066065" calcext:value-type="float">
            <text:p>0.066065</text:p>
          </table:table-cell>
          <table:table-cell office:value-type="float" office:value="3.96035" calcext:value-type="float">
            <text:p>3.96035</text:p>
          </table:table-cell>
          <table:table-cell/>
          <table:table-cell office:value-type="float" office:value="15.54" calcext:value-type="float">
            <text:p>15.54</text:p>
          </table:table-cell>
          <table:table-cell office:value-type="float" office:value="0.0655" calcext:value-type="float">
            <text:p>0.0655</text:p>
          </table:table-cell>
          <table:table-cell office:value-type="float" office:value="3.97165" calcext:value-type="float">
            <text:p>3.97165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0.065639" calcext:value-type="float">
            <text:p>0.065639</text:p>
          </table:table-cell>
          <table:table-cell office:value-type="float" office:value="3.9617" calcext:value-type="float">
            <text:p>3.9617</text:p>
          </table:table-cell>
          <table:table-cell/>
          <table:table-cell office:value-type="float" office:value="15.56" calcext:value-type="float">
            <text:p>15.56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3.97289" calcext:value-type="float">
            <text:p>3.97289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065216" calcext:value-type="float">
            <text:p>0.065216</text:p>
          </table:table-cell>
          <table:table-cell office:value-type="float" office:value="3.96302" calcext:value-type="float">
            <text:p>3.96302</text:p>
          </table:table-cell>
          <table:table-cell/>
          <table:table-cell office:value-type="float" office:value="15.58" calcext:value-type="float">
            <text:p>15.58</text:p>
          </table:table-cell>
          <table:table-cell office:value-type="float" office:value="0.062" calcext:value-type="float">
            <text:p>0.062</text:p>
          </table:table-cell>
          <table:table-cell office:value-type="float" office:value="3.97421" calcext:value-type="float">
            <text:p>3.9742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64797" calcext:value-type="float">
            <text:p>0.064797</text:p>
          </table:table-cell>
          <table:table-cell office:value-type="float" office:value="3.96446" calcext:value-type="float">
            <text:p>3.96446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3.97552" calcext:value-type="float">
            <text:p>3.97552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0.064382" calcext:value-type="float">
            <text:p>0.064382</text:p>
          </table:table-cell>
          <table:table-cell office:value-type="float" office:value="3.96588" calcext:value-type="float">
            <text:p>3.96588</text:p>
          </table:table-cell>
          <table:table-cell/>
          <table:table-cell office:value-type="float" office:value="15.62" calcext:value-type="float">
            <text:p>15.62</text:p>
          </table:table-cell>
          <table:table-cell office:value-type="float" office:value="0.0585" calcext:value-type="float">
            <text:p>0.0585</text:p>
          </table:table-cell>
          <table:table-cell office:value-type="float" office:value="3.97666" calcext:value-type="float">
            <text:p>3.97666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0.063971" calcext:value-type="float">
            <text:p>0.063971</text:p>
          </table:table-cell>
          <table:table-cell office:value-type="float" office:value="3.96711" calcext:value-type="float">
            <text:p>3.96711</text:p>
          </table:table-cell>
          <table:table-cell/>
          <table:table-cell office:value-type="float" office:value="15.64" calcext:value-type="float">
            <text:p>15.64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3.97787" calcext:value-type="float">
            <text:p>3.97787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0.063564" calcext:value-type="float">
            <text:p>0.063564</text:p>
          </table:table-cell>
          <table:table-cell office:value-type="float" office:value="3.96833" calcext:value-type="float">
            <text:p>3.96833</text:p>
          </table:table-cell>
          <table:table-cell/>
          <table:table-cell office:value-type="float" office:value="15.66" calcext:value-type="float">
            <text:p>15.66</text:p>
          </table:table-cell>
          <table:table-cell office:value-type="float" office:value="0.055" calcext:value-type="float">
            <text:p>0.055</text:p>
          </table:table-cell>
          <table:table-cell office:value-type="float" office:value="3.979" calcext:value-type="float">
            <text:p>3.979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3.96955" calcext:value-type="float">
            <text:p>3.96955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062759" calcext:value-type="float">
            <text:p>0.062759</text:p>
          </table:table-cell>
          <table:table-cell office:value-type="float" office:value="3.97088" calcext:value-type="float">
            <text:p>3.97088</text:p>
          </table:table-cell>
          <table:table-cell table:number-columns-repeated="4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0.062363" calcext:value-type="float">
            <text:p>0.062363</text:p>
          </table:table-cell>
          <table:table-cell office:value-type="float" office:value="3.97222" calcext:value-type="float">
            <text:p>3.97222</text:p>
          </table:table-cell>
          <table:table-cell table:number-columns-repeated="4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0.061969" calcext:value-type="float">
            <text:p>0.061969</text:p>
          </table:table-cell>
          <table:table-cell office:value-type="float" office:value="3.97344" calcext:value-type="float">
            <text:p>3.97344</text:p>
          </table:table-cell>
          <table:table-cell table:number-columns-repeated="4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0.06158" calcext:value-type="float">
            <text:p>0.06158</text:p>
          </table:table-cell>
          <table:table-cell office:value-type="float" office:value="3.97478" calcext:value-type="float">
            <text:p>3.97478</text:p>
          </table:table-cell>
          <table:table-cell table:number-columns-repeated="4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0.061193" calcext:value-type="float">
            <text:p>0.061193</text:p>
          </table:table-cell>
          <table:table-cell office:value-type="float" office:value="3.97609" calcext:value-type="float">
            <text:p>3.97609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06081" calcext:value-type="float">
            <text:p>0.06081</text:p>
          </table:table-cell>
          <table:table-cell office:value-type="float" office:value="3.97761" calcext:value-type="float">
            <text:p>3.97761</text:p>
          </table:table-cell>
          <table:table-cell table:number-columns-repeated="4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0.06043" calcext:value-type="float">
            <text:p>0.06043</text:p>
          </table:table-cell>
          <table:table-cell office:value-type="float" office:value="3.97895" calcext:value-type="float">
            <text:p>3.978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Ë翁￥" svg:font-family="Ë翁￥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00:44:14.72070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00:28:34.685599931</meta:creation-date>
    <dc:date>2020-06-23T00:45:02.409267875</dc:date>
    <meta:editing-duration>PT7M43S</meta:editing-duration>
    <meta:editing-cycles>2</meta:editing-cycles>
    <meta:generator>LibreOffice/5.1.6.2$Linux_X86_64 LibreOffice_project/10m0$Build-2</meta:generator>
    <meta:document-statistic meta:table-count="1" meta:cell-count="47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line" chart:style-name="ch1">
        <chart:legend chart:legend-position="end" svg:x="13.146cm" svg:y="3.942cm" style:legend-expansion="high" chart:style-name="ch2"/>
        <chart:plot-area chart:style-name="ch3" table:cell-range-address="Sheet1.B1:Sheet1.C791" svg:x="0.319cm" svg:y="0.179cm" svg:width="12.508cm" svg:height="8.622cm">
          <chartooo:coordinate-region svg:x="1.046cm" svg:y="0.3cm" svg:width="11.781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91" chart:class="chart:line">
            <chart:data-point chart:repeated="791"/>
          </chart:series>
          <chart:series chart:style-name="ch7" chart:values-cell-range-address="Sheet1.C1:Sheet1.C791" chart:class="chart:line">
            <chart:data-point chart:repeated="7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722">
                <text:p>0.004722</text:p>
                <draw:g>
                  <svg:desc>Sheet1.B1:Sheet1.B791</svg:desc>
                </draw:g>
              </table:table-cell>
              <table:table-cell office:value-type="float" office:value="0">
                <text:p>0</text:p>
                <draw:g>
                  <svg:desc>Sheet1.C1:Sheet1.C7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398">
                <text:p>0.00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026">
                <text:p>0.01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609">
                <text:p>0.01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146">
                <text:p>0.02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638">
                <text:p>0.02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085">
                <text:p>0.032085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488">
                <text:p>0.03648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848">
                <text:p>0.04084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164">
                <text:p>0.045164</text:p>
              </table:table-cell>
              <table:table-cell office:value-type="float" office:value="0.000516">
                <text:p>0.000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436">
                <text:p>0.049436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3667">
                <text:p>0.053667</text:p>
              </table:table-cell>
              <table:table-cell office:value-type="float" office:value="0.002143">
                <text:p>0.002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7855">
                <text:p>0.057855</text:p>
              </table:table-cell>
              <table:table-cell office:value-type="float" office:value="0.004076">
                <text:p>0.004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002">
                <text:p>0.062002</text:p>
              </table:table-cell>
              <table:table-cell office:value-type="float" office:value="0.005297">
                <text:p>0.005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107">
                <text:p>0.066107</text:p>
              </table:table-cell>
              <table:table-cell office:value-type="float" office:value="0.006432">
                <text:p>0.006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2">
                <text:p>0.070172</text:p>
              </table:table-cell>
              <table:table-cell office:value-type="float" office:value="0.007661">
                <text:p>0.007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4196">
                <text:p>0.074196</text:p>
              </table:table-cell>
              <table:table-cell office:value-type="float" office:value="0.009093">
                <text:p>0.009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818">
                <text:p>0.07818</text:p>
              </table:table-cell>
              <table:table-cell office:value-type="float" office:value="0.010521">
                <text:p>0.010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2124">
                <text:p>0.082124</text:p>
              </table:table-cell>
              <table:table-cell office:value-type="float" office:value="0.012054">
                <text:p>0.012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6029">
                <text:p>0.086029</text:p>
              </table:table-cell>
              <table:table-cell office:value-type="float" office:value="0.012054">
                <text:p>0.012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9895">
                <text:p>0.089895</text:p>
              </table:table-cell>
              <table:table-cell office:value-type="float" office:value="0.015123">
                <text:p>0.015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3723">
                <text:p>0.093723</text:p>
              </table:table-cell>
              <table:table-cell office:value-type="float" office:value="0.016757">
                <text:p>0.016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7513">
                <text:p>0.097513</text:p>
              </table:table-cell>
              <table:table-cell office:value-type="float" office:value="0.018593">
                <text:p>0.018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265">
                <text:p>0.101265</text:p>
              </table:table-cell>
              <table:table-cell office:value-type="float" office:value="0.020426">
                <text:p>0.020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98">
                <text:p>0.10498</text:p>
              </table:table-cell>
              <table:table-cell office:value-type="float" office:value="0.022355">
                <text:p>0.022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657">
                <text:p>0.108657</text:p>
              </table:table-cell>
              <table:table-cell office:value-type="float" office:value="0.024398">
                <text:p>0.024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298">
                <text:p>0.112298</text:p>
              </table:table-cell>
              <table:table-cell office:value-type="float" office:value="0.026441">
                <text:p>0.026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5903">
                <text:p>0.115903</text:p>
              </table:table-cell>
              <table:table-cell office:value-type="float" office:value="0.028567">
                <text:p>0.028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472">
                <text:p>0.119472</text:p>
              </table:table-cell>
              <table:table-cell office:value-type="float" office:value="0.03082">
                <text:p>0.03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006">
                <text:p>0.123006</text:p>
              </table:table-cell>
              <table:table-cell office:value-type="float" office:value="0.033158">
                <text:p>0.033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6504">
                <text:p>0.126504</text:p>
              </table:table-cell>
              <table:table-cell office:value-type="float" office:value="0.035508">
                <text:p>0.035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9968">
                <text:p>0.129968</text:p>
              </table:table-cell>
              <table:table-cell office:value-type="float" office:value="0.03787">
                <text:p>0.03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397">
                <text:p>0.133397</text:p>
              </table:table-cell>
              <table:table-cell office:value-type="float" office:value="0.040529">
                <text:p>0.040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6792">
                <text:p>0.136792</text:p>
              </table:table-cell>
              <table:table-cell office:value-type="float" office:value="0.043073">
                <text:p>0.043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0153">
                <text:p>0.140153</text:p>
              </table:table-cell>
              <table:table-cell office:value-type="float" office:value="0.04564">
                <text:p>0.04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481">
                <text:p>0.143481</text:p>
              </table:table-cell>
              <table:table-cell office:value-type="float" office:value="0.048412">
                <text:p>0.048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775">
                <text:p>0.146775</text:p>
              </table:table-cell>
              <table:table-cell office:value-type="float" office:value="0.051276">
                <text:p>0.051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037">
                <text:p>0.150037</text:p>
              </table:table-cell>
              <table:table-cell office:value-type="float" office:value="0.054143">
                <text:p>0.054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267">
                <text:p>0.153267</text:p>
              </table:table-cell>
              <table:table-cell office:value-type="float" office:value="0.057127">
                <text:p>0.0571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6464">
                <text:p>0.156464</text:p>
              </table:table-cell>
              <table:table-cell office:value-type="float" office:value="0.060121">
                <text:p>0.060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9629">
                <text:p>0.159629</text:p>
              </table:table-cell>
              <table:table-cell office:value-type="float" office:value="0.063172">
                <text:p>0.063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763">
                <text:p>0.162763</text:p>
              </table:table-cell>
              <table:table-cell office:value-type="float" office:value="0.066237">
                <text:p>0.066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5866">
                <text:p>0.165866</text:p>
              </table:table-cell>
              <table:table-cell office:value-type="float" office:value="0.069385">
                <text:p>0.069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938">
                <text:p>0.168938</text:p>
              </table:table-cell>
              <table:table-cell office:value-type="float" office:value="0.072636">
                <text:p>0.072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1979">
                <text:p>0.171979</text:p>
              </table:table-cell>
              <table:table-cell office:value-type="float" office:value="0.0759">
                <text:p>0.0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499">
                <text:p>0.17499</text:p>
              </table:table-cell>
              <table:table-cell office:value-type="float" office:value="0.079362">
                <text:p>0.079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7971">
                <text:p>0.177971</text:p>
              </table:table-cell>
              <table:table-cell office:value-type="float" office:value="0.082741">
                <text:p>0.082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923">
                <text:p>0.180923</text:p>
              </table:table-cell>
              <table:table-cell office:value-type="float" office:value="0.086316">
                <text:p>0.086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845">
                <text:p>0.183845</text:p>
              </table:table-cell>
              <table:table-cell office:value-type="float" office:value="0.089697">
                <text:p>0.089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6738">
                <text:p>0.186738</text:p>
              </table:table-cell>
              <table:table-cell office:value-type="float" office:value="0.093254">
                <text:p>0.093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9602">
                <text:p>0.189602</text:p>
              </table:table-cell>
              <table:table-cell office:value-type="float" office:value="0.096818">
                <text:p>0.096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2438">
                <text:p>0.192438</text:p>
              </table:table-cell>
              <table:table-cell office:value-type="float" office:value="0.100601">
                <text:p>0.100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5245">
                <text:p>0.195245</text:p>
              </table:table-cell>
              <table:table-cell office:value-type="float" office:value="0.10437">
                <text:p>0.10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8025">
                <text:p>0.198025</text:p>
              </table:table-cell>
              <table:table-cell office:value-type="float" office:value="0.108248">
                <text:p>0.108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0777">
                <text:p>0.200777</text:p>
              </table:table-cell>
              <table:table-cell office:value-type="float" office:value="0.112121">
                <text:p>0.112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3501">
                <text:p>0.203501</text:p>
              </table:table-cell>
              <table:table-cell office:value-type="float" office:value="0.116093">
                <text:p>0.1160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6199">
                <text:p>0.206199</text:p>
              </table:table-cell>
              <table:table-cell office:value-type="float" office:value="0.120065">
                <text:p>0.120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8869">
                <text:p>0.208869</text:p>
              </table:table-cell>
              <table:table-cell office:value-type="float" office:value="0.123942">
                <text:p>0.1239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1513">
                <text:p>0.211513</text:p>
              </table:table-cell>
              <table:table-cell office:value-type="float" office:value="0.128233">
                <text:p>0.128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4131">
                <text:p>0.214131</text:p>
              </table:table-cell>
              <table:table-cell office:value-type="float" office:value="0.132413">
                <text:p>0.132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6722">
                <text:p>0.216722</text:p>
              </table:table-cell>
              <table:table-cell office:value-type="float" office:value="0.136736">
                <text:p>0.136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9288">
                <text:p>0.219288</text:p>
              </table:table-cell>
              <table:table-cell office:value-type="float" office:value="0.140941">
                <text:p>0.140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1829">
                <text:p>0.221829</text:p>
              </table:table-cell>
              <table:table-cell office:value-type="float" office:value="0.145333">
                <text:p>0.145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4344">
                <text:p>0.224344</text:p>
              </table:table-cell>
              <table:table-cell office:value-type="float" office:value="0.149668">
                <text:p>0.14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26834">
                <text:p>0.226834</text:p>
              </table:table-cell>
              <table:table-cell office:value-type="float" office:value="0.154151">
                <text:p>0.154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9299">
                <text:p>0.229299</text:p>
              </table:table-cell>
              <table:table-cell office:value-type="float" office:value="0.158566">
                <text:p>0.158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174">
                <text:p>0.23174</text:p>
              </table:table-cell>
              <table:table-cell office:value-type="float" office:value="0.16317">
                <text:p>0.163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4156">
                <text:p>0.234156</text:p>
              </table:table-cell>
              <table:table-cell office:value-type="float" office:value="0.16767">
                <text:p>0.16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6549">
                <text:p>0.236549</text:p>
              </table:table-cell>
              <table:table-cell office:value-type="float" office:value="0.172162">
                <text:p>0.172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8917">
                <text:p>0.238917</text:p>
              </table:table-cell>
              <table:table-cell office:value-type="float" office:value="0.176844">
                <text:p>0.176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1262">
                <text:p>0.241262</text:p>
              </table:table-cell>
              <table:table-cell office:value-type="float" office:value="0.18167">
                <text:p>0.181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3584">
                <text:p>0.243584</text:p>
              </table:table-cell>
              <table:table-cell office:value-type="float" office:value="0.186456">
                <text:p>0.186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45882">
                <text:p>0.245882</text:p>
              </table:table-cell>
              <table:table-cell office:value-type="float" office:value="0.191225">
                <text:p>0.191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8158">
                <text:p>0.248158</text:p>
              </table:table-cell>
              <table:table-cell office:value-type="float" office:value="0.196029">
                <text:p>0.1960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0411">
                <text:p>0.250411</text:p>
              </table:table-cell>
              <table:table-cell office:value-type="float" office:value="0.200954">
                <text:p>0.200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2642">
                <text:p>0.252642</text:p>
              </table:table-cell>
              <table:table-cell office:value-type="float" office:value="0.205962">
                <text:p>0.205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485">
                <text:p>0.25485</text:p>
              </table:table-cell>
              <table:table-cell office:value-type="float" office:value="0.210973">
                <text:p>0.210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7037">
                <text:p>0.257037</text:p>
              </table:table-cell>
              <table:table-cell office:value-type="float" office:value="0.216042">
                <text:p>0.2160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9201">
                <text:p>0.259201</text:p>
              </table:table-cell>
              <table:table-cell office:value-type="float" office:value="0.221177">
                <text:p>0.221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1345">
                <text:p>0.261345</text:p>
              </table:table-cell>
              <table:table-cell office:value-type="float" office:value="0.226276">
                <text:p>0.2262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3466">
                <text:p>0.263466</text:p>
              </table:table-cell>
              <table:table-cell office:value-type="float" office:value="0.231467">
                <text:p>0.231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5567">
                <text:p>0.265567</text:p>
              </table:table-cell>
              <table:table-cell office:value-type="float" office:value="0.236651">
                <text:p>0.236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7647">
                <text:p>0.267647</text:p>
              </table:table-cell>
              <table:table-cell office:value-type="float" office:value="0.241947">
                <text:p>0.241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9706">
                <text:p>0.269706</text:p>
              </table:table-cell>
              <table:table-cell office:value-type="float" office:value="0.247168">
                <text:p>0.247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71745">
                <text:p>0.271745</text:p>
              </table:table-cell>
              <table:table-cell office:value-type="float" office:value="0.252504">
                <text:p>0.252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73763">
                <text:p>0.273763</text:p>
              </table:table-cell>
              <table:table-cell office:value-type="float" office:value="0.258032">
                <text:p>0.258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5762">
                <text:p>0.275762</text:p>
              </table:table-cell>
              <table:table-cell office:value-type="float" office:value="0.268787">
                <text:p>0.2687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774">
                <text:p>0.27774</text:p>
              </table:table-cell>
              <table:table-cell office:value-type="float" office:value="0.274193">
                <text:p>0.274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9699">
                <text:p>0.279699</text:p>
              </table:table-cell>
              <table:table-cell office:value-type="float" office:value="0.279924">
                <text:p>0.279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1638">
                <text:p>0.281638</text:p>
              </table:table-cell>
              <table:table-cell office:value-type="float" office:value="0.285423">
                <text:p>0.2854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3558">
                <text:p>0.283558</text:p>
              </table:table-cell>
              <table:table-cell office:value-type="float" office:value="0.290916">
                <text:p>0.290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5459">
                <text:p>0.285459</text:p>
              </table:table-cell>
              <table:table-cell office:value-type="float" office:value="0.29665">
                <text:p>0.296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7341">
                <text:p>0.287341</text:p>
              </table:table-cell>
              <table:table-cell office:value-type="float" office:value="0.30229">
                <text:p>0.30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9204">
                <text:p>0.289204</text:p>
              </table:table-cell>
              <table:table-cell office:value-type="float" office:value="0.308007">
                <text:p>0.308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1048">
                <text:p>0.291048</text:p>
              </table:table-cell>
              <table:table-cell office:value-type="float" office:value="0.31373">
                <text:p>0.313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2875">
                <text:p>0.292875</text:p>
              </table:table-cell>
              <table:table-cell office:value-type="float" office:value="0.319661">
                <text:p>0.31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4683">
                <text:p>0.294683</text:p>
              </table:table-cell>
              <table:table-cell office:value-type="float" office:value="0.32563">
                <text:p>0.32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6473">
                <text:p>0.296473</text:p>
              </table:table-cell>
              <table:table-cell office:value-type="float" office:value="0.331452">
                <text:p>0.331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8245">
                <text:p>0.298245</text:p>
              </table:table-cell>
              <table:table-cell office:value-type="float" office:value="0.337474">
                <text:p>0.337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337474">
                <text:p>0.337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0.349244">
                <text:p>0.349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">
                <text:p>0.3</text:p>
              </table:table-cell>
              <table:table-cell office:value-type="float" office:value="0.355351">
                <text:p>0.355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0.361384">
                <text:p>0.361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">
                <text:p>0.3</text:p>
              </table:table-cell>
              <table:table-cell office:value-type="float" office:value="0.367543">
                <text:p>0.3675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0.373584">
                <text:p>0.3735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">
                <text:p>0.3</text:p>
              </table:table-cell>
              <table:table-cell office:value-type="float" office:value="0.379686">
                <text:p>0.379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">
                <text:p>0.3</text:p>
              </table:table-cell>
              <table:table-cell office:value-type="float" office:value="0.385707">
                <text:p>0.385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">
                <text:p>0.3</text:p>
              </table:table-cell>
              <table:table-cell office:value-type="float" office:value="0.39175">
                <text:p>0.3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">
                <text:p>0.3</text:p>
              </table:table-cell>
              <table:table-cell office:value-type="float" office:value="0.397911">
                <text:p>0.397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403826">
                <text:p>0.403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0.409822">
                <text:p>0.4098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">
                <text:p>0.3</text:p>
              </table:table-cell>
              <table:table-cell office:value-type="float" office:value="0.415748">
                <text:p>0.415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0.421879">
                <text:p>0.4218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">
                <text:p>0.3</text:p>
              </table:table-cell>
              <table:table-cell office:value-type="float" office:value="0.42791">
                <text:p>0.42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">
                <text:p>0.3</text:p>
              </table:table-cell>
              <table:table-cell office:value-type="float" office:value="0.434081">
                <text:p>0.434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">
                <text:p>0.3</text:p>
              </table:table-cell>
              <table:table-cell office:value-type="float" office:value="0.440146">
                <text:p>0.440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">
                <text:p>0.3</text:p>
              </table:table-cell>
              <table:table-cell office:value-type="float" office:value="0.446329">
                <text:p>0.446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">
                <text:p>0.3</text:p>
              </table:table-cell>
              <table:table-cell office:value-type="float" office:value="0.452514">
                <text:p>0.452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">
                <text:p>0.3</text:p>
              </table:table-cell>
              <table:table-cell office:value-type="float" office:value="0.458398">
                <text:p>0.458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46443">
                <text:p>0.46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.470476">
                <text:p>0.470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">
                <text:p>0.3</text:p>
              </table:table-cell>
              <table:table-cell office:value-type="float" office:value="0.476576">
                <text:p>0.4765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  <table:table-cell office:value-type="float" office:value="0.482506">
                <text:p>0.482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">
                <text:p>0.3</text:p>
              </table:table-cell>
              <table:table-cell office:value-type="float" office:value="0.488466">
                <text:p>0.488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0.494503">
                <text:p>0.4945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">
                <text:p>0.3</text:p>
              </table:table-cell>
              <table:table-cell office:value-type="float" office:value="0.500635">
                <text:p>0.5006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">
                <text:p>0.3</text:p>
              </table:table-cell>
              <table:table-cell office:value-type="float" office:value="0.506693">
                <text:p>0.506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">
                <text:p>0.3</text:p>
              </table:table-cell>
              <table:table-cell office:value-type="float" office:value="0.512824">
                <text:p>0.512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  <table:table-cell office:value-type="float" office:value="0.518818">
                <text:p>0.5188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524869">
                <text:p>0.524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530919">
                <text:p>0.5309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">
                <text:p>0.3</text:p>
              </table:table-cell>
              <table:table-cell office:value-type="float" office:value="0.536943">
                <text:p>0.536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">
                <text:p>0.3</text:p>
              </table:table-cell>
              <table:table-cell office:value-type="float" office:value="0.543006">
                <text:p>0.5430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">
                <text:p>0.3</text:p>
              </table:table-cell>
              <table:table-cell office:value-type="float" office:value="0.549159">
                <text:p>0.549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">
                <text:p>0.3</text:p>
              </table:table-cell>
              <table:table-cell office:value-type="float" office:value="0.55517">
                <text:p>0.55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">
                <text:p>0.3</text:p>
              </table:table-cell>
              <table:table-cell office:value-type="float" office:value="0.561223">
                <text:p>0.5612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">
                <text:p>0.3</text:p>
              </table:table-cell>
              <table:table-cell office:value-type="float" office:value="0.567293">
                <text:p>0.567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">
                <text:p>0.3</text:p>
              </table:table-cell>
              <table:table-cell office:value-type="float" office:value="0.573431">
                <text:p>0.5734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">
                <text:p>0.3</text:p>
              </table:table-cell>
              <table:table-cell office:value-type="float" office:value="0.579349">
                <text:p>0.579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585389">
                <text:p>0.585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">
                <text:p>0.3</text:p>
              </table:table-cell>
              <table:table-cell office:value-type="float" office:value="0.591408">
                <text:p>0.5914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">
                <text:p>0.3</text:p>
              </table:table-cell>
              <table:table-cell office:value-type="float" office:value="0.597419">
                <text:p>0.597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0.603453">
                <text:p>0.603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">
                <text:p>0.3</text:p>
              </table:table-cell>
              <table:table-cell office:value-type="float" office:value="0.609503">
                <text:p>0.609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">
                <text:p>0.3</text:p>
              </table:table-cell>
              <table:table-cell office:value-type="float" office:value="0.615456">
                <text:p>0.615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  <table:table-cell office:value-type="float" office:value="0.621576">
                <text:p>0.621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">
                <text:p>0.3</text:p>
              </table:table-cell>
              <table:table-cell office:value-type="float" office:value="0.627599">
                <text:p>0.6275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">
                <text:p>0.3</text:p>
              </table:table-cell>
              <table:table-cell office:value-type="float" office:value="0.633625">
                <text:p>0.633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">
                <text:p>0.3</text:p>
              </table:table-cell>
              <table:table-cell office:value-type="float" office:value="0.639647">
                <text:p>0.639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645786">
                <text:p>0.6457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0.651816">
                <text:p>0.65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">
                <text:p>0.3</text:p>
              </table:table-cell>
              <table:table-cell office:value-type="float" office:value="0.657812">
                <text:p>0.657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">
                <text:p>0.3</text:p>
              </table:table-cell>
              <table:table-cell office:value-type="float" office:value="0.663833">
                <text:p>0.6638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">
                <text:p>0.3</text:p>
              </table:table-cell>
              <table:table-cell office:value-type="float" office:value="0.669983">
                <text:p>0.6699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">
                <text:p>0.3</text:p>
              </table:table-cell>
              <table:table-cell office:value-type="float" office:value="0.675997">
                <text:p>0.6759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">
                <text:p>0.3</text:p>
              </table:table-cell>
              <table:table-cell office:value-type="float" office:value="0.681917">
                <text:p>0.6819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">
                <text:p>0.3</text:p>
              </table:table-cell>
              <table:table-cell office:value-type="float" office:value="0.68794">
                <text:p>0.687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">
                <text:p>0.3</text:p>
              </table:table-cell>
              <table:table-cell office:value-type="float" office:value="0.69408">
                <text:p>0.69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">
                <text:p>0.3</text:p>
              </table:table-cell>
              <table:table-cell office:value-type="float" office:value="0.700004">
                <text:p>0.700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706117">
                <text:p>0.706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">
                <text:p>0.3</text:p>
              </table:table-cell>
              <table:table-cell office:value-type="float" office:value="0.712019">
                <text:p>0.712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">
                <text:p>0.3</text:p>
              </table:table-cell>
              <table:table-cell office:value-type="float" office:value="0.718126">
                <text:p>0.718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">
                <text:p>0.3</text:p>
              </table:table-cell>
              <table:table-cell office:value-type="float" office:value="0.724251">
                <text:p>0.724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">
                <text:p>0.3</text:p>
              </table:table-cell>
              <table:table-cell office:value-type="float" office:value="0.73011">
                <text:p>0.73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">
                <text:p>0.3</text:p>
              </table:table-cell>
              <table:table-cell office:value-type="float" office:value="0.736277">
                <text:p>0.736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742394">
                <text:p>0.7423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">
                <text:p>0.3</text:p>
              </table:table-cell>
              <table:table-cell office:value-type="float" office:value="0.748541">
                <text:p>0.7485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">
                <text:p>0.3</text:p>
              </table:table-cell>
              <table:table-cell office:value-type="float" office:value="0.754509">
                <text:p>0.7545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">
                <text:p>0.3</text:p>
              </table:table-cell>
              <table:table-cell office:value-type="float" office:value="0.766581">
                <text:p>0.766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772727">
                <text:p>0.7727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">
                <text:p>0.3</text:p>
              </table:table-cell>
              <table:table-cell office:value-type="float" office:value="0.778891">
                <text:p>0.7788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">
                <text:p>0.3</text:p>
              </table:table-cell>
              <table:table-cell office:value-type="float" office:value="0.784828">
                <text:p>0.7848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">
                <text:p>0.3</text:p>
              </table:table-cell>
              <table:table-cell office:value-type="float" office:value="0.790934">
                <text:p>0.790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">
                <text:p>0.3</text:p>
              </table:table-cell>
              <table:table-cell office:value-type="float" office:value="0.796857">
                <text:p>0.796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">
                <text:p>0.3</text:p>
              </table:table-cell>
              <table:table-cell office:value-type="float" office:value="0.802879">
                <text:p>0.802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">
                <text:p>0.3</text:p>
              </table:table-cell>
              <table:table-cell office:value-type="float" office:value="0.809014">
                <text:p>0.8090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">
                <text:p>0.3</text:p>
              </table:table-cell>
              <table:table-cell office:value-type="float" office:value="0.814971">
                <text:p>0.8149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">
                <text:p>0.3</text:p>
              </table:table-cell>
              <table:table-cell office:value-type="float" office:value="0.821098">
                <text:p>0.821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">
                <text:p>0.3</text:p>
              </table:table-cell>
              <table:table-cell office:value-type="float" office:value="0.827114">
                <text:p>0.827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833171">
                <text:p>0.833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">
                <text:p>0.3</text:p>
              </table:table-cell>
              <table:table-cell office:value-type="float" office:value="0.839261">
                <text:p>0.839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">
                <text:p>0.3</text:p>
              </table:table-cell>
              <table:table-cell office:value-type="float" office:value="0.845296">
                <text:p>0.8452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  <table:table-cell office:value-type="float" office:value="0.851307">
                <text:p>0.851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">
                <text:p>0.3</text:p>
              </table:table-cell>
              <table:table-cell office:value-type="float" office:value="0.857337">
                <text:p>0.857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">
                <text:p>0.3</text:p>
              </table:table-cell>
              <table:table-cell office:value-type="float" office:value="0.863343">
                <text:p>0.863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">
                <text:p>0.3</text:p>
              </table:table-cell>
              <table:table-cell office:value-type="float" office:value="0.869353">
                <text:p>0.869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">
                <text:p>0.3</text:p>
              </table:table-cell>
              <table:table-cell office:value-type="float" office:value="0.875484">
                <text:p>0.875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">
                <text:p>0.3</text:p>
              </table:table-cell>
              <table:table-cell office:value-type="float" office:value="0.881384">
                <text:p>0.8813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">
                <text:p>0.3</text:p>
              </table:table-cell>
              <table:table-cell office:value-type="float" office:value="0.887483">
                <text:p>0.887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893519">
                <text:p>0.8935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">
                <text:p>0.3</text:p>
              </table:table-cell>
              <table:table-cell office:value-type="float" office:value="0.899552">
                <text:p>0.8995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">
                <text:p>0.3</text:p>
              </table:table-cell>
              <table:table-cell office:value-type="float" office:value="0.905601">
                <text:p>0.9056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">
                <text:p>0.3</text:p>
              </table:table-cell>
              <table:table-cell office:value-type="float" office:value="0.911706">
                <text:p>0.911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">
                <text:p>0.3</text:p>
              </table:table-cell>
              <table:table-cell office:value-type="float" office:value="0.917603">
                <text:p>0.917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">
                <text:p>0.3</text:p>
              </table:table-cell>
              <table:table-cell office:value-type="float" office:value="0.923555">
                <text:p>0.9235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">
                <text:p>0.3</text:p>
              </table:table-cell>
              <table:table-cell office:value-type="float" office:value="0.9297">
                <text:p>0.92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">
                <text:p>0.3</text:p>
              </table:table-cell>
              <table:table-cell office:value-type="float" office:value="0.935843">
                <text:p>0.9358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941982">
                <text:p>0.9419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">
                <text:p>0.3</text:p>
              </table:table-cell>
              <table:table-cell office:value-type="float" office:value="0.947926">
                <text:p>0.947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953968">
                <text:p>0.9539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">
                <text:p>0.3</text:p>
              </table:table-cell>
              <table:table-cell office:value-type="float" office:value="0.959871">
                <text:p>0.9598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">
                <text:p>0.3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  <table:table-cell office:value-type="float" office:value="0.971935">
                <text:p>0.9719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977865">
                <text:p>0.977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">
                <text:p>0.3</text:p>
              </table:table-cell>
              <table:table-cell office:value-type="float" office:value="0.983864">
                <text:p>0.9838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">
                <text:p>0.3</text:p>
              </table:table-cell>
              <table:table-cell office:value-type="float" office:value="0.990023">
                <text:p>0.9900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">
                <text:p>0.3</text:p>
              </table:table-cell>
              <table:table-cell office:value-type="float" office:value="0.996136">
                <text:p>0.9961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">
                <text:p>0.3</text:p>
              </table:table-cell>
              <table:table-cell office:value-type="float" office:value="1.0023">
                <text:p>1.00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">
                <text:p>0.3</text:p>
              </table:table-cell>
              <table:table-cell office:value-type="float" office:value="1.0082">
                <text:p>1.00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1.01432">
                <text:p>1.014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">
                <text:p>0.3</text:p>
              </table:table-cell>
              <table:table-cell office:value-type="float" office:value="1.02026">
                <text:p>1.020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">
                <text:p>0.3</text:p>
              </table:table-cell>
              <table:table-cell office:value-type="float" office:value="1.02633">
                <text:p>1.02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">
                <text:p>0.3</text:p>
              </table:table-cell>
              <table:table-cell office:value-type="float" office:value="1.03245">
                <text:p>1.032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">
                <text:p>0.3</text:p>
              </table:table-cell>
              <table:table-cell office:value-type="float" office:value="1.03832">
                <text:p>1.038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">
                <text:p>0.3</text:p>
              </table:table-cell>
              <table:table-cell office:value-type="float" office:value="1.04446">
                <text:p>1.044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">
                <text:p>0.3</text:p>
              </table:table-cell>
              <table:table-cell office:value-type="float" office:value="1.05055">
                <text:p>1.050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">
                <text:p>0.3</text:p>
              </table:table-cell>
              <table:table-cell office:value-type="float" office:value="1.05648">
                <text:p>1.05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">
                <text:p>0.3</text:p>
              </table:table-cell>
              <table:table-cell office:value-type="float" office:value="1.0626">
                <text:p>1.06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">
                <text:p>0.3</text:p>
              </table:table-cell>
              <table:table-cell office:value-type="float" office:value="1.06871">
                <text:p>1.068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1.07473">
                <text:p>1.0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">
                <text:p>0.3</text:p>
              </table:table-cell>
              <table:table-cell office:value-type="float" office:value="1.08067">
                <text:p>1.08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">
                <text:p>0.3</text:p>
              </table:table-cell>
              <table:table-cell office:value-type="float" office:value="1.0867">
                <text:p>1.0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">
                <text:p>0.3</text:p>
              </table:table-cell>
              <table:table-cell office:value-type="float" office:value="1.09274">
                <text:p>1.092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">
                <text:p>0.3</text:p>
              </table:table-cell>
              <table:table-cell office:value-type="float" office:value="1.09886">
                <text:p>1.098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">
                <text:p>0.3</text:p>
              </table:table-cell>
              <table:table-cell office:value-type="float" office:value="1.10489">
                <text:p>1.10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">
                <text:p>0.3</text:p>
              </table:table-cell>
              <table:table-cell office:value-type="float" office:value="1.11091">
                <text:p>1.110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">
                <text:p>0.3</text:p>
              </table:table-cell>
              <table:table-cell office:value-type="float" office:value="1.11709">
                <text:p>1.117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">
                <text:p>0.3</text:p>
              </table:table-cell>
              <table:table-cell office:value-type="float" office:value="1.12315">
                <text:p>1.123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">
                <text:p>0.3</text:p>
              </table:table-cell>
              <table:table-cell office:value-type="float" office:value="1.12907">
                <text:p>1.129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1.13517">
                <text:p>1.135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">
                <text:p>0.3</text:p>
              </table:table-cell>
              <table:table-cell office:value-type="float" office:value="1.14115">
                <text:p>1.14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">
                <text:p>0.3</text:p>
              </table:table-cell>
              <table:table-cell office:value-type="float" office:value="1.14712">
                <text:p>1.14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">
                <text:p>0.3</text:p>
              </table:table-cell>
              <table:table-cell office:value-type="float" office:value="1.15321">
                <text:p>1.153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">
                <text:p>0.3</text:p>
              </table:table-cell>
              <table:table-cell office:value-type="float" office:value="1.15932">
                <text:p>1.159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1.16535">
                <text:p>1.165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">
                <text:p>0.3</text:p>
              </table:table-cell>
              <table:table-cell office:value-type="float" office:value="1.17125">
                <text:p>1.17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">
                <text:p>0.3</text:p>
              </table:table-cell>
              <table:table-cell office:value-type="float" office:value="1.17718">
                <text:p>1.177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">
                <text:p>0.3</text:p>
              </table:table-cell>
              <table:table-cell office:value-type="float" office:value="1.18318">
                <text:p>1.183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">
                <text:p>0.3</text:p>
              </table:table-cell>
              <table:table-cell office:value-type="float" office:value="1.18929">
                <text:p>1.189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1.19547">
                <text:p>1.195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">
                <text:p>0.3</text:p>
              </table:table-cell>
              <table:table-cell office:value-type="float" office:value="1.2016">
                <text:p>1.2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">
                <text:p>0.3</text:p>
              </table:table-cell>
              <table:table-cell office:value-type="float" office:value="1.21365">
                <text:p>1.213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">
                <text:p>0.3</text:p>
              </table:table-cell>
              <table:table-cell office:value-type="float" office:value="1.21981">
                <text:p>1.219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">
                <text:p>0.3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">
                <text:p>0.3</text:p>
              </table:table-cell>
              <table:table-cell office:value-type="float" office:value="1.23181">
                <text:p>1.231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">
                <text:p>0.3</text:p>
              </table:table-cell>
              <table:table-cell office:value-type="float" office:value="1.23772">
                <text:p>1.237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">
                <text:p>0.3</text:p>
              </table:table-cell>
              <table:table-cell office:value-type="float" office:value="1.24365">
                <text:p>1.243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">
                <text:p>0.3</text:p>
              </table:table-cell>
              <table:table-cell office:value-type="float" office:value="1.24968">
                <text:p>1.249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">
                <text:p>0.3</text:p>
              </table:table-cell>
              <table:table-cell office:value-type="float" office:value="1.25578">
                <text:p>1.25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1.26189">
                <text:p>1.261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">
                <text:p>0.3</text:p>
              </table:table-cell>
              <table:table-cell office:value-type="float" office:value="1.26793">
                <text:p>1.26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">
                <text:p>0.3</text:p>
              </table:table-cell>
              <table:table-cell office:value-type="float" office:value="1.27395">
                <text:p>1.273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">
                <text:p>0.3</text:p>
              </table:table-cell>
              <table:table-cell office:value-type="float" office:value="1.28013">
                <text:p>1.280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">
                <text:p>0.3</text:p>
              </table:table-cell>
              <table:table-cell office:value-type="float" office:value="1.28617">
                <text:p>1.286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">
                <text:p>0.3</text:p>
              </table:table-cell>
              <table:table-cell office:value-type="float" office:value="1.29217">
                <text:p>1.292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">
                <text:p>0.3</text:p>
              </table:table-cell>
              <table:table-cell office:value-type="float" office:value="1.29821">
                <text:p>1.298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">
                <text:p>0.3</text:p>
              </table:table-cell>
              <table:table-cell office:value-type="float" office:value="1.30434">
                <text:p>1.304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">
                <text:p>0.3</text:p>
              </table:table-cell>
              <table:table-cell office:value-type="float" office:value="1.31026">
                <text:p>1.310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">
                <text:p>0.3</text:p>
              </table:table-cell>
              <table:table-cell office:value-type="float" office:value="1.3164">
                <text:p>1.31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1.32252">
                <text:p>1.322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">
                <text:p>0.3</text:p>
              </table:table-cell>
              <table:table-cell office:value-type="float" office:value="1.32856">
                <text:p>1.328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">
                <text:p>0.3</text:p>
              </table:table-cell>
              <table:table-cell office:value-type="float" office:value="1.33458">
                <text:p>1.334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">
                <text:p>0.3</text:p>
              </table:table-cell>
              <table:table-cell office:value-type="float" office:value="1.34047">
                <text:p>1.340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">
                <text:p>0.3</text:p>
              </table:table-cell>
              <table:table-cell office:value-type="float" office:value="1.34637">
                <text:p>1.346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">
                <text:p>0.3</text:p>
              </table:table-cell>
              <table:table-cell office:value-type="float" office:value="1.35249">
                <text:p>1.352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">
                <text:p>0.3</text:p>
              </table:table-cell>
              <table:table-cell office:value-type="float" office:value="1.35861">
                <text:p>1.35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">
                <text:p>0.3</text:p>
              </table:table-cell>
              <table:table-cell office:value-type="float" office:value="1.36454">
                <text:p>1.364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">
                <text:p>0.3</text:p>
              </table:table-cell>
              <table:table-cell office:value-type="float" office:value="1.3707">
                <text:p>1.37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">
                <text:p>0.3</text:p>
              </table:table-cell>
              <table:table-cell office:value-type="float" office:value="1.37675">
                <text:p>1.376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1.3829">
                <text:p>1.38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">
                <text:p>0.3</text:p>
              </table:table-cell>
              <table:table-cell office:value-type="float" office:value="1.38882">
                <text:p>1.388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">
                <text:p>0.3</text:p>
              </table:table-cell>
              <table:table-cell office:value-type="float" office:value="1.39484">
                <text:p>1.394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">
                <text:p>0.3</text:p>
              </table:table-cell>
              <table:table-cell office:value-type="float" office:value="1.40082">
                <text:p>1.400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">
                <text:p>0.3</text:p>
              </table:table-cell>
              <table:table-cell office:value-type="float" office:value="1.40697">
                <text:p>1.406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">
                <text:p>0.3</text:p>
              </table:table-cell>
              <table:table-cell office:value-type="float" office:value="1.41305">
                <text:p>1.41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">
                <text:p>0.3</text:p>
              </table:table-cell>
              <table:table-cell office:value-type="float" office:value="1.41899">
                <text:p>1.418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">
                <text:p>0.3</text:p>
              </table:table-cell>
              <table:table-cell office:value-type="float" office:value="1.42501">
                <text:p>1.425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">
                <text:p>0.3</text:p>
              </table:table-cell>
              <table:table-cell office:value-type="float" office:value="1.43093">
                <text:p>1.430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">
                <text:p>0.3</text:p>
              </table:table-cell>
              <table:table-cell office:value-type="float" office:value="1.43719">
                <text:p>1.437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1.44325">
                <text:p>1.443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">
                <text:p>0.3</text:p>
              </table:table-cell>
              <table:table-cell office:value-type="float" office:value="1.44933">
                <text:p>1.449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">
                <text:p>0.3</text:p>
              </table:table-cell>
              <table:table-cell office:value-type="float" office:value="1.45529">
                <text:p>1.455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">
                <text:p>0.3</text:p>
              </table:table-cell>
              <table:table-cell office:value-type="float" office:value="1.46135">
                <text:p>1.461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">
                <text:p>0.3</text:p>
              </table:table-cell>
              <table:table-cell office:value-type="float" office:value="1.46739">
                <text:p>1.467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">
                <text:p>0.3</text:p>
              </table:table-cell>
              <table:table-cell office:value-type="float" office:value="1.47339">
                <text:p>1.473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">
                <text:p>0.3</text:p>
              </table:table-cell>
              <table:table-cell office:value-type="float" office:value="1.47952">
                <text:p>1.479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">
                <text:p>0.3</text:p>
              </table:table-cell>
              <table:table-cell office:value-type="float" office:value="1.48549">
                <text:p>1.485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">
                <text:p>0.3</text:p>
              </table:table-cell>
              <table:table-cell office:value-type="float" office:value="1.49164">
                <text:p>1.491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">
                <text:p>0.3</text:p>
              </table:table-cell>
              <table:table-cell office:value-type="float" office:value="1.49756">
                <text:p>1.497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1.50365">
                <text:p>1.503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">
                <text:p>0.3</text:p>
              </table:table-cell>
              <table:table-cell office:value-type="float" office:value="1.5097">
                <text:p>1.5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">
                <text:p>0.3</text:p>
              </table:table-cell>
              <table:table-cell office:value-type="float" office:value="1.51566">
                <text:p>1.515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">
                <text:p>0.3</text:p>
              </table:table-cell>
              <table:table-cell office:value-type="float" office:value="1.52178">
                <text:p>1.521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">
                <text:p>0.3</text:p>
              </table:table-cell>
              <table:table-cell office:value-type="float" office:value="1.52792">
                <text:p>1.527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">
                <text:p>0.3</text:p>
              </table:table-cell>
              <table:table-cell office:value-type="float" office:value="1.53391">
                <text:p>1.533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">
                <text:p>0.3</text:p>
              </table:table-cell>
              <table:table-cell office:value-type="float" office:value="1.53996">
                <text:p>1.539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">
                <text:p>0.3</text:p>
              </table:table-cell>
              <table:table-cell office:value-type="float" office:value="1.54606">
                <text:p>1.54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">
                <text:p>0.3</text:p>
              </table:table-cell>
              <table:table-cell office:value-type="float" office:value="1.55213">
                <text:p>1.552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">
                <text:p>0.3</text:p>
              </table:table-cell>
              <table:table-cell office:value-type="float" office:value="1.55813">
                <text:p>1.558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1.56414">
                <text:p>1.564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1.57013">
                <text:p>1.570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">
                <text:p>0.3</text:p>
              </table:table-cell>
              <table:table-cell office:value-type="float" office:value="1.57621">
                <text:p>1.57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">
                <text:p>0.3</text:p>
              </table:table-cell>
              <table:table-cell office:value-type="float" office:value="1.58222">
                <text:p>1.582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">
                <text:p>0.3</text:p>
              </table:table-cell>
              <table:table-cell office:value-type="float" office:value="1.58815">
                <text:p>1.588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">
                <text:p>0.3</text:p>
              </table:table-cell>
              <table:table-cell office:value-type="float" office:value="1.59428">
                <text:p>1.594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">
                <text:p>0.3</text:p>
              </table:table-cell>
              <table:table-cell office:value-type="float" office:value="1.60038">
                <text:p>1.600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">
                <text:p>0.3</text:p>
              </table:table-cell>
              <table:table-cell office:value-type="float" office:value="1.60643">
                <text:p>1.606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">
                <text:p>0.3</text:p>
              </table:table-cell>
              <table:table-cell office:value-type="float" office:value="1.61248">
                <text:p>1.61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">
                <text:p>0.3</text:p>
              </table:table-cell>
              <table:table-cell office:value-type="float" office:value="1.61844">
                <text:p>1.618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1.62459">
                <text:p>1.624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">
                <text:p>0.3</text:p>
              </table:table-cell>
              <table:table-cell office:value-type="float" office:value="1.6306">
                <text:p>1.63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">
                <text:p>0.3</text:p>
              </table:table-cell>
              <table:table-cell office:value-type="float" office:value="1.63657">
                <text:p>1.636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">
                <text:p>0.3</text:p>
              </table:table-cell>
              <table:table-cell office:value-type="float" office:value="1.6427">
                <text:p>1.6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">
                <text:p>0.3</text:p>
              </table:table-cell>
              <table:table-cell office:value-type="float" office:value="1.64876">
                <text:p>1.648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">
                <text:p>0.3</text:p>
              </table:table-cell>
              <table:table-cell office:value-type="float" office:value="1.65478">
                <text:p>1.654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">
                <text:p>0.3</text:p>
              </table:table-cell>
              <table:table-cell office:value-type="float" office:value="1.66091">
                <text:p>1.660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">
                <text:p>0.3</text:p>
              </table:table-cell>
              <table:table-cell office:value-type="float" office:value="1.66693">
                <text:p>1.666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">
                <text:p>0.3</text:p>
              </table:table-cell>
              <table:table-cell office:value-type="float" office:value="1.67289">
                <text:p>1.672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">
                <text:p>0.3</text:p>
              </table:table-cell>
              <table:table-cell office:value-type="float" office:value="1.67904">
                <text:p>1.679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1.68495">
                <text:p>1.684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">
                <text:p>0.3</text:p>
              </table:table-cell>
              <table:table-cell office:value-type="float" office:value="1.69111">
                <text:p>1.69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">
                <text:p>0.3</text:p>
              </table:table-cell>
              <table:table-cell office:value-type="float" office:value="1.6971">
                <text:p>1.69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">
                <text:p>0.3</text:p>
              </table:table-cell>
              <table:table-cell office:value-type="float" office:value="1.70313">
                <text:p>1.703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">
                <text:p>0.3</text:p>
              </table:table-cell>
              <table:table-cell office:value-type="float" office:value="1.70906">
                <text:p>1.70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">
                <text:p>0.3</text:p>
              </table:table-cell>
              <table:table-cell office:value-type="float" office:value="1.71519">
                <text:p>1.715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">
                <text:p>0.3</text:p>
              </table:table-cell>
              <table:table-cell office:value-type="float" office:value="1.72132">
                <text:p>1.721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">
                <text:p>0.3</text:p>
              </table:table-cell>
              <table:table-cell office:value-type="float" office:value="1.72735">
                <text:p>1.72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">
                <text:p>0.3</text:p>
              </table:table-cell>
              <table:table-cell office:value-type="float" office:value="1.73326">
                <text:p>1.733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">
                <text:p>0.3</text:p>
              </table:table-cell>
              <table:table-cell office:value-type="float" office:value="1.73947">
                <text:p>1.739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1.74542">
                <text:p>1.745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">
                <text:p>0.3</text:p>
              </table:table-cell>
              <table:table-cell office:value-type="float" office:value="1.75141">
                <text:p>1.751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">
                <text:p>0.3</text:p>
              </table:table-cell>
              <table:table-cell office:value-type="float" office:value="1.75742">
                <text:p>1.757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">
                <text:p>0.3</text:p>
              </table:table-cell>
              <table:table-cell office:value-type="float" office:value="1.76354">
                <text:p>1.763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">
                <text:p>0.3</text:p>
              </table:table-cell>
              <table:table-cell office:value-type="float" office:value="1.76949">
                <text:p>1.769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">
                <text:p>0.3</text:p>
              </table:table-cell>
              <table:table-cell office:value-type="float" office:value="1.77564">
                <text:p>1.775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">
                <text:p>0.3</text:p>
              </table:table-cell>
              <table:table-cell office:value-type="float" office:value="1.78178">
                <text:p>1.781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">
                <text:p>0.3</text:p>
              </table:table-cell>
              <table:table-cell office:value-type="float" office:value="1.7877">
                <text:p>1.78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">
                <text:p>0.3</text:p>
              </table:table-cell>
              <table:table-cell office:value-type="float" office:value="1.79368">
                <text:p>1.793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">
                <text:p>0.3</text:p>
              </table:table-cell>
              <table:table-cell office:value-type="float" office:value="1.80574">
                <text:p>1.805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1.81188">
                <text:p>1.811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">
                <text:p>0.3</text:p>
              </table:table-cell>
              <table:table-cell office:value-type="float" office:value="1.81188">
                <text:p>1.811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">
                <text:p>0.3</text:p>
              </table:table-cell>
              <table:table-cell office:value-type="float" office:value="1.82384">
                <text:p>1.823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">
                <text:p>0.3</text:p>
              </table:table-cell>
              <table:table-cell office:value-type="float" office:value="1.82988">
                <text:p>1.82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">
                <text:p>0.3</text:p>
              </table:table-cell>
              <table:table-cell office:value-type="float" office:value="1.83589">
                <text:p>1.835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">
                <text:p>0.3</text:p>
              </table:table-cell>
              <table:table-cell office:value-type="float" office:value="1.84181">
                <text:p>1.841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">
                <text:p>0.3</text:p>
              </table:table-cell>
              <table:table-cell office:value-type="float" office:value="1.84795">
                <text:p>1.847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">
                <text:p>0.3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">
                <text:p>0.3</text:p>
              </table:table-cell>
              <table:table-cell office:value-type="float" office:value="1.85994">
                <text:p>1.859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1.86596">
                <text:p>1.865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1.87202">
                <text:p>1.872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">
                <text:p>0.3</text:p>
              </table:table-cell>
              <table:table-cell office:value-type="float" office:value="1.87819">
                <text:p>1.878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">
                <text:p>0.3</text:p>
              </table:table-cell>
              <table:table-cell office:value-type="float" office:value="1.88413">
                <text:p>1.88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1.89007">
                <text:p>1.890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">
                <text:p>0.3</text:p>
              </table:table-cell>
              <table:table-cell office:value-type="float" office:value="1.8961">
                <text:p>1.89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">
                <text:p>0.3</text:p>
              </table:table-cell>
              <table:table-cell office:value-type="float" office:value="1.90215">
                <text:p>1.902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">
                <text:p>0.3</text:p>
              </table:table-cell>
              <table:table-cell office:value-type="float" office:value="1.90819">
                <text:p>1.908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">
                <text:p>0.3</text:p>
              </table:table-cell>
              <table:table-cell office:value-type="float" office:value="1.91423">
                <text:p>1.914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">
                <text:p>0.3</text:p>
              </table:table-cell>
              <table:table-cell office:value-type="float" office:value="1.92011">
                <text:p>1.920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">
                <text:p>0.3</text:p>
              </table:table-cell>
              <table:table-cell office:value-type="float" office:value="1.92623">
                <text:p>1.926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1.93222">
                <text:p>1.932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">
                <text:p>0.3</text:p>
              </table:table-cell>
              <table:table-cell office:value-type="float" office:value="1.93838">
                <text:p>1.938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">
                <text:p>0.3</text:p>
              </table:table-cell>
              <table:table-cell office:value-type="float" office:value="1.94425">
                <text:p>1.944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">
                <text:p>0.3</text:p>
              </table:table-cell>
              <table:table-cell office:value-type="float" office:value="1.95029">
                <text:p>1.950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1.95634">
                <text:p>1.956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">
                <text:p>0.3</text:p>
              </table:table-cell>
              <table:table-cell office:value-type="float" office:value="1.96237">
                <text:p>1.962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">
                <text:p>0.3</text:p>
              </table:table-cell>
              <table:table-cell office:value-type="float" office:value="1.96828">
                <text:p>1.968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">
                <text:p>0.3</text:p>
              </table:table-cell>
              <table:table-cell office:value-type="float" office:value="1.97442">
                <text:p>1.97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">
                <text:p>0.3</text:p>
              </table:table-cell>
              <table:table-cell office:value-type="float" office:value="1.98048">
                <text:p>1.980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">
                <text:p>0.3</text:p>
              </table:table-cell>
              <table:table-cell office:value-type="float" office:value="1.98657">
                <text:p>1.986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1.9925">
                <text:p>1.99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">
                <text:p>0.3</text:p>
              </table:table-cell>
              <table:table-cell office:value-type="float" office:value="1.9985">
                <text:p>1.99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">
                <text:p>0.3</text:p>
              </table:table-cell>
              <table:table-cell office:value-type="float" office:value="2.00453">
                <text:p>2.004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">
                <text:p>0.3</text:p>
              </table:table-cell>
              <table:table-cell office:value-type="float" office:value="2.01042">
                <text:p>2.010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">
                <text:p>0.3</text:p>
              </table:table-cell>
              <table:table-cell office:value-type="float" office:value="2.01643">
                <text:p>2.016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">
                <text:p>0.3</text:p>
              </table:table-cell>
              <table:table-cell office:value-type="float" office:value="2.02242">
                <text:p>2.022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">
                <text:p>0.3</text:p>
              </table:table-cell>
              <table:table-cell office:value-type="float" office:value="2.02845">
                <text:p>2.028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">
                <text:p>0.3</text:p>
              </table:table-cell>
              <table:table-cell office:value-type="float" office:value="2.03446">
                <text:p>2.034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">
                <text:p>0.3</text:p>
              </table:table-cell>
              <table:table-cell office:value-type="float" office:value="2.0405">
                <text:p>2.0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">
                <text:p>0.3</text:p>
              </table:table-cell>
              <table:table-cell office:value-type="float" office:value="2.04654">
                <text:p>2.046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2.05247">
                <text:p>2.052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">
                <text:p>0.3</text:p>
              </table:table-cell>
              <table:table-cell office:value-type="float" office:value="2.05859">
                <text:p>2.05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">
                <text:p>0.3</text:p>
              </table:table-cell>
              <table:table-cell office:value-type="float" office:value="2.07047">
                <text:p>2.07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">
                <text:p>0.3</text:p>
              </table:table-cell>
              <table:table-cell office:value-type="float" office:value="2.07637">
                <text:p>2.07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">
                <text:p>0.3</text:p>
              </table:table-cell>
              <table:table-cell office:value-type="float" office:value="2.07637">
                <text:p>2.076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">
                <text:p>0.3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">
                <text:p>0.3</text:p>
              </table:table-cell>
              <table:table-cell office:value-type="float" office:value="2.09445">
                <text:p>2.094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">
                <text:p>0.3</text:p>
              </table:table-cell>
              <table:table-cell office:value-type="float" office:value="2.1005">
                <text:p>2.10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">
                <text:p>0.3</text:p>
              </table:table-cell>
              <table:table-cell office:value-type="float" office:value="2.10665">
                <text:p>2.106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">
                <text:p>0.3</text:p>
              </table:table-cell>
              <table:table-cell office:value-type="float" office:value="2.11257">
                <text:p>2.112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2.11848">
                <text:p>2.118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">
                <text:p>0.3</text:p>
              </table:table-cell>
              <table:table-cell office:value-type="float" office:value="2.12452">
                <text:p>2.12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">
                <text:p>0.3</text:p>
              </table:table-cell>
              <table:table-cell office:value-type="float" office:value="2.13068">
                <text:p>2.13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">
                <text:p>0.3</text:p>
              </table:table-cell>
              <table:table-cell office:value-type="float" office:value="2.13659">
                <text:p>2.13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">
                <text:p>0.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">
                <text:p>0.3</text:p>
              </table:table-cell>
              <table:table-cell office:value-type="float" office:value="2.14847">
                <text:p>2.148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">
                <text:p>0.3</text:p>
              </table:table-cell>
              <table:table-cell office:value-type="float" office:value="2.15392">
                <text:p>2.153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">
                <text:p>0.3</text:p>
              </table:table-cell>
              <table:table-cell office:value-type="float" office:value="2.15935">
                <text:p>2.15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">
                <text:p>0.3</text:p>
              </table:table-cell>
              <table:table-cell office:value-type="float" office:value="2.16498">
                <text:p>2.16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">
                <text:p>0.3</text:p>
              </table:table-cell>
              <table:table-cell office:value-type="float" office:value="2.17061">
                <text:p>2.170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2.17643">
                <text:p>2.176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">
                <text:p>0.3</text:p>
              </table:table-cell>
              <table:table-cell office:value-type="float" office:value="2.18246">
                <text:p>2.182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">
                <text:p>0.3</text:p>
              </table:table-cell>
              <table:table-cell office:value-type="float" office:value="2.18858">
                <text:p>2.188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">
                <text:p>0.3</text:p>
              </table:table-cell>
              <table:table-cell office:value-type="float" office:value="2.19488">
                <text:p>2.194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">
                <text:p>0.3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">
                <text:p>0.3</text:p>
              </table:table-cell>
              <table:table-cell office:value-type="float" office:value="2.20734">
                <text:p>2.207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">
                <text:p>0.3</text:p>
              </table:table-cell>
              <table:table-cell office:value-type="float" office:value="2.21335">
                <text:p>2.213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">
                <text:p>0.3</text:p>
              </table:table-cell>
              <table:table-cell office:value-type="float" office:value="2.21927">
                <text:p>2.219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">
                <text:p>0.3</text:p>
              </table:table-cell>
              <table:table-cell office:value-type="float" office:value="2.22519">
                <text:p>2.225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">
                <text:p>0.3</text:p>
              </table:table-cell>
              <table:table-cell office:value-type="float" office:value="2.23115">
                <text:p>2.231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">
                <text:p>0.3</text:p>
              </table:table-cell>
              <table:table-cell office:value-type="float" office:value="2.23708">
                <text:p>2.237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">
                <text:p>0.3</text:p>
              </table:table-cell>
              <table:table-cell office:value-type="float" office:value="2.24311">
                <text:p>2.243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">
                <text:p>0.3</text:p>
              </table:table-cell>
              <table:table-cell office:value-type="float" office:value="2.24919">
                <text:p>2.249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">
                <text:p>0.3</text:p>
              </table:table-cell>
              <table:table-cell office:value-type="float" office:value="2.25517">
                <text:p>2.25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">
                <text:p>0.3</text:p>
              </table:table-cell>
              <table:table-cell office:value-type="float" office:value="2.26134">
                <text:p>2.261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">
                <text:p>0.3</text:p>
              </table:table-cell>
              <table:table-cell office:value-type="float" office:value="2.26759">
                <text:p>2.267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">
                <text:p>0.3</text:p>
              </table:table-cell>
              <table:table-cell office:value-type="float" office:value="2.27363">
                <text:p>2.273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">
                <text:p>0.3</text:p>
              </table:table-cell>
              <table:table-cell office:value-type="float" office:value="2.27957">
                <text:p>2.279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">
                <text:p>0.3</text:p>
              </table:table-cell>
              <table:table-cell office:value-type="float" office:value="2.28548">
                <text:p>2.285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">
                <text:p>0.3</text:p>
              </table:table-cell>
              <table:table-cell office:value-type="float" office:value="2.2916">
                <text:p>2.29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">
                <text:p>0.3</text:p>
              </table:table-cell>
              <table:table-cell office:value-type="float" office:value="2.29764">
                <text:p>2.297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">
                <text:p>0.3</text:p>
              </table:table-cell>
              <table:table-cell office:value-type="float" office:value="2.30353">
                <text:p>2.303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">
                <text:p>0.3</text:p>
              </table:table-cell>
              <table:table-cell office:value-type="float" office:value="2.30968">
                <text:p>2.30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">
                <text:p>0.3</text:p>
              </table:table-cell>
              <table:table-cell office:value-type="float" office:value="2.31567">
                <text:p>2.315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">
                <text:p>0.3</text:p>
              </table:table-cell>
              <table:table-cell office:value-type="float" office:value="2.32171">
                <text:p>2.321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">
                <text:p>0.3</text:p>
              </table:table-cell>
              <table:table-cell office:value-type="float" office:value="2.32783">
                <text:p>2.32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">
                <text:p>0.3</text:p>
              </table:table-cell>
              <table:table-cell office:value-type="float" office:value="2.33362">
                <text:p>2.333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">
                <text:p>0.3</text:p>
              </table:table-cell>
              <table:table-cell office:value-type="float" office:value="2.33961">
                <text:p>2.339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">
                <text:p>0.3</text:p>
              </table:table-cell>
              <table:table-cell office:value-type="float" office:value="2.34565">
                <text:p>2.345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2.35177">
                <text:p>2.351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2.35792">
                <text:p>2.357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">
                <text:p>0.3</text:p>
              </table:table-cell>
              <table:table-cell office:value-type="float" office:value="2.36387">
                <text:p>2.363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">
                <text:p>0.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">
                <text:p>0.3</text:p>
              </table:table-cell>
              <table:table-cell office:value-type="float" office:value="2.37595">
                <text:p>2.375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">
                <text:p>0.3</text:p>
              </table:table-cell>
              <table:table-cell office:value-type="float" office:value="2.38196">
                <text:p>2.381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">
                <text:p>0.3</text:p>
              </table:table-cell>
              <table:table-cell office:value-type="float" office:value="2.38806">
                <text:p>2.388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">
                <text:p>0.3</text:p>
              </table:table-cell>
              <table:table-cell office:value-type="float" office:value="2.39396">
                <text:p>2.393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">
                <text:p>0.3</text:p>
              </table:table-cell>
              <table:table-cell office:value-type="float" office:value="2.40013">
                <text:p>2.400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2.40627">
                <text:p>2.406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">
                <text:p>0.3</text:p>
              </table:table-cell>
              <table:table-cell office:value-type="float" office:value="2.41229">
                <text:p>2.412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">
                <text:p>0.3</text:p>
              </table:table-cell>
              <table:table-cell office:value-type="float" office:value="2.41841">
                <text:p>2.418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">
                <text:p>0.3</text:p>
              </table:table-cell>
              <table:table-cell office:value-type="float" office:value="2.42447">
                <text:p>2.424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">
                <text:p>0.3</text:p>
              </table:table-cell>
              <table:table-cell office:value-type="float" office:value="2.43063">
                <text:p>2.430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">
                <text:p>0.3</text:p>
              </table:table-cell>
              <table:table-cell office:value-type="float" office:value="2.43676">
                <text:p>2.436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">
                <text:p>0.3</text:p>
              </table:table-cell>
              <table:table-cell office:value-type="float" office:value="2.44267">
                <text:p>2.442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">
                <text:p>0.3</text:p>
              </table:table-cell>
              <table:table-cell office:value-type="float" office:value="2.4487">
                <text:p>2.44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">
                <text:p>0.3</text:p>
              </table:table-cell>
              <table:table-cell office:value-type="float" office:value="2.45461">
                <text:p>2.454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">
                <text:p>0.3</text:p>
              </table:table-cell>
              <table:table-cell office:value-type="float" office:value="2.46662">
                <text:p>2.466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">
                <text:p>0.3</text:p>
              </table:table-cell>
              <table:table-cell office:value-type="float" office:value="2.47275">
                <text:p>2.47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">
                <text:p>0.3</text:p>
              </table:table-cell>
              <table:table-cell office:value-type="float" office:value="2.47875">
                <text:p>2.47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2.48475">
                <text:p>2.484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">
                <text:p>0.3</text:p>
              </table:table-cell>
              <table:table-cell office:value-type="float" office:value="2.49087">
                <text:p>2.490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">
                <text:p>0.3</text:p>
              </table:table-cell>
              <table:table-cell office:value-type="float" office:value="2.4968">
                <text:p>2.49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">
                <text:p>0.3</text:p>
              </table:table-cell>
              <table:table-cell office:value-type="float" office:value="2.50284">
                <text:p>2.50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">
                <text:p>0.3</text:p>
              </table:table-cell>
              <table:table-cell office:value-type="float" office:value="2.5089">
                <text:p>2.50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">
                <text:p>0.3</text:p>
              </table:table-cell>
              <table:table-cell office:value-type="float" office:value="2.51491">
                <text:p>2.514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">
                <text:p>0.3</text:p>
              </table:table-cell>
              <table:table-cell office:value-type="float" office:value="2.52096">
                <text:p>2.52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">
                <text:p>0.3</text:p>
              </table:table-cell>
              <table:table-cell office:value-type="float" office:value="2.52712">
                <text:p>2.527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">
                <text:p>0.3</text:p>
              </table:table-cell>
              <table:table-cell office:value-type="float" office:value="2.53305">
                <text:p>2.533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">
                <text:p>0.3</text:p>
              </table:table-cell>
              <table:table-cell office:value-type="float" office:value="2.5392">
                <text:p>2.53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">
                <text:p>0.3</text:p>
              </table:table-cell>
              <table:table-cell office:value-type="float" office:value="2.5452">
                <text:p>2.5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">
                <text:p>0.3</text:p>
              </table:table-cell>
              <table:table-cell office:value-type="float" office:value="2.55122">
                <text:p>2.551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">
                <text:p>0.3</text:p>
              </table:table-cell>
              <table:table-cell office:value-type="float" office:value="2.55736">
                <text:p>2.557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">
                <text:p>0.3</text:p>
              </table:table-cell>
              <table:table-cell office:value-type="float" office:value="2.56339">
                <text:p>2.563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">
                <text:p>0.3</text:p>
              </table:table-cell>
              <table:table-cell office:value-type="float" office:value="2.5694">
                <text:p>2.56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">
                <text:p>0.3</text:p>
              </table:table-cell>
              <table:table-cell office:value-type="float" office:value="2.57542">
                <text:p>2.575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">
                <text:p>0.3</text:p>
              </table:table-cell>
              <table:table-cell office:value-type="float" office:value="2.58137">
                <text:p>2.581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">
                <text:p>0.3</text:p>
              </table:table-cell>
              <table:table-cell office:value-type="float" office:value="2.58751">
                <text:p>2.587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">
                <text:p>0.3</text:p>
              </table:table-cell>
              <table:table-cell office:value-type="float" office:value="2.59346">
                <text:p>2.593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">
                <text:p>0.3</text:p>
              </table:table-cell>
              <table:table-cell office:value-type="float" office:value="2.59958">
                <text:p>2.599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">
                <text:p>0.3</text:p>
              </table:table-cell>
              <table:table-cell office:value-type="float" office:value="2.60571">
                <text:p>2.605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">
                <text:p>0.3</text:p>
              </table:table-cell>
              <table:table-cell office:value-type="float" office:value="2.61174">
                <text:p>2.611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">
                <text:p>0.3</text:p>
              </table:table-cell>
              <table:table-cell office:value-type="float" office:value="2.61767">
                <text:p>2.617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">
                <text:p>0.3</text:p>
              </table:table-cell>
              <table:table-cell office:value-type="float" office:value="2.62379">
                <text:p>2.623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">
                <text:p>0.3</text:p>
              </table:table-cell>
              <table:table-cell office:value-type="float" office:value="2.62989">
                <text:p>2.62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">
                <text:p>0.3</text:p>
              </table:table-cell>
              <table:table-cell office:value-type="float" office:value="2.63603">
                <text:p>2.63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">
                <text:p>0.3</text:p>
              </table:table-cell>
              <table:table-cell office:value-type="float" office:value="2.64199">
                <text:p>2.641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">
                <text:p>0.3</text:p>
              </table:table-cell>
              <table:table-cell office:value-type="float" office:value="2.64813">
                <text:p>2.648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">
                <text:p>0.3</text:p>
              </table:table-cell>
              <table:table-cell office:value-type="float" office:value="2.65425">
                <text:p>2.654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">
                <text:p>0.3</text:p>
              </table:table-cell>
              <table:table-cell office:value-type="float" office:value="2.66017">
                <text:p>2.660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">
                <text:p>0.3</text:p>
              </table:table-cell>
              <table:table-cell office:value-type="float" office:value="2.66615">
                <text:p>2.666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">
                <text:p>0.3</text:p>
              </table:table-cell>
              <table:table-cell office:value-type="float" office:value="2.67205">
                <text:p>2.672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">
                <text:p>0.3</text:p>
              </table:table-cell>
              <table:table-cell office:value-type="float" office:value="2.67812">
                <text:p>2.678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">
                <text:p>0.3</text:p>
              </table:table-cell>
              <table:table-cell office:value-type="float" office:value="2.68415">
                <text:p>2.684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">
                <text:p>0.3</text:p>
              </table:table-cell>
              <table:table-cell office:value-type="float" office:value="2.69014">
                <text:p>2.690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">
                <text:p>0.3</text:p>
              </table:table-cell>
              <table:table-cell office:value-type="float" office:value="2.69627">
                <text:p>2.696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">
                <text:p>0.3</text:p>
              </table:table-cell>
              <table:table-cell office:value-type="float" office:value="2.70241">
                <text:p>2.70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">
                <text:p>0.3</text:p>
              </table:table-cell>
              <table:table-cell office:value-type="float" office:value="2.70832">
                <text:p>2.708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">
                <text:p>0.3</text:p>
              </table:table-cell>
              <table:table-cell office:value-type="float" office:value="2.71438">
                <text:p>2.714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">
                <text:p>0.3</text:p>
              </table:table-cell>
              <table:table-cell office:value-type="float" office:value="2.72053">
                <text:p>2.720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">
                <text:p>0.3</text:p>
              </table:table-cell>
              <table:table-cell office:value-type="float" office:value="2.72656">
                <text:p>2.72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">
                <text:p>0.3</text:p>
              </table:table-cell>
              <table:table-cell office:value-type="float" office:value="2.73257">
                <text:p>2.732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">
                <text:p>0.3</text:p>
              </table:table-cell>
              <table:table-cell office:value-type="float" office:value="2.73864">
                <text:p>2.738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">
                <text:p>0.3</text:p>
              </table:table-cell>
              <table:table-cell office:value-type="float" office:value="2.74455">
                <text:p>2.744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">
                <text:p>0.3</text:p>
              </table:table-cell>
              <table:table-cell office:value-type="float" office:value="2.75057">
                <text:p>2.750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">
                <text:p>0.3</text:p>
              </table:table-cell>
              <table:table-cell office:value-type="float" office:value="2.75668">
                <text:p>2.756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">
                <text:p>0.3</text:p>
              </table:table-cell>
              <table:table-cell office:value-type="float" office:value="2.76284">
                <text:p>2.762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">
                <text:p>0.3</text:p>
              </table:table-cell>
              <table:table-cell office:value-type="float" office:value="2.76881">
                <text:p>2.768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">
                <text:p>0.3</text:p>
              </table:table-cell>
              <table:table-cell office:value-type="float" office:value="2.77485">
                <text:p>2.774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">
                <text:p>0.3</text:p>
              </table:table-cell>
              <table:table-cell office:value-type="float" office:value="2.78087">
                <text:p>2.7808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2.78692">
                <text:p>2.786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">
                <text:p>0.3</text:p>
              </table:table-cell>
              <table:table-cell office:value-type="float" office:value="2.79306">
                <text:p>2.793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">
                <text:p>0.3</text:p>
              </table:table-cell>
              <table:table-cell office:value-type="float" office:value="2.79913">
                <text:p>2.799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">
                <text:p>0.3</text:p>
              </table:table-cell>
              <table:table-cell office:value-type="float" office:value="2.80524">
                <text:p>2.805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">
                <text:p>0.3</text:p>
              </table:table-cell>
              <table:table-cell office:value-type="float" office:value="2.81126">
                <text:p>2.811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">
                <text:p>0.3</text:p>
              </table:table-cell>
              <table:table-cell office:value-type="float" office:value="2.81738">
                <text:p>2.817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">
                <text:p>0.3</text:p>
              </table:table-cell>
              <table:table-cell office:value-type="float" office:value="2.82327">
                <text:p>2.823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">
                <text:p>0.3</text:p>
              </table:table-cell>
              <table:table-cell office:value-type="float" office:value="2.82933">
                <text:p>2.829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">
                <text:p>0.3</text:p>
              </table:table-cell>
              <table:table-cell office:value-type="float" office:value="2.83536">
                <text:p>2.835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">
                <text:p>0.3</text:p>
              </table:table-cell>
              <table:table-cell office:value-type="float" office:value="2.84141">
                <text:p>2.841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">
                <text:p>0.3</text:p>
              </table:table-cell>
              <table:table-cell office:value-type="float" office:value="2.84743">
                <text:p>2.847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">
                <text:p>0.3</text:p>
              </table:table-cell>
              <table:table-cell office:value-type="float" office:value="2.85345">
                <text:p>2.853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">
                <text:p>0.3</text:p>
              </table:table-cell>
              <table:table-cell office:value-type="float" office:value="2.85955">
                <text:p>2.859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">
                <text:p>0.3</text:p>
              </table:table-cell>
              <table:table-cell office:value-type="float" office:value="2.86575">
                <text:p>2.865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">
                <text:p>0.3</text:p>
              </table:table-cell>
              <table:table-cell office:value-type="float" office:value="2.87178">
                <text:p>2.871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">
                <text:p>0.3</text:p>
              </table:table-cell>
              <table:table-cell office:value-type="float" office:value="2.87779">
                <text:p>2.877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">
                <text:p>0.3</text:p>
              </table:table-cell>
              <table:table-cell office:value-type="float" office:value="2.88371">
                <text:p>2.883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">
                <text:p>0.3</text:p>
              </table:table-cell>
              <table:table-cell office:value-type="float" office:value="2.88982">
                <text:p>2.889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">
                <text:p>0.3</text:p>
              </table:table-cell>
              <table:table-cell office:value-type="float" office:value="2.89589">
                <text:p>2.895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">
                <text:p>0.3</text:p>
              </table:table-cell>
              <table:table-cell office:value-type="float" office:value="2.90181">
                <text:p>2.901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">
                <text:p>0.3</text:p>
              </table:table-cell>
              <table:table-cell office:value-type="float" office:value="2.90779">
                <text:p>2.907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">
                <text:p>0.3</text:p>
              </table:table-cell>
              <table:table-cell office:value-type="float" office:value="2.91387">
                <text:p>2.913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">
                <text:p>0.3</text:p>
              </table:table-cell>
              <table:table-cell office:value-type="float" office:value="2.91986">
                <text:p>2.919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">
                <text:p>0.3</text:p>
              </table:table-cell>
              <table:table-cell office:value-type="float" office:value="2.92597">
                <text:p>2.925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">
                <text:p>0.3</text:p>
              </table:table-cell>
              <table:table-cell office:value-type="float" office:value="2.9319">
                <text:p>2.93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">
                <text:p>0.3</text:p>
              </table:table-cell>
              <table:table-cell office:value-type="float" office:value="2.93802">
                <text:p>2.938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">
                <text:p>0.3</text:p>
              </table:table-cell>
              <table:table-cell office:value-type="float" office:value="2.94418">
                <text:p>2.944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">
                <text:p>0.3</text:p>
              </table:table-cell>
              <table:table-cell office:value-type="float" office:value="2.95013">
                <text:p>2.950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">
                <text:p>0.3</text:p>
              </table:table-cell>
              <table:table-cell office:value-type="float" office:value="2.95624">
                <text:p>2.956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">
                <text:p>0.3</text:p>
              </table:table-cell>
              <table:table-cell office:value-type="float" office:value="2.96232">
                <text:p>2.962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">
                <text:p>0.3</text:p>
              </table:table-cell>
              <table:table-cell office:value-type="float" office:value="2.96833">
                <text:p>2.968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">
                <text:p>0.3</text:p>
              </table:table-cell>
              <table:table-cell office:value-type="float" office:value="2.97438">
                <text:p>2.974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">
                <text:p>0.3</text:p>
              </table:table-cell>
              <table:table-cell office:value-type="float" office:value="2.98051">
                <text:p>2.980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">
                <text:p>0.3</text:p>
              </table:table-cell>
              <table:table-cell office:value-type="float" office:value="2.98654">
                <text:p>2.986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">
                <text:p>0.3</text:p>
              </table:table-cell>
              <table:table-cell office:value-type="float" office:value="2.99254">
                <text:p>2.992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">
                <text:p>0.3</text:p>
              </table:table-cell>
              <table:table-cell office:value-type="float" office:value="2.99854">
                <text:p>2.998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">
                <text:p>0.3</text:p>
              </table:table-cell>
              <table:table-cell office:value-type="float" office:value="3.00446">
                <text:p>3.004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">
                <text:p>0.3</text:p>
              </table:table-cell>
              <table:table-cell office:value-type="float" office:value="3.01063">
                <text:p>3.010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">
                <text:p>0.3</text:p>
              </table:table-cell>
              <table:table-cell office:value-type="float" office:value="3.02275">
                <text:p>3.022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">
                <text:p>0.3</text:p>
              </table:table-cell>
              <table:table-cell office:value-type="float" office:value="3.02879">
                <text:p>3.028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">
                <text:p>0.3</text:p>
              </table:table-cell>
              <table:table-cell office:value-type="float" office:value="3.02879">
                <text:p>3.028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">
                <text:p>0.3</text:p>
              </table:table-cell>
              <table:table-cell office:value-type="float" office:value="3.04081">
                <text:p>3.040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">
                <text:p>0.3</text:p>
              </table:table-cell>
              <table:table-cell office:value-type="float" office:value="3.04684">
                <text:p>3.046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">
                <text:p>0.3</text:p>
              </table:table-cell>
              <table:table-cell office:value-type="float" office:value="3.05289">
                <text:p>3.052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">
                <text:p>0.3</text:p>
              </table:table-cell>
              <table:table-cell office:value-type="float" office:value="3.05892">
                <text:p>3.058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">
                <text:p>0.3</text:p>
              </table:table-cell>
              <table:table-cell office:value-type="float" office:value="3.06486">
                <text:p>3.064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">
                <text:p>0.3</text:p>
              </table:table-cell>
              <table:table-cell office:value-type="float" office:value="3.0709">
                <text:p>3.07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">
                <text:p>0.3</text:p>
              </table:table-cell>
              <table:table-cell office:value-type="float" office:value="3.0771">
                <text:p>3.07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">
                <text:p>0.3</text:p>
              </table:table-cell>
              <table:table-cell office:value-type="float" office:value="3.08311">
                <text:p>3.083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">
                <text:p>0.3</text:p>
              </table:table-cell>
              <table:table-cell office:value-type="float" office:value="3.08912">
                <text:p>3.089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">
                <text:p>0.3</text:p>
              </table:table-cell>
              <table:table-cell office:value-type="float" office:value="3.09514">
                <text:p>3.095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">
                <text:p>0.3</text:p>
              </table:table-cell>
              <table:table-cell office:value-type="float" office:value="3.10128">
                <text:p>3.101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">
                <text:p>0.3</text:p>
              </table:table-cell>
              <table:table-cell office:value-type="float" office:value="3.10743">
                <text:p>3.107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">
                <text:p>0.3</text:p>
              </table:table-cell>
              <table:table-cell office:value-type="float" office:value="3.11331">
                <text:p>3.11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">
                <text:p>0.3</text:p>
              </table:table-cell>
              <table:table-cell office:value-type="float" office:value="3.11935">
                <text:p>3.119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">
                <text:p>0.3</text:p>
              </table:table-cell>
              <table:table-cell office:value-type="float" office:value="3.12541">
                <text:p>3.125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">
                <text:p>0.3</text:p>
              </table:table-cell>
              <table:table-cell office:value-type="float" office:value="3.13142">
                <text:p>3.131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">
                <text:p>0.3</text:p>
              </table:table-cell>
              <table:table-cell office:value-type="float" office:value="3.13735">
                <text:p>3.137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">
                <text:p>0.3</text:p>
              </table:table-cell>
              <table:table-cell office:value-type="float" office:value="3.14349">
                <text:p>3.143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">
                <text:p>0.3</text:p>
              </table:table-cell>
              <table:table-cell office:value-type="float" office:value="3.14957">
                <text:p>3.149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">
                <text:p>0.3</text:p>
              </table:table-cell>
              <table:table-cell office:value-type="float" office:value="3.1555">
                <text:p>3.15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">
                <text:p>0.3</text:p>
              </table:table-cell>
              <table:table-cell office:value-type="float" office:value="3.16153">
                <text:p>3.16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">
                <text:p>0.3</text:p>
              </table:table-cell>
              <table:table-cell office:value-type="float" office:value="3.16767">
                <text:p>3.167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">
                <text:p>0.3</text:p>
              </table:table-cell>
              <table:table-cell office:value-type="float" office:value="3.17371">
                <text:p>3.173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">
                <text:p>0.3</text:p>
              </table:table-cell>
              <table:table-cell office:value-type="float" office:value="3.17976">
                <text:p>3.179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">
                <text:p>0.3</text:p>
              </table:table-cell>
              <table:table-cell office:value-type="float" office:value="3.18565">
                <text:p>3.18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">
                <text:p>0.3</text:p>
              </table:table-cell>
              <table:table-cell office:value-type="float" office:value="3.19171">
                <text:p>3.191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">
                <text:p>0.3</text:p>
              </table:table-cell>
              <table:table-cell office:value-type="float" office:value="3.19783">
                <text:p>3.197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">
                <text:p>0.3</text:p>
              </table:table-cell>
              <table:table-cell office:value-type="float" office:value="3.20405">
                <text:p>3.204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">
                <text:p>0.3</text:p>
              </table:table-cell>
              <table:table-cell office:value-type="float" office:value="3.20996">
                <text:p>3.209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">
                <text:p>0.3</text:p>
              </table:table-cell>
              <table:table-cell office:value-type="float" office:value="3.21598">
                <text:p>3.215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">
                <text:p>0.3</text:p>
              </table:table-cell>
              <table:table-cell office:value-type="float" office:value="3.22202">
                <text:p>3.222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">
                <text:p>0.3</text:p>
              </table:table-cell>
              <table:table-cell office:value-type="float" office:value="3.22806">
                <text:p>3.228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">
                <text:p>0.3</text:p>
              </table:table-cell>
              <table:table-cell office:value-type="float" office:value="3.23396">
                <text:p>3.233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">
                <text:p>0.3</text:p>
              </table:table-cell>
              <table:table-cell office:value-type="float" office:value="3.24008">
                <text:p>3.240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">
                <text:p>0.3</text:p>
              </table:table-cell>
              <table:table-cell office:value-type="float" office:value="3.246">
                <text:p>3.2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">
                <text:p>0.3</text:p>
              </table:table-cell>
              <table:table-cell office:value-type="float" office:value="3.25215">
                <text:p>3.25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">
                <text:p>0.3</text:p>
              </table:table-cell>
              <table:table-cell office:value-type="float" office:value="3.25826">
                <text:p>3.258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">
                <text:p>0.3</text:p>
              </table:table-cell>
              <table:table-cell office:value-type="float" office:value="3.26442">
                <text:p>3.264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">
                <text:p>0.3</text:p>
              </table:table-cell>
              <table:table-cell office:value-type="float" office:value="3.27049">
                <text:p>3.270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">
                <text:p>0.3</text:p>
              </table:table-cell>
              <table:table-cell office:value-type="float" office:value="3.27644">
                <text:p>3.276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">
                <text:p>0.3</text:p>
              </table:table-cell>
              <table:table-cell office:value-type="float" office:value="3.28249">
                <text:p>3.282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">
                <text:p>0.3</text:p>
              </table:table-cell>
              <table:table-cell office:value-type="float" office:value="3.28838">
                <text:p>3.288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">
                <text:p>0.3</text:p>
              </table:table-cell>
              <table:table-cell office:value-type="float" office:value="3.29449">
                <text:p>3.294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">
                <text:p>0.3</text:p>
              </table:table-cell>
              <table:table-cell office:value-type="float" office:value="3.30053">
                <text:p>3.300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">
                <text:p>0.3</text:p>
              </table:table-cell>
              <table:table-cell office:value-type="float" office:value="3.30654">
                <text:p>3.306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">
                <text:p>0.3</text:p>
              </table:table-cell>
              <table:table-cell office:value-type="float" office:value="3.31256">
                <text:p>3.312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">
                <text:p>0.3</text:p>
              </table:table-cell>
              <table:table-cell office:value-type="float" office:value="3.31855">
                <text:p>3.318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">
                <text:p>0.3</text:p>
              </table:table-cell>
              <table:table-cell office:value-type="float" office:value="3.32454">
                <text:p>3.324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">
                <text:p>0.3</text:p>
              </table:table-cell>
              <table:table-cell office:value-type="float" office:value="3.33067">
                <text:p>3.330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">
                <text:p>0.3</text:p>
              </table:table-cell>
              <table:table-cell office:value-type="float" office:value="3.3366">
                <text:p>3.33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">
                <text:p>0.3</text:p>
              </table:table-cell>
              <table:table-cell office:value-type="float" office:value="3.3427">
                <text:p>3.34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">
                <text:p>0.3</text:p>
              </table:table-cell>
              <table:table-cell office:value-type="float" office:value="3.34879">
                <text:p>3.348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">
                <text:p>0.3</text:p>
              </table:table-cell>
              <table:table-cell office:value-type="float" office:value="3.35471">
                <text:p>3.354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">
                <text:p>0.3</text:p>
              </table:table-cell>
              <table:table-cell office:value-type="float" office:value="3.36079">
                <text:p>3.360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">
                <text:p>0.3</text:p>
              </table:table-cell>
              <table:table-cell office:value-type="float" office:value="3.36683">
                <text:p>3.366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">
                <text:p>0.3</text:p>
              </table:table-cell>
              <table:table-cell office:value-type="float" office:value="3.3729">
                <text:p>3.37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">
                <text:p>0.3</text:p>
              </table:table-cell>
              <table:table-cell office:value-type="float" office:value="3.37886">
                <text:p>3.378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">
                <text:p>0.3</text:p>
              </table:table-cell>
              <table:table-cell office:value-type="float" office:value="3.38499">
                <text:p>3.384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">
                <text:p>0.3</text:p>
              </table:table-cell>
              <table:table-cell office:value-type="float" office:value="3.39092">
                <text:p>3.390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">
                <text:p>0.3</text:p>
              </table:table-cell>
              <table:table-cell office:value-type="float" office:value="3.39695">
                <text:p>3.396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">
                <text:p>0.3</text:p>
              </table:table-cell>
              <table:table-cell office:value-type="float" office:value="3.40311">
                <text:p>3.403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">
                <text:p>0.3</text:p>
              </table:table-cell>
              <table:table-cell office:value-type="float" office:value="3.40904">
                <text:p>3.409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">
                <text:p>0.3</text:p>
              </table:table-cell>
              <table:table-cell office:value-type="float" office:value="3.41524">
                <text:p>3.415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">
                <text:p>0.3</text:p>
              </table:table-cell>
              <table:table-cell office:value-type="float" office:value="3.42137">
                <text:p>3.421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">
                <text:p>0.3</text:p>
              </table:table-cell>
              <table:table-cell office:value-type="float" office:value="3.42729">
                <text:p>3.427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">
                <text:p>0.3</text:p>
              </table:table-cell>
              <table:table-cell office:value-type="float" office:value="3.43332">
                <text:p>3.43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">
                <text:p>0.3</text:p>
              </table:table-cell>
              <table:table-cell office:value-type="float" office:value="3.43935">
                <text:p>3.439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">
                <text:p>0.3</text:p>
              </table:table-cell>
              <table:table-cell office:value-type="float" office:value="3.4454">
                <text:p>3.44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">
                <text:p>0.3</text:p>
              </table:table-cell>
              <table:table-cell office:value-type="float" office:value="3.45132">
                <text:p>3.451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">
                <text:p>0.3</text:p>
              </table:table-cell>
              <table:table-cell office:value-type="float" office:value="3.45742">
                <text:p>3.457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">
                <text:p>0.3</text:p>
              </table:table-cell>
              <table:table-cell office:value-type="float" office:value="3.46956">
                <text:p>3.469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">
                <text:p>0.3</text:p>
              </table:table-cell>
              <table:table-cell office:value-type="float" office:value="3.47559">
                <text:p>3.4755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">
                <text:p>0.3</text:p>
              </table:table-cell>
              <table:table-cell office:value-type="float" office:value="3.48161">
                <text:p>3.481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">
                <text:p>0.3</text:p>
              </table:table-cell>
              <table:table-cell office:value-type="float" office:value="3.48761">
                <text:p>3.487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">
                <text:p>0.3</text:p>
              </table:table-cell>
              <table:table-cell office:value-type="float" office:value="3.49364">
                <text:p>3.493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">
                <text:p>0.3</text:p>
              </table:table-cell>
              <table:table-cell office:value-type="float" office:value="3.49962">
                <text:p>3.499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5282">
                <text:p>0.295282</text:p>
              </table:table-cell>
              <table:table-cell office:value-type="float" office:value="3.50575">
                <text:p>3.505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90694">
                <text:p>0.290694</text:p>
              </table:table-cell>
              <table:table-cell office:value-type="float" office:value="3.51179">
                <text:p>3.511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8623">
                <text:p>0.28623</text:p>
              </table:table-cell>
              <table:table-cell office:value-type="float" office:value="3.51769">
                <text:p>3.517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81884">
                <text:p>0.281884</text:p>
              </table:table-cell>
              <table:table-cell office:value-type="float" office:value="3.52351">
                <text:p>3.523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77653">
                <text:p>0.277653</text:p>
              </table:table-cell>
              <table:table-cell office:value-type="float" office:value="3.5293">
                <text:p>3.52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73532">
                <text:p>0.273532</text:p>
              </table:table-cell>
              <table:table-cell office:value-type="float" office:value="3.53502">
                <text:p>3.535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69516">
                <text:p>0.269516</text:p>
              </table:table-cell>
              <table:table-cell office:value-type="float" office:value="3.54053">
                <text:p>3.540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65602">
                <text:p>0.265602</text:p>
              </table:table-cell>
              <table:table-cell office:value-type="float" office:value="3.54584">
                <text:p>3.545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61786">
                <text:p>0.261786</text:p>
              </table:table-cell>
              <table:table-cell office:value-type="float" office:value="3.55112">
                <text:p>3.551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8064">
                <text:p>0.258064</text:p>
              </table:table-cell>
              <table:table-cell office:value-type="float" office:value="3.55635">
                <text:p>3.556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4433">
                <text:p>0.254433</text:p>
              </table:table-cell>
              <table:table-cell office:value-type="float" office:value="3.56166">
                <text:p>3.561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9">
                <text:p>0.25089</text:p>
              </table:table-cell>
              <table:table-cell office:value-type="float" office:value="3.56679">
                <text:p>3.566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47431">
                <text:p>0.247431</text:p>
              </table:table-cell>
              <table:table-cell office:value-type="float" office:value="3.57189">
                <text:p>3.571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44054">
                <text:p>0.244054</text:p>
              </table:table-cell>
              <table:table-cell office:value-type="float" office:value="3.57704">
                <text:p>3.577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40756">
                <text:p>0.240756</text:p>
              </table:table-cell>
              <table:table-cell office:value-type="float" office:value="3.58212">
                <text:p>3.582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37533">
                <text:p>0.237533</text:p>
              </table:table-cell>
              <table:table-cell office:value-type="float" office:value="3.58698">
                <text:p>3.586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34384">
                <text:p>0.234384</text:p>
              </table:table-cell>
              <table:table-cell office:value-type="float" office:value="3.59177">
                <text:p>3.591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31305">
                <text:p>0.231305</text:p>
              </table:table-cell>
              <table:table-cell office:value-type="float" office:value="3.59657">
                <text:p>3.596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28296">
                <text:p>0.228296</text:p>
              </table:table-cell>
              <table:table-cell office:value-type="float" office:value="3.60128">
                <text:p>3.6012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25352">
                <text:p>0.225352</text:p>
              </table:table-cell>
              <table:table-cell office:value-type="float" office:value="3.60586">
                <text:p>3.605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22473">
                <text:p>0.222473</text:p>
              </table:table-cell>
              <table:table-cell office:value-type="float" office:value="3.61049">
                <text:p>3.610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19656">
                <text:p>0.219656</text:p>
              </table:table-cell>
              <table:table-cell office:value-type="float" office:value="3.61499">
                <text:p>3.614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16899">
                <text:p>0.216899</text:p>
              </table:table-cell>
              <table:table-cell office:value-type="float" office:value="3.6195">
                <text:p>3.61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14201">
                <text:p>0.214201</text:p>
              </table:table-cell>
              <table:table-cell office:value-type="float" office:value="3.62397">
                <text:p>3.623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11559">
                <text:p>0.211559</text:p>
              </table:table-cell>
              <table:table-cell office:value-type="float" office:value="3.62826">
                <text:p>3.628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08971">
                <text:p>0.208971</text:p>
              </table:table-cell>
              <table:table-cell office:value-type="float" office:value="3.63275">
                <text:p>3.632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06437">
                <text:p>0.206437</text:p>
              </table:table-cell>
              <table:table-cell office:value-type="float" office:value="3.63705">
                <text:p>3.637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03954">
                <text:p>0.203954</text:p>
              </table:table-cell>
              <table:table-cell office:value-type="float" office:value="3.64112">
                <text:p>3.64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1521">
                <text:p>0.201521</text:p>
              </table:table-cell>
              <table:table-cell office:value-type="float" office:value="3.64531">
                <text:p>3.645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99136">
                <text:p>0.199136</text:p>
              </table:table-cell>
              <table:table-cell office:value-type="float" office:value="3.64939">
                <text:p>3.649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96799">
                <text:p>0.196799</text:p>
              </table:table-cell>
              <table:table-cell office:value-type="float" office:value="3.6534">
                <text:p>3.653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94507">
                <text:p>0.194507</text:p>
              </table:table-cell>
              <table:table-cell office:value-type="float" office:value="3.65738">
                <text:p>3.657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92259">
                <text:p>0.192259</text:p>
              </table:table-cell>
              <table:table-cell office:value-type="float" office:value="3.66136">
                <text:p>3.661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0055">
                <text:p>0.190055</text:p>
              </table:table-cell>
              <table:table-cell office:value-type="float" office:value="3.66535">
                <text:p>3.665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87892">
                <text:p>0.187892</text:p>
              </table:table-cell>
              <table:table-cell office:value-type="float" office:value="3.66922">
                <text:p>3.669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85771">
                <text:p>0.185771</text:p>
              </table:table-cell>
              <table:table-cell office:value-type="float" office:value="3.67309">
                <text:p>3.673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83688">
                <text:p>0.183688</text:p>
              </table:table-cell>
              <table:table-cell office:value-type="float" office:value="3.67677">
                <text:p>3.676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81644">
                <text:p>0.181644</text:p>
              </table:table-cell>
              <table:table-cell office:value-type="float" office:value="3.68064">
                <text:p>3.68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9638">
                <text:p>0.179638</text:p>
              </table:table-cell>
              <table:table-cell office:value-type="float" office:value="3.68431">
                <text:p>3.684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7668">
                <text:p>0.177668</text:p>
              </table:table-cell>
              <table:table-cell office:value-type="float" office:value="3.68794">
                <text:p>3.687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75734">
                <text:p>0.175734</text:p>
              </table:table-cell>
              <table:table-cell office:value-type="float" office:value="3.69154">
                <text:p>3.691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73834">
                <text:p>0.173834</text:p>
              </table:table-cell>
              <table:table-cell office:value-type="float" office:value="3.69499">
                <text:p>3.694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1968">
                <text:p>0.171968</text:p>
              </table:table-cell>
              <table:table-cell office:value-type="float" office:value="3.69864">
                <text:p>3.698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0134">
                <text:p>0.170134</text:p>
              </table:table-cell>
              <table:table-cell office:value-type="float" office:value="3.7021">
                <text:p>3.70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68333">
                <text:p>0.168333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66562">
                <text:p>0.166562</text:p>
              </table:table-cell>
              <table:table-cell office:value-type="float" office:value="3.70913">
                <text:p>3.70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64822">
                <text:p>0.164822</text:p>
              </table:table-cell>
              <table:table-cell office:value-type="float" office:value="3.71241">
                <text:p>3.712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63111">
                <text:p>0.163111</text:p>
              </table:table-cell>
              <table:table-cell office:value-type="float" office:value="3.71588">
                <text:p>3.715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6143">
                <text:p>0.16143</text:p>
              </table:table-cell>
              <table:table-cell office:value-type="float" office:value="3.71916">
                <text:p>3.719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9776">
                <text:p>0.159776</text:p>
              </table:table-cell>
              <table:table-cell office:value-type="float" office:value="3.72243">
                <text:p>3.722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5815">
                <text:p>0.15815</text:p>
              </table:table-cell>
              <table:table-cell office:value-type="float" office:value="3.72569">
                <text:p>3.725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5655">
                <text:p>0.15655</text:p>
              </table:table-cell>
              <table:table-cell office:value-type="float" office:value="3.72895">
                <text:p>3.728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54977">
                <text:p>0.154977</text:p>
              </table:table-cell>
              <table:table-cell office:value-type="float" office:value="3.7321">
                <text:p>3.73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53429">
                <text:p>0.153429</text:p>
              </table:table-cell>
              <table:table-cell office:value-type="float" office:value="3.73538">
                <text:p>3.735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1906">
                <text:p>0.151906</text:p>
              </table:table-cell>
              <table:table-cell office:value-type="float" office:value="3.73846">
                <text:p>3.738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50407">
                <text:p>0.150407</text:p>
              </table:table-cell>
              <table:table-cell office:value-type="float" office:value="3.74155">
                <text:p>3.741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48932">
                <text:p>0.148932</text:p>
              </table:table-cell>
              <table:table-cell office:value-type="float" office:value="3.7446">
                <text:p>3.74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47481">
                <text:p>0.147481</text:p>
              </table:table-cell>
              <table:table-cell office:value-type="float" office:value="3.74776">
                <text:p>3.747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46051">
                <text:p>0.146051</text:p>
              </table:table-cell>
              <table:table-cell office:value-type="float" office:value="3.7507">
                <text:p>3.75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44644">
                <text:p>0.144644</text:p>
              </table:table-cell>
              <table:table-cell office:value-type="float" office:value="3.75366">
                <text:p>3.753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43259">
                <text:p>0.143259</text:p>
              </table:table-cell>
              <table:table-cell office:value-type="float" office:value="3.75663">
                <text:p>3.756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41895">
                <text:p>0.141895</text:p>
              </table:table-cell>
              <table:table-cell office:value-type="float" office:value="3.75962">
                <text:p>3.759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40551">
                <text:p>0.140551</text:p>
              </table:table-cell>
              <table:table-cell office:value-type="float" office:value="3.76544">
                <text:p>3.765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39228">
                <text:p>0.139228</text:p>
              </table:table-cell>
              <table:table-cell office:value-type="float" office:value="3.76829">
                <text:p>3.768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37924">
                <text:p>0.137924</text:p>
              </table:table-cell>
              <table:table-cell office:value-type="float" office:value="3.77114">
                <text:p>3.771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3664">
                <text:p>0.13664</text:p>
              </table:table-cell>
              <table:table-cell office:value-type="float" office:value="3.77391">
                <text:p>3.773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35375">
                <text:p>0.135375</text:p>
              </table:table-cell>
              <table:table-cell office:value-type="float" office:value="3.77666">
                <text:p>3.776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34128">
                <text:p>0.134128</text:p>
              </table:table-cell>
              <table:table-cell office:value-type="float" office:value="3.77941">
                <text:p>3.779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32899">
                <text:p>0.132899</text:p>
              </table:table-cell>
              <table:table-cell office:value-type="float" office:value="3.78207">
                <text:p>3.782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31689">
                <text:p>0.131689</text:p>
              </table:table-cell>
              <table:table-cell office:value-type="float" office:value="3.78482">
                <text:p>3.784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30495">
                <text:p>0.130495</text:p>
              </table:table-cell>
              <table:table-cell office:value-type="float" office:value="3.78736">
                <text:p>3.787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29318">
                <text:p>0.129318</text:p>
              </table:table-cell>
              <table:table-cell office:value-type="float" office:value="3.79065">
                <text:p>3.790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28159">
                <text:p>0.128159</text:p>
              </table:table-cell>
              <table:table-cell office:value-type="float" office:value="3.79331">
                <text:p>3.793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27015">
                <text:p>0.127015</text:p>
              </table:table-cell>
              <table:table-cell office:value-type="float" office:value="3.79586">
                <text:p>3.795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25887">
                <text:p>0.125887</text:p>
              </table:table-cell>
              <table:table-cell office:value-type="float" office:value="3.79586">
                <text:p>3.795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24775">
                <text:p>0.124775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23679">
                <text:p>0.123679</text:p>
              </table:table-cell>
              <table:table-cell office:value-type="float" office:value="3.80366">
                <text:p>3.803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22597">
                <text:p>0.122597</text:p>
              </table:table-cell>
              <table:table-cell office:value-type="float" office:value="3.8061">
                <text:p>3.80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2153">
                <text:p>0.12153</text:p>
              </table:table-cell>
              <table:table-cell office:value-type="float" office:value="3.80855">
                <text:p>3.808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20478">
                <text:p>0.120478</text:p>
              </table:table-cell>
              <table:table-cell office:value-type="float" office:value="3.81101">
                <text:p>3.811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1944">
                <text:p>0.11944</text:p>
              </table:table-cell>
              <table:table-cell office:value-type="float" office:value="3.81347">
                <text:p>3.8134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18415">
                <text:p>0.118415</text:p>
              </table:table-cell>
              <table:table-cell office:value-type="float" office:value="3.81592">
                <text:p>3.815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17404">
                <text:p>0.117404</text:p>
              </table:table-cell>
              <table:table-cell office:value-type="float" office:value="3.81828">
                <text:p>3.818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16407">
                <text:p>0.116407</text:p>
              </table:table-cell>
              <table:table-cell office:value-type="float" office:value="3.82073">
                <text:p>3.820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15422">
                <text:p>0.115422</text:p>
              </table:table-cell>
              <table:table-cell office:value-type="float" office:value="3.8232">
                <text:p>3.82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14451">
                <text:p>0.114451</text:p>
              </table:table-cell>
              <table:table-cell office:value-type="float" office:value="3.82545">
                <text:p>3.825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3492">
                <text:p>0.113492</text:p>
              </table:table-cell>
              <table:table-cell office:value-type="float" office:value="3.82779">
                <text:p>3.827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2545">
                <text:p>0.112545</text:p>
              </table:table-cell>
              <table:table-cell office:value-type="float" office:value="3.83013">
                <text:p>3.830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11611">
                <text:p>0.111611</text:p>
              </table:table-cell>
              <table:table-cell office:value-type="float" office:value="3.83237">
                <text:p>3.832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10688">
                <text:p>0.110688</text:p>
              </table:table-cell>
              <table:table-cell office:value-type="float" office:value="3.83473">
                <text:p>3.834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09778">
                <text:p>0.109778</text:p>
              </table:table-cell>
              <table:table-cell office:value-type="float" office:value="3.83688">
                <text:p>3.836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08878">
                <text:p>0.108878</text:p>
              </table:table-cell>
              <table:table-cell office:value-type="float" office:value="3.83912">
                <text:p>3.839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0799">
                <text:p>0.10799</text:p>
              </table:table-cell>
              <table:table-cell office:value-type="float" office:value="3.84148">
                <text:p>3.841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07113">
                <text:p>0.107113</text:p>
              </table:table-cell>
              <table:table-cell office:value-type="float" office:value="3.84364">
                <text:p>3.843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06247">
                <text:p>0.106247</text:p>
              </table:table-cell>
              <table:table-cell office:value-type="float" office:value="3.84579">
                <text:p>3.845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05391">
                <text:p>0.105391</text:p>
              </table:table-cell>
              <table:table-cell office:value-type="float" office:value="3.84794">
                <text:p>3.847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04546">
                <text:p>0.104546</text:p>
              </table:table-cell>
              <table:table-cell office:value-type="float" office:value="3.85007">
                <text:p>3.850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03711">
                <text:p>0.103711</text:p>
              </table:table-cell>
              <table:table-cell office:value-type="float" office:value="3.85221">
                <text:p>3.852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02887">
                <text:p>0.102887</text:p>
              </table:table-cell>
              <table:table-cell office:value-type="float" office:value="3.85425">
                <text:p>3.854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2072">
                <text:p>0.102072</text:p>
              </table:table-cell>
              <table:table-cell office:value-type="float" office:value="3.85648">
                <text:p>3.856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1267">
                <text:p>0.101267</text:p>
              </table:table-cell>
              <table:table-cell office:value-type="float" office:value="3.85854">
                <text:p>3.858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0471">
                <text:p>0.100471</text:p>
              </table:table-cell>
              <table:table-cell office:value-type="float" office:value="3.86058">
                <text:p>3.860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9686">
                <text:p>0.099686</text:p>
              </table:table-cell>
              <table:table-cell office:value-type="float" office:value="3.86262">
                <text:p>3.862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98909">
                <text:p>0.098909</text:p>
              </table:table-cell>
              <table:table-cell office:value-type="float" office:value="3.86456">
                <text:p>3.864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98141">
                <text:p>0.098141</text:p>
              </table:table-cell>
              <table:table-cell office:value-type="float" office:value="3.86661">
                <text:p>3.866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97383">
                <text:p>0.097383</text:p>
              </table:table-cell>
              <table:table-cell office:value-type="float" office:value="3.86864">
                <text:p>3.868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6633">
                <text:p>0.096633</text:p>
              </table:table-cell>
              <table:table-cell office:value-type="float" office:value="3.87068">
                <text:p>3.870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95892">
                <text:p>0.095892</text:p>
              </table:table-cell>
              <table:table-cell office:value-type="float" office:value="3.87263">
                <text:p>3.872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95159">
                <text:p>0.095159</text:p>
              </table:table-cell>
              <table:table-cell office:value-type="float" office:value="3.87457">
                <text:p>3.874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94435">
                <text:p>0.094435</text:p>
              </table:table-cell>
              <table:table-cell office:value-type="float" office:value="3.87652">
                <text:p>3.876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93718">
                <text:p>0.093718</text:p>
              </table:table-cell>
              <table:table-cell office:value-type="float" office:value="3.87846">
                <text:p>3.878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9301">
                <text:p>0.09301</text:p>
              </table:table-cell>
              <table:table-cell office:value-type="float" office:value="3.88041">
                <text:p>3.880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9231">
                <text:p>0.09231</text:p>
              </table:table-cell>
              <table:table-cell office:value-type="float" office:value="3.88224">
                <text:p>3.882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1618">
                <text:p>0.091618</text:p>
              </table:table-cell>
              <table:table-cell office:value-type="float" office:value="3.88408">
                <text:p>3.884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90934">
                <text:p>0.090934</text:p>
              </table:table-cell>
              <table:table-cell office:value-type="float" office:value="3.88592">
                <text:p>3.885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90257">
                <text:p>0.090257</text:p>
              </table:table-cell>
              <table:table-cell office:value-type="float" office:value="3.88786">
                <text:p>3.887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89588">
                <text:p>0.089588</text:p>
              </table:table-cell>
              <table:table-cell office:value-type="float" office:value="3.88959">
                <text:p>3.889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88925">
                <text:p>0.088925</text:p>
              </table:table-cell>
              <table:table-cell office:value-type="float" office:value="3.89142">
                <text:p>3.8914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88271">
                <text:p>0.088271</text:p>
              </table:table-cell>
              <table:table-cell office:value-type="float" office:value="3.89336">
                <text:p>3.893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87623">
                <text:p>0.087623</text:p>
              </table:table-cell>
              <table:table-cell office:value-type="float" office:value="3.8952">
                <text:p>3.89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86982">
                <text:p>0.086982</text:p>
              </table:table-cell>
              <table:table-cell office:value-type="float" office:value="3.89684">
                <text:p>3.896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86349">
                <text:p>0.086349</text:p>
              </table:table-cell>
              <table:table-cell office:value-type="float" office:value="3.89868">
                <text:p>3.898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85722">
                <text:p>0.085722</text:p>
              </table:table-cell>
              <table:table-cell office:value-type="float" office:value="3.90041">
                <text:p>3.900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85101">
                <text:p>0.085101</text:p>
              </table:table-cell>
              <table:table-cell office:value-type="float" office:value="3.90214">
                <text:p>3.902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84488">
                <text:p>0.084488</text:p>
              </table:table-cell>
              <table:table-cell office:value-type="float" office:value="3.90398">
                <text:p>3.903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8388">
                <text:p>0.08388</text:p>
              </table:table-cell>
              <table:table-cell office:value-type="float" office:value="3.90562">
                <text:p>3.905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83279">
                <text:p>0.083279</text:p>
              </table:table-cell>
              <table:table-cell office:value-type="float" office:value="3.90734">
                <text:p>3.907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82685">
                <text:p>0.082685</text:p>
              </table:table-cell>
              <table:table-cell office:value-type="float" office:value="3.90897">
                <text:p>3.908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2097">
                <text:p>0.082097</text:p>
              </table:table-cell>
              <table:table-cell office:value-type="float" office:value="3.91082">
                <text:p>3.910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81514">
                <text:p>0.081514</text:p>
              </table:table-cell>
              <table:table-cell office:value-type="float" office:value="3.91245">
                <text:p>3.912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80938">
                <text:p>0.080938</text:p>
              </table:table-cell>
              <table:table-cell office:value-type="float" office:value="3.91409">
                <text:p>3.914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80368">
                <text:p>0.080368</text:p>
              </table:table-cell>
              <table:table-cell office:value-type="float" office:value="3.91573">
                <text:p>3.915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9803">
                <text:p>0.079803</text:p>
              </table:table-cell>
              <table:table-cell office:value-type="float" office:value="3.91737">
                <text:p>3.917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9245">
                <text:p>0.079245</text:p>
              </table:table-cell>
              <table:table-cell office:value-type="float" office:value="3.919">
                <text:p>3.9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8692">
                <text:p>0.078692</text:p>
              </table:table-cell>
              <table:table-cell office:value-type="float" office:value="3.92053">
                <text:p>3.920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8144">
                <text:p>0.078144</text:p>
              </table:table-cell>
              <table:table-cell office:value-type="float" office:value="3.92217">
                <text:p>3.922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77602">
                <text:p>0.077602</text:p>
              </table:table-cell>
              <table:table-cell office:value-type="float" office:value="3.92379">
                <text:p>3.923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7066">
                <text:p>0.077066</text:p>
              </table:table-cell>
              <table:table-cell office:value-type="float" office:value="3.92543">
                <text:p>3.925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76535">
                <text:p>0.076535</text:p>
              </table:table-cell>
              <table:table-cell office:value-type="float" office:value="3.92696">
                <text:p>3.926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76009">
                <text:p>0.076009</text:p>
              </table:table-cell>
              <table:table-cell office:value-type="float" office:value="3.92849">
                <text:p>3.928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5488">
                <text:p>0.075488</text:p>
              </table:table-cell>
              <table:table-cell office:value-type="float" office:value="3.93004">
                <text:p>3.930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4973">
                <text:p>0.074973</text:p>
              </table:table-cell>
              <table:table-cell office:value-type="float" office:value="3.93168">
                <text:p>3.931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74462">
                <text:p>0.074462</text:p>
              </table:table-cell>
              <table:table-cell office:value-type="float" office:value="3.93311">
                <text:p>3.933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3957">
                <text:p>0.073957</text:p>
              </table:table-cell>
              <table:table-cell office:value-type="float" office:value="3.93474">
                <text:p>3.934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3456">
                <text:p>0.073456</text:p>
              </table:table-cell>
              <table:table-cell office:value-type="float" office:value="3.93617">
                <text:p>3.936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72961">
                <text:p>0.072961</text:p>
              </table:table-cell>
              <table:table-cell office:value-type="float" office:value="3.93771">
                <text:p>3.937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247">
                <text:p>0.07247</text:p>
              </table:table-cell>
              <table:table-cell office:value-type="float" office:value="3.93914">
                <text:p>3.939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1984">
                <text:p>0.071984</text:p>
              </table:table-cell>
              <table:table-cell office:value-type="float" office:value="3.94067">
                <text:p>3.940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1502">
                <text:p>0.071502</text:p>
              </table:table-cell>
              <table:table-cell office:value-type="float" office:value="3.94221">
                <text:p>3.942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71025">
                <text:p>0.071025</text:p>
              </table:table-cell>
              <table:table-cell office:value-type="float" office:value="3.94363">
                <text:p>3.943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0553">
                <text:p>0.070553</text:p>
              </table:table-cell>
              <table:table-cell office:value-type="float" office:value="3.94505">
                <text:p>3.945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0085">
                <text:p>0.070085</text:p>
              </table:table-cell>
              <table:table-cell office:value-type="float" office:value="3.94647">
                <text:p>3.946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69621">
                <text:p>0.069621</text:p>
              </table:table-cell>
              <table:table-cell office:value-type="float" office:value="3.9479">
                <text:p>3.94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69162">
                <text:p>0.069162</text:p>
              </table:table-cell>
              <table:table-cell office:value-type="float" office:value="3.94944">
                <text:p>3.949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68707">
                <text:p>0.068707</text:p>
              </table:table-cell>
              <table:table-cell office:value-type="float" office:value="3.95085">
                <text:p>3.950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68257">
                <text:p>0.068257</text:p>
              </table:table-cell>
              <table:table-cell office:value-type="float" office:value="3.95229">
                <text:p>3.952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6781">
                <text:p>0.06781</text:p>
              </table:table-cell>
              <table:table-cell office:value-type="float" office:value="3.95494">
                <text:p>3.954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67368">
                <text:p>0.067368</text:p>
              </table:table-cell>
              <table:table-cell office:value-type="float" office:value="3.95637">
                <text:p>3.956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66929">
                <text:p>0.066929</text:p>
              </table:table-cell>
              <table:table-cell office:value-type="float" office:value="3.95769">
                <text:p>3.957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66495">
                <text:p>0.066495</text:p>
              </table:table-cell>
              <table:table-cell office:value-type="float" office:value="3.95769">
                <text:p>3.957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66065">
                <text:p>0.066065</text:p>
              </table:table-cell>
              <table:table-cell office:value-type="float" office:value="3.96035">
                <text:p>3.960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65639">
                <text:p>0.065639</text:p>
              </table:table-cell>
              <table:table-cell office:value-type="float" office:value="3.9617">
                <text:p>3.96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5216">
                <text:p>0.065216</text:p>
              </table:table-cell>
              <table:table-cell office:value-type="float" office:value="3.96302">
                <text:p>3.9630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4797">
                <text:p>0.064797</text:p>
              </table:table-cell>
              <table:table-cell office:value-type="float" office:value="3.96446">
                <text:p>3.964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64382">
                <text:p>0.064382</text:p>
              </table:table-cell>
              <table:table-cell office:value-type="float" office:value="3.96588">
                <text:p>3.965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63971">
                <text:p>0.063971</text:p>
              </table:table-cell>
              <table:table-cell office:value-type="float" office:value="3.96711">
                <text:p>3.967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63564">
                <text:p>0.063564</text:p>
              </table:table-cell>
              <table:table-cell office:value-type="float" office:value="3.96833">
                <text:p>3.968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6316">
                <text:p>0.06316</text:p>
              </table:table-cell>
              <table:table-cell office:value-type="float" office:value="3.96955">
                <text:p>3.969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2759">
                <text:p>0.062759</text:p>
              </table:table-cell>
              <table:table-cell office:value-type="float" office:value="3.97088">
                <text:p>3.970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62363">
                <text:p>0.062363</text:p>
              </table:table-cell>
              <table:table-cell office:value-type="float" office:value="3.97222">
                <text:p>3.972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969">
                <text:p>0.061969</text:p>
              </table:table-cell>
              <table:table-cell office:value-type="float" office:value="3.97344">
                <text:p>3.973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6158">
                <text:p>0.06158</text:p>
              </table:table-cell>
              <table:table-cell office:value-type="float" office:value="3.97478">
                <text:p>3.974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1193">
                <text:p>0.061193</text:p>
              </table:table-cell>
              <table:table-cell office:value-type="float" office:value="3.97609">
                <text:p>3.976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6081">
                <text:p>0.06081</text:p>
              </table:table-cell>
              <table:table-cell office:value-type="float" office:value="3.97761">
                <text:p>3.977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6043">
                <text:p>0.06043</text:p>
              </table:table-cell>
              <table:table-cell office:value-type="float" office:value="3.97895">
                <text:p>3.97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1cm" xlink:href=".." xlink:type="simple" chart:class="chart:line" chart:style-name="ch1">
        <chart:legend chart:legend-position="end" svg:x="13.119cm" svg:y="3.942cm" style:legend-expansion="high" chart:style-name="ch2"/>
        <chart:plot-area chart:style-name="ch3" table:cell-range-address="Sheet1.F1:Sheet1.G783" svg:x="0.319cm" svg:y="0.179cm" svg:width="12.481cm" svg:height="8.623cm">
          <chartooo:coordinate-region svg:x="1.046cm" svg:y="0.3cm" svg:width="11.754cm" svg:height="7.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783" chart:class="chart:line">
            <chart:data-point chart:repeated="783"/>
          </chart:series>
          <chart:series chart:style-name="ch7" chart:values-cell-range-address="Sheet1.G1:Sheet1.G783" chart:class="chart:line">
            <chart:data-point chart:repeated="7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Sheet1.F1:Sheet1.F783</svg:desc>
                </draw:g>
              </table:table-cell>
              <table:table-cell office:value-type="float" office:value="0">
                <text:p>0</text:p>
                <draw:g>
                  <svg:desc>Sheet1.G1:Sheet1.G7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3">
                <text:p>0.033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">
                <text:p>0.036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">
                <text:p>0.039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">
                <text:p>0.042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">
                <text:p>0.045</text:p>
              </table:table-cell>
              <table:table-cell office:value-type="float" office:value="0.003153">
                <text:p>0.003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">
                <text:p>0.048</text:p>
              </table:table-cell>
              <table:table-cell office:value-type="float" office:value="0.004073">
                <text:p>0.004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">
                <text:p>0.051</text:p>
              </table:table-cell>
              <table:table-cell office:value-type="float" office:value="0.005093">
                <text:p>0.005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">
                <text:p>0.054</text:p>
              </table:table-cell>
              <table:table-cell office:value-type="float" office:value="0.005907">
                <text:p>0.005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7">
                <text:p>0.057</text:p>
              </table:table-cell>
              <table:table-cell office:value-type="float" office:value="0.007028">
                <text:p>0.007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008151">
                <text:p>0.008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">
                <text:p>0.063</text:p>
              </table:table-cell>
              <table:table-cell office:value-type="float" office:value="0.009175">
                <text:p>0.009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6">
                <text:p>0.066</text:p>
              </table:table-cell>
              <table:table-cell office:value-type="float" office:value="0.010398">
                <text:p>0.010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9">
                <text:p>0.069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2">
                <text:p>0.072</text:p>
              </table:table-cell>
              <table:table-cell office:value-type="float" office:value="0.012937">
                <text:p>0.012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5">
                <text:p>0.075</text:p>
              </table:table-cell>
              <table:table-cell office:value-type="float" office:value="0.014251">
                <text:p>0.014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8">
                <text:p>0.078</text:p>
              </table:table-cell>
              <table:table-cell office:value-type="float" office:value="0.015677">
                <text:p>0.015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">
                <text:p>0.081</text:p>
              </table:table-cell>
              <table:table-cell office:value-type="float" office:value="0.017211">
                <text:p>0.017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">
                <text:p>0.084</text:p>
              </table:table-cell>
              <table:table-cell office:value-type="float" office:value="0.018724">
                <text:p>0.018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7">
                <text:p>0.087</text:p>
              </table:table-cell>
              <table:table-cell office:value-type="float" office:value="0.020357">
                <text:p>0.020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021981">
                <text:p>0.021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">
                <text:p>0.093</text:p>
              </table:table-cell>
              <table:table-cell office:value-type="float" office:value="0.023606">
                <text:p>0.023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">
                <text:p>0.096</text:p>
              </table:table-cell>
              <table:table-cell office:value-type="float" office:value="0.025446">
                <text:p>0.025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">
                <text:p>0.099</text:p>
              </table:table-cell>
              <table:table-cell office:value-type="float" office:value="0.02728">
                <text:p>0.02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">
                <text:p>0.102</text:p>
              </table:table-cell>
              <table:table-cell office:value-type="float" office:value="0.02911">
                <text:p>0.02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5">
                <text:p>0.105</text:p>
              </table:table-cell>
              <table:table-cell office:value-type="float" office:value="0.031145">
                <text:p>0.031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8">
                <text:p>0.108</text:p>
              </table:table-cell>
              <table:table-cell office:value-type="float" office:value="0.033187">
                <text:p>0.033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1">
                <text:p>0.111</text:p>
              </table:table-cell>
              <table:table-cell office:value-type="float" office:value="0.035225">
                <text:p>0.035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">
                <text:p>0.114</text:p>
              </table:table-cell>
              <table:table-cell office:value-type="float" office:value="0.03737">
                <text:p>0.03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7">
                <text:p>0.117</text:p>
              </table:table-cell>
              <table:table-cell office:value-type="float" office:value="0.039625">
                <text:p>0.039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">
                <text:p>0.12</text:p>
              </table:table-cell>
              <table:table-cell office:value-type="float" office:value="0.041887">
                <text:p>0.041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3">
                <text:p>0.123</text:p>
              </table:table-cell>
              <table:table-cell office:value-type="float" office:value="0.044116">
                <text:p>0.044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6">
                <text:p>0.126</text:p>
              </table:table-cell>
              <table:table-cell office:value-type="float" office:value="0.046467">
                <text:p>0.046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9">
                <text:p>0.129</text:p>
              </table:table-cell>
              <table:table-cell office:value-type="float" office:value="0.048899">
                <text:p>0.048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2">
                <text:p>0.132</text:p>
              </table:table-cell>
              <table:table-cell office:value-type="float" office:value="0.051328">
                <text:p>0.05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5">
                <text:p>0.135</text:p>
              </table:table-cell>
              <table:table-cell office:value-type="float" office:value="0.056404">
                <text:p>0.056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8">
                <text:p>0.138</text:p>
              </table:table-cell>
              <table:table-cell office:value-type="float" office:value="0.059058">
                <text:p>0.0590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">
                <text:p>0.141</text:p>
              </table:table-cell>
              <table:table-cell office:value-type="float" office:value="0.061704">
                <text:p>0.061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4">
                <text:p>0.144</text:p>
              </table:table-cell>
              <table:table-cell office:value-type="float" office:value="0.06456">
                <text:p>0.06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7">
                <text:p>0.147</text:p>
              </table:table-cell>
              <table:table-cell office:value-type="float" office:value="0.06456">
                <text:p>0.06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">
                <text:p>0.15</text:p>
              </table:table-cell>
              <table:table-cell office:value-type="float" office:value="0.068102">
                <text:p>0.068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3">
                <text:p>0.153</text:p>
              </table:table-cell>
              <table:table-cell office:value-type="float" office:value="0.070952">
                <text:p>0.070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6">
                <text:p>0.156</text:p>
              </table:table-cell>
              <table:table-cell office:value-type="float" office:value="0.073703">
                <text:p>0.073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9">
                <text:p>0.159</text:p>
              </table:table-cell>
              <table:table-cell office:value-type="float" office:value="0.076542">
                <text:p>0.0765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2">
                <text:p>0.162</text:p>
              </table:table-cell>
              <table:table-cell office:value-type="float" office:value="0.079613">
                <text:p>0.079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5">
                <text:p>0.165</text:p>
              </table:table-cell>
              <table:table-cell office:value-type="float" office:value="0.082758">
                <text:p>0.082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8">
                <text:p>0.168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1">
                <text:p>0.171</text:p>
              </table:table-cell>
              <table:table-cell office:value-type="float" office:value="0.089145">
                <text:p>0.0891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4">
                <text:p>0.174</text:p>
              </table:table-cell>
              <table:table-cell office:value-type="float" office:value="0.092493">
                <text:p>0.092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7">
                <text:p>0.177</text:p>
              </table:table-cell>
              <table:table-cell office:value-type="float" office:value="0.095949">
                <text:p>0.095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">
                <text:p>0.18</text:p>
              </table:table-cell>
              <table:table-cell office:value-type="float" office:value="0.099204">
                <text:p>0.099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3">
                <text:p>0.183</text:p>
              </table:table-cell>
              <table:table-cell office:value-type="float" office:value="0.102788">
                <text:p>0.1027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6">
                <text:p>0.186</text:p>
              </table:table-cell>
              <table:table-cell office:value-type="float" office:value="0.106359">
                <text:p>0.106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9">
                <text:p>0.189</text:p>
              </table:table-cell>
              <table:table-cell office:value-type="float" office:value="0.110024">
                <text:p>0.1100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2">
                <text:p>0.192</text:p>
              </table:table-cell>
              <table:table-cell office:value-type="float" office:value="0.113624">
                <text:p>0.113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5">
                <text:p>0.195</text:p>
              </table:table-cell>
              <table:table-cell office:value-type="float" office:value="0.117369">
                <text:p>0.117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8">
                <text:p>0.198</text:p>
              </table:table-cell>
              <table:table-cell office:value-type="float" office:value="0.121146">
                <text:p>0.121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1">
                <text:p>0.201</text:p>
              </table:table-cell>
              <table:table-cell office:value-type="float" office:value="0.125114">
                <text:p>0.125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4">
                <text:p>0.204</text:p>
              </table:table-cell>
              <table:table-cell office:value-type="float" office:value="0.129083">
                <text:p>0.129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7">
                <text:p>0.207</text:p>
              </table:table-cell>
              <table:table-cell office:value-type="float" office:value="0.13294">
                <text:p>0.13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">
                <text:p>0.21</text:p>
              </table:table-cell>
              <table:table-cell office:value-type="float" office:value="0.141067">
                <text:p>0.14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3">
                <text:p>0.213</text:p>
              </table:table-cell>
              <table:table-cell office:value-type="float" office:value="0.145117">
                <text:p>0.145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6">
                <text:p>0.216</text:p>
              </table:table-cell>
              <table:table-cell office:value-type="float" office:value="0.149362">
                <text:p>0.149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9">
                <text:p>0.219</text:p>
              </table:table-cell>
              <table:table-cell office:value-type="float" office:value="0.153529">
                <text:p>0.153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2">
                <text:p>0.222</text:p>
              </table:table-cell>
              <table:table-cell office:value-type="float" office:value="0.153529">
                <text:p>0.1535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5">
                <text:p>0.225</text:p>
              </table:table-cell>
              <table:table-cell office:value-type="float" office:value="0.162288">
                <text:p>0.162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8">
                <text:p>0.228</text:p>
              </table:table-cell>
              <table:table-cell office:value-type="float" office:value="0.166754">
                <text:p>0.166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1">
                <text:p>0.231</text:p>
              </table:table-cell>
              <table:table-cell office:value-type="float" office:value="0.171187">
                <text:p>0.171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4">
                <text:p>0.234</text:p>
              </table:table-cell>
              <table:table-cell office:value-type="float" office:value="0.175781">
                <text:p>0.175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7">
                <text:p>0.237</text:p>
              </table:table-cell>
              <table:table-cell office:value-type="float" office:value="0.180342">
                <text:p>0.180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">
                <text:p>0.24</text:p>
              </table:table-cell>
              <table:table-cell office:value-type="float" office:value="0.185005">
                <text:p>0.185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3">
                <text:p>0.243</text:p>
              </table:table-cell>
              <table:table-cell office:value-type="float" office:value="0.189646">
                <text:p>0.189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6">
                <text:p>0.246</text:p>
              </table:table-cell>
              <table:table-cell office:value-type="float" office:value="0.194504">
                <text:p>0.1945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9">
                <text:p>0.249</text:p>
              </table:table-cell>
              <table:table-cell office:value-type="float" office:value="0.199284">
                <text:p>0.199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">
                <text:p>0.252</text:p>
              </table:table-cell>
              <table:table-cell office:value-type="float" office:value="0.204179">
                <text:p>0.204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5">
                <text:p>0.255</text:p>
              </table:table-cell>
              <table:table-cell office:value-type="float" office:value="0.209061">
                <text:p>0.209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8">
                <text:p>0.258</text:p>
              </table:table-cell>
              <table:table-cell office:value-type="float" office:value="0.214151">
                <text:p>0.214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1">
                <text:p>0.261</text:p>
              </table:table-cell>
              <table:table-cell office:value-type="float" office:value="0.219231">
                <text:p>0.219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4">
                <text:p>0.264</text:p>
              </table:table-cell>
              <table:table-cell office:value-type="float" office:value="0.224289">
                <text:p>0.2242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7">
                <text:p>0.267</text:p>
              </table:table-cell>
              <table:table-cell office:value-type="float" office:value="0.229574">
                <text:p>0.229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">
                <text:p>0.27</text:p>
              </table:table-cell>
              <table:table-cell office:value-type="float" office:value="0.234834">
                <text:p>0.234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">
                <text:p>0.273</text:p>
              </table:table-cell>
              <table:table-cell office:value-type="float" office:value="0.240088">
                <text:p>0.240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6">
                <text:p>0.276</text:p>
              </table:table-cell>
              <table:table-cell office:value-type="float" office:value="0.24548">
                <text:p>0.24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9">
                <text:p>0.279</text:p>
              </table:table-cell>
              <table:table-cell office:value-type="float" office:value="0.250878">
                <text:p>0.250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2">
                <text:p>0.282</text:p>
              </table:table-cell>
              <table:table-cell office:value-type="float" office:value="0.256255">
                <text:p>0.256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5">
                <text:p>0.285</text:p>
              </table:table-cell>
              <table:table-cell office:value-type="float" office:value="0.261735">
                <text:p>0.261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8">
                <text:p>0.288</text:p>
              </table:table-cell>
              <table:table-cell office:value-type="float" office:value="0.26742">
                <text:p>0.2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1">
                <text:p>0.291</text:p>
              </table:table-cell>
              <table:table-cell office:value-type="float" office:value="0.27304">
                <text:p>0.27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4">
                <text:p>0.294</text:p>
              </table:table-cell>
              <table:table-cell office:value-type="float" office:value="0.278716">
                <text:p>0.278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7">
                <text:p>0.297</text:p>
              </table:table-cell>
              <table:table-cell office:value-type="float" office:value="0.284593">
                <text:p>0.284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290082">
                <text:p>0.290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0.295256">
                <text:p>0.2952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">
                <text:p>0.3</text:p>
              </table:table-cell>
              <table:table-cell office:value-type="float" office:value="0.300509">
                <text:p>0.3005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0.306193">
                <text:p>0.3061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">
                <text:p>0.3</text:p>
              </table:table-cell>
              <table:table-cell office:value-type="float" office:value="0.311806">
                <text:p>0.311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0.317596">
                <text:p>0.3175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">
                <text:p>0.3</text:p>
              </table:table-cell>
              <table:table-cell office:value-type="float" office:value="0.323547">
                <text:p>0.323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">
                <text:p>0.3</text:p>
              </table:table-cell>
              <table:table-cell office:value-type="float" office:value="0.329519">
                <text:p>0.3295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">
                <text:p>0.3</text:p>
              </table:table-cell>
              <table:table-cell office:value-type="float" office:value="0.335817">
                <text:p>0.33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">
                <text:p>0.3</text:p>
              </table:table-cell>
              <table:table-cell office:value-type="float" office:value="0.341928">
                <text:p>0.3419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347995">
                <text:p>0.3479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0.353941">
                <text:p>0.353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">
                <text:p>0.3</text:p>
              </table:table-cell>
              <table:table-cell office:value-type="float" office:value="0.359919">
                <text:p>0.3599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0.365796">
                <text:p>0.365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">
                <text:p>0.3</text:p>
              </table:table-cell>
              <table:table-cell office:value-type="float" office:value="0.371775">
                <text:p>0.3717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">
                <text:p>0.3</text:p>
              </table:table-cell>
              <table:table-cell office:value-type="float" office:value="0.37769">
                <text:p>0.37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">
                <text:p>0.3</text:p>
              </table:table-cell>
              <table:table-cell office:value-type="float" office:value="0.383704">
                <text:p>0.3837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">
                <text:p>0.3</text:p>
              </table:table-cell>
              <table:table-cell office:value-type="float" office:value="0.389728">
                <text:p>0.389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">
                <text:p>0.3</text:p>
              </table:table-cell>
              <table:table-cell office:value-type="float" office:value="0.395859">
                <text:p>0.3958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">
                <text:p>0.3</text:p>
              </table:table-cell>
              <table:table-cell office:value-type="float" office:value="0.401892">
                <text:p>0.4018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40787">
                <text:p>0.40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.413864">
                <text:p>0.413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">
                <text:p>0.3</text:p>
              </table:table-cell>
              <table:table-cell office:value-type="float" office:value="0.419802">
                <text:p>0.419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  <table:table-cell office:value-type="float" office:value="0.42578">
                <text:p>0.425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">
                <text:p>0.3</text:p>
              </table:table-cell>
              <table:table-cell office:value-type="float" office:value="0.431781">
                <text:p>0.4317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0.437653">
                <text:p>0.4376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">
                <text:p>0.3</text:p>
              </table:table-cell>
              <table:table-cell office:value-type="float" office:value="0.449528">
                <text:p>0.449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">
                <text:p>0.3</text:p>
              </table:table-cell>
              <table:table-cell office:value-type="float" office:value="0.4556">
                <text:p>0.45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">
                <text:p>0.3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  <table:table-cell office:value-type="float" office:value="0.467636">
                <text:p>0.467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47373">
                <text:p>0.473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479595">
                <text:p>0.479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">
                <text:p>0.3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">
                <text:p>0.3</text:p>
              </table:table-cell>
              <table:table-cell office:value-type="float" office:value="0.491691">
                <text:p>0.491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">
                <text:p>0.3</text:p>
              </table:table-cell>
              <table:table-cell office:value-type="float" office:value="0.497538">
                <text:p>0.4975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">
                <text:p>0.3</text:p>
              </table:table-cell>
              <table:table-cell office:value-type="float" office:value="0.503529">
                <text:p>0.503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">
                <text:p>0.3</text:p>
              </table:table-cell>
              <table:table-cell office:value-type="float" office:value="0.509637">
                <text:p>0.509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">
                <text:p>0.3</text:p>
              </table:table-cell>
              <table:table-cell office:value-type="float" office:value="0.515603">
                <text:p>0.5156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">
                <text:p>0.3</text:p>
              </table:table-cell>
              <table:table-cell office:value-type="float" office:value="0.521561">
                <text:p>0.5215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">
                <text:p>0.3</text:p>
              </table:table-cell>
              <table:table-cell office:value-type="float" office:value="0.527538">
                <text:p>0.5275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533494">
                <text:p>0.533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">
                <text:p>0.3</text:p>
              </table:table-cell>
              <table:table-cell office:value-type="float" office:value="0.539539">
                <text:p>0.539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">
                <text:p>0.3</text:p>
              </table:table-cell>
              <table:table-cell office:value-type="float" office:value="0.545607">
                <text:p>0.5456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0.551484">
                <text:p>0.551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">
                <text:p>0.3</text:p>
              </table:table-cell>
              <table:table-cell office:value-type="float" office:value="0.557471">
                <text:p>0.5574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">
                <text:p>0.3</text:p>
              </table:table-cell>
              <table:table-cell office:value-type="float" office:value="0.563524">
                <text:p>0.5635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  <table:table-cell office:value-type="float" office:value="0.569481">
                <text:p>0.569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">
                <text:p>0.3</text:p>
              </table:table-cell>
              <table:table-cell office:value-type="float" office:value="0.575441">
                <text:p>0.5754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">
                <text:p>0.3</text:p>
              </table:table-cell>
              <table:table-cell office:value-type="float" office:value="0.581395">
                <text:p>0.58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">
                <text:p>0.3</text:p>
              </table:table-cell>
              <table:table-cell office:value-type="float" office:value="0.587376">
                <text:p>0.587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593338">
                <text:p>0.5933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0.599162">
                <text:p>0.5991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">
                <text:p>0.3</text:p>
              </table:table-cell>
              <table:table-cell office:value-type="float" office:value="0.605219">
                <text:p>0.605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">
                <text:p>0.3</text:p>
              </table:table-cell>
              <table:table-cell office:value-type="float" office:value="0.611096">
                <text:p>0.6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">
                <text:p>0.3</text:p>
              </table:table-cell>
              <table:table-cell office:value-type="float" office:value="0.617139">
                <text:p>0.617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">
                <text:p>0.3</text:p>
              </table:table-cell>
              <table:table-cell office:value-type="float" office:value="0.623094">
                <text:p>0.623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">
                <text:p>0.3</text:p>
              </table:table-cell>
              <table:table-cell office:value-type="float" office:value="0.629249">
                <text:p>0.6292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">
                <text:p>0.3</text:p>
              </table:table-cell>
              <table:table-cell office:value-type="float" office:value="0.635115">
                <text:p>0.635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">
                <text:p>0.3</text:p>
              </table:table-cell>
              <table:table-cell office:value-type="float" office:value="0.641172">
                <text:p>0.641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">
                <text:p>0.3</text:p>
              </table:table-cell>
              <table:table-cell office:value-type="float" office:value="0.647012">
                <text:p>0.647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652945">
                <text:p>0.652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">
                <text:p>0.3</text:p>
              </table:table-cell>
              <table:table-cell office:value-type="float" office:value="0.658777">
                <text:p>0.6587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">
                <text:p>0.3</text:p>
              </table:table-cell>
              <table:table-cell office:value-type="float" office:value="0.664822">
                <text:p>0.6648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">
                <text:p>0.3</text:p>
              </table:table-cell>
              <table:table-cell office:value-type="float" office:value="0.670904">
                <text:p>0.670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">
                <text:p>0.3</text:p>
              </table:table-cell>
              <table:table-cell office:value-type="float" office:value="0.676898">
                <text:p>0.6768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">
                <text:p>0.3</text:p>
              </table:table-cell>
              <table:table-cell office:value-type="float" office:value="0.682839">
                <text:p>0.6828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688798">
                <text:p>0.6887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">
                <text:p>0.3</text:p>
              </table:table-cell>
              <table:table-cell office:value-type="float" office:value="0.694785">
                <text:p>0.694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">
                <text:p>0.3</text:p>
              </table:table-cell>
              <table:table-cell office:value-type="float" office:value="0.700824">
                <text:p>0.700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">
                <text:p>0.3</text:p>
              </table:table-cell>
              <table:table-cell office:value-type="float" office:value="0.70691">
                <text:p>0.70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712775">
                <text:p>0.712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">
                <text:p>0.3</text:p>
              </table:table-cell>
              <table:table-cell office:value-type="float" office:value="0.718763">
                <text:p>0.718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">
                <text:p>0.3</text:p>
              </table:table-cell>
              <table:table-cell office:value-type="float" office:value="0.724824">
                <text:p>0.724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">
                <text:p>0.3</text:p>
              </table:table-cell>
              <table:table-cell office:value-type="float" office:value="0.730745">
                <text:p>0.730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">
                <text:p>0.3</text:p>
              </table:table-cell>
              <table:table-cell office:value-type="float" office:value="0.736588">
                <text:p>0.7365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">
                <text:p>0.3</text:p>
              </table:table-cell>
              <table:table-cell office:value-type="float" office:value="0.742528">
                <text:p>0.7425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">
                <text:p>0.3</text:p>
              </table:table-cell>
              <table:table-cell office:value-type="float" office:value="0.74858">
                <text:p>0.74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">
                <text:p>0.3</text:p>
              </table:table-cell>
              <table:table-cell office:value-type="float" office:value="0.754559">
                <text:p>0.7545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">
                <text:p>0.3</text:p>
              </table:table-cell>
              <table:table-cell office:value-type="float" office:value="0.7604">
                <text:p>0.76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">
                <text:p>0.3</text:p>
              </table:table-cell>
              <table:table-cell office:value-type="float" office:value="0.766333">
                <text:p>0.766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772303">
                <text:p>0.772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">
                <text:p>0.3</text:p>
              </table:table-cell>
              <table:table-cell office:value-type="float" office:value="0.778307">
                <text:p>0.778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">
                <text:p>0.3</text:p>
              </table:table-cell>
              <table:table-cell office:value-type="float" office:value="0.784354">
                <text:p>0.784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  <table:table-cell office:value-type="float" office:value="0.790279">
                <text:p>0.7902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">
                <text:p>0.3</text:p>
              </table:table-cell>
              <table:table-cell office:value-type="float" office:value="0.796223">
                <text:p>0.796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">
                <text:p>0.3</text:p>
              </table:table-cell>
              <table:table-cell office:value-type="float" office:value="0.802038">
                <text:p>0.8020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">
                <text:p>0.3</text:p>
              </table:table-cell>
              <table:table-cell office:value-type="float" office:value="0.808063">
                <text:p>0.808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">
                <text:p>0.3</text:p>
              </table:table-cell>
              <table:table-cell office:value-type="float" office:value="0.814004">
                <text:p>0.814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">
                <text:p>0.3</text:p>
              </table:table-cell>
              <table:table-cell office:value-type="float" office:value="0.819817">
                <text:p>0.8198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">
                <text:p>0.3</text:p>
              </table:table-cell>
              <table:table-cell office:value-type="float" office:value="0.825729">
                <text:p>0.8257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831776">
                <text:p>0.831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">
                <text:p>0.3</text:p>
              </table:table-cell>
              <table:table-cell office:value-type="float" office:value="0.837718">
                <text:p>0.837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">
                <text:p>0.3</text:p>
              </table:table-cell>
              <table:table-cell office:value-type="float" office:value="0.843769">
                <text:p>0.843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">
                <text:p>0.3</text:p>
              </table:table-cell>
              <table:table-cell office:value-type="float" office:value="0.849684">
                <text:p>0.849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">
                <text:p>0.3</text:p>
              </table:table-cell>
              <table:table-cell office:value-type="float" office:value="0.855598">
                <text:p>0.855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">
                <text:p>0.3</text:p>
              </table:table-cell>
              <table:table-cell office:value-type="float" office:value="0.861663">
                <text:p>0.861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">
                <text:p>0.3</text:p>
              </table:table-cell>
              <table:table-cell office:value-type="float" office:value="0.867516">
                <text:p>0.867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">
                <text:p>0.3</text:p>
              </table:table-cell>
              <table:table-cell office:value-type="float" office:value="0.873456">
                <text:p>0.873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87941">
                <text:p>0.87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">
                <text:p>0.3</text:p>
              </table:table-cell>
              <table:table-cell office:value-type="float" office:value="0.885461">
                <text:p>0.8854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891409">
                <text:p>0.8914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">
                <text:p>0.3</text:p>
              </table:table-cell>
              <table:table-cell office:value-type="float" office:value="0.897311">
                <text:p>0.897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">
                <text:p>0.3</text:p>
              </table:table-cell>
              <table:table-cell office:value-type="float" office:value="0.903145">
                <text:p>0.903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  <table:table-cell office:value-type="float" office:value="0.909194">
                <text:p>0.909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915231">
                <text:p>0.9152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">
                <text:p>0.3</text:p>
              </table:table-cell>
              <table:table-cell office:value-type="float" office:value="0.921235">
                <text:p>0.921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">
                <text:p>0.3</text:p>
              </table:table-cell>
              <table:table-cell office:value-type="float" office:value="0.927093">
                <text:p>0.9270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">
                <text:p>0.3</text:p>
              </table:table-cell>
              <table:table-cell office:value-type="float" office:value="0.933008">
                <text:p>0.933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">
                <text:p>0.3</text:p>
              </table:table-cell>
              <table:table-cell office:value-type="float" office:value="0.938969">
                <text:p>0.9389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">
                <text:p>0.3</text:p>
              </table:table-cell>
              <table:table-cell office:value-type="float" office:value="0.944977">
                <text:p>0.944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0.950901">
                <text:p>0.950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">
                <text:p>0.3</text:p>
              </table:table-cell>
              <table:table-cell office:value-type="float" office:value="0.956844">
                <text:p>0.956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">
                <text:p>0.3</text:p>
              </table:table-cell>
              <table:table-cell office:value-type="float" office:value="0.962813">
                <text:p>0.9628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">
                <text:p>0.3</text:p>
              </table:table-cell>
              <table:table-cell office:value-type="float" office:value="0.968719">
                <text:p>0.9687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">
                <text:p>0.3</text:p>
              </table:table-cell>
              <table:table-cell office:value-type="float" office:value="0.974486">
                <text:p>0.9744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">
                <text:p>0.3</text:p>
              </table:table-cell>
              <table:table-cell office:value-type="float" office:value="0.980421">
                <text:p>0.9804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">
                <text:p>0.3</text:p>
              </table:table-cell>
              <table:table-cell office:value-type="float" office:value="0.986311">
                <text:p>0.986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">
                <text:p>0.3</text:p>
              </table:table-cell>
              <table:table-cell office:value-type="float" office:value="0.992334">
                <text:p>0.9923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">
                <text:p>0.3</text:p>
              </table:table-cell>
              <table:table-cell office:value-type="float" office:value="0.998244">
                <text:p>0.998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">
                <text:p>0.3</text:p>
              </table:table-cell>
              <table:table-cell office:value-type="float" office:value="1.00997">
                <text:p>1.009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1.01601">
                <text:p>1.01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">
                <text:p>0.3</text:p>
              </table:table-cell>
              <table:table-cell office:value-type="float" office:value="1.02204">
                <text:p>1.022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">
                <text:p>0.3</text:p>
              </table:table-cell>
              <table:table-cell office:value-type="float" office:value="1.02788">
                <text:p>1.027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">
                <text:p>0.3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">
                <text:p>0.3</text:p>
              </table:table-cell>
              <table:table-cell office:value-type="float" office:value="1.03972">
                <text:p>1.039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">
                <text:p>0.3</text:p>
              </table:table-cell>
              <table:table-cell office:value-type="float" office:value="1.04563">
                <text:p>1.045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">
                <text:p>0.3</text:p>
              </table:table-cell>
              <table:table-cell office:value-type="float" office:value="1.0517">
                <text:p>1.05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">
                <text:p>0.3</text:p>
              </table:table-cell>
              <table:table-cell office:value-type="float" office:value="1.05765">
                <text:p>1.05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">
                <text:p>0.3</text:p>
              </table:table-cell>
              <table:table-cell office:value-type="float" office:value="1.06356">
                <text:p>1.06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">
                <text:p>0.3</text:p>
              </table:table-cell>
              <table:table-cell office:value-type="float" office:value="1.06955">
                <text:p>1.069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1.07553">
                <text:p>1.075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">
                <text:p>0.3</text:p>
              </table:table-cell>
              <table:table-cell office:value-type="float" office:value="1.08139">
                <text:p>1.081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">
                <text:p>0.3</text:p>
              </table:table-cell>
              <table:table-cell office:value-type="float" office:value="1.08726">
                <text:p>1.087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">
                <text:p>0.3</text:p>
              </table:table-cell>
              <table:table-cell office:value-type="float" office:value="1.09317">
                <text:p>1.09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">
                <text:p>0.3</text:p>
              </table:table-cell>
              <table:table-cell office:value-type="float" office:value="1.09919">
                <text:p>1.099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1.10508">
                <text:p>1.10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">
                <text:p>0.3</text:p>
              </table:table-cell>
              <table:table-cell office:value-type="float" office:value="1.11109">
                <text:p>1.111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">
                <text:p>0.3</text:p>
              </table:table-cell>
              <table:table-cell office:value-type="float" office:value="1.11688">
                <text:p>1.11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">
                <text:p>0.3</text:p>
              </table:table-cell>
              <table:table-cell office:value-type="float" office:value="1.12287">
                <text:p>1.122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">
                <text:p>0.3</text:p>
              </table:table-cell>
              <table:table-cell office:value-type="float" office:value="1.12884">
                <text:p>1.128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1.13475">
                <text:p>1.134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">
                <text:p>0.3</text:p>
              </table:table-cell>
              <table:table-cell office:value-type="float" office:value="1.14076">
                <text:p>1.14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">
                <text:p>0.3</text:p>
              </table:table-cell>
              <table:table-cell office:value-type="float" office:value="1.14668">
                <text:p>1.146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">
                <text:p>0.3</text:p>
              </table:table-cell>
              <table:table-cell office:value-type="float" office:value="1.15262">
                <text:p>1.152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">
                <text:p>0.3</text:p>
              </table:table-cell>
              <table:table-cell office:value-type="float" office:value="1.1586">
                <text:p>1.1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">
                <text:p>0.3</text:p>
              </table:table-cell>
              <table:table-cell office:value-type="float" office:value="1.16448">
                <text:p>1.164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">
                <text:p>0.3</text:p>
              </table:table-cell>
              <table:table-cell office:value-type="float" office:value="1.17178">
                <text:p>1.171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">
                <text:p>0.3</text:p>
              </table:table-cell>
              <table:table-cell office:value-type="float" office:value="1.17759">
                <text:p>1.177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">
                <text:p>0.3</text:p>
              </table:table-cell>
              <table:table-cell office:value-type="float" office:value="1.18349">
                <text:p>1.183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">
                <text:p>0.3</text:p>
              </table:table-cell>
              <table:table-cell office:value-type="float" office:value="1.18928">
                <text:p>1.189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1.19526">
                <text:p>1.195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">
                <text:p>0.3</text:p>
              </table:table-cell>
              <table:table-cell office:value-type="float" office:value="1.20107">
                <text:p>1.20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">
                <text:p>0.3</text:p>
              </table:table-cell>
              <table:table-cell office:value-type="float" office:value="1.20697">
                <text:p>1.20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">
                <text:p>0.3</text:p>
              </table:table-cell>
              <table:table-cell office:value-type="float" office:value="1.21293">
                <text:p>1.21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">
                <text:p>0.3</text:p>
              </table:table-cell>
              <table:table-cell office:value-type="float" office:value="1.21884">
                <text:p>1.218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">
                <text:p>0.3</text:p>
              </table:table-cell>
              <table:table-cell office:value-type="float" office:value="1.22483">
                <text:p>1.224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">
                <text:p>0.3</text:p>
              </table:table-cell>
              <table:table-cell office:value-type="float" office:value="1.23064">
                <text:p>1.230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">
                <text:p>0.3</text:p>
              </table:table-cell>
              <table:table-cell office:value-type="float" office:value="1.23655">
                <text:p>1.236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">
                <text:p>0.3</text:p>
              </table:table-cell>
              <table:table-cell office:value-type="float" office:value="1.24246">
                <text:p>1.242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">
                <text:p>0.3</text:p>
              </table:table-cell>
              <table:table-cell office:value-type="float" office:value="1.24836">
                <text:p>1.248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1.25436">
                <text:p>1.254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">
                <text:p>0.3</text:p>
              </table:table-cell>
              <table:table-cell office:value-type="float" office:value="1.26027">
                <text:p>1.260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">
                <text:p>0.3</text:p>
              </table:table-cell>
              <table:table-cell office:value-type="float" office:value="1.26615">
                <text:p>1.26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">
                <text:p>0.3</text:p>
              </table:table-cell>
              <table:table-cell office:value-type="float" office:value="1.27201">
                <text:p>1.272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">
                <text:p>0.3</text:p>
              </table:table-cell>
              <table:table-cell office:value-type="float" office:value="1.27789">
                <text:p>1.277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">
                <text:p>0.3</text:p>
              </table:table-cell>
              <table:table-cell office:value-type="float" office:value="1.28388">
                <text:p>1.283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">
                <text:p>0.3</text:p>
              </table:table-cell>
              <table:table-cell office:value-type="float" office:value="1.28977">
                <text:p>1.289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">
                <text:p>0.3</text:p>
              </table:table-cell>
              <table:table-cell office:value-type="float" office:value="1.29568">
                <text:p>1.295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">
                <text:p>0.3</text:p>
              </table:table-cell>
              <table:table-cell office:value-type="float" office:value="1.30151">
                <text:p>1.301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">
                <text:p>0.3</text:p>
              </table:table-cell>
              <table:table-cell office:value-type="float" office:value="1.30753">
                <text:p>1.30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1.31344">
                <text:p>1.313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">
                <text:p>0.3</text:p>
              </table:table-cell>
              <table:table-cell office:value-type="float" office:value="1.31943">
                <text:p>1.319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">
                <text:p>0.3</text:p>
              </table:table-cell>
              <table:table-cell office:value-type="float" office:value="1.32532">
                <text:p>1.325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">
                <text:p>0.3</text:p>
              </table:table-cell>
              <table:table-cell office:value-type="float" office:value="1.33125">
                <text:p>1.3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">
                <text:p>0.3</text:p>
              </table:table-cell>
              <table:table-cell office:value-type="float" office:value="1.33727">
                <text:p>1.337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">
                <text:p>0.3</text:p>
              </table:table-cell>
              <table:table-cell office:value-type="float" office:value="1.34311">
                <text:p>1.343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">
                <text:p>0.3</text:p>
              </table:table-cell>
              <table:table-cell office:value-type="float" office:value="1.34903">
                <text:p>1.34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">
                <text:p>0.3</text:p>
              </table:table-cell>
              <table:table-cell office:value-type="float" office:value="1.35491">
                <text:p>1.354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">
                <text:p>0.3</text:p>
              </table:table-cell>
              <table:table-cell office:value-type="float" office:value="1.3608">
                <text:p>1.3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">
                <text:p>0.3</text:p>
              </table:table-cell>
              <table:table-cell office:value-type="float" office:value="1.36671">
                <text:p>1.366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1.37263">
                <text:p>1.372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">
                <text:p>0.3</text:p>
              </table:table-cell>
              <table:table-cell office:value-type="float" office:value="1.37856">
                <text:p>1.37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">
                <text:p>0.3</text:p>
              </table:table-cell>
              <table:table-cell office:value-type="float" office:value="1.38438">
                <text:p>1.384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">
                <text:p>0.3</text:p>
              </table:table-cell>
              <table:table-cell office:value-type="float" office:value="1.39039">
                <text:p>1.390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">
                <text:p>0.3</text:p>
              </table:table-cell>
              <table:table-cell office:value-type="float" office:value="1.39639">
                <text:p>1.396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">
                <text:p>0.3</text:p>
              </table:table-cell>
              <table:table-cell office:value-type="float" office:value="1.40215">
                <text:p>1.402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">
                <text:p>0.3</text:p>
              </table:table-cell>
              <table:table-cell office:value-type="float" office:value="1.40813">
                <text:p>1.408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">
                <text:p>0.3</text:p>
              </table:table-cell>
              <table:table-cell office:value-type="float" office:value="1.41406">
                <text:p>1.414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">
                <text:p>0.3</text:p>
              </table:table-cell>
              <table:table-cell office:value-type="float" office:value="1.41985">
                <text:p>1.419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">
                <text:p>0.3</text:p>
              </table:table-cell>
              <table:table-cell office:value-type="float" office:value="1.42563">
                <text:p>1.42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1.43158">
                <text:p>1.431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">
                <text:p>0.3</text:p>
              </table:table-cell>
              <table:table-cell office:value-type="float" office:value="1.43758">
                <text:p>1.437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">
                <text:p>0.3</text:p>
              </table:table-cell>
              <table:table-cell office:value-type="float" office:value="1.4434">
                <text:p>1.44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">
                <text:p>0.3</text:p>
              </table:table-cell>
              <table:table-cell office:value-type="float" office:value="1.44937">
                <text:p>1.44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">
                <text:p>0.3</text:p>
              </table:table-cell>
              <table:table-cell office:value-type="float" office:value="1.45536">
                <text:p>1.45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">
                <text:p>0.3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">
                <text:p>0.3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">
                <text:p>0.3</text:p>
              </table:table-cell>
              <table:table-cell office:value-type="float" office:value="1.47275">
                <text:p>1.472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">
                <text:p>0.3</text:p>
              </table:table-cell>
              <table:table-cell office:value-type="float" office:value="1.47876">
                <text:p>1.478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">
                <text:p>0.3</text:p>
              </table:table-cell>
              <table:table-cell office:value-type="float" office:value="1.48472">
                <text:p>1.484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1.49048">
                <text:p>1.49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1.49632">
                <text:p>1.496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">
                <text:p>0.3</text:p>
              </table:table-cell>
              <table:table-cell office:value-type="float" office:value="1.50224">
                <text:p>1.502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">
                <text:p>0.3</text:p>
              </table:table-cell>
              <table:table-cell office:value-type="float" office:value="1.50822">
                <text:p>1.508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">
                <text:p>0.3</text:p>
              </table:table-cell>
              <table:table-cell office:value-type="float" office:value="1.5141">
                <text:p>1.51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">
                <text:p>0.3</text:p>
              </table:table-cell>
              <table:table-cell office:value-type="float" office:value="1.51996">
                <text:p>1.519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">
                <text:p>0.3</text:p>
              </table:table-cell>
              <table:table-cell office:value-type="float" office:value="1.52581">
                <text:p>1.525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">
                <text:p>0.3</text:p>
              </table:table-cell>
              <table:table-cell office:value-type="float" office:value="1.5317">
                <text:p>1.53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">
                <text:p>0.3</text:p>
              </table:table-cell>
              <table:table-cell office:value-type="float" office:value="1.53759">
                <text:p>1.537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">
                <text:p>0.3</text:p>
              </table:table-cell>
              <table:table-cell office:value-type="float" office:value="1.5436">
                <text:p>1.5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1.54938">
                <text:p>1.549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">
                <text:p>0.3</text:p>
              </table:table-cell>
              <table:table-cell office:value-type="float" office:value="1.55534">
                <text:p>1.555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">
                <text:p>0.3</text:p>
              </table:table-cell>
              <table:table-cell office:value-type="float" office:value="1.56136">
                <text:p>1.561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">
                <text:p>0.3</text:p>
              </table:table-cell>
              <table:table-cell office:value-type="float" office:value="1.56733">
                <text:p>1.567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">
                <text:p>0.3</text:p>
              </table:table-cell>
              <table:table-cell office:value-type="float" office:value="1.57313">
                <text:p>1.573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">
                <text:p>0.3</text:p>
              </table:table-cell>
              <table:table-cell office:value-type="float" office:value="1.57899">
                <text:p>1.578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">
                <text:p>0.3</text:p>
              </table:table-cell>
              <table:table-cell office:value-type="float" office:value="1.58476">
                <text:p>1.584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">
                <text:p>0.3</text:p>
              </table:table-cell>
              <table:table-cell office:value-type="float" office:value="1.59071">
                <text:p>1.590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">
                <text:p>0.3</text:p>
              </table:table-cell>
              <table:table-cell office:value-type="float" office:value="1.59662">
                <text:p>1.596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">
                <text:p>0.3</text:p>
              </table:table-cell>
              <table:table-cell office:value-type="float" office:value="1.6025">
                <text:p>1.60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1.60845">
                <text:p>1.608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">
                <text:p>0.3</text:p>
              </table:table-cell>
              <table:table-cell office:value-type="float" office:value="1.61444">
                <text:p>1.61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">
                <text:p>0.3</text:p>
              </table:table-cell>
              <table:table-cell office:value-type="float" office:value="1.62018">
                <text:p>1.62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">
                <text:p>0.3</text:p>
              </table:table-cell>
              <table:table-cell office:value-type="float" office:value="1.62594">
                <text:p>1.62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">
                <text:p>0.3</text:p>
              </table:table-cell>
              <table:table-cell office:value-type="float" office:value="1.63181">
                <text:p>1.631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">
                <text:p>0.3</text:p>
              </table:table-cell>
              <table:table-cell office:value-type="float" office:value="1.64363">
                <text:p>1.643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">
                <text:p>0.3</text:p>
              </table:table-cell>
              <table:table-cell office:value-type="float" office:value="1.64949">
                <text:p>1.649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">
                <text:p>0.3</text:p>
              </table:table-cell>
              <table:table-cell office:value-type="float" office:value="1.65533">
                <text:p>1.655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">
                <text:p>0.3</text:p>
              </table:table-cell>
              <table:table-cell office:value-type="float" office:value="1.66117">
                <text:p>1.661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">
                <text:p>0.3</text:p>
              </table:table-cell>
              <table:table-cell office:value-type="float" office:value="1.66707">
                <text:p>1.667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1.67298">
                <text:p>1.672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">
                <text:p>0.3</text:p>
              </table:table-cell>
              <table:table-cell office:value-type="float" office:value="1.67892">
                <text:p>1.678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">
                <text:p>0.3</text:p>
              </table:table-cell>
              <table:table-cell office:value-type="float" office:value="1.68467">
                <text:p>1.684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">
                <text:p>0.3</text:p>
              </table:table-cell>
              <table:table-cell office:value-type="float" office:value="1.69056">
                <text:p>1.69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">
                <text:p>0.3</text:p>
              </table:table-cell>
              <table:table-cell office:value-type="float" office:value="1.69642">
                <text:p>1.696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">
                <text:p>0.3</text:p>
              </table:table-cell>
              <table:table-cell office:value-type="float" office:value="1.70243">
                <text:p>1.702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">
                <text:p>0.3</text:p>
              </table:table-cell>
              <table:table-cell office:value-type="float" office:value="1.70829">
                <text:p>1.708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">
                <text:p>0.3</text:p>
              </table:table-cell>
              <table:table-cell office:value-type="float" office:value="1.71409">
                <text:p>1.714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">
                <text:p>0.3</text:p>
              </table:table-cell>
              <table:table-cell office:value-type="float" office:value="1.72002">
                <text:p>1.72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">
                <text:p>0.3</text:p>
              </table:table-cell>
              <table:table-cell office:value-type="float" office:value="1.72591">
                <text:p>1.725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1.73167">
                <text:p>1.731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">
                <text:p>0.3</text:p>
              </table:table-cell>
              <table:table-cell office:value-type="float" office:value="1.73754">
                <text:p>1.737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">
                <text:p>0.3</text:p>
              </table:table-cell>
              <table:table-cell office:value-type="float" office:value="1.74338">
                <text:p>1.743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">
                <text:p>0.3</text:p>
              </table:table-cell>
              <table:table-cell office:value-type="float" office:value="1.74924">
                <text:p>1.749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">
                <text:p>0.3</text:p>
              </table:table-cell>
              <table:table-cell office:value-type="float" office:value="1.75517">
                <text:p>1.755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">
                <text:p>0.3</text:p>
              </table:table-cell>
              <table:table-cell office:value-type="float" office:value="1.76092">
                <text:p>1.760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">
                <text:p>0.3</text:p>
              </table:table-cell>
              <table:table-cell office:value-type="float" office:value="1.76688">
                <text:p>1.76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">
                <text:p>0.3</text:p>
              </table:table-cell>
              <table:table-cell office:value-type="float" office:value="1.77285">
                <text:p>1.772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">
                <text:p>0.3</text:p>
              </table:table-cell>
              <table:table-cell office:value-type="float" office:value="1.7787">
                <text:p>1.77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1.78455">
                <text:p>1.784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1.79033">
                <text:p>1.790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">
                <text:p>0.3</text:p>
              </table:table-cell>
              <table:table-cell office:value-type="float" office:value="1.79621">
                <text:p>1.796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">
                <text:p>0.3</text:p>
              </table:table-cell>
              <table:table-cell office:value-type="float" office:value="1.80216">
                <text:p>1.802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1.80803">
                <text:p>1.808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">
                <text:p>0.3</text:p>
              </table:table-cell>
              <table:table-cell office:value-type="float" office:value="1.81397">
                <text:p>1.81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">
                <text:p>0.3</text:p>
              </table:table-cell>
              <table:table-cell office:value-type="float" office:value="1.81974">
                <text:p>1.819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">
                <text:p>0.3</text:p>
              </table:table-cell>
              <table:table-cell office:value-type="float" office:value="1.82568">
                <text:p>1.82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">
                <text:p>0.3</text:p>
              </table:table-cell>
              <table:table-cell office:value-type="float" office:value="1.83163">
                <text:p>1.831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">
                <text:p>0.3</text:p>
              </table:table-cell>
              <table:table-cell office:value-type="float" office:value="1.83733">
                <text:p>1.837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">
                <text:p>0.3</text:p>
              </table:table-cell>
              <table:table-cell office:value-type="float" office:value="1.84306">
                <text:p>1.84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1.84897">
                <text:p>1.848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">
                <text:p>0.3</text:p>
              </table:table-cell>
              <table:table-cell office:value-type="float" office:value="1.85483">
                <text:p>1.854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">
                <text:p>0.3</text:p>
              </table:table-cell>
              <table:table-cell office:value-type="float" office:value="1.86072">
                <text:p>1.860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">
                <text:p>0.3</text:p>
              </table:table-cell>
              <table:table-cell office:value-type="float" office:value="1.86646">
                <text:p>1.866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1.87242">
                <text:p>1.872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">
                <text:p>0.3</text:p>
              </table:table-cell>
              <table:table-cell office:value-type="float" office:value="1.87835">
                <text:p>1.87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">
                <text:p>0.3</text:p>
              </table:table-cell>
              <table:table-cell office:value-type="float" office:value="1.88417">
                <text:p>1.884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">
                <text:p>0.3</text:p>
              </table:table-cell>
              <table:table-cell office:value-type="float" office:value="1.89002">
                <text:p>1.89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">
                <text:p>0.3</text:p>
              </table:table-cell>
              <table:table-cell office:value-type="float" office:value="1.89589">
                <text:p>1.895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">
                <text:p>0.3</text:p>
              </table:table-cell>
              <table:table-cell office:value-type="float" office:value="1.90158">
                <text:p>1.901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1.90743">
                <text:p>1.907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">
                <text:p>0.3</text:p>
              </table:table-cell>
              <table:table-cell office:value-type="float" office:value="1.91323">
                <text:p>1.913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">
                <text:p>0.3</text:p>
              </table:table-cell>
              <table:table-cell office:value-type="float" office:value="1.91915">
                <text:p>1.91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">
                <text:p>0.3</text:p>
              </table:table-cell>
              <table:table-cell office:value-type="float" office:value="1.92505">
                <text:p>1.925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">
                <text:p>0.3</text:p>
              </table:table-cell>
              <table:table-cell office:value-type="float" office:value="1.93086">
                <text:p>1.930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">
                <text:p>0.3</text:p>
              </table:table-cell>
              <table:table-cell office:value-type="float" office:value="1.93666">
                <text:p>1.936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">
                <text:p>0.3</text:p>
              </table:table-cell>
              <table:table-cell office:value-type="float" office:value="1.94259">
                <text:p>1.942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">
                <text:p>0.3</text:p>
              </table:table-cell>
              <table:table-cell office:value-type="float" office:value="1.9483">
                <text:p>1.94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">
                <text:p>0.3</text:p>
              </table:table-cell>
              <table:table-cell office:value-type="float" office:value="1.95414">
                <text:p>1.954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">
                <text:p>0.3</text:p>
              </table:table-cell>
              <table:table-cell office:value-type="float" office:value="1.96008">
                <text:p>1.960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1.966">
                <text:p>1.9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">
                <text:p>0.3</text:p>
              </table:table-cell>
              <table:table-cell office:value-type="float" office:value="1.97172">
                <text:p>1.97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">
                <text:p>0.3</text:p>
              </table:table-cell>
              <table:table-cell office:value-type="float" office:value="1.97762">
                <text:p>1.977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">
                <text:p>0.3</text:p>
              </table:table-cell>
              <table:table-cell office:value-type="float" office:value="1.9834">
                <text:p>1.98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">
                <text:p>0.3</text:p>
              </table:table-cell>
              <table:table-cell office:value-type="float" office:value="1.98938">
                <text:p>1.989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">
                <text:p>0.3</text:p>
              </table:table-cell>
              <table:table-cell office:value-type="float" office:value="1.99513">
                <text:p>1.995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">
                <text:p>0.3</text:p>
              </table:table-cell>
              <table:table-cell office:value-type="float" office:value="2.00085">
                <text:p>2.000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">
                <text:p>0.3</text:p>
              </table:table-cell>
              <table:table-cell office:value-type="float" office:value="2.00664">
                <text:p>2.006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">
                <text:p>0.3</text:p>
              </table:table-cell>
              <table:table-cell office:value-type="float" office:value="2.01257">
                <text:p>2.012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">
                <text:p>0.3</text:p>
              </table:table-cell>
              <table:table-cell office:value-type="float" office:value="2.01841">
                <text:p>2.018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2.02422">
                <text:p>2.024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">
                <text:p>0.3</text:p>
              </table:table-cell>
              <table:table-cell office:value-type="float" office:value="2.02992">
                <text:p>2.029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">
                <text:p>0.3</text:p>
              </table:table-cell>
              <table:table-cell office:value-type="float" office:value="2.03585">
                <text:p>2.035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">
                <text:p>0.3</text:p>
              </table:table-cell>
              <table:table-cell office:value-type="float" office:value="2.04169">
                <text:p>2.041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">
                <text:p>0.3</text:p>
              </table:table-cell>
              <table:table-cell office:value-type="float" office:value="2.04759">
                <text:p>2.047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">
                <text:p>0.3</text:p>
              </table:table-cell>
              <table:table-cell office:value-type="float" office:value="2.05333">
                <text:p>2.05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">
                <text:p>0.3</text:p>
              </table:table-cell>
              <table:table-cell office:value-type="float" office:value="2.05896">
                <text:p>2.058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">
                <text:p>0.3</text:p>
              </table:table-cell>
              <table:table-cell office:value-type="float" office:value="2.06471">
                <text:p>2.064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">
                <text:p>0.3</text:p>
              </table:table-cell>
              <table:table-cell office:value-type="float" office:value="2.07062">
                <text:p>2.070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">
                <text:p>0.3</text:p>
              </table:table-cell>
              <table:table-cell office:value-type="float" office:value="2.07645">
                <text:p>2.07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2.08238">
                <text:p>2.082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">
                <text:p>0.3</text:p>
              </table:table-cell>
              <table:table-cell office:value-type="float" office:value="2.08819">
                <text:p>2.088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">
                <text:p>0.3</text:p>
              </table:table-cell>
              <table:table-cell office:value-type="float" office:value="2.09392">
                <text:p>2.093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">
                <text:p>0.3</text:p>
              </table:table-cell>
              <table:table-cell office:value-type="float" office:value="2.09972">
                <text:p>2.099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">
                <text:p>0.3</text:p>
              </table:table-cell>
              <table:table-cell office:value-type="float" office:value="2.1056">
                <text:p>2.1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">
                <text:p>0.3</text:p>
              </table:table-cell>
              <table:table-cell office:value-type="float" office:value="2.1114">
                <text:p>2.11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">
                <text:p>0.3</text:p>
              </table:table-cell>
              <table:table-cell office:value-type="float" office:value="2.11721">
                <text:p>2.117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">
                <text:p>0.3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">
                <text:p>0.3</text:p>
              </table:table-cell>
              <table:table-cell office:value-type="float" office:value="2.1288">
                <text:p>2.12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">
                <text:p>0.3</text:p>
              </table:table-cell>
              <table:table-cell office:value-type="float" office:value="2.1347">
                <text:p>2.13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">
                <text:p>0.3</text:p>
              </table:table-cell>
              <table:table-cell office:value-type="float" office:value="2.14626">
                <text:p>2.146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">
                <text:p>0.3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">
                <text:p>0.3</text:p>
              </table:table-cell>
              <table:table-cell office:value-type="float" office:value="2.15791">
                <text:p>2.157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">
                <text:p>0.3</text:p>
              </table:table-cell>
              <table:table-cell office:value-type="float" office:value="2.16368">
                <text:p>2.163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">
                <text:p>0.3</text:p>
              </table:table-cell>
              <table:table-cell office:value-type="float" office:value="2.16952">
                <text:p>2.169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">
                <text:p>0.3</text:p>
              </table:table-cell>
              <table:table-cell office:value-type="float" office:value="2.17534">
                <text:p>2.175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">
                <text:p>0.3</text:p>
              </table:table-cell>
              <table:table-cell office:value-type="float" office:value="2.18125">
                <text:p>2.18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">
                <text:p>0.3</text:p>
              </table:table-cell>
              <table:table-cell office:value-type="float" office:value="2.18706">
                <text:p>2.187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">
                <text:p>0.3</text:p>
              </table:table-cell>
              <table:table-cell office:value-type="float" office:value="2.19285">
                <text:p>2.192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">
                <text:p>0.3</text:p>
              </table:table-cell>
              <table:table-cell office:value-type="float" office:value="2.19864">
                <text:p>2.198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">
                <text:p>0.3</text:p>
              </table:table-cell>
              <table:table-cell office:value-type="float" office:value="2.20456">
                <text:p>2.20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">
                <text:p>0.3</text:p>
              </table:table-cell>
              <table:table-cell office:value-type="float" office:value="2.21023">
                <text:p>2.210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">
                <text:p>0.3</text:p>
              </table:table-cell>
              <table:table-cell office:value-type="float" office:value="2.21615">
                <text:p>2.216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">
                <text:p>0.3</text:p>
              </table:table-cell>
              <table:table-cell office:value-type="float" office:value="2.22181">
                <text:p>2.221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">
                <text:p>0.3</text:p>
              </table:table-cell>
              <table:table-cell office:value-type="float" office:value="2.22772">
                <text:p>2.227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">
                <text:p>0.3</text:p>
              </table:table-cell>
              <table:table-cell office:value-type="float" office:value="2.2335">
                <text:p>2.23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">
                <text:p>0.3</text:p>
              </table:table-cell>
              <table:table-cell office:value-type="float" office:value="2.23936">
                <text:p>2.239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">
                <text:p>0.3</text:p>
              </table:table-cell>
              <table:table-cell office:value-type="float" office:value="2.24501">
                <text:p>2.245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">
                <text:p>0.3</text:p>
              </table:table-cell>
              <table:table-cell office:value-type="float" office:value="2.25092">
                <text:p>2.250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2.2566">
                <text:p>2.25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2.26241">
                <text:p>2.262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">
                <text:p>0.3</text:p>
              </table:table-cell>
              <table:table-cell office:value-type="float" office:value="2.26832">
                <text:p>2.268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">
                <text:p>0.3</text:p>
              </table:table-cell>
              <table:table-cell office:value-type="float" office:value="2.27402">
                <text:p>2.274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">
                <text:p>0.3</text:p>
              </table:table-cell>
              <table:table-cell office:value-type="float" office:value="2.27994">
                <text:p>2.279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">
                <text:p>0.3</text:p>
              </table:table-cell>
              <table:table-cell office:value-type="float" office:value="2.28571">
                <text:p>2.285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">
                <text:p>0.3</text:p>
              </table:table-cell>
              <table:table-cell office:value-type="float" office:value="2.29147">
                <text:p>2.291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">
                <text:p>0.3</text:p>
              </table:table-cell>
              <table:table-cell office:value-type="float" office:value="2.29725">
                <text:p>2.297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">
                <text:p>0.3</text:p>
              </table:table-cell>
              <table:table-cell office:value-type="float" office:value="2.30317">
                <text:p>2.303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2.30897">
                <text:p>2.308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">
                <text:p>0.3</text:p>
              </table:table-cell>
              <table:table-cell office:value-type="float" office:value="2.31476">
                <text:p>2.314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">
                <text:p>0.3</text:p>
              </table:table-cell>
              <table:table-cell office:value-type="float" office:value="2.32053">
                <text:p>2.320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">
                <text:p>0.3</text:p>
              </table:table-cell>
              <table:table-cell office:value-type="float" office:value="2.32625">
                <text:p>2.32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">
                <text:p>0.3</text:p>
              </table:table-cell>
              <table:table-cell office:value-type="float" office:value="2.33216">
                <text:p>2.332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">
                <text:p>0.3</text:p>
              </table:table-cell>
              <table:table-cell office:value-type="float" office:value="2.33785">
                <text:p>2.337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">
                <text:p>0.3</text:p>
              </table:table-cell>
              <table:table-cell office:value-type="float" office:value="2.34373">
                <text:p>2.343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">
                <text:p>0.3</text:p>
              </table:table-cell>
              <table:table-cell office:value-type="float" office:value="2.34962">
                <text:p>2.349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">
                <text:p>0.3</text:p>
              </table:table-cell>
              <table:table-cell office:value-type="float" office:value="2.35529">
                <text:p>2.35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">
                <text:p>0.3</text:p>
              </table:table-cell>
              <table:table-cell office:value-type="float" office:value="2.36118">
                <text:p>2.361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">
                <text:p>0.3</text:p>
              </table:table-cell>
              <table:table-cell office:value-type="float" office:value="2.36692">
                <text:p>2.366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">
                <text:p>0.3</text:p>
              </table:table-cell>
              <table:table-cell office:value-type="float" office:value="2.3728">
                <text:p>2.37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2.37845">
                <text:p>2.378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">
                <text:p>0.3</text:p>
              </table:table-cell>
              <table:table-cell office:value-type="float" office:value="2.38431">
                <text:p>2.384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">
                <text:p>0.3</text:p>
              </table:table-cell>
              <table:table-cell office:value-type="float" office:value="2.39008">
                <text:p>2.390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">
                <text:p>0.3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">
                <text:p>0.3</text:p>
              </table:table-cell>
              <table:table-cell office:value-type="float" office:value="2.40175">
                <text:p>2.401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">
                <text:p>0.3</text:p>
              </table:table-cell>
              <table:table-cell office:value-type="float" office:value="2.40747">
                <text:p>2.407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">
                <text:p>0.3</text:p>
              </table:table-cell>
              <table:table-cell office:value-type="float" office:value="2.41332">
                <text:p>2.413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">
                <text:p>0.3</text:p>
              </table:table-cell>
              <table:table-cell office:value-type="float" office:value="2.41901">
                <text:p>2.41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">
                <text:p>0.3</text:p>
              </table:table-cell>
              <table:table-cell office:value-type="float" office:value="2.42482">
                <text:p>2.424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">
                <text:p>0.3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">
                <text:p>0.3</text:p>
              </table:table-cell>
              <table:table-cell office:value-type="float" office:value="2.43659">
                <text:p>2.436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">
                <text:p>0.3</text:p>
              </table:table-cell>
              <table:table-cell office:value-type="float" office:value="2.44234">
                <text:p>2.442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">
                <text:p>0.3</text:p>
              </table:table-cell>
              <table:table-cell office:value-type="float" office:value="2.4481">
                <text:p>2.44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">
                <text:p>0.3</text:p>
              </table:table-cell>
              <table:table-cell office:value-type="float" office:value="2.45389">
                <text:p>2.453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">
                <text:p>0.3</text:p>
              </table:table-cell>
              <table:table-cell office:value-type="float" office:value="2.45976">
                <text:p>2.459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">
                <text:p>0.3</text:p>
              </table:table-cell>
              <table:table-cell office:value-type="float" office:value="2.46551">
                <text:p>2.465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">
                <text:p>0.3</text:p>
              </table:table-cell>
              <table:table-cell office:value-type="float" office:value="2.47118">
                <text:p>2.471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">
                <text:p>0.3</text:p>
              </table:table-cell>
              <table:table-cell office:value-type="float" office:value="2.47688">
                <text:p>2.476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">
                <text:p>0.3</text:p>
              </table:table-cell>
              <table:table-cell office:value-type="float" office:value="2.48267">
                <text:p>2.482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">
                <text:p>0.3</text:p>
              </table:table-cell>
              <table:table-cell office:value-type="float" office:value="2.48856">
                <text:p>2.488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">
                <text:p>0.3</text:p>
              </table:table-cell>
              <table:table-cell office:value-type="float" office:value="2.49433">
                <text:p>2.494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">
                <text:p>0.3</text:p>
              </table:table-cell>
              <table:table-cell office:value-type="float" office:value="2.49999">
                <text:p>2.499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">
                <text:p>0.3</text:p>
              </table:table-cell>
              <table:table-cell office:value-type="float" office:value="2.50586">
                <text:p>2.505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">
                <text:p>0.3</text:p>
              </table:table-cell>
              <table:table-cell office:value-type="float" office:value="2.51163">
                <text:p>2.511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">
                <text:p>0.3</text:p>
              </table:table-cell>
              <table:table-cell office:value-type="float" office:value="2.51739">
                <text:p>2.517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">
                <text:p>0.3</text:p>
              </table:table-cell>
              <table:table-cell office:value-type="float" office:value="2.52322">
                <text:p>2.523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">
                <text:p>0.3</text:p>
              </table:table-cell>
              <table:table-cell office:value-type="float" office:value="2.5289">
                <text:p>2.5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">
                <text:p>0.3</text:p>
              </table:table-cell>
              <table:table-cell office:value-type="float" office:value="2.5347">
                <text:p>2.53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">
                <text:p>0.3</text:p>
              </table:table-cell>
              <table:table-cell office:value-type="float" office:value="2.54049">
                <text:p>2.540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">
                <text:p>0.3</text:p>
              </table:table-cell>
              <table:table-cell office:value-type="float" office:value="2.54634">
                <text:p>2.546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">
                <text:p>0.3</text:p>
              </table:table-cell>
              <table:table-cell office:value-type="float" office:value="2.5521">
                <text:p>2.5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">
                <text:p>0.3</text:p>
              </table:table-cell>
              <table:table-cell office:value-type="float" office:value="2.55772">
                <text:p>2.557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">
                <text:p>0.3</text:p>
              </table:table-cell>
              <table:table-cell office:value-type="float" office:value="2.56356">
                <text:p>2.563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">
                <text:p>0.3</text:p>
              </table:table-cell>
              <table:table-cell office:value-type="float" office:value="2.56936">
                <text:p>2.569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">
                <text:p>0.3</text:p>
              </table:table-cell>
              <table:table-cell office:value-type="float" office:value="2.57513">
                <text:p>2.575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">
                <text:p>0.3</text:p>
              </table:table-cell>
              <table:table-cell office:value-type="float" office:value="2.58085">
                <text:p>2.580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">
                <text:p>0.3</text:p>
              </table:table-cell>
              <table:table-cell office:value-type="float" office:value="2.58671">
                <text:p>2.586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">
                <text:p>0.3</text:p>
              </table:table-cell>
              <table:table-cell office:value-type="float" office:value="2.59248">
                <text:p>2.592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">
                <text:p>0.3</text:p>
              </table:table-cell>
              <table:table-cell office:value-type="float" office:value="2.59823">
                <text:p>2.598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">
                <text:p>0.3</text:p>
              </table:table-cell>
              <table:table-cell office:value-type="float" office:value="2.60412">
                <text:p>2.604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">
                <text:p>0.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">
                <text:p>0.3</text:p>
              </table:table-cell>
              <table:table-cell office:value-type="float" office:value="2.61566">
                <text:p>2.615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">
                <text:p>0.3</text:p>
              </table:table-cell>
              <table:table-cell office:value-type="float" office:value="2.6214">
                <text:p>2.62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">
                <text:p>0.3</text:p>
              </table:table-cell>
              <table:table-cell office:value-type="float" office:value="2.62719">
                <text:p>2.627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">
                <text:p>0.3</text:p>
              </table:table-cell>
              <table:table-cell office:value-type="float" office:value="2.63293">
                <text:p>2.632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">
                <text:p>0.3</text:p>
              </table:table-cell>
              <table:table-cell office:value-type="float" office:value="2.63867">
                <text:p>2.638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">
                <text:p>0.3</text:p>
              </table:table-cell>
              <table:table-cell office:value-type="float" office:value="2.64441">
                <text:p>2.644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">
                <text:p>0.3</text:p>
              </table:table-cell>
              <table:table-cell office:value-type="float" office:value="2.65019">
                <text:p>2.65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">
                <text:p>0.3</text:p>
              </table:table-cell>
              <table:table-cell office:value-type="float" office:value="2.65588">
                <text:p>2.655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">
                <text:p>0.3</text:p>
              </table:table-cell>
              <table:table-cell office:value-type="float" office:value="2.66173">
                <text:p>2.661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2.66757">
                <text:p>2.667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">
                <text:p>0.3</text:p>
              </table:table-cell>
              <table:table-cell office:value-type="float" office:value="2.67911">
                <text:p>2.679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">
                <text:p>0.3</text:p>
              </table:table-cell>
              <table:table-cell office:value-type="float" office:value="2.67911">
                <text:p>2.679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">
                <text:p>0.3</text:p>
              </table:table-cell>
              <table:table-cell office:value-type="float" office:value="2.6906">
                <text:p>2.69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">
                <text:p>0.3</text:p>
              </table:table-cell>
              <table:table-cell office:value-type="float" office:value="2.69635">
                <text:p>2.696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">
                <text:p>0.3</text:p>
              </table:table-cell>
              <table:table-cell office:value-type="float" office:value="2.70208">
                <text:p>2.702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">
                <text:p>0.3</text:p>
              </table:table-cell>
              <table:table-cell office:value-type="float" office:value="2.70779">
                <text:p>2.707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">
                <text:p>0.3</text:p>
              </table:table-cell>
              <table:table-cell office:value-type="float" office:value="2.71357">
                <text:p>2.713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">
                <text:p>0.3</text:p>
              </table:table-cell>
              <table:table-cell office:value-type="float" office:value="2.71941">
                <text:p>2.719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">
                <text:p>0.3</text:p>
              </table:table-cell>
              <table:table-cell office:value-type="float" office:value="2.72517">
                <text:p>2.725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">
                <text:p>0.3</text:p>
              </table:table-cell>
              <table:table-cell office:value-type="float" office:value="2.73091">
                <text:p>2.730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">
                <text:p>0.3</text:p>
              </table:table-cell>
              <table:table-cell office:value-type="float" office:value="2.73674">
                <text:p>2.736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">
                <text:p>0.3</text:p>
              </table:table-cell>
              <table:table-cell office:value-type="float" office:value="2.74245">
                <text:p>2.742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">
                <text:p>0.3</text:p>
              </table:table-cell>
              <table:table-cell office:value-type="float" office:value="2.74824">
                <text:p>2.748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">
                <text:p>0.3</text:p>
              </table:table-cell>
              <table:table-cell office:value-type="float" office:value="2.75398">
                <text:p>2.753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">
                <text:p>0.3</text:p>
              </table:table-cell>
              <table:table-cell office:value-type="float" office:value="2.7598">
                <text:p>2.75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">
                <text:p>0.3</text:p>
              </table:table-cell>
              <table:table-cell office:value-type="float" office:value="2.76543">
                <text:p>2.765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">
                <text:p>0.3</text:p>
              </table:table-cell>
              <table:table-cell office:value-type="float" office:value="2.77125">
                <text:p>2.77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">
                <text:p>0.3</text:p>
              </table:table-cell>
              <table:table-cell office:value-type="float" office:value="2.77712">
                <text:p>2.777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">
                <text:p>0.3</text:p>
              </table:table-cell>
              <table:table-cell office:value-type="float" office:value="2.78276">
                <text:p>2.782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">
                <text:p>0.3</text:p>
              </table:table-cell>
              <table:table-cell office:value-type="float" office:value="2.78854">
                <text:p>2.788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">
                <text:p>0.3</text:p>
              </table:table-cell>
              <table:table-cell office:value-type="float" office:value="2.79433">
                <text:p>2.794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">
                <text:p>0.3</text:p>
              </table:table-cell>
              <table:table-cell office:value-type="float" office:value="2.79993">
                <text:p>2.799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">
                <text:p>0.3</text:p>
              </table:table-cell>
              <table:table-cell office:value-type="float" office:value="2.80563">
                <text:p>2.805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">
                <text:p>0.3</text:p>
              </table:table-cell>
              <table:table-cell office:value-type="float" office:value="2.81147">
                <text:p>2.81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">
                <text:p>0.3</text:p>
              </table:table-cell>
              <table:table-cell office:value-type="float" office:value="2.8172">
                <text:p>2.81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">
                <text:p>0.3</text:p>
              </table:table-cell>
              <table:table-cell office:value-type="float" office:value="2.82305">
                <text:p>2.823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">
                <text:p>0.3</text:p>
              </table:table-cell>
              <table:table-cell office:value-type="float" office:value="2.82871">
                <text:p>2.828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">
                <text:p>0.3</text:p>
              </table:table-cell>
              <table:table-cell office:value-type="float" office:value="2.83452">
                <text:p>2.834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">
                <text:p>0.3</text:p>
              </table:table-cell>
              <table:table-cell office:value-type="float" office:value="2.8404">
                <text:p>2.84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">
                <text:p>0.3</text:p>
              </table:table-cell>
              <table:table-cell office:value-type="float" office:value="2.84599">
                <text:p>2.845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">
                <text:p>0.3</text:p>
              </table:table-cell>
              <table:table-cell office:value-type="float" office:value="2.85164">
                <text:p>2.851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">
                <text:p>0.3</text:p>
              </table:table-cell>
              <table:table-cell office:value-type="float" office:value="2.85747">
                <text:p>2.857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">
                <text:p>0.3</text:p>
              </table:table-cell>
              <table:table-cell office:value-type="float" office:value="2.86319">
                <text:p>2.863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">
                <text:p>0.3</text:p>
              </table:table-cell>
              <table:table-cell office:value-type="float" office:value="2.86899">
                <text:p>2.868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">
                <text:p>0.3</text:p>
              </table:table-cell>
              <table:table-cell office:value-type="float" office:value="2.87461">
                <text:p>2.874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">
                <text:p>0.3</text:p>
              </table:table-cell>
              <table:table-cell office:value-type="float" office:value="2.88033">
                <text:p>2.880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">
                <text:p>0.3</text:p>
              </table:table-cell>
              <table:table-cell office:value-type="float" office:value="2.88608">
                <text:p>2.886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">
                <text:p>0.3</text:p>
              </table:table-cell>
              <table:table-cell office:value-type="float" office:value="2.89189">
                <text:p>2.891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">
                <text:p>0.3</text:p>
              </table:table-cell>
              <table:table-cell office:value-type="float" office:value="2.89749">
                <text:p>2.897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">
                <text:p>0.3</text:p>
              </table:table-cell>
              <table:table-cell office:value-type="float" office:value="2.90331">
                <text:p>2.903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">
                <text:p>0.3</text:p>
              </table:table-cell>
              <table:table-cell office:value-type="float" office:value="2.90903">
                <text:p>2.909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">
                <text:p>0.3</text:p>
              </table:table-cell>
              <table:table-cell office:value-type="float" office:value="2.91483">
                <text:p>2.9148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">
                <text:p>0.3</text:p>
              </table:table-cell>
              <table:table-cell office:value-type="float" office:value="2.92046">
                <text:p>2.920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">
                <text:p>0.3</text:p>
              </table:table-cell>
              <table:table-cell office:value-type="float" office:value="2.92631">
                <text:p>2.926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">
                <text:p>0.3</text:p>
              </table:table-cell>
              <table:table-cell office:value-type="float" office:value="2.93194">
                <text:p>2.931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">
                <text:p>0.3</text:p>
              </table:table-cell>
              <table:table-cell office:value-type="float" office:value="2.93777">
                <text:p>2.937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">
                <text:p>0.3</text:p>
              </table:table-cell>
              <table:table-cell office:value-type="float" office:value="2.9435">
                <text:p>2.94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">
                <text:p>0.3</text:p>
              </table:table-cell>
              <table:table-cell office:value-type="float" office:value="2.94925">
                <text:p>2.949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">
                <text:p>0.3</text:p>
              </table:table-cell>
              <table:table-cell office:value-type="float" office:value="2.95495">
                <text:p>2.954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">
                <text:p>0.3</text:p>
              </table:table-cell>
              <table:table-cell office:value-type="float" office:value="2.96066">
                <text:p>2.960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">
                <text:p>0.3</text:p>
              </table:table-cell>
              <table:table-cell office:value-type="float" office:value="2.96637">
                <text:p>2.966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">
                <text:p>0.3</text:p>
              </table:table-cell>
              <table:table-cell office:value-type="float" office:value="2.97209">
                <text:p>2.972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">
                <text:p>0.3</text:p>
              </table:table-cell>
              <table:table-cell office:value-type="float" office:value="2.97783">
                <text:p>2.977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">
                <text:p>0.3</text:p>
              </table:table-cell>
              <table:table-cell office:value-type="float" office:value="2.9835">
                <text:p>2.98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">
                <text:p>0.3</text:p>
              </table:table-cell>
              <table:table-cell office:value-type="float" office:value="2.98932">
                <text:p>2.989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">
                <text:p>0.3</text:p>
              </table:table-cell>
              <table:table-cell office:value-type="float" office:value="2.99495">
                <text:p>2.994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">
                <text:p>0.3</text:p>
              </table:table-cell>
              <table:table-cell office:value-type="float" office:value="3.00075">
                <text:p>3.00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">
                <text:p>0.3</text:p>
              </table:table-cell>
              <table:table-cell office:value-type="float" office:value="3.00647">
                <text:p>3.006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">
                <text:p>0.3</text:p>
              </table:table-cell>
              <table:table-cell office:value-type="float" office:value="3.01229">
                <text:p>3.012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">
                <text:p>0.3</text:p>
              </table:table-cell>
              <table:table-cell office:value-type="float" office:value="3.01796">
                <text:p>3.017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">
                <text:p>0.3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">
                <text:p>0.3</text:p>
              </table:table-cell>
              <table:table-cell office:value-type="float" office:value="3.02938">
                <text:p>3.029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">
                <text:p>0.3</text:p>
              </table:table-cell>
              <table:table-cell office:value-type="float" office:value="3.0351">
                <text:p>3.03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">
                <text:p>0.3</text:p>
              </table:table-cell>
              <table:table-cell office:value-type="float" office:value="3.04093">
                <text:p>3.040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">
                <text:p>0.3</text:p>
              </table:table-cell>
              <table:table-cell office:value-type="float" office:value="3.04674">
                <text:p>3.046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">
                <text:p>0.3</text:p>
              </table:table-cell>
              <table:table-cell office:value-type="float" office:value="3.05233">
                <text:p>3.052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">
                <text:p>0.3</text:p>
              </table:table-cell>
              <table:table-cell office:value-type="float" office:value="3.05806">
                <text:p>3.058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">
                <text:p>0.3</text:p>
              </table:table-cell>
              <table:table-cell office:value-type="float" office:value="3.06366">
                <text:p>3.063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">
                <text:p>0.3</text:p>
              </table:table-cell>
              <table:table-cell office:value-type="float" office:value="3.06945">
                <text:p>3.069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">
                <text:p>0.3</text:p>
              </table:table-cell>
              <table:table-cell office:value-type="float" office:value="3.07514">
                <text:p>3.075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">
                <text:p>0.3</text:p>
              </table:table-cell>
              <table:table-cell office:value-type="float" office:value="3.08092">
                <text:p>3.080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">
                <text:p>0.3</text:p>
              </table:table-cell>
              <table:table-cell office:value-type="float" office:value="3.08663">
                <text:p>3.086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">
                <text:p>0.3</text:p>
              </table:table-cell>
              <table:table-cell office:value-type="float" office:value="3.09235">
                <text:p>3.092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">
                <text:p>0.3</text:p>
              </table:table-cell>
              <table:table-cell office:value-type="float" office:value="3.09792">
                <text:p>3.097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">
                <text:p>0.3</text:p>
              </table:table-cell>
              <table:table-cell office:value-type="float" office:value="3.10351">
                <text:p>3.103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">
                <text:p>0.3</text:p>
              </table:table-cell>
              <table:table-cell office:value-type="float" office:value="3.10922">
                <text:p>3.109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">
                <text:p>0.3</text:p>
              </table:table-cell>
              <table:table-cell office:value-type="float" office:value="3.11494">
                <text:p>3.11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">
                <text:p>0.3</text:p>
              </table:table-cell>
              <table:table-cell office:value-type="float" office:value="3.12072">
                <text:p>3.120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">
                <text:p>0.3</text:p>
              </table:table-cell>
              <table:table-cell office:value-type="float" office:value="3.12644">
                <text:p>3.126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">
                <text:p>0.3</text:p>
              </table:table-cell>
              <table:table-cell office:value-type="float" office:value="3.13218">
                <text:p>3.132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">
                <text:p>0.3</text:p>
              </table:table-cell>
              <table:table-cell office:value-type="float" office:value="3.13791">
                <text:p>3.137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">
                <text:p>0.3</text:p>
              </table:table-cell>
              <table:table-cell office:value-type="float" office:value="3.14353">
                <text:p>3.143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">
                <text:p>0.3</text:p>
              </table:table-cell>
              <table:table-cell office:value-type="float" office:value="3.1493">
                <text:p>3.14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">
                <text:p>0.3</text:p>
              </table:table-cell>
              <table:table-cell office:value-type="float" office:value="3.15497">
                <text:p>3.154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">
                <text:p>0.3</text:p>
              </table:table-cell>
              <table:table-cell office:value-type="float" office:value="3.16068">
                <text:p>3.160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">
                <text:p>0.3</text:p>
              </table:table-cell>
              <table:table-cell office:value-type="float" office:value="3.16625">
                <text:p>3.166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">
                <text:p>0.3</text:p>
              </table:table-cell>
              <table:table-cell office:value-type="float" office:value="3.17203">
                <text:p>3.172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">
                <text:p>0.3</text:p>
              </table:table-cell>
              <table:table-cell office:value-type="float" office:value="3.1776">
                <text:p>3.17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">
                <text:p>0.3</text:p>
              </table:table-cell>
              <table:table-cell office:value-type="float" office:value="3.18915">
                <text:p>3.189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">
                <text:p>0.3</text:p>
              </table:table-cell>
              <table:table-cell office:value-type="float" office:value="3.18915">
                <text:p>3.189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">
                <text:p>0.3</text:p>
              </table:table-cell>
              <table:table-cell office:value-type="float" office:value="3.2007">
                <text:p>3.20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">
                <text:p>0.3</text:p>
              </table:table-cell>
              <table:table-cell office:value-type="float" office:value="3.20626">
                <text:p>3.206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">
                <text:p>0.3</text:p>
              </table:table-cell>
              <table:table-cell office:value-type="float" office:value="3.21194">
                <text:p>3.211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">
                <text:p>0.3</text:p>
              </table:table-cell>
              <table:table-cell office:value-type="float" office:value="3.21768">
                <text:p>3.21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">
                <text:p>0.3</text:p>
              </table:table-cell>
              <table:table-cell office:value-type="float" office:value="3.22338">
                <text:p>3.22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">
                <text:p>0.3</text:p>
              </table:table-cell>
              <table:table-cell office:value-type="float" office:value="3.22919">
                <text:p>3.229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">
                <text:p>0.3</text:p>
              </table:table-cell>
              <table:table-cell office:value-type="float" office:value="3.2349">
                <text:p>3.23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">
                <text:p>0.3</text:p>
              </table:table-cell>
              <table:table-cell office:value-type="float" office:value="3.24059">
                <text:p>3.240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">
                <text:p>0.3</text:p>
              </table:table-cell>
              <table:table-cell office:value-type="float" office:value="3.24637">
                <text:p>3.246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">
                <text:p>0.3</text:p>
              </table:table-cell>
              <table:table-cell office:value-type="float" office:value="3.25206">
                <text:p>3.252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">
                <text:p>0.3</text:p>
              </table:table-cell>
              <table:table-cell office:value-type="float" office:value="3.25786">
                <text:p>3.257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">
                <text:p>0.3</text:p>
              </table:table-cell>
              <table:table-cell office:value-type="float" office:value="3.26344">
                <text:p>3.263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">
                <text:p>0.3</text:p>
              </table:table-cell>
              <table:table-cell office:value-type="float" office:value="3.26919">
                <text:p>3.269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">
                <text:p>0.3</text:p>
              </table:table-cell>
              <table:table-cell office:value-type="float" office:value="3.27496">
                <text:p>3.274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">
                <text:p>0.3</text:p>
              </table:table-cell>
              <table:table-cell office:value-type="float" office:value="3.28054">
                <text:p>3.280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">
                <text:p>0.3</text:p>
              </table:table-cell>
              <table:table-cell office:value-type="float" office:value="3.28622">
                <text:p>3.286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">
                <text:p>0.3</text:p>
              </table:table-cell>
              <table:table-cell office:value-type="float" office:value="3.29189">
                <text:p>3.291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">
                <text:p>0.3</text:p>
              </table:table-cell>
              <table:table-cell office:value-type="float" office:value="3.29759">
                <text:p>3.297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">
                <text:p>0.3</text:p>
              </table:table-cell>
              <table:table-cell office:value-type="float" office:value="3.30316">
                <text:p>3.303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">
                <text:p>0.3</text:p>
              </table:table-cell>
              <table:table-cell office:value-type="float" office:value="3.3087">
                <text:p>3.30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">
                <text:p>0.3</text:p>
              </table:table-cell>
              <table:table-cell office:value-type="float" office:value="3.31437">
                <text:p>3.314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">
                <text:p>0.3</text:p>
              </table:table-cell>
              <table:table-cell office:value-type="float" office:value="3.32013">
                <text:p>3.320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">
                <text:p>0.3</text:p>
              </table:table-cell>
              <table:table-cell office:value-type="float" office:value="3.32591">
                <text:p>3.325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">
                <text:p>0.3</text:p>
              </table:table-cell>
              <table:table-cell office:value-type="float" office:value="3.33148">
                <text:p>3.331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">
                <text:p>0.3</text:p>
              </table:table-cell>
              <table:table-cell office:value-type="float" office:value="3.33722">
                <text:p>3.337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">
                <text:p>0.3</text:p>
              </table:table-cell>
              <table:table-cell office:value-type="float" office:value="3.34299">
                <text:p>3.342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">
                <text:p>0.3</text:p>
              </table:table-cell>
              <table:table-cell office:value-type="float" office:value="3.34872">
                <text:p>3.348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">
                <text:p>0.3</text:p>
              </table:table-cell>
              <table:table-cell office:value-type="float" office:value="3.3544">
                <text:p>3.35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">
                <text:p>0.3</text:p>
              </table:table-cell>
              <table:table-cell office:value-type="float" office:value="3.36008">
                <text:p>3.360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">
                <text:p>0.3</text:p>
              </table:table-cell>
              <table:table-cell office:value-type="float" office:value="3.36571">
                <text:p>3.365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">
                <text:p>0.3</text:p>
              </table:table-cell>
              <table:table-cell office:value-type="float" office:value="3.37137">
                <text:p>3.371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">
                <text:p>0.3</text:p>
              </table:table-cell>
              <table:table-cell office:value-type="float" office:value="3.377">
                <text:p>3.3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">
                <text:p>0.3</text:p>
              </table:table-cell>
              <table:table-cell office:value-type="float" office:value="3.38266">
                <text:p>3.382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">
                <text:p>0.3</text:p>
              </table:table-cell>
              <table:table-cell office:value-type="float" office:value="3.38831">
                <text:p>3.388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">
                <text:p>0.3</text:p>
              </table:table-cell>
              <table:table-cell office:value-type="float" office:value="3.39397">
                <text:p>3.393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">
                <text:p>0.3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">
                <text:p>0.3</text:p>
              </table:table-cell>
              <table:table-cell office:value-type="float" office:value="3.40538">
                <text:p>3.405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">
                <text:p>0.3</text:p>
              </table:table-cell>
              <table:table-cell office:value-type="float" office:value="3.41104">
                <text:p>3.411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">
                <text:p>0.3</text:p>
              </table:table-cell>
              <table:table-cell office:value-type="float" office:value="3.41673">
                <text:p>3.416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">
                <text:p>0.3</text:p>
              </table:table-cell>
              <table:table-cell office:value-type="float" office:value="3.42247">
                <text:p>3.422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">
                <text:p>0.3</text:p>
              </table:table-cell>
              <table:table-cell office:value-type="float" office:value="3.42809">
                <text:p>3.428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">
                <text:p>0.3</text:p>
              </table:table-cell>
              <table:table-cell office:value-type="float" office:value="3.43381">
                <text:p>3.4338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">
                <text:p>0.3</text:p>
              </table:table-cell>
              <table:table-cell office:value-type="float" office:value="3.43941">
                <text:p>3.439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">
                <text:p>0.3</text:p>
              </table:table-cell>
              <table:table-cell office:value-type="float" office:value="3.44504">
                <text:p>3.445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">
                <text:p>0.3</text:p>
              </table:table-cell>
              <table:table-cell office:value-type="float" office:value="3.4506">
                <text:p>3.45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">
                <text:p>0.3</text:p>
              </table:table-cell>
              <table:table-cell office:value-type="float" office:value="3.45637">
                <text:p>3.456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">
                <text:p>0.3</text:p>
              </table:table-cell>
              <table:table-cell office:value-type="float" office:value="3.462">
                <text:p>3.4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">
                <text:p>0.3</text:p>
              </table:table-cell>
              <table:table-cell office:value-type="float" office:value="3.46779">
                <text:p>3.467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">
                <text:p>0.3</text:p>
              </table:table-cell>
              <table:table-cell office:value-type="float" office:value="3.47344">
                <text:p>3.473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">
                <text:p>0.3</text:p>
              </table:table-cell>
              <table:table-cell office:value-type="float" office:value="3.4793">
                <text:p>3.47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">
                <text:p>0.3</text:p>
              </table:table-cell>
              <table:table-cell office:value-type="float" office:value="3.48483">
                <text:p>3.48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">
                <text:p>0.3</text:p>
              </table:table-cell>
              <table:table-cell office:value-type="float" office:value="3.49048">
                <text:p>3.490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">
                <text:p>0.3</text:p>
              </table:table-cell>
              <table:table-cell office:value-type="float" office:value="3.49613">
                <text:p>3.496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9825">
                <text:p>0.29825</text:p>
              </table:table-cell>
              <table:table-cell office:value-type="float" office:value="3.5017">
                <text:p>3.50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965">
                <text:p>0.2965</text:p>
              </table:table-cell>
              <table:table-cell office:value-type="float" office:value="3.50732">
                <text:p>3.507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9475">
                <text:p>0.29475</text:p>
              </table:table-cell>
              <table:table-cell office:value-type="float" office:value="3.51298">
                <text:p>3.512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93">
                <text:p>0.293</text:p>
              </table:table-cell>
              <table:table-cell office:value-type="float" office:value="3.51862">
                <text:p>3.518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9125">
                <text:p>0.29125</text:p>
              </table:table-cell>
              <table:table-cell office:value-type="float" office:value="3.5241">
                <text:p>3.52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895">
                <text:p>0.2895</text:p>
              </table:table-cell>
              <table:table-cell office:value-type="float" office:value="3.52964">
                <text:p>3.529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8775">
                <text:p>0.28775</text:p>
              </table:table-cell>
              <table:table-cell office:value-type="float" office:value="3.53517">
                <text:p>3.535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86">
                <text:p>0.286</text:p>
              </table:table-cell>
              <table:table-cell office:value-type="float" office:value="3.54083">
                <text:p>3.540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8425">
                <text:p>0.28425</text:p>
              </table:table-cell>
              <table:table-cell office:value-type="float" office:value="3.54618">
                <text:p>3.546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825">
                <text:p>0.2825</text:p>
              </table:table-cell>
              <table:table-cell office:value-type="float" office:value="3.55151">
                <text:p>3.551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8075">
                <text:p>0.28075</text:p>
              </table:table-cell>
              <table:table-cell office:value-type="float" office:value="3.55687">
                <text:p>3.556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79">
                <text:p>0.279</text:p>
              </table:table-cell>
              <table:table-cell office:value-type="float" office:value="3.56211">
                <text:p>3.562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7725">
                <text:p>0.27725</text:p>
              </table:table-cell>
              <table:table-cell office:value-type="float" office:value="3.56745">
                <text:p>3.567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755">
                <text:p>0.2755</text:p>
              </table:table-cell>
              <table:table-cell office:value-type="float" office:value="3.57256">
                <text:p>3.572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7375">
                <text:p>0.27375</text:p>
              </table:table-cell>
              <table:table-cell office:value-type="float" office:value="3.57784">
                <text:p>3.577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72">
                <text:p>0.272</text:p>
              </table:table-cell>
              <table:table-cell office:value-type="float" office:value="3.58297">
                <text:p>3.582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7025">
                <text:p>0.27025</text:p>
              </table:table-cell>
              <table:table-cell office:value-type="float" office:value="3.58808">
                <text:p>3.588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85">
                <text:p>0.2685</text:p>
              </table:table-cell>
              <table:table-cell office:value-type="float" office:value="3.59323">
                <text:p>3.593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675">
                <text:p>0.26675</text:p>
              </table:table-cell>
              <table:table-cell office:value-type="float" office:value="3.59838">
                <text:p>3.598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5">
                <text:p>0.265</text:p>
              </table:table-cell>
              <table:table-cell office:value-type="float" office:value="3.60352">
                <text:p>3.603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325">
                <text:p>0.26325</text:p>
              </table:table-cell>
              <table:table-cell office:value-type="float" office:value="3.60859">
                <text:p>3.608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15">
                <text:p>0.2615</text:p>
              </table:table-cell>
              <table:table-cell office:value-type="float" office:value="3.61355">
                <text:p>3.613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5975">
                <text:p>0.25975</text:p>
              </table:table-cell>
              <table:table-cell office:value-type="float" office:value="3.61853">
                <text:p>3.618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58">
                <text:p>0.258</text:p>
              </table:table-cell>
              <table:table-cell office:value-type="float" office:value="3.62351">
                <text:p>3.623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5625">
                <text:p>0.25625</text:p>
              </table:table-cell>
              <table:table-cell office:value-type="float" office:value="3.62847">
                <text:p>3.628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545">
                <text:p>0.2545</text:p>
              </table:table-cell>
              <table:table-cell office:value-type="float" office:value="3.63324">
                <text:p>3.633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5275">
                <text:p>0.25275</text:p>
              </table:table-cell>
              <table:table-cell office:value-type="float" office:value="3.64295">
                <text:p>3.642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51">
                <text:p>0.251</text:p>
              </table:table-cell>
              <table:table-cell office:value-type="float" office:value="3.64775">
                <text:p>3.647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4925">
                <text:p>0.24925</text:p>
              </table:table-cell>
              <table:table-cell office:value-type="float" office:value="3.65256">
                <text:p>3.652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475">
                <text:p>0.2475</text:p>
              </table:table-cell>
              <table:table-cell office:value-type="float" office:value="3.65721">
                <text:p>3.657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4575">
                <text:p>0.24575</text:p>
              </table:table-cell>
              <table:table-cell office:value-type="float" office:value="3.66198">
                <text:p>3.661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44">
                <text:p>0.244</text:p>
              </table:table-cell>
              <table:table-cell office:value-type="float" office:value="3.66654">
                <text:p>3.666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4225">
                <text:p>0.24225</text:p>
              </table:table-cell>
              <table:table-cell office:value-type="float" office:value="3.6712">
                <text:p>3.67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405">
                <text:p>0.2405</text:p>
              </table:table-cell>
              <table:table-cell office:value-type="float" office:value="3.67578">
                <text:p>3.675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3875">
                <text:p>0.23875</text:p>
              </table:table-cell>
              <table:table-cell office:value-type="float" office:value="3.68039">
                <text:p>3.680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37">
                <text:p>0.237</text:p>
              </table:table-cell>
              <table:table-cell office:value-type="float" office:value="3.68485">
                <text:p>3.684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3525">
                <text:p>0.23525</text:p>
              </table:table-cell>
              <table:table-cell office:value-type="float" office:value="3.68934">
                <text:p>3.689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335">
                <text:p>0.2335</text:p>
              </table:table-cell>
              <table:table-cell office:value-type="float" office:value="3.69389">
                <text:p>3.693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3175">
                <text:p>0.23175</text:p>
              </table:table-cell>
              <table:table-cell office:value-type="float" office:value="3.69827">
                <text:p>3.698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3">
                <text:p>0.23</text:p>
              </table:table-cell>
              <table:table-cell office:value-type="float" office:value="3.70265">
                <text:p>3.702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2825">
                <text:p>0.22825</text:p>
              </table:table-cell>
              <table:table-cell office:value-type="float" office:value="3.70703">
                <text:p>3.707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265">
                <text:p>0.2265</text:p>
              </table:table-cell>
              <table:table-cell office:value-type="float" office:value="3.71131">
                <text:p>3.711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2475">
                <text:p>0.22475</text:p>
              </table:table-cell>
              <table:table-cell office:value-type="float" office:value="3.71569">
                <text:p>3.715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23">
                <text:p>0.223</text:p>
              </table:table-cell>
              <table:table-cell office:value-type="float" office:value="3.71987">
                <text:p>3.719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2125">
                <text:p>0.22125</text:p>
              </table:table-cell>
              <table:table-cell office:value-type="float" office:value="3.72404">
                <text:p>3.7240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195">
                <text:p>0.2195</text:p>
              </table:table-cell>
              <table:table-cell office:value-type="float" office:value="3.72825">
                <text:p>3.72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1775">
                <text:p>0.21775</text:p>
              </table:table-cell>
              <table:table-cell office:value-type="float" office:value="3.73235">
                <text:p>3.732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16">
                <text:p>0.216</text:p>
              </table:table-cell>
              <table:table-cell office:value-type="float" office:value="3.73654">
                <text:p>3.73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1425">
                <text:p>0.21425</text:p>
              </table:table-cell>
              <table:table-cell office:value-type="float" office:value="3.74074">
                <text:p>3.740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125">
                <text:p>0.2125</text:p>
              </table:table-cell>
              <table:table-cell office:value-type="float" office:value="3.74477">
                <text:p>3.744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1075">
                <text:p>0.21075</text:p>
              </table:table-cell>
              <table:table-cell office:value-type="float" office:value="3.74877">
                <text:p>3.748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09">
                <text:p>0.209</text:p>
              </table:table-cell>
              <table:table-cell office:value-type="float" office:value="3.75275">
                <text:p>3.752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0725">
                <text:p>0.20725</text:p>
              </table:table-cell>
              <table:table-cell office:value-type="float" office:value="3.75675">
                <text:p>3.756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055">
                <text:p>0.2055</text:p>
              </table:table-cell>
              <table:table-cell office:value-type="float" office:value="3.76066">
                <text:p>3.760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0375">
                <text:p>0.20375</text:p>
              </table:table-cell>
              <table:table-cell office:value-type="float" office:value="3.76447">
                <text:p>3.764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02">
                <text:p>0.202</text:p>
              </table:table-cell>
              <table:table-cell office:value-type="float" office:value="3.76847">
                <text:p>3.768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0025">
                <text:p>0.20025</text:p>
              </table:table-cell>
              <table:table-cell office:value-type="float" office:value="3.77229">
                <text:p>3.772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85">
                <text:p>0.1985</text:p>
              </table:table-cell>
              <table:table-cell office:value-type="float" office:value="3.77609">
                <text:p>3.776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675">
                <text:p>0.19675</text:p>
              </table:table-cell>
              <table:table-cell office:value-type="float" office:value="3.77992">
                <text:p>3.779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5">
                <text:p>0.195</text:p>
              </table:table-cell>
              <table:table-cell office:value-type="float" office:value="3.78354">
                <text:p>3.783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325">
                <text:p>0.19325</text:p>
              </table:table-cell>
              <table:table-cell office:value-type="float" office:value="3.78725">
                <text:p>3.787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15">
                <text:p>0.1915</text:p>
              </table:table-cell>
              <table:table-cell office:value-type="float" office:value="3.79104">
                <text:p>3.791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8975">
                <text:p>0.18975</text:p>
              </table:table-cell>
              <table:table-cell office:value-type="float" office:value="3.79462">
                <text:p>3.794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88">
                <text:p>0.188</text:p>
              </table:table-cell>
              <table:table-cell office:value-type="float" office:value="3.80185">
                <text:p>3.801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8625">
                <text:p>0.18625</text:p>
              </table:table-cell>
              <table:table-cell office:value-type="float" office:value="3.80535">
                <text:p>3.805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845">
                <text:p>0.1845</text:p>
              </table:table-cell>
              <table:table-cell office:value-type="float" office:value="3.80889">
                <text:p>3.80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8275">
                <text:p>0.18275</text:p>
              </table:table-cell>
              <table:table-cell office:value-type="float" office:value="3.81241">
                <text:p>3.812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81">
                <text:p>0.181</text:p>
              </table:table-cell>
              <table:table-cell office:value-type="float" office:value="3.81583">
                <text:p>3.815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7925">
                <text:p>0.17925</text:p>
              </table:table-cell>
              <table:table-cell office:value-type="float" office:value="3.81927">
                <text:p>3.819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775">
                <text:p>0.1775</text:p>
              </table:table-cell>
              <table:table-cell office:value-type="float" office:value="3.82258">
                <text:p>3.822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575">
                <text:p>0.17575</text:p>
              </table:table-cell>
              <table:table-cell office:value-type="float" office:value="3.82589">
                <text:p>3.825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74">
                <text:p>0.174</text:p>
              </table:table-cell>
              <table:table-cell office:value-type="float" office:value="3.82922">
                <text:p>3.829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7225">
                <text:p>0.17225</text:p>
              </table:table-cell>
              <table:table-cell office:value-type="float" office:value="3.83252">
                <text:p>3.832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705">
                <text:p>0.1705</text:p>
              </table:table-cell>
              <table:table-cell office:value-type="float" office:value="3.83587">
                <text:p>3.835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6875">
                <text:p>0.16875</text:p>
              </table:table-cell>
              <table:table-cell office:value-type="float" office:value="3.83908">
                <text:p>3.839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67">
                <text:p>0.167</text:p>
              </table:table-cell>
              <table:table-cell office:value-type="float" office:value="3.8423">
                <text:p>3.84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6525">
                <text:p>0.16525</text:p>
              </table:table-cell>
              <table:table-cell office:value-type="float" office:value="3.84555">
                <text:p>3.845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635">
                <text:p>0.1635</text:p>
              </table:table-cell>
              <table:table-cell office:value-type="float" office:value="3.84858">
                <text:p>3.848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6175">
                <text:p>0.16175</text:p>
              </table:table-cell>
              <table:table-cell office:value-type="float" office:value="3.8516">
                <text:p>3.85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6">
                <text:p>0.16</text:p>
              </table:table-cell>
              <table:table-cell office:value-type="float" office:value="3.85473">
                <text:p>3.854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5825">
                <text:p>0.15825</text:p>
              </table:table-cell>
              <table:table-cell office:value-type="float" office:value="3.85776">
                <text:p>3.857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565">
                <text:p>0.1565</text:p>
              </table:table-cell>
              <table:table-cell office:value-type="float" office:value="3.8608">
                <text:p>3.860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475">
                <text:p>0.15475</text:p>
              </table:table-cell>
              <table:table-cell office:value-type="float" office:value="3.86365">
                <text:p>3.863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3">
                <text:p>0.153</text:p>
              </table:table-cell>
              <table:table-cell office:value-type="float" office:value="3.86668">
                <text:p>3.866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125">
                <text:p>0.15125</text:p>
              </table:table-cell>
              <table:table-cell office:value-type="float" office:value="3.86953">
                <text:p>3.869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495">
                <text:p>0.1495</text:p>
              </table:table-cell>
              <table:table-cell office:value-type="float" office:value="3.87236">
                <text:p>3.87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4775">
                <text:p>0.14775</text:p>
              </table:table-cell>
              <table:table-cell office:value-type="float" office:value="3.87509">
                <text:p>3.875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46">
                <text:p>0.146</text:p>
              </table:table-cell>
              <table:table-cell office:value-type="float" office:value="3.87794">
                <text:p>3.877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4425">
                <text:p>0.14425</text:p>
              </table:table-cell>
              <table:table-cell office:value-type="float" office:value="3.88078">
                <text:p>3.880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425">
                <text:p>0.1425</text:p>
              </table:table-cell>
              <table:table-cell office:value-type="float" office:value="3.88343">
                <text:p>3.883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4075">
                <text:p>0.14075</text:p>
              </table:table-cell>
              <table:table-cell office:value-type="float" office:value="3.88625">
                <text:p>3.88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39">
                <text:p>0.139</text:p>
              </table:table-cell>
              <table:table-cell office:value-type="float" office:value="3.88891">
                <text:p>3.888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3725">
                <text:p>0.13725</text:p>
              </table:table-cell>
              <table:table-cell office:value-type="float" office:value="3.89157">
                <text:p>3.891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355">
                <text:p>0.1355</text:p>
              </table:table-cell>
              <table:table-cell office:value-type="float" office:value="3.89423">
                <text:p>3.894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3375">
                <text:p>0.13375</text:p>
              </table:table-cell>
              <table:table-cell office:value-type="float" office:value="3.89679">
                <text:p>3.896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32">
                <text:p>0.132</text:p>
              </table:table-cell>
              <table:table-cell office:value-type="float" office:value="3.89925">
                <text:p>3.899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3025">
                <text:p>0.13025</text:p>
              </table:table-cell>
              <table:table-cell office:value-type="float" office:value="3.9017">
                <text:p>3.90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285">
                <text:p>0.1285</text:p>
              </table:table-cell>
              <table:table-cell office:value-type="float" office:value="3.90416">
                <text:p>3.904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2675">
                <text:p>0.12675</text:p>
              </table:table-cell>
              <table:table-cell office:value-type="float" office:value="3.90663">
                <text:p>3.906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25">
                <text:p>0.125</text:p>
              </table:table-cell>
              <table:table-cell office:value-type="float" office:value="3.90908">
                <text:p>3.90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2325">
                <text:p>0.12325</text:p>
              </table:table-cell>
              <table:table-cell office:value-type="float" office:value="3.91143">
                <text:p>3.911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215">
                <text:p>0.1215</text:p>
              </table:table-cell>
              <table:table-cell office:value-type="float" office:value="3.9138">
                <text:p>3.91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1975">
                <text:p>0.11975</text:p>
              </table:table-cell>
              <table:table-cell office:value-type="float" office:value="3.91607">
                <text:p>3.916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18">
                <text:p>0.118</text:p>
              </table:table-cell>
              <table:table-cell office:value-type="float" office:value="3.91835">
                <text:p>3.918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1625">
                <text:p>0.11625</text:p>
              </table:table-cell>
              <table:table-cell office:value-type="float" office:value="3.92053">
                <text:p>3.920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145">
                <text:p>0.1145</text:p>
              </table:table-cell>
              <table:table-cell office:value-type="float" office:value="3.92281">
                <text:p>3.922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1275">
                <text:p>0.11275</text:p>
              </table:table-cell>
              <table:table-cell office:value-type="float" office:value="3.92488">
                <text:p>3.924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11">
                <text:p>0.111</text:p>
              </table:table-cell>
              <table:table-cell office:value-type="float" office:value="3.92715">
                <text:p>3.927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0925">
                <text:p>0.10925</text:p>
              </table:table-cell>
              <table:table-cell office:value-type="float" office:value="3.92923">
                <text:p>3.929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075">
                <text:p>0.1075</text:p>
              </table:table-cell>
              <table:table-cell office:value-type="float" office:value="3.9313">
                <text:p>3.93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0575">
                <text:p>0.10575</text:p>
              </table:table-cell>
              <table:table-cell office:value-type="float" office:value="3.93329">
                <text:p>3.933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4">
                <text:p>0.104</text:p>
              </table:table-cell>
              <table:table-cell office:value-type="float" office:value="3.93536">
                <text:p>3.935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0225">
                <text:p>0.10225</text:p>
              </table:table-cell>
              <table:table-cell office:value-type="float" office:value="3.93744">
                <text:p>3.937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005">
                <text:p>0.1005</text:p>
              </table:table-cell>
              <table:table-cell office:value-type="float" office:value="3.93934">
                <text:p>3.9393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9875">
                <text:p>0.09875</text:p>
              </table:table-cell>
              <table:table-cell office:value-type="float" office:value="3.94124">
                <text:p>3.941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97">
                <text:p>0.097</text:p>
              </table:table-cell>
              <table:table-cell office:value-type="float" office:value="3.94312">
                <text:p>3.943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9525">
                <text:p>0.09525</text:p>
              </table:table-cell>
              <table:table-cell office:value-type="float" office:value="3.94501">
                <text:p>3.945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935">
                <text:p>0.0935</text:p>
              </table:table-cell>
              <table:table-cell office:value-type="float" office:value="3.94679">
                <text:p>3.946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9175">
                <text:p>0.09175</text:p>
              </table:table-cell>
              <table:table-cell office:value-type="float" office:value="3.94859">
                <text:p>3.948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">
                <text:p>0.09</text:p>
              </table:table-cell>
              <table:table-cell office:value-type="float" office:value="3.95039">
                <text:p>3.950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825">
                <text:p>0.08825</text:p>
              </table:table-cell>
              <table:table-cell office:value-type="float" office:value="3.95208">
                <text:p>3.952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865">
                <text:p>0.0865</text:p>
              </table:table-cell>
              <table:table-cell office:value-type="float" office:value="3.95379">
                <text:p>3.953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8475">
                <text:p>0.08475</text:p>
              </table:table-cell>
              <table:table-cell office:value-type="float" office:value="3.95548">
                <text:p>3.955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83">
                <text:p>0.083</text:p>
              </table:table-cell>
              <table:table-cell office:value-type="float" office:value="3.95716">
                <text:p>3.957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8125">
                <text:p>0.08125</text:p>
              </table:table-cell>
              <table:table-cell office:value-type="float" office:value="3.95867">
                <text:p>3.958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795">
                <text:p>0.0795</text:p>
              </table:table-cell>
              <table:table-cell office:value-type="float" office:value="3.96028">
                <text:p>3.960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775">
                <text:p>0.07775</text:p>
              </table:table-cell>
              <table:table-cell office:value-type="float" office:value="3.96178">
                <text:p>3.961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6">
                <text:p>0.076</text:p>
              </table:table-cell>
              <table:table-cell office:value-type="float" office:value="3.96328">
                <text:p>3.963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425">
                <text:p>0.07425</text:p>
              </table:table-cell>
              <table:table-cell office:value-type="float" office:value="3.96469">
                <text:p>3.964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25">
                <text:p>0.0725</text:p>
              </table:table-cell>
              <table:table-cell office:value-type="float" office:value="3.9661">
                <text:p>3.96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075">
                <text:p>0.07075</text:p>
              </table:table-cell>
              <table:table-cell office:value-type="float" office:value="3.96752">
                <text:p>3.967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69">
                <text:p>0.069</text:p>
              </table:table-cell>
              <table:table-cell office:value-type="float" office:value="3.96892">
                <text:p>3.968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6725">
                <text:p>0.06725</text:p>
              </table:table-cell>
              <table:table-cell office:value-type="float" office:value="3.97024">
                <text:p>3.970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655">
                <text:p>0.0655</text:p>
              </table:table-cell>
              <table:table-cell office:value-type="float" office:value="3.97165">
                <text:p>3.971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6375">
                <text:p>0.06375</text:p>
              </table:table-cell>
              <table:table-cell office:value-type="float" office:value="3.97289">
                <text:p>3.972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62">
                <text:p>0.062</text:p>
              </table:table-cell>
              <table:table-cell office:value-type="float" office:value="3.97421">
                <text:p>3.974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025">
                <text:p>0.06025</text:p>
              </table:table-cell>
              <table:table-cell office:value-type="float" office:value="3.97552">
                <text:p>3.975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585">
                <text:p>0.0585</text:p>
              </table:table-cell>
              <table:table-cell office:value-type="float" office:value="3.97666">
                <text:p>3.976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5675">
                <text:p>0.05675</text:p>
              </table:table-cell>
              <table:table-cell office:value-type="float" office:value="3.97787">
                <text:p>3.977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55">
                <text:p>0.055</text:p>
              </table:table-cell>
              <table:table-cell office:value-type="float" office:value="3.979">
                <text:p>3.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